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0C9BB2D9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S Sans Serif" svg:font-family="'MS Sans Serif'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4.364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0.448cm"/>
    </style:style>
    <style:style style:name="co10" style:family="table-column">
      <style:table-column-properties fo:break-before="page" style:column-width="2.237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0.866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.09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4.223cm"/>
    </style:style>
    <style:style style:name="co19" style:family="table-column">
      <style:table-column-properties fo:break-before="auto" style:column-width="5.062cm"/>
    </style:style>
    <style:style style:name="co20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453cm" fo:break-before="page" style:use-optimal-row-height="true"/>
    </style:style>
    <style:style style:name="ta1" style:family="table" style:master-page-name="PageStyle_5f_Cours">
      <style:table-properties table:display="true" style:writing-mode="lr-tb"/>
    </style:style>
    <style:style style:name="ta2" style:family="table" style:master-page-name="PageStyle_5f_STATFONC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1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stroke-linejoin="miter" draw:fill="bitmap" draw:fill-color="#000000" draw:fill-image-name="Bitmape_20_1" draw:textarea-horizontal-align="justify" draw:textarea-vertical-align="middle" draw:auto-grow-height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gr2" style:family="graphic">
      <style:graphic-properties draw:visible-area-left="0cm" draw:visible-area-top="0cm" draw:visible-area-width="10.09cm" draw:visible-area-height="10.08cm" draw:ole-draw-aspect="1"/>
    </style:style>
    <style:style style:name="gr3" style:family="graphic">
      <style:graphic-properties draw:visible-area-left="0cm" draw:visible-area-top="0cm" draw:visible-area-width="7.067cm" draw:visible-area-height="3.243cm" draw:ole-draw-aspect="1"/>
    </style:style>
    <style:style style:name="gr4" style:family="graphic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true" fo:min-height="0.392cm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gr5" style:family="graphic">
      <style:graphic-properties draw:visible-area-left="0cm" draw:visible-area-top="0cm" draw:visible-area-width="6.962cm" draw:visible-area-height="1.727cm" draw:ole-draw-aspect="1"/>
    </style:style>
    <style:style style:name="gr6" style:family="graphic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gr7" style:family="graphic">
      <style:graphic-properties draw:visible-area-left="0cm" draw:visible-area-top="0cm" draw:visible-area-width="12.2cm" draw:visible-area-height="5.569cm" draw:ole-draw-aspect="1"/>
    </style:style>
    <style:style style:name="gr8" style:family="graphic">
      <style:graphic-properties draw:visible-area-left="0cm" draw:visible-area-top="0cm" draw:visible-area-width="9.774cm" draw:visible-area-height="7.789cm" draw:ole-draw-aspect="1"/>
    </style:style>
    <style:style style:name="gr9" style:family="graphic">
      <style:graphic-properties draw:visible-area-left="0cm" draw:visible-area-top="0cm" draw:visible-area-width="5.766cm" draw:visible-area-height="4.089cm" draw:ole-draw-aspect="1"/>
    </style:style>
    <style:style style:name="gr10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ou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4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4" table:default-cell-style-name="ce1"/>
        <table:table-column table:style-name="co13" table:number-columns-repeated="5" table:default-cell-style-name="ce1"/>
        <table:table-column table:style-name="co15" table:default-cell-style-name="ce1"/>
        <table:table-column table:style-name="co13" table:number-columns-repeated="3" table:default-cell-style-name="ce1"/>
        <table:table-column table:style-name="co5" table:default-cell-style-name="ce1"/>
        <table:table-column table:style-name="co16" table:default-cell-style-name="ce1"/>
        <table:table-column table:style-name="co11" table:number-columns-repeated="221" table:default-cell-style-name="ce1"/>
        <table:table-column table:style-name="co11" table:number-columns-repeated="767" table:default-cell-style-name="Default"/>
        <table:table-row table:style-name="ro1">
          <table:table-cell/>
          <table:table-cell>
            <draw:custom-shape table:end-cell-address="Cours.H2" table:end-x="0.141cm" table:end-y="0.32cm" draw:z-index="3" draw:name="Texte 38" draw:style-name="gr1" draw:text-style-name="P2" svg:width="15.357cm" svg:height="0.745cm" svg:x="0.001cm" svg:y="0.026cm">
              <text:p text:style-name="P1"><text:span text:style-name="T1">LOI DE WEIBULL <text:s text:c="13"/>MODELE CONTINU <text:s text:c="50"/>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frame table:end-cell-address="Cours.O22" table:end-x="1.201cm" table:end-y="0.159cm" draw:z-index="14" draw:name="Image 66" draw:style-name="gr2" svg:width="10.704cm" svg:height="9.564cm" svg:x="0.698cm" svg:y="0.079cm">
              <draw:object-ole draw:class-id="0003000B-0000-0000-c000-00000000004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"/>
          <table:table-cell office:value-type="string">
            <text:p>t</text:p>
          </table:table-cell>
          <table:table-cell table:formula="of:=[.B1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[.B1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[.B1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number-columns-repeated="988"/>
        </table:table-row>
        <table:table-row table:style-name="ro1">
          <table:table-cell table:number-columns-repeated="16"/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table:style-name="ce2" table:formula="of:=WEIBULL([.$R2];[.S$1];6;FALSE())" office:value-type="float" office:value="0">
            <text:p>Err :502</text:p>
          </table:table-cell>
          <table:table-cell table:style-name="ce2" table:formula="of:=WEIBULL([.$R2];[.T$1];6;FALSE())" office:value-type="float" office:value="0.158538237416786">
            <text:p>0,16</text:p>
          </table:table-cell>
          <table:table-cell table:style-name="ce2" table:formula="of:=WEIBULL([.$R2];[.U$1];6;FALSE())" office:value-type="float" office:value="0.0552801803091894">
            <text:p>0,06</text:p>
          </table:table-cell>
          <table:table-cell table:style-name="ce2" table:formula="of:=WEIBULL([.$R2];[.V$1];6;FALSE())" office:value-type="float" office:value="0.0166250520399577">
            <text:p>0,02</text:p>
          </table:table-cell>
          <table:table-cell table:style-name="ce2" table:formula="of:=WEIBULL([.$R2];[.W$1];6;FALSE())" office:value-type="float" office:value="0.00124984375976522">
            <text:p>0,00</text:p>
          </table:table-cell>
          <table:table-cell table:style-name="ce2" table:formula="of:=WEIBULL([.$R2];[.X$1];6;FALSE())" office:value-type="float" office:value="0.000326084132262765">
            <text:p>0,00</text:p>
          </table:table-cell>
          <table:table-cell table:style-name="ce2" table:formula="of:=WEIBULL([.$R2];[.Y$1];6;TRUE())" office:value-type="float" office:value="0">
            <text:p>Err :502</text:p>
          </table:table-cell>
          <table:table-cell table:style-name="ce2" table:formula="of:=WEIBULL([.$R2];[.Z$1];6;TRUE())" office:value-type="float" office:value="0.048770575499286">
            <text:p>0,05</text:p>
          </table:table-cell>
          <table:table-cell table:style-name="ce2" table:formula="of:=WEIBULL([.$R2];[.AA$1];6;TRUE())" office:value-type="float" office:value="0.0111180721616581">
            <text:p>0,01</text:p>
          </table:table-cell>
          <table:table-cell table:style-name="ce2" table:formula="of:=WEIBULL([.$R2];[.AB$1];6;TRUE())" office:value-type="float" office:value="0.00249687760253992">
            <text:p>0,00</text:p>
          </table:table-cell>
          <table:table-cell table:style-name="ce2" table:formula="of:=WEIBULL([.$R2];[.AC$1];6;TRUE())" office:value-type="float" office:value="0.000124992187825468">
            <text:p>0,00</text:p>
          </table:table-cell>
          <table:table-cell table:style-name="ce2" table:formula="of:=WEIBULL([.$R2];[.AD$1];6;TRUE())" office:value-type="float" office:value="0.0000279504590974255">
            <text:p>0,00</text:p>
          </table:table-cell>
          <table:table-cell table:style-name="ce2" table:formula="of:=([.S2]/(1-[.Y2]))" office:value-type="float" office:value="0">
            <text:p>Err :502</text:p>
          </table:table-cell>
          <table:table-cell table:style-name="ce2" table:formula="of:=([.T2]/(1-[.Z2]))" office:value-type="float" office:value="0.166666666666667">
            <text:p>0,17</text:p>
          </table:table-cell>
          <table:table-cell table:style-name="ce2" table:formula="of:=([.U2]/(1-[.AA2]))" office:value-type="float" office:value="0.0559016994374947">
            <text:p>0,06</text:p>
          </table:table-cell>
          <table:table-cell table:style-name="ce2" table:formula="of:=([.V2]/(1-[.AB2]))" office:value-type="float" office:value="0.0166666666666667">
            <text:p>0,02</text:p>
          </table:table-cell>
          <table:table-cell table:style-name="ce2" table:formula="of:=([.W2]/(1-[.AC2]))" office:value-type="float" office:value="0.00125">
            <text:p>0,00</text:p>
          </table:table-cell>
          <table:table-cell table:style-name="ce2" table:formula="of:=([.X2]/(1-[.AD2]))" office:value-type="float" office:value="0.000326093246718719">
            <text:p>0,00</text:p>
          </table:table-cell>
          <table:table-cell table:number-columns-repeated="988"/>
        </table:table-row>
        <table:table-row table:style-name="ro1">
          <table:table-cell table:number-columns-repeated="3"/>
          <table:table-cell>
            <draw:frame table:end-cell-address="Cours.H9" table:end-x="0.113cm" table:end-y="0.372cm" draw:z-index="10" draw:name="Image 62" draw:style-name="gr3" svg:width="6.412cm" svg:height="2.949cm" svg:x="1.728cm" svg:y="0.133cm">
              <draw:object-ole draw:class-id="0002CE02-0000-0000-c000-00000000004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  <table:table-cell table:style-name="Default" office:value-type="float" office:value="12">
            <text:p>12</text:p>
          </table:table-cell>
          <table:table-cell office:value-type="float" office:value="0.5">
            <text:p>0,5</text:p>
          </table:table-cell>
          <table:table-cell table:style-name="ce2" table:formula="of:=WEIBULL([.$R3];[.S$1];6;FALSE())" office:value-type="float" office:value="0">
            <text:p>Err :502</text:p>
          </table:table-cell>
          <table:table-cell table:style-name="ce2" table:formula="of:=WEIBULL([.$R3];[.T$1];6;FALSE())" office:value-type="float" office:value="0.153340735771554">
            <text:p>0,15</text:p>
          </table:table-cell>
          <table:table-cell table:style-name="ce2" table:formula="of:=WEIBULL([.$R3];[.U$1];6;FALSE())" office:value-type="float" office:value="0.0704533882620218">
            <text:p>0,07</text:p>
          </table:table-cell>
          <table:table-cell table:style-name="ce2" table:formula="of:=WEIBULL([.$R3];[.V$1];6;FALSE())" office:value-type="float" office:value="0.0275855447913977">
            <text:p>0,03</text:p>
          </table:table-cell>
          <table:table-cell table:style-name="ce2" table:formula="of:=WEIBULL([.$R3];[.W$1];6;FALSE())" office:value-type="float" office:value="0.0034702134156701">
            <text:p>0,00</text:p>
          </table:table-cell>
          <table:table-cell table:style-name="ce2" table:formula="of:=WEIBULL([.$R3];[.X$1];6;FALSE())" office:value-type="float" office:value="0.00116920624606424">
            <text:p>0,00</text:p>
          </table:table-cell>
          <table:table-cell table:style-name="ce2" table:formula="of:=WEIBULL([.$R3];[.Y$1];6;TRUE())" office:value-type="float" office:value="0">
            <text:p>Err :502</text:p>
          </table:table-cell>
          <table:table-cell table:style-name="ce2" table:formula="of:=WEIBULL([.$R3];[.Z$1];6;TRUE())" office:value-type="float" office:value="0.0799555853706767">
            <text:p>0,08</text:p>
          </table:table-cell>
          <table:table-cell table:style-name="ce2" table:formula="of:=WEIBULL([.$R3];[.AA$1];6;TRUE())" office:value-type="float" office:value="0.0237692157184124">
            <text:p>0,02</text:p>
          </table:table-cell>
          <table:table-cell table:style-name="ce2" table:formula="of:=WEIBULL([.$R3];[.AB$1];6;TRUE())" office:value-type="float" office:value="0.00692038750968393">
            <text:p>0,01</text:p>
          </table:table-cell>
          <table:table-cell table:style-name="ce2" table:formula="of:=WEIBULL([.$R3];[.AC$1];6;TRUE())" office:value-type="float" office:value="0.000578536287011766">
            <text:p>0,00</text:p>
          </table:table-cell>
          <table:table-cell table:style-name="ce2" table:formula="of:=WEIBULL([.$R3];[.AD$1];6;TRUE())" office:value-type="float" office:value="0.000167043416251844">
            <text:p>0,00</text:p>
          </table:table-cell>
          <table:table-cell table:style-name="ce2" table:formula="of:=([.S3]/(1-[.Y3]))" office:value-type="float" office:value="0">
            <text:p>Err :502</text:p>
          </table:table-cell>
          <table:table-cell table:style-name="ce2" table:formula="of:=([.T3]/(1-[.Z3]))" office:value-type="float" office:value="0.166666666666667">
            <text:p>0,17</text:p>
          </table:table-cell>
          <table:table-cell table:style-name="ce2" table:formula="of:=([.U3]/(1-[.AA3]))" office:value-type="float" office:value="0.0721687836487032">
            <text:p>0,07</text:p>
          </table:table-cell>
          <table:table-cell table:style-name="ce2" table:formula="of:=([.V3]/(1-[.AB3]))" office:value-type="float" office:value="0.0277777777777778">
            <text:p>0,03</text:p>
          </table:table-cell>
          <table:table-cell table:style-name="ce2" table:formula="of:=([.W3]/(1-[.AC3]))" office:value-type="float" office:value="0.00347222222222222">
            <text:p>0,00</text:p>
          </table:table-cell>
          <table:table-cell table:style-name="ce2" table:formula="of:=([.X3]/(1-[.AD3]))" office:value-type="float" office:value="0.00116940158690028">
            <text:p>0,00</text:p>
          </table:table-cell>
          <table:table-cell table:number-columns-repeated="988"/>
        </table:table-row>
        <table:table-row table:style-name="ro1">
          <table:table-cell/>
          <table:table-cell>
            <draw:custom-shape table:end-cell-address="Cours.B5" table:end-x="2.959cm" table:end-y="0.239cm" draw:z-index="0" draw:name="Texte 7" draw:style-name="gr4" draw:text-style-name="P2" svg:width="2.624cm" svg:height="0.531cm" svg:x="0.335cm" svg:y="0.16cm">
              <text:p text:style-name="P1"><text:span text:style-name="T2">PARAMETR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  <table:table-cell table:style-name="Default" office:value-type="float" office:value="2">
            <text:p>2</text:p>
          </table:table-cell>
          <table:table-cell office:value-type="float" office:value="0.7">
            <text:p>0,7</text:p>
          </table:table-cell>
          <table:table-cell table:style-name="ce2" table:formula="of:=WEIBULL([.$R4];[.S$1];6;FALSE())" office:value-type="float" office:value="0">
            <text:p>Err :502</text:p>
          </table:table-cell>
          <table:table-cell table:style-name="ce2" table:formula="of:=WEIBULL([.$R4];[.T$1];6;FALSE())" office:value-type="float" office:value="0.148313628498004">
            <text:p>0,15</text:p>
          </table:table-cell>
          <table:table-cell table:style-name="ce2" table:formula="of:=WEIBULL([.$R4];[.U$1];6;FALSE())" office:value-type="float" office:value="0.0820553860014566">
            <text:p>0,08</text:p>
          </table:table-cell>
          <table:table-cell table:style-name="ce2" table:formula="of:=WEIBULL([.$R4];[.V$1];6;FALSE())" office:value-type="float" office:value="0.0383631539362117">
            <text:p>0,04</text:p>
          </table:table-cell>
          <table:table-cell table:style-name="ce2" table:formula="of:=WEIBULL([.$R4];[.W$1];6;FALSE())" office:value-type="float" office:value="0.00679475716138508">
            <text:p>0,01</text:p>
          </table:table-cell>
          <table:table-cell table:style-name="ce2" table:formula="of:=WEIBULL([.$R4];[.X$1];6;FALSE())" office:value-type="float" office:value="0.00271049250006836">
            <text:p>0,00</text:p>
          </table:table-cell>
          <table:table-cell table:style-name="ce2" table:formula="of:=WEIBULL([.$R4];[.Y$1];6;TRUE())" office:value-type="float" office:value="0">
            <text:p>Err :502</text:p>
          </table:table-cell>
          <table:table-cell table:style-name="ce2" table:formula="of:=WEIBULL([.$R4];[.Z$1];6;TRUE())" office:value-type="float" office:value="0.110118229011976">
            <text:p>0,11</text:p>
          </table:table-cell>
          <table:table-cell table:style-name="ce2" table:formula="of:=WEIBULL([.$R4];[.AA$1];6;TRUE())" office:value-type="float" office:value="0.0390657137843012">
            <text:p>0,04</text:p>
          </table:table-cell>
          <table:table-cell table:style-name="ce2" table:formula="of:=WEIBULL([.$R4];[.AB$1];6;TRUE())" office:value-type="float" office:value="0.0135188987831287">
            <text:p>0,01</text:p>
          </table:table-cell>
          <table:table-cell table:style-name="ce2" table:formula="of:=WEIBULL([.$R4];[.AC$1];6;TRUE())" office:value-type="float" office:value="0.00158670281688711">
            <text:p>0,00</text:p>
          </table:table-cell>
          <table:table-cell table:style-name="ce2" table:formula="of:=WEIBULL([.$R4];[.AD$1];6;TRUE())" office:value-type="float" office:value="0.000542245541707342">
            <text:p>0,00</text:p>
          </table:table-cell>
          <table:table-cell table:style-name="ce2" table:formula="of:=([.S4]/(1-[.Y4]))" office:value-type="float" office:value="0">
            <text:p>Err :502</text:p>
          </table:table-cell>
          <table:table-cell table:style-name="ce2" table:formula="of:=([.T4]/(1-[.Z4]))" office:value-type="float" office:value="0.166666666666667">
            <text:p>0,17</text:p>
          </table:table-cell>
          <table:table-cell table:style-name="ce2" table:formula="of:=([.U4]/(1-[.AA4]))" office:value-type="float" office:value="0.0853912563829966">
            <text:p>0,09</text:p>
          </table:table-cell>
          <table:table-cell table:style-name="ce2" table:formula="of:=([.V4]/(1-[.AB4]))" office:value-type="float" office:value="0.0388888888888889">
            <text:p>0,04</text:p>
          </table:table-cell>
          <table:table-cell table:style-name="ce2" table:formula="of:=([.W4]/(1-[.AC4]))" office:value-type="float" office:value="0.00680555555555556">
            <text:p>0,01</text:p>
          </table:table-cell>
          <table:table-cell table:style-name="ce2" table:formula="of:=([.X4]/(1-[.AD4]))" office:value-type="float" office:value="0.00271196304994147">
            <text:p>0,00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 office:value-type="float" office:value="1">
            <text:p>1</text:p>
          </table:table-cell>
          <table:table-cell office:value-type="float" office:value="0.9">
            <text:p>0,9</text:p>
          </table:table-cell>
          <table:table-cell table:style-name="ce2" table:formula="of:=WEIBULL([.$R5];[.S$1];6;FALSE())" office:value-type="float" office:value="0">
            <text:p>Err :502</text:p>
          </table:table-cell>
          <table:table-cell table:style-name="ce2" table:formula="of:=WEIBULL([.$R5];[.T$1];6;FALSE())" office:value-type="float" office:value="0.143451329404176">
            <text:p>0,14</text:p>
          </table:table-cell>
          <table:table-cell table:style-name="ce2" table:formula="of:=WEIBULL([.$R5];[.U$1];6;FALSE())" office:value-type="float" office:value="0.0913598565026503">
            <text:p>0,09</text:p>
          </table:table-cell>
          <table:table-cell table:style-name="ce2" table:formula="of:=WEIBULL([.$R5];[.V$1];6;FALSE())" office:value-type="float" office:value="0.0488875618596668">
            <text:p>0,05</text:p>
          </table:table-cell>
          <table:table-cell table:style-name="ce2" table:formula="of:=WEIBULL([.$R5];[.W$1];6;FALSE())" office:value-type="float" office:value="0.0112120952502451">
            <text:p>0,01</text:p>
          </table:table-cell>
          <table:table-cell table:style-name="ce2" table:formula="of:=WEIBULL([.$R5];[.X$1];6;FALSE())" office:value-type="float" office:value="0.00507665045139503">
            <text:p>0,01</text:p>
          </table:table-cell>
          <table:table-cell table:style-name="ce2" table:formula="of:=WEIBULL([.$R5];[.Y$1];6;TRUE())" office:value-type="float" office:value="0">
            <text:p>Err :502</text:p>
          </table:table-cell>
          <table:table-cell table:style-name="ce2" table:formula="of:=WEIBULL([.$R5];[.Z$1];6;TRUE())" office:value-type="float" office:value="0.139292023574942">
            <text:p>0,14</text:p>
          </table:table-cell>
          <table:table-cell table:style-name="ce2" table:formula="of:=WEIBULL([.$R5];[.AA$1];6;TRUE())" office:value-type="float" office:value="0.0564394593422288">
            <text:p>0,06</text:p>
          </table:table-cell>
          <table:table-cell table:style-name="ce2" table:formula="of:=WEIBULL([.$R5];[.AB$1];6;TRUE())" office:value-type="float" office:value="0.0222487628066637">
            <text:p>0,02</text:p>
          </table:table-cell>
          <table:table-cell table:style-name="ce2" table:formula="of:=WEIBULL([.$R5];[.AC$1];6;TRUE())" office:value-type="float" office:value="0.00336931108932415">
            <text:p>0,00</text:p>
          </table:table-cell>
          <table:table-cell table:style-name="ce2" table:formula="of:=WEIBULL([.$R5];[.AD$1];6;TRUE())" office:value-type="float" office:value="0.00130627795457461">
            <text:p>0,00</text:p>
          </table:table-cell>
          <table:table-cell table:style-name="ce2" table:formula="of:=([.S5]/(1-[.Y5]))" office:value-type="float" office:value="0">
            <text:p>Err :502</text:p>
          </table:table-cell>
          <table:table-cell table:style-name="ce2" table:formula="of:=([.T5]/(1-[.Z5]))" office:value-type="float" office:value="0.166666666666667">
            <text:p>0,17</text:p>
          </table:table-cell>
          <table:table-cell table:style-name="ce2" table:formula="of:=([.U5]/(1-[.AA5]))" office:value-type="float" office:value="0.0968245836551854">
            <text:p>0,10</text:p>
          </table:table-cell>
          <table:table-cell table:style-name="ce2" table:formula="of:=([.V5]/(1-[.AB5]))" office:value-type="float" office:value="0.05">
            <text:p>0,05</text:p>
          </table:table-cell>
          <table:table-cell table:style-name="ce2" table:formula="of:=([.W5]/(1-[.AC5]))" office:value-type="float" office:value="0.01125">
            <text:p>0,01</text:p>
          </table:table-cell>
          <table:table-cell table:style-name="ce2" table:formula="of:=([.X5]/(1-[.AD5]))" office:value-type="float" office:value="0.00508329064189724">
            <text:p>0,01</text:p>
          </table:table-cell>
          <table:table-cell table:number-columns-repeated="988"/>
        </table:table-row>
        <table:table-row table:style-name="ro1">
          <table:table-cell/>
          <table:table-cell>
            <draw:frame table:end-cell-address="Cours.D9" table:end-x="0.56cm" table:end-y="0.452cm" draw:z-index="4" draw:name="Image 54" draw:style-name="gr5" svg:width="7.387cm" svg:height="1.648cm" svg:x="0.363cm" svg:y="0.159cm">
              <draw:object-ole draw:class-id="0002CE02-0000-0000-c000-0000000000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 table:style-name="Default" office:value-type="float" office:value="1.5">
            <text:p>1,5</text:p>
          </table:table-cell>
          <table:table-cell office:value-type="float" office:value="1.1">
            <text:p>1,1</text:p>
          </table:table-cell>
          <table:table-cell table:style-name="ce2" table:formula="of:=WEIBULL([.$R6];[.S$1];6;FALSE())" office:value-type="float" office:value="0">
            <text:p>Err :502</text:p>
          </table:table-cell>
          <table:table-cell table:style-name="ce2" table:formula="of:=WEIBULL([.$R6];[.T$1];6;FALSE())" office:value-type="float" office:value="0.138748435435267">
            <text:p>0,14</text:p>
          </table:table-cell>
          <table:table-cell table:style-name="ce2" table:formula="of:=WEIBULL([.$R6];[.U$1];6;FALSE())" office:value-type="float" office:value="0.0989621673991297">
            <text:p>0,10</text:p>
          </table:table-cell>
          <table:table-cell table:style-name="ce2" table:formula="of:=WEIBULL([.$R6];[.V$1];6;FALSE())" office:value-type="float" office:value="0.0590912340733589">
            <text:p>0,06</text:p>
          </table:table-cell>
          <table:table-cell table:style-name="ce2" table:formula="of:=WEIBULL([.$R6];[.W$1];6;FALSE())" office:value-type="float" office:value="0.0167023175048086">
            <text:p>0,02</text:p>
          </table:table-cell>
          <table:table-cell table:style-name="ce2" table:formula="of:=WEIBULL([.$R6];[.X$1];6;FALSE())" office:value-type="float" office:value="0.00837287344170388">
            <text:p>0,01</text:p>
          </table:table-cell>
          <table:table-cell table:style-name="ce2" table:formula="of:=WEIBULL([.$R6];[.Y$1];6;TRUE())" office:value-type="float" office:value="0">
            <text:p>Err :502</text:p>
          </table:table-cell>
          <table:table-cell table:style-name="ce2" table:formula="of:=WEIBULL([.$R6];[.Z$1];6;TRUE())" office:value-type="float" office:value="0.167509387388397">
            <text:p>0,17</text:p>
          </table:table-cell>
          <table:table-cell table:style-name="ce2" table:formula="of:=WEIBULL([.$R6];[.AA$1];6;TRUE())" office:value-type="float" office:value="0.0754966860140993">
            <text:p>0,08</text:p>
          </table:table-cell>
          <table:table-cell table:style-name="ce2" table:formula="of:=WEIBULL([.$R6];[.AB$1];6;TRUE())" office:value-type="float" office:value="0.0330525333450358">
            <text:p>0,03</text:p>
          </table:table-cell>
          <table:table-cell table:style-name="ce2" table:formula="of:=WEIBULL([.$R6];[.AC$1];6;TRUE())" office:value-type="float" office:value="0.00614309062295793">
            <text:p>0,01</text:p>
          </table:table-cell>
          <table:table-cell table:style-name="ce2" table:formula="of:=WEIBULL([.$R6];[.AD$1];6;TRUE())" office:value-type="float" office:value="0.00263494904155503">
            <text:p>0,00</text:p>
          </table:table-cell>
          <table:table-cell table:style-name="ce2" table:formula="of:=([.S6]/(1-[.Y6]))" office:value-type="float" office:value="0">
            <text:p>Err :502</text:p>
          </table:table-cell>
          <table:table-cell table:style-name="ce2" table:formula="of:=([.T6]/(1-[.Z6]))" office:value-type="float" office:value="0.166666666666667">
            <text:p>0,17</text:p>
          </table:table-cell>
          <table:table-cell table:style-name="ce2" table:formula="of:=([.U6]/(1-[.AA6]))" office:value-type="float" office:value="0.107043604822209">
            <text:p>0,11</text:p>
          </table:table-cell>
          <table:table-cell table:style-name="ce2" table:formula="of:=([.V6]/(1-[.AB6]))" office:value-type="float" office:value="0.0611111111111111">
            <text:p>0,06</text:p>
          </table:table-cell>
          <table:table-cell table:style-name="ce2" table:formula="of:=([.W6]/(1-[.AC6]))" office:value-type="float" office:value="0.0168055555555556">
            <text:p>0,02</text:p>
          </table:table-cell>
          <table:table-cell table:style-name="ce2" table:formula="of:=([.X6]/(1-[.AD6]))" office:value-type="float" office:value="0.00839499382263068">
            <text:p>0,01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/>
          <table:table-cell office:value-type="float" office:value="1.3">
            <text:p>1,3</text:p>
          </table:table-cell>
          <table:table-cell table:style-name="ce2" table:formula="of:=WEIBULL([.$R7];[.S$1];6;FALSE())" office:value-type="float" office:value="0">
            <text:p>Err :502</text:p>
          </table:table-cell>
          <table:table-cell table:style-name="ce2" table:formula="of:=WEIBULL([.$R7];[.T$1];6;FALSE())" office:value-type="float" office:value="0.134199720669678">
            <text:p>0,13</text:p>
          </table:table-cell>
          <table:table-cell table:style-name="ce2" table:formula="of:=WEIBULL([.$R7];[.U$1];6;FALSE())" office:value-type="float" office:value="0.105204962444992">
            <text:p>0,11</text:p>
          </table:table-cell>
          <table:table-cell table:style-name="ce2" table:formula="of:=WEIBULL([.$R7];[.V$1];6;FALSE())" office:value-type="float" office:value="0.0689101402829795">
            <text:p>0,07</text:p>
          </table:table-cell>
          <table:table-cell table:style-name="ce2" table:formula="of:=WEIBULL([.$R7];[.W$1];6;FALSE())" office:value-type="float" office:value="0.0232346893517026">
            <text:p>0,02</text:p>
          </table:table-cell>
          <table:table-cell table:style-name="ce2" table:formula="of:=WEIBULL([.$R7];[.X$1];6;FALSE())" office:value-type="float" office:value="0.0126864727192129">
            <text:p>0,01</text:p>
          </table:table-cell>
          <table:table-cell table:style-name="ce2" table:formula="of:=WEIBULL([.$R7];[.Y$1];6;TRUE())" office:value-type="float" office:value="0">
            <text:p>Err :502</text:p>
          </table:table-cell>
          <table:table-cell table:style-name="ce2" table:formula="of:=WEIBULL([.$R7];[.Z$1];6;TRUE())" office:value-type="float" office:value="0.194801675981929">
            <text:p>0,19</text:p>
          </table:table-cell>
          <table:table-cell table:style-name="ce2" table:formula="of:=WEIBULL([.$R7];[.AA$1];6;TRUE())" office:value-type="float" office:value="0.0959339388445746">
            <text:p>0,10</text:p>
          </table:table-cell>
          <table:table-cell table:style-name="ce2" table:formula="of:=WEIBULL([.$R7];[.AB$1];6;TRUE())" office:value-type="float" office:value="0.0458595960818228">
            <text:p>0,05</text:p>
          </table:table-cell>
          <table:table-cell table:style-name="ce2" table:formula="of:=WEIBULL([.$R7];[.AC$1];6;TRUE())" office:value-type="float" office:value="0.0101197435961017">
            <text:p>0,01</text:p>
          </table:table-cell>
          <table:table-cell table:style-name="ce2" table:formula="of:=WEIBULL([.$R7];[.AD$1];6;TRUE())" office:value-type="float" office:value="0.00472329078041378">
            <text:p>0,00</text:p>
          </table:table-cell>
          <table:table-cell table:style-name="ce2" table:formula="of:=([.S7]/(1-[.Y7]))" office:value-type="float" office:value="0">
            <text:p>Err :502</text:p>
          </table:table-cell>
          <table:table-cell table:style-name="ce2" table:formula="of:=([.T7]/(1-[.Z7]))" office:value-type="float" office:value="0.166666666666667">
            <text:p>0,17</text:p>
          </table:table-cell>
          <table:table-cell table:style-name="ce2" table:formula="of:=([.U7]/(1-[.AA7]))" office:value-type="float" office:value="0.116368667031408">
            <text:p>0,12</text:p>
          </table:table-cell>
          <table:table-cell table:style-name="ce2" table:formula="of:=([.V7]/(1-[.AB7]))" office:value-type="float" office:value="0.0722222222222222">
            <text:p>0,07</text:p>
          </table:table-cell>
          <table:table-cell table:style-name="ce2" table:formula="of:=([.W7]/(1-[.AC7]))" office:value-type="float" office:value="0.0234722222222222">
            <text:p>0,02</text:p>
          </table:table-cell>
          <table:table-cell table:style-name="ce2" table:formula="of:=([.X7]/(1-[.AD7]))" office:value-type="float" office:value="0.01274667899057">
            <text:p>0,01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 office:value-type="string">
            <text:p>Beta</text:p>
          </table:table-cell>
          <table:table-cell office:value-type="float" office:value="1.5">
            <text:p>1,5</text:p>
          </table:table-cell>
          <table:table-cell table:style-name="ce2" table:formula="of:=WEIBULL([.$R8];[.S$1];6;FALSE())" office:value-type="float" office:value="0">
            <text:p>Err :502</text:p>
          </table:table-cell>
          <table:table-cell table:style-name="ce2" table:formula="of:=WEIBULL([.$R8];[.T$1];6;FALSE())" office:value-type="float" office:value="0.129800130511901">
            <text:p>0,13</text:p>
          </table:table-cell>
          <table:table-cell table:style-name="ce2" table:formula="of:=WEIBULL([.$R8];[.U$1];6;FALSE())" office:value-type="float" office:value="0.110312112823074">
            <text:p>0,11</text:p>
          </table:table-cell>
          <table:table-cell table:style-name="ce2" table:formula="of:=WEIBULL([.$R8];[.V$1];6;FALSE())" office:value-type="float" office:value="0.078284421901123">
            <text:p>0,08</text:p>
          </table:table-cell>
          <table:table-cell table:style-name="ce2" table:formula="of:=WEIBULL([.$R8];[.W$1];6;FALSE())" office:value-type="float" office:value="0.030765513656419">
            <text:p>0,03</text:p>
          </table:table-cell>
          <table:table-cell table:style-name="ce2" table:formula="of:=WEIBULL([.$R8];[.X$1];6;FALSE())" office:value-type="float" office:value="0.0180873061662024">
            <text:p>0,02</text:p>
          </table:table-cell>
          <table:table-cell table:style-name="ce2" table:formula="of:=WEIBULL([.$R8];[.Y$1];6;TRUE())" office:value-type="float" office:value="0">
            <text:p>Err :502</text:p>
          </table:table-cell>
          <table:table-cell table:style-name="ce2" table:formula="of:=WEIBULL([.$R8];[.Z$1];6;TRUE())" office:value-type="float" office:value="0.221199216928595">
            <text:p>0,22</text:p>
          </table:table-cell>
          <table:table-cell table:style-name="ce2" table:formula="of:=WEIBULL([.$R8];[.AA$1];6;TRUE())" office:value-type="float" office:value="0.117503097415405">
            <text:p>0,12</text:p>
          </table:table-cell>
          <table:table-cell table:style-name="ce2" table:formula="of:=WEIBULL([.$R8];[.AB$1];6;TRUE())" office:value-type="float" office:value="0.0605869371865242">
            <text:p>0,06</text:p>
          </table:table-cell>
          <table:table-cell table:style-name="ce2" table:formula="of:=WEIBULL([.$R8];[.AC$1];6;TRUE())" office:value-type="float" office:value="0.0155035629945915">
            <text:p>0,02</text:p>
          </table:table-cell>
          <table:table-cell table:style-name="ce2" table:formula="of:=WEIBULL([.$R8];[.AD$1];6;TRUE())" office:value-type="float" office:value="0.00778206173975649">
            <text:p>0,01</text:p>
          </table:table-cell>
          <table:table-cell table:style-name="ce2" table:formula="of:=([.S8]/(1-[.Y8]))" office:value-type="float" office:value="0">
            <text:p>Err :502</text:p>
          </table:table-cell>
          <table:table-cell table:style-name="ce2" table:formula="of:=([.T8]/(1-[.Z8]))" office:value-type="float" office:value="0.166666666666667">
            <text:p>0,17</text:p>
          </table:table-cell>
          <table:table-cell table:style-name="ce2" table:formula="of:=([.U8]/(1-[.AA8]))" office:value-type="float" office:value="0.125">
            <text:p>0,13</text:p>
          </table:table-cell>
          <table:table-cell table:style-name="ce2" table:formula="of:=([.V8]/(1-[.AB8]))" office:value-type="float" office:value="0.0833333333333333">
            <text:p>0,08</text:p>
          </table:table-cell>
          <table:table-cell table:style-name="ce2" table:formula="of:=([.W8]/(1-[.AC8]))" office:value-type="float" office:value="0.03125">
            <text:p>0,03</text:p>
          </table:table-cell>
          <table:table-cell table:style-name="ce2" table:formula="of:=([.X8]/(1-[.AD8]))" office:value-type="float" office:value="0.0182291666666667">
            <text:p>0,02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 office:value-type="float" office:value="0.5">
            <text:p>0,5</text:p>
          </table:table-cell>
          <table:table-cell office:value-type="float" office:value="1.7">
            <text:p>1,7</text:p>
          </table:table-cell>
          <table:table-cell table:style-name="ce2" table:formula="of:=WEIBULL([.$R9];[.S$1];6;FALSE())" office:value-type="float" office:value="0">
            <text:p>Err :502</text:p>
          </table:table-cell>
          <table:table-cell table:style-name="ce2" table:formula="of:=WEIBULL([.$R9];[.T$1];6;FALSE())" office:value-type="float" office:value="0.125544776075776">
            <text:p>0,13</text:p>
          </table:table-cell>
          <table:table-cell table:style-name="ce2" table:formula="of:=WEIBULL([.$R9];[.U$1];6;FALSE())" office:value-type="float" office:value="0.114443313905491">
            <text:p>0,11</text:p>
          </table:table-cell>
          <table:table-cell table:style-name="ce2" table:formula="of:=WEIBULL([.$R9];[.V$1];6;FALSE())" office:value-type="float" office:value="0.0871589962968395">
            <text:p>0,09</text:p>
          </table:table-cell>
          <table:table-cell table:style-name="ce2" table:formula="of:=WEIBULL([.$R9];[.W$1];6;FALSE())" office:value-type="float" office:value="0.0392362196836846">
            <text:p>0,04</text:p>
          </table:table-cell>
          <table:table-cell table:style-name="ce2" table:formula="of:=WEIBULL([.$R9];[.X$1];6;FALSE())" office:value-type="float" office:value="0.0246265119686262">
            <text:p>0,02</text:p>
          </table:table-cell>
          <table:table-cell table:style-name="ce2" table:formula="of:=WEIBULL([.$R9];[.Y$1];6;TRUE())" office:value-type="float" office:value="0">
            <text:p>Err :502</text:p>
          </table:table-cell>
          <table:table-cell table:style-name="ce2" table:formula="of:=WEIBULL([.$R9];[.Z$1];6;TRUE())" office:value-type="float" office:value="0.246731343545343">
            <text:p>0,25</text:p>
          </table:table-cell>
          <table:table-cell table:style-name="ce2" table:formula="of:=WEIBULL([.$R9];[.AA$1];6;TRUE())" office:value-type="float" office:value="0.13999380256118">
            <text:p>0,14</text:p>
          </table:table-cell>
          <table:table-cell table:style-name="ce2" table:formula="of:=WEIBULL([.$R9];[.AB$1];6;TRUE())" office:value-type="float" office:value="0.0771400392099346">
            <text:p>0,08</text:p>
          </table:table-cell>
          <table:table-cell table:style-name="ce2" table:formula="of:=WEIBULL([.$R9];[.AC$1];6;TRUE())" office:value-type="float" office:value="0.0224886445587231">
            <text:p>0,02</text:p>
          </table:table-cell>
          <table:table-cell table:style-name="ce2" table:formula="of:=WEIBULL([.$R9];[.AD$1];6;TRUE())" office:value-type="float" office:value="0.0120341512955525">
            <text:p>0,01</text:p>
          </table:table-cell>
          <table:table-cell table:style-name="ce2" table:formula="of:=([.S9]/(1-[.Y9]))" office:value-type="float" office:value="0">
            <text:p>Err :502</text:p>
          </table:table-cell>
          <table:table-cell table:style-name="ce2" table:formula="of:=([.T9]/(1-[.Z9]))" office:value-type="float" office:value="0.166666666666667">
            <text:p>0,17</text:p>
          </table:table-cell>
          <table:table-cell table:style-name="ce2" table:formula="of:=([.U9]/(1-[.AA9]))" office:value-type="float" office:value="0.133072661855594">
            <text:p>0,13</text:p>
          </table:table-cell>
          <table:table-cell table:style-name="ce2" table:formula="of:=([.V9]/(1-[.AB9]))" office:value-type="float" office:value="0.0944444444444444">
            <text:p>0,09</text:p>
          </table:table-cell>
          <table:table-cell table:style-name="ce2" table:formula="of:=([.W9]/(1-[.AC9]))" office:value-type="float" office:value="0.0401388888888889">
            <text:p>0,04</text:p>
          </table:table-cell>
          <table:table-cell table:style-name="ce2" table:formula="of:=([.X9]/(1-[.AD9]))" office:value-type="float" office:value="0.0249264810123951">
            <text:p>0,02</text:p>
          </table:table-cell>
          <table:table-cell table:number-columns-repeated="988"/>
        </table:table-row>
        <table:table-row table:style-name="ro1">
          <table:table-cell table:number-columns-repeated="4"/>
          <table:table-cell>
            <draw:custom-shape table:end-cell-address="Cours.H18" table:end-x="0.503cm" table:end-y="0.212cm" draw:z-index="13" draw:name="Texte 65" draw:style-name="gr6" draw:text-style-name="P2" svg:width="4.015cm" svg:height="3.584cm" svg:x="0.168cm" svg:y="0.241cm">
              <text:p text:style-name="P1"><text:span text:style-name="T2">DETERMINATION DES PARAMETRES par <text:s/>un </text:span></text:p>
              <text:p text:style-name="P1"><text:span text:style-name="T2">AJUSTEMENT GRAPHIQUE selon le </text:span></text:p>
              <text:p text:style-name="P1"><text:span text:style-name="T2">PAPIER D'ALLAN PLATT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1"/>
          <table:table-cell table:style-name="Default" office:value-type="float" office:value="1">
            <text:p>1</text:p>
          </table:table-cell>
          <table:table-cell office:value-type="float" office:value="1.9">
            <text:p>1,9</text:p>
          </table:table-cell>
          <table:table-cell table:style-name="ce2" table:formula="of:=WEIBULL([.$R10];[.S$1];6;FALSE())" office:value-type="float" office:value="0">
            <text:p>Err :502</text:p>
          </table:table-cell>
          <table:table-cell table:style-name="ce2" table:formula="of:=WEIBULL([.$R10];[.T$1];6;FALSE())" office:value-type="float" office:value="0.121428928751899">
            <text:p>0,12</text:p>
          </table:table-cell>
          <table:table-cell table:style-name="ce2" table:formula="of:=WEIBULL([.$R10];[.U$1];6;FALSE())" office:value-type="float" office:value="0.117720107781729">
            <text:p>0,12</text:p>
          </table:table-cell>
          <table:table-cell table:style-name="ce2" table:formula="of:=WEIBULL([.$R10];[.V$1];6;FALSE())" office:value-type="float" office:value="0.0954840893059588">
            <text:p>0,10</text:p>
          </table:table-cell>
          <table:table-cell table:style-name="ce2" table:formula="of:=WEIBULL([.$R10];[.W$1];6;FALSE())" office:value-type="float" office:value="0.0485717605158426">
            <text:p>0,05</text:p>
          </table:table-cell>
          <table:table-cell table:style-name="ce2" table:formula="of:=WEIBULL([.$R10];[.X$1];6;FALSE())" office:value-type="float" office:value="0.0323341999594856">
            <text:p>0,03</text:p>
          </table:table-cell>
          <table:table-cell table:style-name="ce2" table:formula="of:=WEIBULL([.$R10];[.Y$1];6;TRUE())" office:value-type="float" office:value="0">
            <text:p>Err :502</text:p>
          </table:table-cell>
          <table:table-cell table:style-name="ce2" table:formula="of:=WEIBULL([.$R10];[.Z$1];6;TRUE())" office:value-type="float" office:value="0.271426427488607">
            <text:p>0,27</text:p>
          </table:table-cell>
          <table:table-cell table:style-name="ce2" table:formula="of:=WEIBULL([.$R10];[.AA$1];6;TRUE())" office:value-type="float" office:value="0.163223515189763">
            <text:p>0,16</text:p>
          </table:table-cell>
          <table:table-cell table:style-name="ce2" table:formula="of:=WEIBULL([.$R10];[.AB$1];6;TRUE())" office:value-type="float" office:value="0.0954138907856536">
            <text:p>0,10</text:p>
          </table:table-cell>
          <table:table-cell table:style-name="ce2" table:formula="of:=WEIBULL([.$R10];[.AC$1];6;TRUE())" office:value-type="float" office:value="0.0312557459444135">
            <text:p>0,03</text:p>
          </table:table-cell>
          <table:table-cell table:style-name="ce2" table:formula="of:=WEIBULL([.$R10];[.AD$1];6;TRUE())" office:value-type="float" office:value="0.0177106185684908">
            <text:p>0,02</text:p>
          </table:table-cell>
          <table:table-cell table:style-name="ce2" table:formula="of:=([.S10]/(1-[.Y10]))" office:value-type="float" office:value="0">
            <text:p>Err :502</text:p>
          </table:table-cell>
          <table:table-cell table:style-name="ce2" table:formula="of:=([.T10]/(1-[.Z10]))" office:value-type="float" office:value="0.166666666666667">
            <text:p>0,17</text:p>
          </table:table-cell>
          <table:table-cell table:style-name="ce2" table:formula="of:=([.U10]/(1-[.AA10]))" office:value-type="float" office:value="0.140682858467784">
            <text:p>0,14</text:p>
          </table:table-cell>
          <table:table-cell table:style-name="ce2" table:formula="of:=([.V10]/(1-[.AB10]))" office:value-type="float" office:value="0.105555555555556">
            <text:p>0,11</text:p>
          </table:table-cell>
          <table:table-cell table:style-name="ce2" table:formula="of:=([.W10]/(1-[.AC10]))" office:value-type="float" office:value="0.0501388888888889">
            <text:p>0,05</text:p>
          </table:table-cell>
          <table:table-cell table:style-name="ce2" table:formula="of:=([.X10]/(1-[.AD10]))" office:value-type="float" office:value="0.0329171836433418">
            <text:p>0,03</text:p>
          </table:table-cell>
          <table:table-cell table:number-columns-repeated="988"/>
        </table:table-row>
        <table:table-row table:style-name="ro1">
          <table:table-cell/>
          <table:table-cell>
            <draw:custom-shape table:end-cell-address="Cours.C13" table:end-x="0.117cm" table:end-y="0.133cm" draw:z-index="1" draw:name="Texte 9" draw:style-name="gr6" draw:text-style-name="P2" svg:width="3.35cm" svg:height="0.956cm" svg:x="0.335cm" svg:y="0.08cm">
              <text:p text:style-name="P1"><text:span text:style-name="T2">DENSITE</text:span></text:p>
              <text:p text:style-name="P1"><text:span text:style-name="T2"><text:s/></text:span><text:span text:style-name="T2">DE PROBABILITE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  <table:table-cell table:style-name="Default" office:value-type="float" office:value="1.5">
            <text:p>1,5</text:p>
          </table:table-cell>
          <table:table-cell office:value-type="float" office:value="2.1">
            <text:p>2,1</text:p>
          </table:table-cell>
          <table:table-cell table:style-name="ce2" table:formula="of:=WEIBULL([.$R11];[.S$1];6;FALSE())" office:value-type="float" office:value="0">
            <text:p>Err :502</text:p>
          </table:table-cell>
          <table:table-cell table:style-name="ce2" table:formula="of:=WEIBULL([.$R11];[.T$1];6;FALSE())" office:value-type="float" office:value="0.117448014953119">
            <text:p>0,12</text:p>
          </table:table-cell>
          <table:table-cell table:style-name="ce2" table:formula="of:=WEIBULL([.$R11];[.U$1];6;FALSE())" office:value-type="float" office:value="0.120239677487859">
            <text:p>0,12</text:p>
          </table:table-cell>
          <table:table-cell table:style-name="ce2" table:formula="of:=WEIBULL([.$R11];[.V$1];6;FALSE())" office:value-type="float" office:value="0.103215688910073">
            <text:p>0,10</text:p>
          </table:table-cell>
          <table:table-cell table:style-name="ce2" table:formula="of:=WEIBULL([.$R11];[.W$1];6;FALSE())" office:value-type="float" office:value="0.0586794071090805">
            <text:p>0,06</text:p>
          </table:table-cell>
          <table:table-cell table:style-name="ce2" table:formula="of:=WEIBULL([.$R11];[.X$1];6;FALSE())" office:value-type="float" office:value="0.0412164840621279">
            <text:p>0,04</text:p>
          </table:table-cell>
          <table:table-cell table:style-name="ce2" table:formula="of:=WEIBULL([.$R11];[.Y$1];6;TRUE())" office:value-type="float" office:value="0">
            <text:p>Err :502</text:p>
          </table:table-cell>
          <table:table-cell table:style-name="ce2" table:formula="of:=WEIBULL([.$R11];[.Z$1];6;TRUE())" office:value-type="float" office:value="0.295311910281287">
            <text:p>0,30</text:p>
          </table:table-cell>
          <table:table-cell table:style-name="ce2" table:formula="of:=WEIBULL([.$R11];[.AA$1];6;TRUE())" office:value-type="float" office:value="0.18703139987161">
            <text:p>0,19</text:p>
          </table:table-cell>
          <table:table-cell table:style-name="ce2" table:formula="of:=WEIBULL([.$R11];[.AB$1];6;TRUE())" office:value-type="float" office:value="0.115294095056516">
            <text:p>0,12</text:p>
          </table:table-cell>
          <table:table-cell table:style-name="ce2" table:formula="of:=WEIBULL([.$R11];[.AC$1];6;TRUE())" office:value-type="float" office:value="0.0419688635252165">
            <text:p>0,04</text:p>
          </table:table-cell>
          <table:table-cell table:style-name="ce2" table:formula="of:=WEIBULL([.$R11];[.AD$1];6;TRUE())" office:value-type="float" office:value="0.0250461983890631">
            <text:p>0,03</text:p>
          </table:table-cell>
          <table:table-cell table:style-name="ce2" table:formula="of:=([.S11]/(1-[.Y11]))" office:value-type="float" office:value="0">
            <text:p>Err :502</text:p>
          </table:table-cell>
          <table:table-cell table:style-name="ce2" table:formula="of:=([.T11]/(1-[.Z11]))" office:value-type="float" office:value="0.166666666666667">
            <text:p>0,17</text:p>
          </table:table-cell>
          <table:table-cell table:style-name="ce2" table:formula="of:=([.U11]/(1-[.AA11]))" office:value-type="float" office:value="0.14790199457749">
            <text:p>0,15</text:p>
          </table:table-cell>
          <table:table-cell table:style-name="ce2" table:formula="of:=([.V11]/(1-[.AB11]))" office:value-type="float" office:value="0.116666666666667">
            <text:p>0,12</text:p>
          </table:table-cell>
          <table:table-cell table:style-name="ce2" table:formula="of:=([.W11]/(1-[.AC11]))" office:value-type="float" office:value="0.06125">
            <text:p>0,06</text:p>
          </table:table-cell>
          <table:table-cell table:style-name="ce2" table:formula="of:=([.X11]/(1-[.AD11]))" office:value-type="float" office:value="0.0422753201167327">
            <text:p>0,04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 office:value-type="float" office:value="2">
            <text:p>2</text:p>
          </table:table-cell>
          <table:table-cell office:value-type="float" office:value="2.3">
            <text:p>2,3</text:p>
          </table:table-cell>
          <table:table-cell table:style-name="ce2" table:formula="of:=WEIBULL([.$R12];[.S$1];6;FALSE())" office:value-type="float" office:value="0">
            <text:p>Err :502</text:p>
          </table:table-cell>
          <table:table-cell table:style-name="ce2" table:formula="of:=WEIBULL([.$R12];[.T$1];6;FALSE())" office:value-type="float" office:value="0.113597611032308">
            <text:p>0,11</text:p>
          </table:table-cell>
          <table:table-cell table:style-name="ce2" table:formula="of:=WEIBULL([.$R12];[.U$1];6;FALSE())" office:value-type="float" office:value="0.122082745450022">
            <text:p>0,12</text:p>
          </table:table-cell>
          <table:table-cell table:style-name="ce2" table:formula="of:=WEIBULL([.$R12];[.V$1];6;FALSE())" office:value-type="float" office:value="0.110315914494875">
            <text:p>0,11</text:p>
          </table:table-cell>
          <table:table-cell table:style-name="ce2" table:formula="of:=WEIBULL([.$R12];[.W$1];6;FALSE())" office:value-type="float" office:value="0.0694480299350862">
            <text:p>0,07</text:p>
          </table:table-cell>
          <table:table-cell table:style-name="ce2" table:formula="of:=WEIBULL([.$R12];[.X$1];6;FALSE())" office:value-type="float" office:value="0.0512521518616026">
            <text:p>0,05</text:p>
          </table:table-cell>
          <table:table-cell table:style-name="ce2" table:formula="of:=WEIBULL([.$R12];[.Y$1];6;TRUE())" office:value-type="float" office:value="0">
            <text:p>Err :502</text:p>
          </table:table-cell>
          <table:table-cell table:style-name="ce2" table:formula="of:=WEIBULL([.$R12];[.Z$1];6;TRUE())" office:value-type="float" office:value="0.318414333806152">
            <text:p>0,32</text:p>
          </table:table-cell>
          <table:table-cell table:style-name="ce2" table:formula="of:=WEIBULL([.$R12];[.AA$1];6;TRUE())" office:value-type="float" office:value="0.211274311553614">
            <text:p>0,21</text:p>
          </table:table-cell>
          <table:table-cell table:style-name="ce2" table:formula="of:=WEIBULL([.$R12];[.AB$1];6;TRUE())" office:value-type="float" office:value="0.136658060474889">
            <text:p>0,14</text:p>
          </table:table-cell>
          <table:table-cell table:style-name="ce2" table:formula="of:=WEIBULL([.$R12];[.AC$1];6;TRUE())" office:value-type="float" office:value="0.0547716152502443">
            <text:p>0,05</text:p>
          </table:table-cell>
          <table:table-cell table:style-name="ce2" table:formula="of:=WEIBULL([.$R12];[.AD$1];6;TRUE())" office:value-type="float" office:value="0.034274172807039">
            <text:p>0,03</text:p>
          </table:table-cell>
          <table:table-cell table:style-name="ce2" table:formula="of:=([.S12]/(1-[.Y12]))" office:value-type="float" office:value="0">
            <text:p>Err :502</text:p>
          </table:table-cell>
          <table:table-cell table:style-name="ce2" table:formula="of:=([.T12]/(1-[.Z12]))" office:value-type="float" office:value="0.166666666666667">
            <text:p>0,17</text:p>
          </table:table-cell>
          <table:table-cell table:style-name="ce2" table:formula="of:=([.U12]/(1-[.AA12]))" office:value-type="float" office:value="0.154784796841723">
            <text:p>0,15</text:p>
          </table:table-cell>
          <table:table-cell table:style-name="ce2" table:formula="of:=([.V12]/(1-[.AB12]))" office:value-type="float" office:value="0.127777777777778">
            <text:p>0,13</text:p>
          </table:table-cell>
          <table:table-cell table:style-name="ce2" table:formula="of:=([.W12]/(1-[.AC12]))" office:value-type="float" office:value="0.0734722222222222">
            <text:p>0,07</text:p>
          </table:table-cell>
          <table:table-cell table:style-name="ce2" table:formula="of:=([.X12]/(1-[.AD12]))" office:value-type="float" office:value="0.0530711206208239">
            <text:p>0,05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 office:value-type="float" office:value="3">
            <text:p>3</text:p>
          </table:table-cell>
          <table:table-cell office:value-type="float" office:value="2.5">
            <text:p>2,5</text:p>
          </table:table-cell>
          <table:table-cell table:style-name="ce2" table:formula="of:=WEIBULL([.$R13];[.S$1];6;FALSE())" office:value-type="float" office:value="0">
            <text:p>Err :502</text:p>
          </table:table-cell>
          <table:table-cell table:style-name="ce2" table:formula="of:=WEIBULL([.$R13];[.T$1];6;FALSE())" office:value-type="float" office:value="0.109873438366741">
            <text:p>0,11</text:p>
          </table:table-cell>
          <table:table-cell table:style-name="ce2" table:formula="of:=WEIBULL([.$R13];[.U$1];6;FALSE())" office:value-type="float" office:value="0.123318368406713">
            <text:p>0,12</text:p>
          </table:table-cell>
          <table:table-cell table:style-name="ce2" table:formula="of:=WEIBULL([.$R13];[.V$1];6;FALSE())" office:value-type="float" office:value="0.116753297685348">
            <text:p>0,12</text:p>
          </table:table-cell>
          <table:table-cell table:style-name="ce2" table:formula="of:=WEIBULL([.$R13];[.W$1];6;FALSE())" office:value-type="float" office:value="0.0807479569417257">
            <text:p>0,08</text:p>
          </table:table-cell>
          <table:table-cell table:style-name="ce2" table:formula="of:=WEIBULL([.$R13];[.X$1];6;FALSE())" office:value-type="float" office:value="0.0623892497293851">
            <text:p>0,06</text:p>
          </table:table-cell>
          <table:table-cell table:style-name="ce2" table:formula="of:=WEIBULL([.$R13];[.Y$1];6;TRUE())" office:value-type="float" office:value="0">
            <text:p>Err :502</text:p>
          </table:table-cell>
          <table:table-cell table:style-name="ce2" table:formula="of:=WEIBULL([.$R13];[.Z$1];6;TRUE())" office:value-type="float" office:value="0.340759369799556">
            <text:p>0,34</text:p>
          </table:table-cell>
          <table:table-cell table:style-name="ce2" table:formula="of:=WEIBULL([.$R13];[.AA$1];6;TRUE())" office:value-type="float" office:value="0.235824020606925">
            <text:p>0,24</text:p>
          </table:table-cell>
          <table:table-cell table:style-name="ce2" table:formula="of:=WEIBULL([.$R13];[.AB$1];6;TRUE())" office:value-type="float" office:value="0.159376256665495">
            <text:p>0,16</text:p>
          </table:table-cell>
          <table:table-cell table:style-name="ce2" table:formula="of:=WEIBULL([.$R13];[.AC$1];6;TRUE())" office:value-type="float" office:value="0.0697835360313198">
            <text:p>0,07</text:p>
          </table:table-cell>
          <table:table-cell table:style-name="ce2" table:formula="of:=WEIBULL([.$R13];[.AD$1];6;TRUE())" office:value-type="float" office:value="0.0456205633864158">
            <text:p>0,05</text:p>
          </table:table-cell>
          <table:table-cell table:style-name="ce2" table:formula="of:=([.S13]/(1-[.Y13]))" office:value-type="float" office:value="0">
            <text:p>Err :502</text:p>
          </table:table-cell>
          <table:table-cell table:style-name="ce2" table:formula="of:=([.T13]/(1-[.Z13]))" office:value-type="float" office:value="0.166666666666667">
            <text:p>0,17</text:p>
          </table:table-cell>
          <table:table-cell table:style-name="ce2" table:formula="of:=([.U13]/(1-[.AA13]))" office:value-type="float" office:value="0.161374306091976">
            <text:p>0,16</text:p>
          </table:table-cell>
          <table:table-cell table:style-name="ce2" table:formula="of:=([.V13]/(1-[.AB13]))" office:value-type="float" office:value="0.138888888888889">
            <text:p>0,14</text:p>
          </table:table-cell>
          <table:table-cell table:style-name="ce2" table:formula="of:=([.W13]/(1-[.AC13]))" office:value-type="float" office:value="0.0868055555555556">
            <text:p>0,09</text:p>
          </table:table-cell>
          <table:table-cell table:style-name="ce2" table:formula="of:=([.X13]/(1-[.AD13]))" office:value-type="float" office:value="0.0653715360326291">
            <text:p>0,07</text:p>
          </table:table-cell>
          <table:table-cell table:number-columns-repeated="988"/>
        </table:table-row>
        <table:table-row table:style-name="ro1">
          <table:table-cell/>
          <table:table-cell>
            <draw:frame table:end-cell-address="Cours.D25" table:end-x="4.186cm" table:end-y="0.425cm" draw:z-index="6" draw:name="Image 56" draw:style-name="gr7" svg:width="11.013cm" svg:height="5.393cm" svg:x="0.363cm" svg:y="0cm">
              <draw:object-ole draw:class-id="0002CE02-0000-0000-c000-00000000004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4"/>
          <table:table-cell table:style-name="Default" office:value-type="float" office:value="3.5">
            <text:p>3,5</text:p>
          </table:table-cell>
          <table:table-cell office:value-type="float" office:value="2.7">
            <text:p>2,7</text:p>
          </table:table-cell>
          <table:table-cell table:style-name="ce2" table:formula="of:=WEIBULL([.$R14];[.S$1];6;FALSE())" office:value-type="float" office:value="0">
            <text:p>Err :502</text:p>
          </table:table-cell>
          <table:table-cell table:style-name="ce2" table:formula="of:=WEIBULL([.$R14];[.T$1];6;FALSE())" office:value-type="float" office:value="0.106271358603629">
            <text:p>0,11</text:p>
          </table:table-cell>
          <table:table-cell table:style-name="ce2" table:formula="of:=WEIBULL([.$R14];[.U$1];6;FALSE())" office:value-type="float" office:value="0.12400698476776">
            <text:p>0,12</text:p>
          </table:table-cell>
          <table:table-cell table:style-name="ce2" table:formula="of:=WEIBULL([.$R14];[.V$1];6;FALSE())" office:value-type="float" office:value="0.122502972389717">
            <text:p>0,12</text:p>
          </table:table-cell>
          <table:table-cell table:style-name="ce2" table:formula="of:=WEIBULL([.$R14];[.W$1];6;FALSE())" office:value-type="float" office:value="0.0924314885703283">
            <text:p>0,09</text:p>
          </table:table-cell>
          <table:table-cell table:style-name="ce2" table:formula="of:=WEIBULL([.$R14];[.X$1];6;FALSE())" office:value-type="float" office:value="0.0745418736102257">
            <text:p>0,07</text:p>
          </table:table-cell>
          <table:table-cell table:style-name="ce2" table:formula="of:=WEIBULL([.$R14];[.Y$1];6;TRUE())" office:value-type="float" office:value="0">
            <text:p>Err :502</text:p>
          </table:table-cell>
          <table:table-cell table:style-name="ce2" table:formula="of:=WEIBULL([.$R14];[.Z$1];6;TRUE())" office:value-type="float" office:value="0.362371848378227">
            <text:p>0,36</text:p>
          </table:table-cell>
          <table:table-cell table:style-name="ce2" table:formula="of:=WEIBULL([.$R14];[.AA$1];6;TRUE())" office:value-type="float" office:value="0.260565206332021">
            <text:p>0,26</text:p>
          </table:table-cell>
          <table:table-cell table:style-name="ce2" table:formula="of:=WEIBULL([.$R14];[.AB$1];6;TRUE())" office:value-type="float" office:value="0.183313517401889">
            <text:p>0,18</text:p>
          </table:table-cell>
          <table:table-cell table:style-name="ce2" table:formula="of:=WEIBULL([.$R14];[.AC$1];6;TRUE())" office:value-type="float" office:value="0.0870964091819429">
            <text:p>0,09</text:p>
          </table:table-cell>
          <table:table-cell table:style-name="ce2" table:formula="of:=WEIBULL([.$R14];[.AD$1];6;TRUE())" office:value-type="float" office:value="0.0592976560837404">
            <text:p>0,06</text:p>
          </table:table-cell>
          <table:table-cell table:style-name="ce2" table:formula="of:=([.S14]/(1-[.Y14]))" office:value-type="float" office:value="0">
            <text:p>Err :502</text:p>
          </table:table-cell>
          <table:table-cell table:style-name="ce2" table:formula="of:=([.T14]/(1-[.Z14]))" office:value-type="float" office:value="0.166666666666667">
            <text:p>0,17</text:p>
          </table:table-cell>
          <table:table-cell table:style-name="ce2" table:formula="of:=([.U14]/(1-[.AA14]))" office:value-type="float" office:value="0.167705098312484">
            <text:p>0,17</text:p>
          </table:table-cell>
          <table:table-cell table:style-name="ce2" table:formula="of:=([.V14]/(1-[.AB14]))" office:value-type="float" office:value="0.15">
            <text:p>0,15</text:p>
          </table:table-cell>
          <table:table-cell table:style-name="ce2" table:formula="of:=([.W14]/(1-[.AC14]))" office:value-type="float" office:value="0.10125">
            <text:p>0,10</text:p>
          </table:table-cell>
          <table:table-cell table:style-name="ce2" table:formula="of:=([.X14]/(1-[.AD14]))" office:value-type="float" office:value="0.0792406589526488">
            <text:p>0,08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 office:value-type="float" office:value="3.5">
            <text:p>3,5</text:p>
          </table:table-cell>
          <table:table-cell office:value-type="float" office:value="2.9">
            <text:p>2,9</text:p>
          </table:table-cell>
          <table:table-cell table:style-name="ce2" table:formula="of:=WEIBULL([.$R15];[.S$1];6;FALSE())" office:value-type="float" office:value="0">
            <text:p>Err :502</text:p>
          </table:table-cell>
          <table:table-cell table:style-name="ce2" table:formula="of:=WEIBULL([.$R15];[.T$1];6;FALSE())" office:value-type="float" office:value="0.102787369061527">
            <text:p>0,10</text:p>
          </table:table-cell>
          <table:table-cell table:style-name="ce2" table:formula="of:=WEIBULL([.$R15];[.U$1];6;FALSE())" office:value-type="float" office:value="0.124202424215651">
            <text:p>0,12</text:p>
          </table:table-cell>
          <table:table-cell table:style-name="ce2" table:formula="of:=WEIBULL([.$R15];[.V$1];6;FALSE())" office:value-type="float" office:value="0.127546773329315">
            <text:p>0,13</text:p>
          </table:table-cell>
          <table:table-cell table:style-name="ce2" table:formula="of:=WEIBULL([.$R15];[.W$1];6;FALSE())" office:value-type="float" office:value="0.104334136185789">
            <text:p>0,10</text:p>
          </table:table-cell>
          <table:table-cell table:style-name="ce2" table:formula="of:=WEIBULL([.$R15];[.X$1];6;FALSE())" office:value-type="float" office:value="0.0875874777338296">
            <text:p>0,09</text:p>
          </table:table-cell>
          <table:table-cell table:style-name="ce2" table:formula="of:=WEIBULL([.$R15];[.Y$1];6;TRUE())" office:value-type="float" office:value="0">
            <text:p>Err :502</text:p>
          </table:table-cell>
          <table:table-cell table:style-name="ce2" table:formula="of:=WEIBULL([.$R15];[.Z$1];6;TRUE())" office:value-type="float" office:value="0.383275785630839">
            <text:p>0,38</text:p>
          </table:table-cell>
          <table:table-cell table:style-name="ce2" table:formula="of:=WEIBULL([.$R15];[.AA$1];6;TRUE())" office:value-type="float" office:value="0.285393947596908">
            <text:p>0,29</text:p>
          </table:table-cell>
          <table:table-cell table:style-name="ce2" table:formula="of:=WEIBULL([.$R15];[.AB$1];6;TRUE())" office:value-type="float" office:value="0.208330372438734">
            <text:p>0,21</text:p>
          </table:table-cell>
          <table:table-cell table:style-name="ce2" table:formula="of:=WEIBULL([.$R15];[.AC$1];6;TRUE())" office:value-type="float" office:value="0.106770772250078">
            <text:p>0,11</text:p>
          </table:table-cell>
          <table:table-cell table:style-name="ce2" table:formula="of:=WEIBULL([.$R15];[.AD$1];6;TRUE())" office:value-type="float" office:value="0.0754969306781175">
            <text:p>0,08</text:p>
          </table:table-cell>
          <table:table-cell table:style-name="ce2" table:formula="of:=([.S15]/(1-[.Y15]))" office:value-type="float" office:value="0">
            <text:p>Err :502</text:p>
          </table:table-cell>
          <table:table-cell table:style-name="ce2" table:formula="of:=([.T15]/(1-[.Z15]))" office:value-type="float" office:value="0.166666666666667">
            <text:p>0,17</text:p>
          </table:table-cell>
          <table:table-cell table:style-name="ce2" table:formula="of:=([.U15]/(1-[.AA15]))" office:value-type="float" office:value="0.173805446788452">
            <text:p>0,17</text:p>
          </table:table-cell>
          <table:table-cell table:style-name="ce2" table:formula="of:=([.V15]/(1-[.AB15]))" office:value-type="float" office:value="0.161111111111111">
            <text:p>0,16</text:p>
          </table:table-cell>
          <table:table-cell table:style-name="ce2" table:formula="of:=([.W15]/(1-[.AC15]))" office:value-type="float" office:value="0.116805555555556">
            <text:p>0,12</text:p>
          </table:table-cell>
          <table:table-cell table:style-name="ce2" table:formula="of:=([.X15]/(1-[.AD15]))" office:value-type="float" office:value="0.0947400615966311">
            <text:p>0,09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/>
          <table:table-cell office:value-type="float" office:value="3.1">
            <text:p>3,1</text:p>
          </table:table-cell>
          <table:table-cell table:style-name="ce2" table:formula="of:=WEIBULL([.$R16];[.S$1];6;FALSE())" office:value-type="float" office:value="0">
            <text:p>Err :502</text:p>
          </table:table-cell>
          <table:table-cell table:style-name="ce2" table:formula="of:=WEIBULL([.$R16];[.T$1];6;FALSE())" office:value-type="float" office:value="0.0994175982824947">
            <text:p>0,10</text:p>
          </table:table-cell>
          <table:table-cell table:style-name="ce2" table:formula="of:=WEIBULL([.$R16];[.U$1];6;FALSE())" office:value-type="float" office:value="0.123953274160756">
            <text:p>0,12</text:p>
          </table:table-cell>
          <table:table-cell table:style-name="ce2" table:formula="of:=WEIBULL([.$R16];[.V$1];6;FALSE())" office:value-type="float" office:value="0.131873243951307">
            <text:p>0,13</text:p>
          </table:table-cell>
          <table:table-cell table:style-name="ce2" table:formula="of:=WEIBULL([.$R16];[.W$1];6;FALSE())" office:value-type="float" office:value="0.11627662920344">
            <text:p>0,12</text:p>
          </table:table-cell>
          <table:table-cell table:style-name="ce2" table:formula="of:=WEIBULL([.$R16];[.X$1];6;FALSE())" office:value-type="float" office:value="0.101365034670405">
            <text:p>0,10</text:p>
          </table:table-cell>
          <table:table-cell table:style-name="ce2" table:formula="of:=WEIBULL([.$R16];[.Y$1];6;TRUE())" office:value-type="float" office:value="0">
            <text:p>Err :502</text:p>
          </table:table-cell>
          <table:table-cell table:style-name="ce2" table:formula="of:=WEIBULL([.$R16];[.Z$1];6;TRUE())" office:value-type="float" office:value="0.403494410305032">
            <text:p>0,40</text:p>
          </table:table-cell>
          <table:table-cell table:style-name="ce2" table:formula="of:=WEIBULL([.$R16];[.AA$1];6;TRUE())" office:value-type="float" office:value="0.310216546178001">
            <text:p>0,31</text:p>
          </table:table-cell>
          <table:table-cell table:style-name="ce2" table:formula="of:=WEIBULL([.$R16];[.AB$1];6;TRUE())" office:value-type="float" office:value="0.234284389960151">
            <text:p>0,23</text:p>
          </table:table-cell>
          <table:table-cell table:style-name="ce2" table:formula="of:=WEIBULL([.$R16];[.AC$1];6;TRUE())" office:value-type="float" office:value="0.128832746862887">
            <text:p>0,13</text:p>
          </table:table-cell>
          <table:table-cell table:style-name="ce2" table:formula="of:=WEIBULL([.$R16];[.AD$1];6;TRUE())" office:value-type="float" office:value="0.0943815313842532">
            <text:p>0,09</text:p>
          </table:table-cell>
          <table:table-cell table:style-name="ce2" table:formula="of:=([.S16]/(1-[.Y16]))" office:value-type="float" office:value="0">
            <text:p>Err :502</text:p>
          </table:table-cell>
          <table:table-cell table:style-name="ce2" table:formula="of:=([.T16]/(1-[.Z16]))" office:value-type="float" office:value="0.166666666666667">
            <text:p>0,17</text:p>
          </table:table-cell>
          <table:table-cell table:style-name="ce2" table:formula="of:=([.U16]/(1-[.AA16]))" office:value-type="float" office:value="0.179698822107065">
            <text:p>0,18</text:p>
          </table:table-cell>
          <table:table-cell table:style-name="ce2" table:formula="of:=([.V16]/(1-[.AB16]))" office:value-type="float" office:value="0.172222222222222">
            <text:p>0,17</text:p>
          </table:table-cell>
          <table:table-cell table:style-name="ce2" table:formula="of:=([.W16]/(1-[.AC16]))" office:value-type="float" office:value="0.133472222222222">
            <text:p>0,13</text:p>
          </table:table-cell>
          <table:table-cell table:style-name="ce2" table:formula="of:=([.X16]/(1-[.AD16]))" office:value-type="float" office:value="0.111929071880947">
            <text:p>0,11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4"/>
          <table:table-cell table:style-name="Default"/>
          <table:table-cell office:value-type="float" office:value="3.3">
            <text:p>3,3</text:p>
          </table:table-cell>
          <table:table-cell table:style-name="ce2" table:formula="of:=WEIBULL([.$R17];[.S$1];6;FALSE())" office:value-type="float" office:value="0">
            <text:p>Err :502</text:p>
          </table:table-cell>
          <table:table-cell table:style-name="ce2" table:formula="of:=WEIBULL([.$R17];[.T$1];6;FALSE())" office:value-type="float" office:value="0.0961583017300811">
            <text:p>0,10</text:p>
          </table:table-cell>
          <table:table-cell table:style-name="ce2" table:formula="of:=WEIBULL([.$R17];[.U$1];6;FALSE())" office:value-type="float" office:value="0.123303833521187">
            <text:p>0,12</text:p>
          </table:table-cell>
          <table:table-cell table:style-name="ce2" table:formula="of:=WEIBULL([.$R17];[.V$1];6;FALSE())" office:value-type="float" office:value="0.135477556180806">
            <text:p>0,14</text:p>
          </table:table-cell>
          <table:table-cell table:style-name="ce2" table:formula="of:=WEIBULL([.$R17];[.W$1];6;FALSE())" office:value-type="float" office:value="0.128067708524564">
            <text:p>0,13</text:p>
          </table:table-cell>
          <table:table-cell table:style-name="ce2" table:formula="of:=WEIBULL([.$R17];[.X$1];6;FALSE())" office:value-type="float" office:value="0.115674391462989">
            <text:p>0,12</text:p>
          </table:table-cell>
          <table:table-cell table:style-name="ce2" table:formula="of:=WEIBULL([.$R17];[.Y$1];6;TRUE())" office:value-type="float" office:value="0">
            <text:p>Err :502</text:p>
          </table:table-cell>
          <table:table-cell table:style-name="ce2" table:formula="of:=WEIBULL([.$R17];[.Z$1];6;TRUE())" office:value-type="float" office:value="0.423050189619513">
            <text:p>0,42</text:p>
          </table:table-cell>
          <table:table-cell table:style-name="ce2" table:formula="of:=WEIBULL([.$R17];[.AA$1];6;TRUE())" office:value-type="float" office:value="0.334948579190603">
            <text:p>0,33</text:p>
          </table:table-cell>
          <table:table-cell table:style-name="ce2" table:formula="of:=WEIBULL([.$R17];[.AB$1];6;TRUE())" office:value-type="float" office:value="0.261031511741056">
            <text:p>0,26</text:p>
          </table:table-cell>
          <table:table-cell table:style-name="ce2" table:formula="of:=WEIBULL([.$R17];[.AC$1];6;TRUE())" office:value-type="float" office:value="0.153271348597927">
            <text:p>0,15</text:p>
          </table:table-cell>
          <table:table-cell table:style-name="ce2" table:formula="of:=WEIBULL([.$R17];[.AD$1];6;TRUE())" office:value-type="float" office:value="0.11607848332619">
            <text:p>0,12</text:p>
          </table:table-cell>
          <table:table-cell table:style-name="ce2" table:formula="of:=([.S17]/(1-[.Y17]))" office:value-type="float" office:value="0">
            <text:p>Err :502</text:p>
          </table:table-cell>
          <table:table-cell table:style-name="ce2" table:formula="of:=([.T17]/(1-[.Z17]))" office:value-type="float" office:value="0.166666666666667">
            <text:p>0,17</text:p>
          </table:table-cell>
          <table:table-cell table:style-name="ce2" table:formula="of:=([.U17]/(1-[.AA17]))" office:value-type="float" office:value="0.185404962177392">
            <text:p>0,19</text:p>
          </table:table-cell>
          <table:table-cell table:style-name="ce2" table:formula="of:=([.V17]/(1-[.AB17]))" office:value-type="float" office:value="0.183333333333333">
            <text:p>0,18</text:p>
          </table:table-cell>
          <table:table-cell table:style-name="ce2" table:formula="of:=([.W17]/(1-[.AC17]))" office:value-type="float" office:value="0.15125">
            <text:p>0,15</text:p>
          </table:table-cell>
          <table:table-cell table:style-name="ce2" table:formula="of:=([.X17]/(1-[.AD17]))" office:value-type="float" office:value="0.130865002470209">
            <text:p>0,13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/>
          <table:table-cell office:value-type="float" office:value="3.5">
            <text:p>3,5</text:p>
          </table:table-cell>
          <table:table-cell table:style-name="ce2" table:formula="of:=WEIBULL([.$R18];[.S$1];6;FALSE())" office:value-type="float" office:value="0">
            <text:p>Err :502</text:p>
          </table:table-cell>
          <table:table-cell table:style-name="ce2" table:formula="of:=WEIBULL([.$R18];[.T$1];6;FALSE())" office:value-type="float" office:value="0.0930058576283412">
            <text:p>0,09</text:p>
          </table:table-cell>
          <table:table-cell table:style-name="ce2" table:formula="of:=WEIBULL([.$R18];[.U$1];6;FALSE())" office:value-type="float" office:value="0.122294794073465">
            <text:p>0,12</text:p>
          </table:table-cell>
          <table:table-cell table:style-name="ce2" table:formula="of:=WEIBULL([.$R18];[.V$1];6;FALSE())" office:value-type="float" office:value="0.138361345935905">
            <text:p>0,14</text:p>
          </table:table-cell>
          <table:table-cell table:style-name="ce2" table:formula="of:=WEIBULL([.$R18];[.W$1];6;FALSE())" office:value-type="float" office:value="0.139507690194802">
            <text:p>0,14</text:p>
          </table:table-cell>
          <table:table-cell table:style-name="ce2" table:formula="of:=WEIBULL([.$R18];[.X$1];6;FALSE())" office:value-type="float" office:value="0.130277160279523">
            <text:p>0,13</text:p>
          </table:table-cell>
          <table:table-cell table:style-name="ce2" table:formula="of:=WEIBULL([.$R18];[.Y$1];6;TRUE())" office:value-type="float" office:value="0">
            <text:p>Err :502</text:p>
          </table:table-cell>
          <table:table-cell table:style-name="ce2" table:formula="of:=WEIBULL([.$R18];[.Z$1];6;TRUE())" office:value-type="float" office:value="0.441964854229953">
            <text:p>0,44</text:p>
          </table:table-cell>
          <table:table-cell table:style-name="ce2" table:formula="of:=WEIBULL([.$R18];[.AA$1];6;TRUE())" office:value-type="float" office:value="0.359514113210641">
            <text:p>0,36</text:p>
          </table:table-cell>
          <table:table-cell table:style-name="ce2" table:formula="of:=WEIBULL([.$R18];[.AB$1];6;TRUE())" office:value-type="float" office:value="0.288427363758203">
            <text:p>0,29</text:p>
          </table:table-cell>
          <table:table-cell table:style-name="ce2" table:formula="of:=WEIBULL([.$R18];[.AC$1];6;TRUE())" office:value-type="float" office:value="0.180036433140758">
            <text:p>0,18</text:p>
          </table:table-cell>
          <table:table-cell table:style-name="ce2" table:formula="of:=WEIBULL([.$R18];[.AD$1];6;TRUE())" office:value-type="float" office:value="0.140670928220981">
            <text:p>0,14</text:p>
          </table:table-cell>
          <table:table-cell table:style-name="ce2" table:formula="of:=([.S18]/(1-[.Y18]))" office:value-type="float" office:value="0">
            <text:p>Err :502</text:p>
          </table:table-cell>
          <table:table-cell table:style-name="ce2" table:formula="of:=([.T18]/(1-[.Z18]))" office:value-type="float" office:value="0.166666666666667">
            <text:p>0,17</text:p>
          </table:table-cell>
          <table:table-cell table:style-name="ce2" table:formula="of:=([.U18]/(1-[.AA18]))" office:value-type="float" office:value="0.190940653956493">
            <text:p>0,19</text:p>
          </table:table-cell>
          <table:table-cell table:style-name="ce2" table:formula="of:=([.V18]/(1-[.AB18]))" office:value-type="float" office:value="0.194444444444444">
            <text:p>0,19</text:p>
          </table:table-cell>
          <table:table-cell table:style-name="ce2" table:formula="of:=([.W18]/(1-[.AC18]))" office:value-type="float" office:value="0.170138888888889">
            <text:p>0,17</text:p>
          </table:table-cell>
          <table:table-cell table:style-name="ce2" table:formula="of:=([.X18]/(1-[.AD18]))" office:value-type="float" office:value="0.151603343303419">
            <text:p>0,15</text:p>
          </table:table-cell>
          <table:table-cell table:number-columns-repeated="988"/>
        </table:table-row>
        <table:table-row table:style-name="ro1">
          <table:table-cell table:number-columns-repeated="6"/>
          <table:table-cell office:value-type="string">
            <text:p><text:s/></text:p>
          </table:table-cell>
          <table:table-cell table:number-columns-repeated="9"/>
          <table:table-cell table:style-name="Default"/>
          <table:table-cell office:value-type="float" office:value="3.7">
            <text:p>3,7</text:p>
          </table:table-cell>
          <table:table-cell table:style-name="ce2" table:formula="of:=WEIBULL([.$R19];[.S$1];6;FALSE())" office:value-type="float" office:value="0">
            <text:p>Err :502</text:p>
          </table:table-cell>
          <table:table-cell table:style-name="ce2" table:formula="of:=WEIBULL([.$R19];[.T$1];6;FALSE())" office:value-type="float" office:value="0.0899567629372688">
            <text:p>0,09</text:p>
          </table:table-cell>
          <table:table-cell table:style-name="ce2" table:formula="of:=WEIBULL([.$R19];[.U$1];6;FALSE())" office:value-type="float" office:value="0.120963737717777">
            <text:p>0,12</text:p>
          </table:table-cell>
          <table:table-cell table:style-name="ce2" table:formula="of:=WEIBULL([.$R19];[.V$1];6;FALSE())" office:value-type="float" office:value="0.14053246967424">
            <text:p>0,14</text:p>
          </table:table-cell>
          <table:table-cell table:style-name="ce2" table:formula="of:=WEIBULL([.$R19];[.W$1];6;FALSE())" office:value-type="float" office:value="0.150392744596418">
            <text:p>0,15</text:p>
          </table:table-cell>
          <table:table-cell table:style-name="ce2" table:formula="of:=WEIBULL([.$R19];[.X$1];6;FALSE())" office:value-type="float" office:value="0.144899451199425">
            <text:p>0,14</text:p>
          </table:table-cell>
          <table:table-cell table:style-name="ce2" table:formula="of:=WEIBULL([.$R19];[.Y$1];6;TRUE())" office:value-type="float" office:value="0">
            <text:p>Err :502</text:p>
          </table:table-cell>
          <table:table-cell table:style-name="ce2" table:formula="of:=WEIBULL([.$R19];[.Z$1];6;TRUE())" office:value-type="float" office:value="0.460259422376387">
            <text:p>0,46</text:p>
          </table:table-cell>
          <table:table-cell table:style-name="ce2" table:formula="of:=WEIBULL([.$R19];[.AA$1];6;TRUE())" office:value-type="float" office:value="0.383845035090683">
            <text:p>0,38</text:p>
          </table:table-cell>
          <table:table-cell table:style-name="ce2" table:formula="of:=WEIBULL([.$R19];[.AB$1];6;TRUE())" office:value-type="float" office:value="0.316328525909104">
            <text:p>0,32</text:p>
          </table:table-cell>
          <table:table-cell table:style-name="ce2" table:formula="of:=WEIBULL([.$R19];[.AC$1];6;TRUE())" office:value-type="float" office:value="0.209037427980858">
            <text:p>0,21</text:p>
          </table:table-cell>
          <table:table-cell table:style-name="ce2" table:formula="of:=WEIBULL([.$R19];[.AD$1];6;TRUE())" office:value-type="float" office:value="0.168190717688675">
            <text:p>0,17</text:p>
          </table:table-cell>
          <table:table-cell table:style-name="ce2" table:formula="of:=([.S19]/(1-[.Y19]))" office:value-type="float" office:value="0">
            <text:p>Err :502</text:p>
          </table:table-cell>
          <table:table-cell table:style-name="ce2" table:formula="of:=([.T19]/(1-[.Z19]))" office:value-type="float" office:value="0.166666666666667">
            <text:p>0,17</text:p>
          </table:table-cell>
          <table:table-cell table:style-name="ce2" table:formula="of:=([.U19]/(1-[.AA19]))" office:value-type="float" office:value="0.196320316489829">
            <text:p>0,20</text:p>
          </table:table-cell>
          <table:table-cell table:style-name="ce2" table:formula="of:=([.V19]/(1-[.AB19]))" office:value-type="float" office:value="0.205555555555555">
            <text:p>0,21</text:p>
          </table:table-cell>
          <table:table-cell table:style-name="ce2" table:formula="of:=([.W19]/(1-[.AC19]))" office:value-type="float" office:value="0.190138888888889">
            <text:p>0,19</text:p>
          </table:table-cell>
          <table:table-cell table:style-name="ce2" table:formula="of:=([.X19]/(1-[.AD19]))" office:value-type="float" office:value="0.174197925270559">
            <text:p>0,17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/>
          <table:table-cell office:value-type="float" office:value="3.9">
            <text:p>3,9</text:p>
          </table:table-cell>
          <table:table-cell table:style-name="ce2" table:formula="of:=WEIBULL([.$R20];[.S$1];6;FALSE())" office:value-type="float" office:value="0">
            <text:p>Err :502</text:p>
          </table:table-cell>
          <table:table-cell table:style-name="ce2" table:formula="of:=WEIBULL([.$R20];[.T$1];6;FALSE())" office:value-type="float" office:value="0.0870076294601693">
            <text:p>0,09</text:p>
          </table:table-cell>
          <table:table-cell table:style-name="ce2" table:formula="of:=WEIBULL([.$R20];[.U$1];6;FALSE())" office:value-type="float" office:value="0.119345506961883">
            <text:p>0,12</text:p>
          </table:table-cell>
          <table:table-cell table:style-name="ce2" table:formula="of:=WEIBULL([.$R20];[.V$1];6;FALSE())" office:value-type="float" office:value="0.142004688437482">
            <text:p>0,14</text:p>
          </table:table-cell>
          <table:table-cell table:style-name="ce2" table:formula="of:=WEIBULL([.$R20];[.W$1];6;FALSE())" office:value-type="float" office:value="0.160519794669138">
            <text:p>0,16</text:p>
          </table:table-cell>
          <table:table-cell table:style-name="ce2" table:formula="of:=WEIBULL([.$R20];[.X$1];6;FALSE())" office:value-type="float" office:value="0.159236693650374">
            <text:p>0,16</text:p>
          </table:table-cell>
          <table:table-cell table:style-name="ce2" table:formula="of:=WEIBULL([.$R20];[.Y$1];6;TRUE())" office:value-type="float" office:value="0">
            <text:p>Err :502</text:p>
          </table:table-cell>
          <table:table-cell table:style-name="ce2" table:formula="of:=WEIBULL([.$R20];[.Z$1];6;TRUE())" office:value-type="float" office:value="0.477954223238984">
            <text:p>0,48</text:p>
          </table:table-cell>
          <table:table-cell table:style-name="ce2" table:formula="of:=WEIBULL([.$R20];[.AA$1];6;TRUE())" office:value-type="float" office:value="0.407880468782734">
            <text:p>0,41</text:p>
          </table:table-cell>
          <table:table-cell table:style-name="ce2" table:formula="of:=WEIBULL([.$R20];[.AB$1];6;TRUE())" office:value-type="float" office:value="0.344593745673159">
            <text:p>0,34</text:p>
          </table:table-cell>
          <table:table-cell table:style-name="ce2" table:formula="of:=WEIBULL([.$R20];[.AC$1];6;TRUE())" office:value-type="float" office:value="0.240142983814731">
            <text:p>0,24</text:p>
          </table:table-cell>
          <table:table-cell table:style-name="ce2" table:formula="of:=WEIBULL([.$R20];[.AD$1];6;TRUE())" office:value-type="float" office:value="0.198611758561466">
            <text:p>0,20</text:p>
          </table:table-cell>
          <table:table-cell table:style-name="ce2" table:formula="of:=([.S20]/(1-[.Y20]))" office:value-type="float" office:value="0">
            <text:p>Err :502</text:p>
          </table:table-cell>
          <table:table-cell table:style-name="ce2" table:formula="of:=([.T20]/(1-[.Z20]))" office:value-type="float" office:value="0.166666666666667">
            <text:p>0,17</text:p>
          </table:table-cell>
          <table:table-cell table:style-name="ce2" table:formula="of:=([.U20]/(1-[.AA20]))" office:value-type="float" office:value="0.201556443707464">
            <text:p>0,20</text:p>
          </table:table-cell>
          <table:table-cell table:style-name="ce2" table:formula="of:=([.V20]/(1-[.AB20]))" office:value-type="float" office:value="0.216666666666667">
            <text:p>0,22</text:p>
          </table:table-cell>
          <table:table-cell table:style-name="ce2" table:formula="of:=([.W20]/(1-[.AC20]))" office:value-type="float" office:value="0.21125">
            <text:p>0,21</text:p>
          </table:table-cell>
          <table:table-cell table:style-name="ce2" table:formula="of:=([.X20]/(1-[.AD20]))" office:value-type="float" office:value="0.198701060754941">
            <text:p>0,20</text:p>
          </table:table-cell>
          <table:table-cell table:number-columns-repeated="988"/>
        </table:table-row>
        <table:table-row table:style-name="ro1">
          <table:table-cell table:number-columns-repeated="16"/>
          <table:table-cell table:style-name="Default"/>
          <table:table-cell office:value-type="float" office:value="4.1">
            <text:p>4,1</text:p>
          </table:table-cell>
          <table:table-cell table:style-name="ce2" table:formula="of:=WEIBULL([.$R21];[.S$1];6;FALSE())" office:value-type="float" office:value="0">
            <text:p>Err :502</text:p>
          </table:table-cell>
          <table:table-cell table:style-name="ce2" table:formula="of:=WEIBULL([.$R21];[.T$1];6;FALSE())" office:value-type="float" office:value="0.0841551800786483">
            <text:p>0,08</text:p>
          </table:table-cell>
          <table:table-cell table:style-name="ce2" table:formula="of:=WEIBULL([.$R21];[.U$1];6;FALSE())" office:value-type="float" office:value="0.117472486731479">
            <text:p>0,12</text:p>
          </table:table-cell>
          <table:table-cell table:style-name="ce2" table:formula="of:=WEIBULL([.$R21];[.V$1];6;FALSE())" office:value-type="float" office:value="0.142797286889507">
            <text:p>0,14</text:p>
          </table:table-cell>
          <table:table-cell table:style-name="ce2" table:formula="of:=WEIBULL([.$R21];[.W$1];6;FALSE())" office:value-type="float" office:value="0.169691893869441">
            <text:p>0,17</text:p>
          </table:table-cell>
          <table:table-cell table:style-name="ce2" table:formula="of:=WEIBULL([.$R21];[.X$1];6;FALSE())" office:value-type="float" office:value="0.172960697841906">
            <text:p>0,17</text:p>
          </table:table-cell>
          <table:table-cell table:style-name="ce2" table:formula="of:=WEIBULL([.$R21];[.Y$1];6;TRUE())" office:value-type="float" office:value="0">
            <text:p>Err :502</text:p>
          </table:table-cell>
          <table:table-cell table:style-name="ce2" table:formula="of:=WEIBULL([.$R21];[.Z$1];6;TRUE())" office:value-type="float" office:value="0.49506891952811">
            <text:p>0,50</text:p>
          </table:table-cell>
          <table:table-cell table:style-name="ce2" table:formula="of:=WEIBULL([.$R21];[.AA$1];6;TRUE())" office:value-type="float" office:value="0.431566256873383">
            <text:p>0,43</text:p>
          </table:table-cell>
          <table:table-cell table:style-name="ce2" table:formula="of:=WEIBULL([.$R21];[.AB$1];6;TRUE())" office:value-type="float" office:value="0.373085081948508">
            <text:p>0,37</text:p>
          </table:table-cell>
          <table:table-cell table:style-name="ce2" table:formula="of:=WEIBULL([.$R21];[.AC$1];6;TRUE())" office:value-type="float" office:value="0.27318165624035">
            <text:p>0,27</text:p>
          </table:table-cell>
          <table:table-cell table:style-name="ce2" table:formula="of:=WEIBULL([.$R21];[.AD$1];6;TRUE())" office:value-type="float" office:value="0.231844544936997">
            <text:p>0,23</text:p>
          </table:table-cell>
          <table:table-cell table:style-name="ce2" table:formula="of:=([.S21]/(1-[.Y21]))" office:value-type="float" office:value="0">
            <text:p>Err :502</text:p>
          </table:table-cell>
          <table:table-cell table:style-name="ce2" table:formula="of:=([.T21]/(1-[.Z21]))" office:value-type="float" office:value="0.166666666666667">
            <text:p>0,17</text:p>
          </table:table-cell>
          <table:table-cell table:style-name="ce2" table:formula="of:=([.U21]/(1-[.AA21]))" office:value-type="float" office:value="0.206659946127287">
            <text:p>0,21</text:p>
          </table:table-cell>
          <table:table-cell table:style-name="ce2" table:formula="of:=([.V21]/(1-[.AB21]))" office:value-type="float" office:value="0.227777777777778">
            <text:p>0,23</text:p>
          </table:table-cell>
          <table:table-cell table:style-name="ce2" table:formula="of:=([.W21]/(1-[.AC21]))" office:value-type="float" office:value="0.233472222222222">
            <text:p>0,23</text:p>
          </table:table-cell>
          <table:table-cell table:style-name="ce2" table:formula="of:=([.X21]/(1-[.AD21]))" office:value-type="float" office:value="0.225163665377758">
            <text:p>0,23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1" table:number-columns-repeated="12"/>
          <table:table-cell table:style-name="Default"/>
          <table:table-cell office:value-type="float" office:value="4.3">
            <text:p>4,3</text:p>
          </table:table-cell>
          <table:table-cell table:style-name="ce2" table:formula="of:=WEIBULL([.$R22];[.S$1];6;FALSE())" office:value-type="float" office:value="0">
            <text:p>Err :502</text:p>
          </table:table-cell>
          <table:table-cell table:style-name="ce2" table:formula="of:=WEIBULL([.$R22];[.T$1];6;FALSE())" office:value-type="float" office:value="0.0813962451110312">
            <text:p>0,08</text:p>
          </table:table-cell>
          <table:table-cell table:style-name="ce2" table:formula="of:=WEIBULL([.$R22];[.U$1];6;FALSE())" office:value-type="float" office:value="0.115374823390732">
            <text:p>0,12</text:p>
          </table:table-cell>
          <table:table-cell table:style-name="ce2" table:formula="of:=WEIBULL([.$R22];[.V$1];6;FALSE())" office:value-type="float" office:value="0.142934635688611">
            <text:p>0,14</text:p>
          </table:table-cell>
          <table:table-cell table:style-name="ce2" table:formula="of:=WEIBULL([.$R22];[.W$1];6;FALSE())" office:value-type="float" office:value="0.177723903544387">
            <text:p>0,18</text:p>
          </table:table-cell>
          <table:table-cell table:style-name="ce2" table:formula="of:=WEIBULL([.$R22];[.X$1];6;FALSE())" office:value-type="float" office:value="0.185728977352763">
            <text:p>0,19</text:p>
          </table:table-cell>
          <table:table-cell table:style-name="ce2" table:formula="of:=WEIBULL([.$R22];[.Y$1];6;TRUE())" office:value-type="float" office:value="0">
            <text:p>Err :502</text:p>
          </table:table-cell>
          <table:table-cell table:style-name="ce2" table:formula="of:=WEIBULL([.$R22];[.Z$1];6;TRUE())" office:value-type="float" office:value="0.511622529333813">
            <text:p>0,51</text:p>
          </table:table-cell>
          <table:table-cell table:style-name="ce2" table:formula="of:=WEIBULL([.$R22];[.AA$1];6;TRUE())" office:value-type="float" office:value="0.45485449184719">
            <text:p>0,45</text:p>
          </table:table-cell>
          <table:table-cell table:style-name="ce2" table:formula="of:=WEIBULL([.$R22];[.AB$1];6;TRUE())" office:value-type="float" office:value="0.401668966884886">
            <text:p>0,40</text:p>
          </table:table-cell>
          <table:table-cell table:style-name="ce2" table:formula="of:=WEIBULL([.$R22];[.AC$1];6;TRUE())" office:value-type="float" office:value="0.307943696311745">
            <text:p>0,31</text:p>
          </table:table-cell>
          <table:table-cell table:style-name="ce2" table:formula="of:=WEIBULL([.$R22];[.AD$1];6;TRUE())" office:value-type="float" office:value="0.267732329544149">
            <text:p>0,27</text:p>
          </table:table-cell>
          <table:table-cell table:style-name="ce2" table:formula="of:=([.S22]/(1-[.Y22]))" office:value-type="float" office:value="0">
            <text:p>Err :502</text:p>
          </table:table-cell>
          <table:table-cell table:style-name="ce2" table:formula="of:=([.T22]/(1-[.Z22]))" office:value-type="float" office:value="0.166666666666667">
            <text:p>0,17</text:p>
          </table:table-cell>
          <table:table-cell table:style-name="ce2" table:formula="of:=([.U22]/(1-[.AA22]))" office:value-type="float" office:value="0.211640418320005">
            <text:p>0,21</text:p>
          </table:table-cell>
          <table:table-cell table:style-name="ce2" table:formula="of:=([.V22]/(1-[.AB22]))" office:value-type="float" office:value="0.238888888888889">
            <text:p>0,24</text:p>
          </table:table-cell>
          <table:table-cell table:style-name="ce2" table:formula="of:=([.W22]/(1-[.AC22]))" office:value-type="float" office:value="0.256805555555555">
            <text:p>0,26</text:p>
          </table:table-cell>
          <table:table-cell table:style-name="ce2" table:formula="of:=([.X22]/(1-[.AD22]))" office:value-type="float" office:value="0.253635364288502">
            <text:p>0,25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>
            <draw:frame table:end-cell-address="Cours.O39" table:end-x="1.201cm" table:end-y="0.267cm" draw:z-index="12" draw:name="Image 64" draw:style-name="gr8" svg:width="10.621cm" svg:height="7.466cm" svg:x="0.781cm" svg:y="0.027cm">
              <draw:object-ole draw:class-id="0002CE02-0000-0000-c000-00000000004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 table:number-columns-repeated="7"/>
          <table:table-cell/>
          <table:table-cell table:style-name="Default"/>
          <table:table-cell office:value-type="float" office:value="4.5">
            <text:p>4,5</text:p>
          </table:table-cell>
          <table:table-cell table:style-name="ce2" table:formula="of:=WEIBULL([.$R23];[.S$1];6;FALSE())" office:value-type="float" office:value="0">
            <text:p>Err :502</text:p>
          </table:table-cell>
          <table:table-cell table:style-name="ce2" table:formula="of:=WEIBULL([.$R23];[.T$1];6;FALSE())" office:value-type="float" office:value="0.0787277587901691">
            <text:p>0,08</text:p>
          </table:table-cell>
          <table:table-cell table:style-name="ce2" table:formula="of:=WEIBULL([.$R23];[.U$1];6;FALSE())" office:value-type="float" office:value="0.113080598870172">
            <text:p>0,11</text:p>
          </table:table-cell>
          <table:table-cell table:style-name="ce2" table:formula="of:=WEIBULL([.$R23];[.V$1];6;FALSE())" office:value-type="float" office:value="0.142445706182731">
            <text:p>0,14</text:p>
          </table:table-cell>
          <table:table-cell table:style-name="ce2" table:formula="of:=WEIBULL([.$R23];[.W$1];6;FALSE())" office:value-type="float" office:value="0.18444825317011">
            <text:p>0,18</text:p>
          </table:table-cell>
          <table:table-cell table:style-name="ce2" table:formula="of:=WEIBULL([.$R23];[.X$1];6;FALSE())" office:value-type="float" office:value="0.197196191657111">
            <text:p>0,20</text:p>
          </table:table-cell>
          <table:table-cell table:style-name="ce2" table:formula="of:=WEIBULL([.$R23];[.Y$1];6;TRUE())" office:value-type="float" office:value="0">
            <text:p>Err :502</text:p>
          </table:table-cell>
          <table:table-cell table:style-name="ce2" table:formula="of:=WEIBULL([.$R23];[.Z$1];6;TRUE())" office:value-type="float" office:value="0.527633447258985">
            <text:p>0,53</text:p>
          </table:table-cell>
          <table:table-cell table:style-name="ce2" table:formula="of:=WEIBULL([.$R23];[.AA$1];6;TRUE())" office:value-type="float" office:value="0.477703086417459">
            <text:p>0,48</text:p>
          </table:table-cell>
          <table:table-cell table:style-name="ce2" table:formula="of:=WEIBULL([.$R23];[.AB$1];6;TRUE())" office:value-type="float" office:value="0.430217175269077">
            <text:p>0,43</text:p>
          </table:table-cell>
          <table:table-cell table:style-name="ce2" table:formula="of:=WEIBULL([.$R23];[.AC$1];6;TRUE())" office:value-type="float" office:value="0.344183988728498">
            <text:p>0,34</text:p>
          </table:table-cell>
          <table:table-cell table:style-name="ce2" table:formula="of:=WEIBULL([.$R23];[.AD$1];6;TRUE())" office:value-type="float" office:value="0.30604937547336">
            <text:p>0,31</text:p>
          </table:table-cell>
          <table:table-cell table:style-name="ce2" table:formula="of:=([.S23]/(1-[.Y23]))" office:value-type="float" office:value="0">
            <text:p>Err :502</text:p>
          </table:table-cell>
          <table:table-cell table:style-name="ce2" table:formula="of:=([.T23]/(1-[.Z23]))" office:value-type="float" office:value="0.166666666666667">
            <text:p>0,17</text:p>
          </table:table-cell>
          <table:table-cell table:style-name="ce2" table:formula="of:=([.U23]/(1-[.AA23]))" office:value-type="float" office:value="0.21650635094611">
            <text:p>0,22</text:p>
          </table:table-cell>
          <table:table-cell table:style-name="ce2" table:formula="of:=([.V23]/(1-[.AB23]))" office:value-type="float" office:value="0.25">
            <text:p>0,25</text:p>
          </table:table-cell>
          <table:table-cell table:style-name="ce2" table:formula="of:=([.W23]/(1-[.AC23]))" office:value-type="float" office:value="0.28125">
            <text:p>0,28</text:p>
          </table:table-cell>
          <table:table-cell table:style-name="ce2" table:formula="of:=([.X23]/(1-[.AD23]))" office:value-type="float" office:value="0.284164585616769">
            <text:p>0,2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3"/>
          <table:table-cell table:style-name="Default"/>
          <table:table-cell office:value-type="float" office:value="4.7">
            <text:p>4,7</text:p>
          </table:table-cell>
          <table:table-cell table:style-name="ce2" table:formula="of:=WEIBULL([.$R24];[.S$1];6;FALSE())" office:value-type="float" office:value="0">
            <text:p>Err :502</text:p>
          </table:table-cell>
          <table:table-cell table:style-name="ce2" table:formula="of:=WEIBULL([.$R24];[.T$1];6;FALSE())" office:value-type="float" office:value="0.0761467558567153">
            <text:p>0,08</text:p>
          </table:table-cell>
          <table:table-cell table:style-name="ce2" table:formula="of:=WEIBULL([.$R24];[.U$1];6;FALSE())" office:value-type="float" office:value="0.110615972461829">
            <text:p>0,11</text:p>
          </table:table-cell>
          <table:table-cell table:style-name="ce2" table:formula="of:=WEIBULL([.$R24];[.V$1];6;FALSE())" office:value-type="float" office:value="0.141363546862941">
            <text:p>0,14</text:p>
          </table:table-cell>
          <table:table-cell table:style-name="ce2" table:formula="of:=WEIBULL([.$R24];[.W$1];6;FALSE())" office:value-type="float" office:value="0.189720538682567">
            <text:p>0,19</text:p>
          </table:table-cell>
          <table:table-cell table:style-name="ce2" table:formula="of:=WEIBULL([.$R24];[.X$1];6;FALSE())" office:value-type="float" office:value="0.207027380229337">
            <text:p>0,21</text:p>
          </table:table-cell>
          <table:table-cell table:style-name="ce2" table:formula="of:=WEIBULL([.$R24];[.Y$1];6;TRUE())" office:value-type="float" office:value="0">
            <text:p>Err :502</text:p>
          </table:table-cell>
          <table:table-cell table:style-name="ce2" table:formula="of:=WEIBULL([.$R24];[.Z$1];6;TRUE())" office:value-type="float" office:value="0.543119464859708">
            <text:p>0,54</text:p>
          </table:table-cell>
          <table:table-cell table:style-name="ce2" table:formula="of:=WEIBULL([.$R24];[.AA$1];6;TRUE())" office:value-type="float" office:value="0.500075375274431">
            <text:p>0,50</text:p>
          </table:table-cell>
          <table:table-cell table:style-name="ce2" table:formula="of:=WEIBULL([.$R24];[.AB$1];6;TRUE())" office:value-type="float" office:value="0.458607692865332">
            <text:p>0,46</text:p>
          </table:table-cell>
          <table:table-cell table:style-name="ce2" table:formula="of:=WEIBULL([.$R24];[.AC$1];6;TRUE())" office:value-type="float" office:value="0.381626130142832">
            <text:p>0,38</text:p>
          </table:table-cell>
          <table:table-cell table:style-name="ce2" table:formula="of:=WEIBULL([.$R24];[.AD$1];6;TRUE())" office:value-type="float" office:value="0.346501682691017">
            <text:p>0,35</text:p>
          </table:table-cell>
          <table:table-cell table:style-name="ce2" table:formula="of:=([.S24]/(1-[.Y24]))" office:value-type="float" office:value="0">
            <text:p>Err :502</text:p>
          </table:table-cell>
          <table:table-cell table:style-name="ce2" table:formula="of:=([.T24]/(1-[.Z24]))" office:value-type="float" office:value="0.166666666666667">
            <text:p>0,17</text:p>
          </table:table-cell>
          <table:table-cell table:style-name="ce2" table:formula="of:=([.U24]/(1-[.AA24]))" office:value-type="float" office:value="0.221265300789196">
            <text:p>0,22</text:p>
          </table:table-cell>
          <table:table-cell table:style-name="ce2" table:formula="of:=([.V24]/(1-[.AB24]))" office:value-type="float" office:value="0.261111111111111">
            <text:p>0,26</text:p>
          </table:table-cell>
          <table:table-cell table:style-name="ce2" table:formula="of:=([.W24]/(1-[.AC24]))" office:value-type="float" office:value="0.306805555555556">
            <text:p>0,31</text:p>
          </table:table-cell>
          <table:table-cell table:style-name="ce2" table:formula="of:=([.X24]/(1-[.AD24]))" office:value-type="float" office:value="0.316798643157716">
            <text:p>0,32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12"/>
          <table:table-cell/>
          <table:table-cell table:style-name="Default"/>
          <table:table-cell office:value-type="float" office:value="4.9">
            <text:p>4,9</text:p>
          </table:table-cell>
          <table:table-cell table:style-name="ce2" table:formula="of:=WEIBULL([.$R25];[.S$1];6;FALSE())" office:value-type="float" office:value="0">
            <text:p>Err :502</text:p>
          </table:table-cell>
          <table:table-cell table:style-name="ce2" table:formula="of:=WEIBULL([.$R25];[.T$1];6;FALSE())" office:value-type="float" office:value="0.0736503682640875">
            <text:p>0,07</text:p>
          </table:table-cell>
          <table:table-cell table:style-name="ce2" table:formula="of:=WEIBULL([.$R25];[.U$1];6;FALSE())" office:value-type="float" office:value="0.108005299202742">
            <text:p>0,11</text:p>
          </table:table-cell>
          <table:table-cell table:style-name="ce2" table:formula="of:=WEIBULL([.$R25];[.V$1];6;FALSE())" office:value-type="float" office:value="0.139724731253521">
            <text:p>0,14</text:p>
          </table:table-cell>
          <table:table-cell table:style-name="ce2" table:formula="of:=WEIBULL([.$R25];[.W$1];6;FALSE())" office:value-type="float" office:value="0.193424696993675">
            <text:p>0,19</text:p>
          </table:table-cell>
          <table:table-cell table:style-name="ce2" table:formula="of:=WEIBULL([.$R25];[.X$1];6;FALSE())" office:value-type="float" office:value="0.21491246034689">
            <text:p>0,21</text:p>
          </table:table-cell>
          <table:table-cell table:style-name="ce2" table:formula="of:=WEIBULL([.$R25];[.Y$1];6;TRUE())" office:value-type="float" office:value="0">
            <text:p>Err :502</text:p>
          </table:table-cell>
          <table:table-cell table:style-name="ce2" table:formula="of:=WEIBULL([.$R25];[.Z$1];6;TRUE())" office:value-type="float" office:value="0.558097790415475">
            <text:p>0,56</text:p>
          </table:table-cell>
          <table:table-cell table:style-name="ce2" table:formula="of:=WEIBULL([.$R25];[.AA$1];6;TRUE())" office:value-type="float" office:value="0.521939742726437">
            <text:p>0,52</text:p>
          </table:table-cell>
          <table:table-cell table:style-name="ce2" table:formula="of:=WEIBULL([.$R25];[.AB$1];6;TRUE())" office:value-type="float" office:value="0.486725477027881">
            <text:p>0,49</text:p>
          </table:table-cell>
          <table:table-cell table:style-name="ce2" table:formula="of:=WEIBULL([.$R25];[.AC$1];6;TRUE())" office:value-type="float" office:value="0.419967589190146">
            <text:p>0,42</text:p>
          </table:table-cell>
          <table:table-cell table:style-name="ce2" table:formula="of:=WEIBULL([.$R25];[.AD$1];6;TRUE())" office:value-type="float" office:value="0.388730498209934">
            <text:p>0,39</text:p>
          </table:table-cell>
          <table:table-cell table:style-name="ce2" table:formula="of:=([.S25]/(1-[.Y25]))" office:value-type="float" office:value="0">
            <text:p>Err :502</text:p>
          </table:table-cell>
          <table:table-cell table:style-name="ce2" table:formula="of:=([.T25]/(1-[.Z25]))" office:value-type="float" office:value="0.166666666666667">
            <text:p>0,17</text:p>
          </table:table-cell>
          <table:table-cell table:style-name="ce2" table:formula="of:=([.U25]/(1-[.AA25]))" office:value-type="float" office:value="0.225924028528766">
            <text:p>0,23</text:p>
          </table:table-cell>
          <table:table-cell table:style-name="ce2" table:formula="of:=([.V25]/(1-[.AB25]))" office:value-type="float" office:value="0.272222222222222">
            <text:p>0,27</text:p>
          </table:table-cell>
          <table:table-cell table:style-name="ce2" table:formula="of:=([.W25]/(1-[.AC25]))" office:value-type="float" office:value="0.333472222222222">
            <text:p>0,33</text:p>
          </table:table-cell>
          <table:table-cell table:style-name="ce2" table:formula="of:=([.X25]/(1-[.AD25]))" office:value-type="float" office:value="0.351583809952127">
            <text:p>0,35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12"/>
          <table:table-cell/>
          <table:table-cell table:style-name="Default"/>
          <table:table-cell office:value-type="float" office:value="5.1">
            <text:p>5,1</text:p>
          </table:table-cell>
          <table:table-cell table:style-name="ce2" table:formula="of:=WEIBULL([.$R26];[.S$1];6;FALSE())" office:value-type="float" office:value="0">
            <text:p>Err :502</text:p>
          </table:table-cell>
          <table:table-cell table:style-name="ce2" table:formula="of:=WEIBULL([.$R26];[.T$1];6;FALSE())" office:value-type="float" office:value="0.0712358219914545">
            <text:p>0,07</text:p>
          </table:table-cell>
          <table:table-cell table:style-name="ce2" table:formula="of:=WEIBULL([.$R26];[.U$1];6;FALSE())" office:value-type="float" office:value="0.105271231243039">
            <text:p>0,11</text:p>
          </table:table-cell>
          <table:table-cell table:style-name="ce2" table:formula="of:=WEIBULL([.$R26];[.V$1];6;FALSE())" office:value-type="float" office:value="0.137568786960322">
            <text:p>0,14</text:p>
          </table:table-cell>
          <table:table-cell table:style-name="ce2" table:formula="of:=WEIBULL([.$R26];[.W$1];6;FALSE())" office:value-type="float" office:value="0.195477491426082">
            <text:p>0,20</text:p>
          </table:table-cell>
          <table:table-cell table:style-name="ce2" table:formula="of:=WEIBULL([.$R26];[.X$1];6;FALSE())" office:value-type="float" office:value="0.220581266054199">
            <text:p>0,22</text:p>
          </table:table-cell>
          <table:table-cell table:style-name="ce2" table:formula="of:=WEIBULL([.$R26];[.Y$1];6;TRUE())" office:value-type="float" office:value="0">
            <text:p>Err :502</text:p>
          </table:table-cell>
          <table:table-cell table:style-name="ce2" table:formula="of:=WEIBULL([.$R26];[.Z$1];6;TRUE())" office:value-type="float" office:value="0.572585068051273">
            <text:p>0,57</text:p>
          </table:table-cell>
          <table:table-cell table:style-name="ce2" table:formula="of:=WEIBULL([.$R26];[.AA$1];6;TRUE())" office:value-type="float" office:value="0.543269272226278">
            <text:p>0,54</text:p>
          </table:table-cell>
          <table:table-cell table:style-name="ce2" table:formula="of:=WEIBULL([.$R26];[.AB$1];6;TRUE())" office:value-type="float" office:value="0.514463104845921">
            <text:p>0,51</text:p>
          </table:table-cell>
          <table:table-cell table:style-name="ce2" table:formula="of:=WEIBULL([.$R26];[.AC$1];6;TRUE())" office:value-type="float" office:value="0.458885836882817">
            <text:p>0,46</text:p>
          </table:table-cell>
          <table:table-cell table:style-name="ce2" table:formula="of:=WEIBULL([.$R26];[.AD$1];6;TRUE())" office:value-type="float" office:value="0.432318793498492">
            <text:p>0,43</text:p>
          </table:table-cell>
          <table:table-cell table:style-name="ce2" table:formula="of:=([.S26]/(1-[.Y26]))" office:value-type="float" office:value="0">
            <text:p>Err :502</text:p>
          </table:table-cell>
          <table:table-cell table:style-name="ce2" table:formula="of:=([.T26]/(1-[.Z26]))" office:value-type="float" office:value="0.166666666666667">
            <text:p>0,17</text:p>
          </table:table-cell>
          <table:table-cell table:style-name="ce2" table:formula="of:=([.U26]/(1-[.AA26]))" office:value-type="float" office:value="0.230488611432322">
            <text:p>0,23</text:p>
          </table:table-cell>
          <table:table-cell table:style-name="ce2" table:formula="of:=([.V26]/(1-[.AB26]))" office:value-type="float" office:value="0.283333333333333">
            <text:p>0,28</text:p>
          </table:table-cell>
          <table:table-cell table:style-name="ce2" table:formula="of:=([.W26]/(1-[.AC26]))" office:value-type="float" office:value="0.36125">
            <text:p>0,36</text:p>
          </table:table-cell>
          <table:table-cell table:style-name="ce2" table:formula="of:=([.X26]/(1-[.AD26]))" office:value-type="float" office:value="0.388565384106323">
            <text:p>0,39</text:p>
          </table:table-cell>
          <table:table-cell table:number-columns-repeated="988"/>
        </table:table-row>
        <table:table-row table:style-name="ro1">
          <table:table-cell/>
          <table:table-cell>
            <draw:custom-shape table:end-cell-address="Cours.C28" table:end-x="0.506cm" table:end-y="0.347cm" draw:z-index="2" draw:name="Texte 11" draw:style-name="gr4" draw:text-style-name="P2" svg:width="3.683cm" svg:height="0.531cm" svg:x="0.391cm" svg:y="0.267cm">
              <text:p text:style-name="P1"><text:span text:style-name="T2">CARACTERISTIQU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/>
          <table:table-cell table:style-name="Default"/>
          <table:table-cell table:style-name="Default">
            <draw:custom-shape table:end-cell-address="Cours.H35" table:end-x="0.224cm" table:end-y="0.373cm" draw:z-index="11" draw:name="Texte 63" draw:style-name="gr6" draw:text-style-name="P2" svg:width="3.485cm" svg:height="3.719cm" svg:x="0.419cm" svg:y="0.267cm">
              <text:p text:style-name="P1"><text:span text:style-name="T2">DETERMINATION DES PARAMETRES par </text:span></text:p>
              <text:p text:style-name="P1"><text:span text:style-name="T2">la METHODE DES MOINDRES CARRES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Default" table:number-columns-repeated="10"/>
          <table:table-cell table:number-columns-repeated="2"/>
          <table:table-cell office:value-type="float" office:value="5.3">
            <text:p>5,3</text:p>
          </table:table-cell>
          <table:table-cell table:style-name="ce2" table:formula="of:=WEIBULL([.$R27];[.S$1];6;FALSE())" office:value-type="float" office:value="0">
            <text:p>Err :502</text:p>
          </table:table-cell>
          <table:table-cell table:style-name="ce2" table:formula="of:=WEIBULL([.$R27];[.T$1];6;FALSE())" office:value-type="float" office:value="0.0689004339612049">
            <text:p>0,07</text:p>
          </table:table-cell>
          <table:table-cell table:style-name="ce2" table:formula="of:=WEIBULL([.$R27];[.U$1];6;FALSE())" office:value-type="float" office:value="0.102434806815544">
            <text:p>0,10</text:p>
          </table:table-cell>
          <table:table-cell table:style-name="ce2" table:formula="of:=WEIBULL([.$R27];[.V$1];6;FALSE())" office:value-type="float" office:value="0.134937615451393">
            <text:p>0,13</text:p>
          </table:table-cell>
          <table:table-cell table:style-name="ce2" table:formula="of:=WEIBULL([.$R27];[.W$1];6;FALSE())" office:value-type="float" office:value="0.195832055204163">
            <text:p>0,20</text:p>
          </table:table-cell>
          <table:table-cell table:style-name="ce2" table:formula="of:=WEIBULL([.$R27];[.X$1];6;FALSE())" office:value-type="float" office:value="0.223818237136752">
            <text:p>0,22</text:p>
          </table:table-cell>
          <table:table-cell table:style-name="ce2" table:formula="of:=WEIBULL([.$R27];[.Y$1];6;TRUE())" office:value-type="float" office:value="0">
            <text:p>Err :502</text:p>
          </table:table-cell>
          <table:table-cell table:style-name="ce2" table:formula="of:=WEIBULL([.$R27];[.Z$1];6;TRUE())" office:value-type="float" office:value="0.586597396232771">
            <text:p>0,59</text:p>
          </table:table-cell>
          <table:table-cell table:style-name="ce2" table:formula="of:=WEIBULL([.$R27];[.AA$1];6;TRUE())" office:value-type="float" office:value="0.564041414866297">
            <text:p>0,56</text:p>
          </table:table-cell>
          <table:table-cell table:style-name="ce2" table:formula="of:=WEIBULL([.$R27];[.AB$1];6;TRUE())" office:value-type="float" office:value="0.541721306014137">
            <text:p>0,54</text:p>
          </table:table-cell>
          <table:table-cell table:style-name="ce2" table:formula="of:=WEIBULL([.$R27];[.AC$1];6;TRUE())" office:value-type="float" office:value="0.498045283919555">
            <text:p>0,50</text:p>
          </table:table-cell>
          <table:table-cell table:style-name="ce2" table:formula="of:=WEIBULL([.$R27];[.AD$1];6;TRUE())" office:value-type="float" office:value="0.476800730716744">
            <text:p>0,48</text:p>
          </table:table-cell>
          <table:table-cell table:style-name="ce2" table:formula="of:=([.S27]/(1-[.Y27]))" office:value-type="float" office:value="0">
            <text:p>Err :502</text:p>
          </table:table-cell>
          <table:table-cell table:style-name="ce2" table:formula="of:=([.T27]/(1-[.Z27]))" office:value-type="float" office:value="0.166666666666667">
            <text:p>0,17</text:p>
          </table:table-cell>
          <table:table-cell table:style-name="ce2" table:formula="of:=([.U27]/(1-[.AA27]))" office:value-type="float" office:value="0.234964536331195">
            <text:p>0,23</text:p>
          </table:table-cell>
          <table:table-cell table:style-name="ce2" table:formula="of:=([.V27]/(1-[.AB27]))" office:value-type="float" office:value="0.294444444444444">
            <text:p>0,29</text:p>
          </table:table-cell>
          <table:table-cell table:style-name="ce2" table:formula="of:=([.W27]/(1-[.AC27]))" office:value-type="float" office:value="0.390138888888889">
            <text:p>0,39</text:p>
          </table:table-cell>
          <table:table-cell table:style-name="ce2" table:formula="of:=([.X27]/(1-[.AD27]))" office:value-type="float" office:value="0.427787747951878">
            <text:p>0,4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3"/>
          <table:table-cell/>
          <table:table-cell office:value-type="float" office:value="5.5">
            <text:p>5,5</text:p>
          </table:table-cell>
          <table:table-cell table:style-name="ce2" table:formula="of:=WEIBULL([.$R28];[.S$1];6;FALSE())" office:value-type="float" office:value="0">
            <text:p>Err :502</text:p>
          </table:table-cell>
          <table:table-cell table:style-name="ce2" table:formula="of:=WEIBULL([.$R28];[.T$1];6;FALSE())" office:value-type="float" office:value="0.0666416090574746">
            <text:p>0,07</text:p>
          </table:table-cell>
          <table:table-cell table:style-name="ce2" table:formula="of:=WEIBULL([.$R28];[.U$1];6;FALSE())" office:value-type="float" office:value="0.0995155301529398">
            <text:p>0,10</text:p>
          </table:table-cell>
          <table:table-cell table:style-name="ce2" table:formula="of:=WEIBULL([.$R28];[.V$1];6;FALSE())" office:value-type="float" office:value="0.131874911817365">
            <text:p>0,13</text:p>
          </table:table-cell>
          <table:table-cell table:style-name="ce2" table:formula="of:=WEIBULL([.$R28];[.W$1];6;FALSE())" office:value-type="float" office:value="0.194480269317147">
            <text:p>0,19</text:p>
          </table:table-cell>
          <table:table-cell table:style-name="ce2" table:formula="of:=WEIBULL([.$R28];[.X$1];6;FALSE())" office:value-type="float" office:value="0.224475747746838">
            <text:p>0,22</text:p>
          </table:table-cell>
          <table:table-cell table:style-name="ce2" table:formula="of:=WEIBULL([.$R28];[.Y$1];6;TRUE())" office:value-type="float" office:value="0">
            <text:p>Err :502</text:p>
          </table:table-cell>
          <table:table-cell table:style-name="ce2" table:formula="of:=WEIBULL([.$R28];[.Z$1];6;TRUE())" office:value-type="float" office:value="0.600150345655153">
            <text:p>0,60</text:p>
          </table:table-cell>
          <table:table-cell table:style-name="ce2" table:formula="of:=WEIBULL([.$R28];[.AA$1];6;TRUE())" office:value-type="float" office:value="0.584237674714904">
            <text:p>0,58</text:p>
          </table:table-cell>
          <table:table-cell table:style-name="ce2" table:formula="of:=WEIBULL([.$R28];[.AB$1];6;TRUE())" office:value-type="float" office:value="0.568409379506805">
            <text:p>0,57</text:p>
          </table:table-cell>
          <table:table-cell table:style-name="ce2" table:formula="of:=WEIBULL([.$R28];[.AC$1];6;TRUE())" office:value-type="float" office:value="0.537104813526129">
            <text:p>0,54</text:p>
          </table:table-cell>
          <table:table-cell table:style-name="ce2" table:formula="of:=WEIBULL([.$R28];[.AD$1];6;TRUE())" office:value-type="float" office:value="0.521673948196204">
            <text:p>0,52</text:p>
          </table:table-cell>
          <table:table-cell table:style-name="ce2" table:formula="of:=([.S28]/(1-[.Y28]))" office:value-type="float" office:value="0">
            <text:p>Err :502</text:p>
          </table:table-cell>
          <table:table-cell table:style-name="ce2" table:formula="of:=([.T28]/(1-[.Z28]))" office:value-type="float" office:value="0.166666666666667">
            <text:p>0,17</text:p>
          </table:table-cell>
          <table:table-cell table:style-name="ce2" table:formula="of:=([.U28]/(1-[.AA28]))" office:value-type="float" office:value="0.239356776939085">
            <text:p>0,24</text:p>
          </table:table-cell>
          <table:table-cell table:style-name="ce2" table:formula="of:=([.V28]/(1-[.AB28]))" office:value-type="float" office:value="0.305555555555555">
            <text:p>0,31</text:p>
          </table:table-cell>
          <table:table-cell table:style-name="ce2" table:formula="of:=([.W28]/(1-[.AC28]))" office:value-type="float" office:value="0.420138888888889">
            <text:p>0,42</text:p>
          </table:table-cell>
          <table:table-cell table:style-name="ce2" table:formula="of:=([.X28]/(1-[.AD28]))" office:value-type="float" office:value="0.469294421452326">
            <text:p>0,47</text:p>
          </table:table-cell>
          <table:table-cell table:number-columns-repeated="988"/>
        </table:table-row>
        <table:table-row table:style-name="ro1">
          <table:table-cell/>
          <table:table-cell>
            <draw:frame table:end-cell-address="Cours.C38" table:end-x="2.427cm" table:end-y="0.267cm" draw:z-index="5" draw:name="Image 55" draw:style-name="gr9" svg:width="5.66cm" svg:height="4.065cm" svg:x="0.335cm" svg:y="0.267cm">
              <draw:object-ole draw:class-id="0002CE02-0000-0000-c000-00000000004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Default" table:number-columns-repeated="12"/>
          <table:table-cell table:number-columns-repeated="2"/>
          <table:table-cell office:value-type="float" office:value="5.7">
            <text:p>5,7</text:p>
          </table:table-cell>
          <table:table-cell table:style-name="ce2" table:formula="of:=WEIBULL([.$R29];[.S$1];6;FALSE())" office:value-type="float" office:value="0">
            <text:p>Err :502</text:p>
          </table:table-cell>
          <table:table-cell table:style-name="ce2" table:formula="of:=WEIBULL([.$R29];[.T$1];6;FALSE())" office:value-type="float" office:value="0.0644568372424169">
            <text:p>0,06</text:p>
          </table:table-cell>
          <table:table-cell table:style-name="ce2" table:formula="of:=WEIBULL([.$R29];[.U$1];6;FALSE())" office:value-type="float" office:value="0.0965314447802543">
            <text:p>0,10</text:p>
          </table:table-cell>
          <table:table-cell table:style-name="ce2" table:formula="of:=WEIBULL([.$R29];[.V$1];6;FALSE())" office:value-type="float" office:value="0.128425593270051">
            <text:p>0,13</text:p>
          </table:table-cell>
          <table:table-cell table:style-name="ce2" table:formula="of:=WEIBULL([.$R29];[.W$1];6;FALSE())" office:value-type="float" office:value="0.191453796821168">
            <text:p>0,19</text:p>
          </table:table-cell>
          <table:table-cell table:style-name="ce2" table:formula="of:=WEIBULL([.$R29];[.X$1];6;FALSE())" office:value-type="float" office:value="0.222485017473772">
            <text:p>0,22</text:p>
          </table:table-cell>
          <table:table-cell table:style-name="ce2" table:formula="of:=WEIBULL([.$R29];[.Y$1];6;TRUE())" office:value-type="float" office:value="0">
            <text:p>Err :502</text:p>
          </table:table-cell>
          <table:table-cell table:style-name="ce2" table:formula="of:=WEIBULL([.$R29];[.Z$1];6;TRUE())" office:value-type="float" office:value="0.613258976545499">
            <text:p>0,61</text:p>
          </table:table-cell>
          <table:table-cell table:style-name="ce2" table:formula="of:=WEIBULL([.$R29];[.AA$1];6;TRUE())" office:value-type="float" office:value="0.603843309439823">
            <text:p>0,60</text:p>
          </table:table-cell>
          <table:table-cell table:style-name="ce2" table:formula="of:=WEIBULL([.$R29];[.AB$1];6;TRUE())" office:value-type="float" office:value="0.59444549493668">
            <text:p>0,59</text:p>
          </table:table-cell>
          <table:table-cell table:style-name="ce2" table:formula="of:=WEIBULL([.$R29];[.AC$1];6;TRUE())" office:value-type="float" office:value="0.575725658014033">
            <text:p>0,58</text:p>
          </table:table-cell>
          <table:table-cell table:style-name="ce2" table:formula="of:=WEIBULL([.$R29];[.AD$1];6;TRUE())" office:value-type="float" office:value="0.566414287440201">
            <text:p>0,57</text:p>
          </table:table-cell>
          <table:table-cell table:style-name="ce2" table:formula="of:=([.S29]/(1-[.Y29]))" office:value-type="float" office:value="0">
            <text:p>Err :502</text:p>
          </table:table-cell>
          <table:table-cell table:style-name="ce2" table:formula="of:=([.T29]/(1-[.Z29]))" office:value-type="float" office:value="0.166666666666667">
            <text:p>0,17</text:p>
          </table:table-cell>
          <table:table-cell table:style-name="ce2" table:formula="of:=([.U29]/(1-[.AA29]))" office:value-type="float" office:value="0.243669858620224">
            <text:p>0,24</text:p>
          </table:table-cell>
          <table:table-cell table:style-name="ce2" table:formula="of:=([.V29]/(1-[.AB29]))" office:value-type="float" office:value="0.316666666666667">
            <text:p>0,32</text:p>
          </table:table-cell>
          <table:table-cell table:style-name="ce2" table:formula="of:=([.W29]/(1-[.AC29]))" office:value-type="float" office:value="0.45125">
            <text:p>0,45</text:p>
          </table:table-cell>
          <table:table-cell table:style-name="ce2" table:formula="of:=([.X29]/(1-[.AD29]))" office:value-type="float" office:value="0.513128110611089">
            <text:p>0,51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12"/>
          <table:table-cell/>
          <table:table-cell office:value-type="string">
            <text:p><text:s/></text:p>
          </table:table-cell>
          <table:table-cell office:value-type="float" office:value="5.9">
            <text:p>5,9</text:p>
          </table:table-cell>
          <table:table-cell table:style-name="ce2" table:formula="of:=WEIBULL([.$R30];[.S$1];6;FALSE())" office:value-type="float" office:value="0">
            <text:p>Err :502</text:p>
          </table:table-cell>
          <table:table-cell table:style-name="ce2" table:formula="of:=WEIBULL([.$R30];[.T$1];6;FALSE())" office:value-type="float" office:value="0.0623436907670138">
            <text:p>0,06</text:p>
          </table:table-cell>
          <table:table-cell table:style-name="ce2" table:formula="of:=WEIBULL([.$R30];[.U$1];6;FALSE())" office:value-type="float" office:value="0.0934992019404417">
            <text:p>0,09</text:p>
          </table:table-cell>
          <table:table-cell table:style-name="ce2" table:formula="of:=WEIBULL([.$R30];[.V$1];6;FALSE())" office:value-type="float" office:value="0.124635244505213">
            <text:p>0,12</text:p>
          </table:table-cell>
          <table:table-cell table:style-name="ce2" table:formula="of:=WEIBULL([.$R30];[.W$1];6;FALSE())" office:value-type="float" office:value="0.186823656409757">
            <text:p>0,19</text:p>
          </table:table-cell>
          <table:table-cell table:style-name="ce2" table:formula="of:=WEIBULL([.$R30];[.X$1];6;FALSE())" office:value-type="float" office:value="0.217863592440952">
            <text:p>0,22</text:p>
          </table:table-cell>
          <table:table-cell table:style-name="ce2" table:formula="of:=WEIBULL([.$R30];[.Y$1];6;TRUE())" office:value-type="float" office:value="0">
            <text:p>Err :502</text:p>
          </table:table-cell>
          <table:table-cell table:style-name="ce2" table:formula="of:=WEIBULL([.$R30];[.Z$1];6;TRUE())" office:value-type="float" office:value="0.625937855397917">
            <text:p>0,63</text:p>
          </table:table-cell>
          <table:table-cell table:style-name="ce2" table:formula="of:=WEIBULL([.$R30];[.AA$1];6;TRUE())" office:value-type="float" office:value="0.622847045078401">
            <text:p>0,62</text:p>
          </table:table-cell>
          <table:table-cell table:style-name="ce2" table:formula="of:=WEIBULL([.$R30];[.AB$1];6;TRUE())" office:value-type="float" office:value="0.619756881170537">
            <text:p>0,62</text:p>
          </table:table-cell>
          <table:table-cell table:style-name="ce2" table:formula="of:=WEIBULL([.$R30];[.AC$1];6;TRUE())" office:value-type="float" office:value="0.61357933750352">
            <text:p>0,61</text:p>
          </table:table-cell>
          <table:table-cell table:style-name="ce2" table:formula="of:=WEIBULL([.$R30];[.AD$1];6;TRUE())" office:value-type="float" office:value="0.610492375304026">
            <text:p>0,61</text:p>
          </table:table-cell>
          <table:table-cell table:style-name="ce2" table:formula="of:=([.S30]/(1-[.Y30]))" office:value-type="float" office:value="0">
            <text:p>Err :502</text:p>
          </table:table-cell>
          <table:table-cell table:style-name="ce2" table:formula="of:=([.T30]/(1-[.Z30]))" office:value-type="float" office:value="0.166666666666667">
            <text:p>0,17</text:p>
          </table:table-cell>
          <table:table-cell table:style-name="ce2" table:formula="of:=([.U30]/(1-[.AA30]))" office:value-type="float" office:value="0.247907913010725">
            <text:p>0,25</text:p>
          </table:table-cell>
          <table:table-cell table:style-name="ce2" table:formula="of:=([.V30]/(1-[.AB30]))" office:value-type="float" office:value="0.327777777777778">
            <text:p>0,33</text:p>
          </table:table-cell>
          <table:table-cell table:style-name="ce2" table:formula="of:=([.W30]/(1-[.AC30]))" office:value-type="float" office:value="0.483472222222222">
            <text:p>0,48</text:p>
          </table:table-cell>
          <table:table-cell table:style-name="ce2" table:formula="of:=([.X30]/(1-[.AD30]))" office:value-type="float" office:value="0.559330751512254">
            <text:p>0,5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12"/>
          <table:table-cell table:number-columns-repeated="2"/>
          <table:table-cell office:value-type="float" office:value="6.1">
            <text:p>6,1</text:p>
          </table:table-cell>
          <table:table-cell table:style-name="ce2" table:formula="of:=WEIBULL([.$R31];[.S$1];6;FALSE())" office:value-type="float" office:value="0">
            <text:p>Err :502</text:p>
          </table:table-cell>
          <table:table-cell table:style-name="ce2" table:formula="of:=WEIBULL([.$R31];[.T$1];6;FALSE())" office:value-type="float" office:value="0.0602998214733271">
            <text:p>0,06</text:p>
          </table:table-cell>
          <table:table-cell table:style-name="ce2" table:formula="of:=WEIBULL([.$R31];[.U$1];6;FALSE())" office:value-type="float" office:value="0.0904341254181993">
            <text:p>0,09</text:p>
          </table:table-cell>
          <table:table-cell table:style-name="ce2" table:formula="of:=WEIBULL([.$R31];[.V$1];6;FALSE())" office:value-type="float" office:value="0.12054958730103">
            <text:p>0,12</text:p>
          </table:table-cell>
          <table:table-cell table:style-name="ce2" table:formula="of:=WEIBULL([.$R31];[.W$1];6;FALSE())" office:value-type="float" office:value="0.180698290904741">
            <text:p>0,18</text:p>
          </table:table-cell>
          <table:table-cell table:style-name="ce2" table:formula="of:=WEIBULL([.$R31];[.X$1];6;FALSE())" office:value-type="float" office:value="0.210718532475809">
            <text:p>0,21</text:p>
          </table:table-cell>
          <table:table-cell table:style-name="ce2" table:formula="of:=WEIBULL([.$R31];[.Y$1];6;TRUE())" office:value-type="float" office:value="0">
            <text:p>Err :502</text:p>
          </table:table-cell>
          <table:table-cell table:style-name="ce2" table:formula="of:=WEIBULL([.$R31];[.Z$1];6;TRUE())" office:value-type="float" office:value="0.638201071160037">
            <text:p>0,64</text:p>
          </table:table-cell>
          <table:table-cell table:style-name="ce2" table:formula="of:=WEIBULL([.$R31];[.AA$1];6;TRUE())" office:value-type="float" office:value="0.641240804115154">
            <text:p>0,64</text:p>
          </table:table-cell>
          <table:table-cell table:style-name="ce2" table:formula="of:=WEIBULL([.$R31];[.AB$1];6;TRUE())" office:value-type="float" office:value="0.64427990632483">
            <text:p>0,64</text:p>
          </table:table-cell>
          <table:table-cell table:style-name="ce2" table:formula="of:=WEIBULL([.$R31];[.AC$1];6;TRUE())" office:value-type="float" office:value="0.650355362936271">
            <text:p>0,65</text:p>
          </table:table-cell>
          <table:table-cell table:style-name="ce2" table:formula="of:=WEIBULL([.$R31];[.AD$1];6;TRUE())" office:value-type="float" office:value="0.653391285600066">
            <text:p>0,65</text:p>
          </table:table-cell>
          <table:table-cell table:style-name="ce2" table:formula="of:=([.S31]/(1-[.Y31]))" office:value-type="float" office:value="0">
            <text:p>Err :502</text:p>
          </table:table-cell>
          <table:table-cell table:style-name="ce2" table:formula="of:=([.T31]/(1-[.Z31]))" office:value-type="float" office:value="0.166666666666667">
            <text:p>0,17</text:p>
          </table:table-cell>
          <table:table-cell table:style-name="ce2" table:formula="of:=([.U31]/(1-[.AA31]))" office:value-type="float" office:value="0.252074724370903">
            <text:p>0,25</text:p>
          </table:table-cell>
          <table:table-cell table:style-name="ce2" table:formula="of:=([.V31]/(1-[.AB31]))" office:value-type="float" office:value="0.338888888888889">
            <text:p>0,34</text:p>
          </table:table-cell>
          <table:table-cell table:style-name="ce2" table:formula="of:=([.W31]/(1-[.AC31]))" office:value-type="float" office:value="0.516805555555555">
            <text:p>0,52</text:p>
          </table:table-cell>
          <table:table-cell table:style-name="ce2" table:formula="of:=([.X31]/(1-[.AD31]))" office:value-type="float" office:value="0.607943550526751">
            <text:p>0,61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3"/>
          <table:table-cell/>
          <table:table-cell office:value-type="float" office:value="6.3">
            <text:p>6,3</text:p>
          </table:table-cell>
          <table:table-cell table:style-name="ce2" table:formula="of:=WEIBULL([.$R32];[.S$1];6;FALSE())" office:value-type="float" office:value="0">
            <text:p>Err :502</text:p>
          </table:table-cell>
          <table:table-cell table:style-name="ce2" table:formula="of:=WEIBULL([.$R32];[.T$1];6;FALSE())" office:value-type="float" office:value="0.0583229581851926">
            <text:p>0,06</text:p>
          </table:table-cell>
          <table:table-cell table:style-name="ce2" table:formula="of:=WEIBULL([.$R32];[.U$1];6;FALSE())" office:value-type="float" office:value="0.0873502736628372">
            <text:p>0,09</text:p>
          </table:table-cell>
          <table:table-cell table:style-name="ce2" table:formula="of:=WEIBULL([.$R32];[.V$1];6;FALSE())" office:value-type="float" office:value="0.116213980870631">
            <text:p>0,12</text:p>
          </table:table-cell>
          <table:table-cell table:style-name="ce2" table:formula="of:=WEIBULL([.$R32];[.W$1];6;FALSE())" office:value-type="float" office:value="0.17322016695959">
            <text:p>0,17</text:p>
          </table:table-cell>
          <table:table-cell table:style-name="ce2" table:formula="of:=WEIBULL([.$R32];[.X$1];6;FALSE())" office:value-type="float" office:value="0.201244693978853">
            <text:p>0,20</text:p>
          </table:table-cell>
          <table:table-cell table:style-name="ce2" table:formula="of:=WEIBULL([.$R32];[.Y$1];6;TRUE())" office:value-type="float" office:value="0">
            <text:p>Err :502</text:p>
          </table:table-cell>
          <table:table-cell table:style-name="ce2" table:formula="of:=WEIBULL([.$R32];[.Z$1];6;TRUE())" office:value-type="float" office:value="0.650062250888845">
            <text:p>0,65</text:p>
          </table:table-cell>
          <table:table-cell table:style-name="ce2" table:formula="of:=WEIBULL([.$R32];[.AA$1];6;TRUE())" office:value-type="float" office:value="0.659019446241451">
            <text:p>0,66</text:p>
          </table:table-cell>
          <table:table-cell table:style-name="ce2" table:formula="of:=WEIBULL([.$R32];[.AB$1];6;TRUE())" office:value-type="float" office:value="0.667960054655339">
            <text:p>0,67</text:p>
          </table:table-cell>
          <table:table-cell table:style-name="ce2" table:formula="of:=WEIBULL([.$R32];[.AC$1];6;TRUE())" office:value-type="float" office:value="0.685768404608453">
            <text:p>0,69</text:p>
          </table:table-cell>
          <table:table-cell table:style-name="ce2" table:formula="of:=WEIBULL([.$R32];[.AD$1];6;TRUE())" office:value-type="float" office:value="0.69462435524281">
            <text:p>0,69</text:p>
          </table:table-cell>
          <table:table-cell table:style-name="ce2" table:formula="of:=([.S32]/(1-[.Y32]))" office:value-type="float" office:value="0">
            <text:p>Err :502</text:p>
          </table:table-cell>
          <table:table-cell table:style-name="ce2" table:formula="of:=([.T32]/(1-[.Z32]))" office:value-type="float" office:value="0.166666666666667">
            <text:p>0,17</text:p>
          </table:table-cell>
          <table:table-cell table:style-name="ce2" table:formula="of:=([.U32]/(1-[.AA32]))" office:value-type="float" office:value="0.25617376914899">
            <text:p>0,26</text:p>
          </table:table-cell>
          <table:table-cell table:style-name="ce2" table:formula="of:=([.V32]/(1-[.AB32]))" office:value-type="float" office:value="0.35">
            <text:p>0,35</text:p>
          </table:table-cell>
          <table:table-cell table:style-name="ce2" table:formula="of:=([.W32]/(1-[.AC32]))" office:value-type="float" office:value="0.55125">
            <text:p>0,55</text:p>
          </table:table-cell>
          <table:table-cell table:style-name="ce2" table:formula="of:=([.X32]/(1-[.AD32]))" office:value-type="float" office:value="0.659007021135777">
            <text:p>0,6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12"/>
          <table:table-cell table:number-columns-repeated="2"/>
          <table:table-cell office:value-type="float" office:value="6.5">
            <text:p>6,5</text:p>
          </table:table-cell>
          <table:table-cell table:style-name="ce2" table:formula="of:=WEIBULL([.$R33];[.S$1];6;FALSE())" office:value-type="float" office:value="0">
            <text:p>Err :502</text:p>
          </table:table-cell>
          <table:table-cell table:style-name="ce2" table:formula="of:=WEIBULL([.$R33];[.T$1];6;FALSE())" office:value-type="float" office:value="0.056410904184457">
            <text:p>0,06</text:p>
          </table:table-cell>
          <table:table-cell table:style-name="ce2" table:formula="of:=WEIBULL([.$R33];[.U$1];6;FALSE())" office:value-type="float" office:value="0.0842604998405647">
            <text:p>0,08</text:p>
          </table:table-cell>
          <table:table-cell table:style-name="ce2" table:formula="of:=WEIBULL([.$R33];[.V$1];6;FALSE())" office:value-type="float" office:value="0.111672958559263">
            <text:p>0,11</text:p>
          </table:table-cell>
          <table:table-cell table:style-name="ce2" table:formula="of:=WEIBULL([.$R33];[.W$1];6;FALSE())" office:value-type="float" office:value="0.164561025440326">
            <text:p>0,16</text:p>
          </table:table-cell>
          <table:table-cell table:style-name="ce2" table:formula="of:=WEIBULL([.$R33];[.X$1];6;FALSE())" office:value-type="float" office:value="0.189717845175878">
            <text:p>0,19</text:p>
          </table:table-cell>
          <table:table-cell table:style-name="ce2" table:formula="of:=WEIBULL([.$R33];[.Y$1];6;TRUE())" office:value-type="float" office:value="0">
            <text:p>Err :502</text:p>
          </table:table-cell>
          <table:table-cell table:style-name="ce2" table:formula="of:=WEIBULL([.$R33];[.Z$1];6;TRUE())" office:value-type="float" office:value="0.661534574893258">
            <text:p>0,66</text:p>
          </table:table-cell>
          <table:table-cell table:style-name="ce2" table:formula="of:=WEIBULL([.$R33];[.AA$1];6;TRUE())" office:value-type="float" office:value="0.676180521324077">
            <text:p>0,68</text:p>
          </table:table-cell>
          <table:table-cell table:style-name="ce2" table:formula="of:=WEIBULL([.$R33];[.AB$1];6;TRUE())" office:value-type="float" office:value="0.690751807066656">
            <text:p>0,69</text:p>
          </table:table-cell>
          <table:table-cell table:style-name="ce2" table:formula="of:=WEIBULL([.$R33];[.AC$1];6;TRUE())" office:value-type="float" office:value="0.719564643036604">
            <text:p>0,72</text:p>
          </table:table-cell>
          <table:table-cell table:style-name="ce2" table:formula="of:=WEIBULL([.$R33];[.AD$1];6;TRUE())" office:value-type="float" office:value="0.733752141293032">
            <text:p>0,73</text:p>
          </table:table-cell>
          <table:table-cell table:style-name="ce2" table:formula="of:=([.S33]/(1-[.Y33]))" office:value-type="float" office:value="0">
            <text:p>Err :502</text:p>
          </table:table-cell>
          <table:table-cell table:style-name="ce2" table:formula="of:=([.T33]/(1-[.Z33]))" office:value-type="float" office:value="0.166666666666667">
            <text:p>0,17</text:p>
          </table:table-cell>
          <table:table-cell table:style-name="ce2" table:formula="of:=([.U33]/(1-[.AA33]))" office:value-type="float" office:value="0.260208249933267">
            <text:p>0,26</text:p>
          </table:table-cell>
          <table:table-cell table:style-name="ce2" table:formula="of:=([.V33]/(1-[.AB33]))" office:value-type="float" office:value="0.361111111111111">
            <text:p>0,36</text:p>
          </table:table-cell>
          <table:table-cell table:style-name="ce2" table:formula="of:=([.W33]/(1-[.AC33]))" office:value-type="float" office:value="0.586805555555556">
            <text:p>0,59</text:p>
          </table:table-cell>
          <table:table-cell table:style-name="ce2" table:formula="of:=([.X33]/(1-[.AD33]))" office:value-type="float" office:value="0.712561017757071">
            <text:p>0,71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12"/>
          <table:table-cell table:number-columns-repeated="2"/>
          <table:table-cell office:value-type="float" office:value="6.7">
            <text:p>6,7</text:p>
          </table:table-cell>
          <table:table-cell table:style-name="ce2" table:formula="of:=WEIBULL([.$R34];[.S$1];6;FALSE())" office:value-type="float" office:value="0">
            <text:p>Err :502</text:p>
          </table:table-cell>
          <table:table-cell table:style-name="ce2" table:formula="of:=WEIBULL([.$R34];[.T$1];6;FALSE())" office:value-type="float" office:value="0.0545615347699546">
            <text:p>0,05</text:p>
          </table:table-cell>
          <table:table-cell table:style-name="ce2" table:formula="of:=WEIBULL([.$R34];[.U$1];6;FALSE())" office:value-type="float" office:value="0.0811765102455311">
            <text:p>0,08</text:p>
          </table:table-cell>
          <table:table-cell table:style-name="ce2" table:formula="of:=WEIBULL([.$R34];[.V$1];6;FALSE())" office:value-type="float" office:value="0.106969805498809">
            <text:p>0,11</text:p>
          </table:table-cell>
          <table:table-cell table:style-name="ce2" table:formula="of:=WEIBULL([.$R34];[.W$1];6;FALSE())" office:value-type="float" office:value="0.154915981708815">
            <text:p>0,15</text:p>
          </table:table-cell>
          <table:table-cell table:style-name="ce2" table:formula="of:=WEIBULL([.$R34];[.X$1];6;FALSE())" office:value-type="float" office:value="0.176482765290303">
            <text:p>0,18</text:p>
          </table:table-cell>
          <table:table-cell table:style-name="ce2" table:formula="of:=WEIBULL([.$R34];[.Y$1];6;TRUE())" office:value-type="float" office:value="0">
            <text:p>Err :502</text:p>
          </table:table-cell>
          <table:table-cell table:style-name="ce2" table:formula="of:=WEIBULL([.$R34];[.Z$1];6;TRUE())" office:value-type="float" office:value="0.672630791380272">
            <text:p>0,67</text:p>
          </table:table-cell>
          <table:table-cell table:style-name="ce2" table:formula="of:=WEIBULL([.$R34];[.AA$1];6;TRUE())" office:value-type="float" office:value="0.692724034214342">
            <text:p>0,69</text:p>
          </table:table-cell>
          <table:table-cell table:style-name="ce2" table:formula="of:=WEIBULL([.$R34];[.AB$1];6;TRUE())" office:value-type="float" office:value="0.712618432988274">
            <text:p>0,71</text:p>
          </table:table-cell>
          <table:table-cell table:style-name="ce2" table:formula="of:=WEIBULL([.$R34];[.AC$1];6;TRUE())" office:value-type="float" office:value="0.751527050945986">
            <text:p>0,75</text:p>
          </table:table-cell>
          <table:table-cell table:style-name="ce2" table:formula="of:=WEIBULL([.$R34];[.AD$1];6;TRUE())" office:value-type="float" office:value="0.770397493238717">
            <text:p>0,77</text:p>
          </table:table-cell>
          <table:table-cell table:style-name="ce2" table:formula="of:=([.S34]/(1-[.Y34]))" office:value-type="float" office:value="0">
            <text:p>Err :502</text:p>
          </table:table-cell>
          <table:table-cell table:style-name="ce2" table:formula="of:=([.T34]/(1-[.Z34]))" office:value-type="float" office:value="0.166666666666667">
            <text:p>0,17</text:p>
          </table:table-cell>
          <table:table-cell table:style-name="ce2" table:formula="of:=([.U34]/(1-[.AA34]))" office:value-type="float" office:value="0.264181124735789">
            <text:p>0,26</text:p>
          </table:table-cell>
          <table:table-cell table:style-name="ce2" table:formula="of:=([.V34]/(1-[.AB34]))" office:value-type="float" office:value="0.372222222222222">
            <text:p>0,37</text:p>
          </table:table-cell>
          <table:table-cell table:style-name="ce2" table:formula="of:=([.W34]/(1-[.AC34]))" office:value-type="float" office:value="0.623472222222222">
            <text:p>0,62</text:p>
          </table:table-cell>
          <table:table-cell table:style-name="ce2" table:formula="of:=([.X34]/(1-[.AD34]))" office:value-type="float" office:value="0.76864476690488">
            <text:p>0,77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6.9">
            <text:p>6,9</text:p>
          </table:table-cell>
          <table:table-cell table:style-name="ce2" table:formula="of:=WEIBULL([.$R35];[.S$1];6;FALSE())" office:value-type="float" office:value="0">
            <text:p>Err :502</text:p>
          </table:table-cell>
          <table:table-cell table:style-name="ce2" table:formula="of:=WEIBULL([.$R35];[.T$1];6;FALSE())" office:value-type="float" office:value="0.0527727948965089">
            <text:p>0,05</text:p>
          </table:table-cell>
          <table:table-cell table:style-name="ce2" table:formula="of:=WEIBULL([.$R35];[.U$1];6;FALSE())" office:value-type="float" office:value="0.0781089213497309">
            <text:p>0,08</text:p>
          </table:table-cell>
          <table:table-cell table:style-name="ce2" table:formula="of:=WEIBULL([.$R35];[.V$1];6;FALSE())" office:value-type="float" office:value="0.102146180828518">
            <text:p>0,10</text:p>
          </table:table-cell>
          <table:table-cell table:style-name="ce2" table:formula="of:=WEIBULL([.$R35];[.W$1];6;FALSE())" office:value-type="float" office:value="0.144496745263749">
            <text:p>0,14</text:p>
          </table:table-cell>
          <table:table-cell table:style-name="ce2" table:formula="of:=WEIBULL([.$R35];[.X$1];6;FALSE())" office:value-type="float" office:value="0.161936923195467">
            <text:p>0,16</text:p>
          </table:table-cell>
          <table:table-cell table:style-name="ce2" table:formula="of:=WEIBULL([.$R35];[.Y$1];6;TRUE())" office:value-type="float" office:value="0">
            <text:p>Err :502</text:p>
          </table:table-cell>
          <table:table-cell table:style-name="ce2" table:formula="of:=WEIBULL([.$R35];[.Z$1];6;TRUE())" office:value-type="float" office:value="0.683363230620947">
            <text:p>0,68</text:p>
          </table:table-cell>
          <table:table-cell table:style-name="ce2" table:formula="of:=WEIBULL([.$R35];[.AA$1];6;TRUE())" office:value-type="float" office:value="0.708652221099646">
            <text:p>0,71</text:p>
          </table:table-cell>
          <table:table-cell table:style-name="ce2" table:formula="of:=WEIBULL([.$R35];[.AB$1];6;TRUE())" office:value-type="float" office:value="0.733531702186476">
            <text:p>0,73</text:p>
          </table:table-cell>
          <table:table-cell table:style-name="ce2" table:formula="of:=WEIBULL([.$R35];[.AC$1];6;TRUE())" office:value-type="float" office:value="0.781479402247639">
            <text:p>0,78</text:p>
          </table:table-cell>
          <table:table-cell table:style-name="ce2" table:formula="of:=WEIBULL([.$R35];[.AD$1];6;TRUE())" office:value-type="float" office:value="0.804257789453202">
            <text:p>0,80</text:p>
          </table:table-cell>
          <table:table-cell table:style-name="ce2" table:formula="of:=([.S35]/(1-[.Y35]))" office:value-type="float" office:value="0">
            <text:p>Err :502</text:p>
          </table:table-cell>
          <table:table-cell table:style-name="ce2" table:formula="of:=([.T35]/(1-[.Z35]))" office:value-type="float" office:value="0.166666666666667">
            <text:p>0,17</text:p>
          </table:table-cell>
          <table:table-cell table:style-name="ce2" table:formula="of:=([.U35]/(1-[.AA35]))" office:value-type="float" office:value="0.26809513236909">
            <text:p>0,27</text:p>
          </table:table-cell>
          <table:table-cell table:style-name="ce2" table:formula="of:=([.V35]/(1-[.AB35]))" office:value-type="float" office:value="0.383333333333333">
            <text:p>0,38</text:p>
          </table:table-cell>
          <table:table-cell table:style-name="ce2" table:formula="of:=([.W35]/(1-[.AC35]))" office:value-type="float" office:value="0.66125">
            <text:p>0,66</text:p>
          </table:table-cell>
          <table:table-cell table:style-name="ce2" table:formula="of:=([.X35]/(1-[.AD35]))" office:value-type="float" office:value="0.827296895968951">
            <text:p>0,8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7.1">
            <text:p>7,1</text:p>
          </table:table-cell>
          <table:table-cell table:style-name="ce2" table:formula="of:=WEIBULL([.$R36];[.S$1];6;FALSE())" office:value-type="float" office:value="0">
            <text:p>Err :502</text:p>
          </table:table-cell>
          <table:table-cell table:style-name="ce2" table:formula="of:=WEIBULL([.$R36];[.T$1];6;FALSE())" office:value-type="float" office:value="0.051042696891338">
            <text:p>0,05</text:p>
          </table:table-cell>
          <table:table-cell table:style-name="ce2" table:formula="of:=WEIBULL([.$R36];[.U$1];6;FALSE())" office:value-type="float" office:value="0.0750673156616129">
            <text:p>0,08</text:p>
          </table:table-cell>
          <table:table-cell table:style-name="ce2" table:formula="of:=WEIBULL([.$R36];[.V$1];6;FALSE())" office:value-type="float" office:value="0.0972417870841507">
            <text:p>0,10</text:p>
          </table:table-cell>
          <table:table-cell table:style-name="ce2" table:formula="of:=WEIBULL([.$R36];[.W$1];6;FALSE())" office:value-type="float" office:value="0.13352428316821">
            <text:p>0,13</text:p>
          </table:table-cell>
          <table:table-cell table:style-name="ce2" table:formula="of:=WEIBULL([.$R36];[.X$1];6;FALSE())" office:value-type="float" office:value="0.14651075617107">
            <text:p>0,15</text:p>
          </table:table-cell>
          <table:table-cell table:style-name="ce2" table:formula="of:=WEIBULL([.$R36];[.Y$1];6;TRUE())" office:value-type="float" office:value="0">
            <text:p>Err :502</text:p>
          </table:table-cell>
          <table:table-cell table:style-name="ce2" table:formula="of:=WEIBULL([.$R36];[.Z$1];6;TRUE())" office:value-type="float" office:value="0.693743818651972">
            <text:p>0,69</text:p>
          </table:table-cell>
          <table:table-cell table:style-name="ce2" table:formula="of:=WEIBULL([.$R36];[.AA$1];6;TRUE())" office:value-type="float" office:value="0.723969337143814">
            <text:p>0,72</text:p>
          </table:table-cell>
          <table:table-cell table:style-name="ce2" table:formula="of:=WEIBULL([.$R36];[.AB$1];6;TRUE())" office:value-type="float" office:value="0.753471525702153">
            <text:p>0,75</text:p>
          </table:table-cell>
          <table:table-cell table:style-name="ce2" table:formula="of:=WEIBULL([.$R36];[.AC$1];6;TRUE())" office:value-type="float" office:value="0.809288863556613">
            <text:p>0,81</text:p>
          </table:table-cell>
          <table:table-cell table:style-name="ce2" table:formula="of:=WEIBULL([.$R36];[.AD$1];6;TRUE())" office:value-type="float" office:value="0.835113549137162">
            <text:p>0,84</text:p>
          </table:table-cell>
          <table:table-cell table:style-name="ce2" table:formula="of:=([.S36]/(1-[.Y36]))" office:value-type="float" office:value="0">
            <text:p>Err :502</text:p>
          </table:table-cell>
          <table:table-cell table:style-name="ce2" table:formula="of:=([.T36]/(1-[.Z36]))" office:value-type="float" office:value="0.166666666666667">
            <text:p>0,17</text:p>
          </table:table-cell>
          <table:table-cell table:style-name="ce2" table:formula="of:=([.U36]/(1-[.AA36]))" office:value-type="float" office:value="0.271952814534679">
            <text:p>0,27</text:p>
          </table:table-cell>
          <table:table-cell table:style-name="ce2" table:formula="of:=([.V36]/(1-[.AB36]))" office:value-type="float" office:value="0.394444444444444">
            <text:p>0,39</text:p>
          </table:table-cell>
          <table:table-cell table:style-name="ce2" table:formula="of:=([.W36]/(1-[.AC36]))" office:value-type="float" office:value="0.700138888888889">
            <text:p>0,70</text:p>
          </table:table-cell>
          <table:table-cell table:style-name="ce2" table:formula="of:=([.X36]/(1-[.AD36]))" office:value-type="float" office:value="0.888555459859741">
            <text:p>0,89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7.3">
            <text:p>7,3</text:p>
          </table:table-cell>
          <table:table-cell table:style-name="ce2" table:formula="of:=WEIBULL([.$R37];[.S$1];6;FALSE())" office:value-type="float" office:value="0">
            <text:p>Err :502</text:p>
          </table:table-cell>
          <table:table-cell table:style-name="ce2" table:formula="of:=WEIBULL([.$R37];[.T$1];6;FALSE())" office:value-type="float" office:value="0.049369318245325">
            <text:p>0,05</text:p>
          </table:table-cell>
          <table:table-cell table:style-name="ce2" table:formula="of:=WEIBULL([.$R37];[.U$1];6;FALSE())" office:value-type="float" office:value="0.0720602964824625">
            <text:p>0,07</text:p>
          </table:table-cell>
          <table:table-cell table:style-name="ce2" table:formula="of:=WEIBULL([.$R37];[.V$1];6;FALSE())" office:value-type="float" office:value="0.0922940883700517">
            <text:p>0,09</text:p>
          </table:table-cell>
          <table:table-cell table:style-name="ce2" table:formula="of:=WEIBULL([.$R37];[.W$1];6;FALSE())" office:value-type="float" office:value="0.122221286638513">
            <text:p>0,12</text:p>
          </table:table-cell>
          <table:table-cell table:style-name="ce2" table:formula="of:=WEIBULL([.$R37];[.X$1];6;FALSE())" office:value-type="float" office:value="0.130645923512188">
            <text:p>0,13</text:p>
          </table:table-cell>
          <table:table-cell table:style-name="ce2" table:formula="of:=WEIBULL([.$R37];[.Y$1];6;TRUE())" office:value-type="float" office:value="0">
            <text:p>Err :502</text:p>
          </table:table-cell>
          <table:table-cell table:style-name="ce2" table:formula="of:=WEIBULL([.$R37];[.Z$1];6;TRUE())" office:value-type="float" office:value="0.70378409052805">
            <text:p>0,70</text:p>
          </table:table-cell>
          <table:table-cell table:style-name="ce2" table:formula="of:=WEIBULL([.$R37];[.AA$1];6;TRUE())" office:value-type="float" office:value="0.738681455187987">
            <text:p>0,74</text:p>
          </table:table-cell>
          <table:table-cell table:style-name="ce2" table:formula="of:=WEIBULL([.$R37];[.AB$1];6;TRUE())" office:value-type="float" office:value="0.7724255355259">
            <text:p>0,77</text:p>
          </table:table-cell>
          <table:table-cell table:style-name="ce2" table:formula="of:=WEIBULL([.$R37];[.AC$1];6;TRUE())" office:value-type="float" office:value="0.834867092550705">
            <text:p>0,83</text:p>
          </table:table-cell>
          <table:table-cell table:style-name="ce2" table:formula="of:=WEIBULL([.$R37];[.AD$1];6;TRUE())" office:value-type="float" office:value="0.862832872197814">
            <text:p>0,86</text:p>
          </table:table-cell>
          <table:table-cell table:style-name="ce2" table:formula="of:=([.S37]/(1-[.Y37]))" office:value-type="float" office:value="0">
            <text:p>Err :502</text:p>
          </table:table-cell>
          <table:table-cell table:style-name="ce2" table:formula="of:=([.T37]/(1-[.Z37]))" office:value-type="float" office:value="0.166666666666667">
            <text:p>0,17</text:p>
          </table:table-cell>
          <table:table-cell table:style-name="ce2" table:formula="of:=([.U37]/(1-[.AA37]))" office:value-type="float" office:value="0.275756535129572">
            <text:p>0,28</text:p>
          </table:table-cell>
          <table:table-cell table:style-name="ce2" table:formula="of:=([.V37]/(1-[.AB37]))" office:value-type="float" office:value="0.405555555555556">
            <text:p>0,41</text:p>
          </table:table-cell>
          <table:table-cell table:style-name="ce2" table:formula="of:=([.W37]/(1-[.AC37]))" office:value-type="float" office:value="0.740138888888889">
            <text:p>0,74</text:p>
          </table:table-cell>
          <table:table-cell table:style-name="ce2" table:formula="of:=([.X37]/(1-[.AD37]))" office:value-type="float" office:value="0.952457965735038">
            <text:p>0,95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7.5">
            <text:p>7,5</text:p>
          </table:table-cell>
          <table:table-cell table:style-name="ce2" table:formula="of:=WEIBULL([.$R38];[.S$1];6;FALSE())" office:value-type="float" office:value="0">
            <text:p>Err :502</text:p>
          </table:table-cell>
          <table:table-cell table:style-name="ce2" table:formula="of:=WEIBULL([.$R38];[.T$1];6;FALSE())" office:value-type="float" office:value="0.0477507994766983">
            <text:p>0,05</text:p>
          </table:table-cell>
          <table:table-cell table:style-name="ce2" table:formula="of:=WEIBULL([.$R38];[.U$1];6;FALSE())" office:value-type="float" office:value="0.0690955415912945">
            <text:p>0,07</text:p>
          </table:table-cell>
          <table:table-cell table:style-name="ce2" table:formula="of:=WEIBULL([.$R38];[.V$1];6;FALSE())" office:value-type="float" office:value="0.0873380779796241">
            <text:p>0,09</text:p>
          </table:table-cell>
          <table:table-cell table:style-name="ce2" table:formula="of:=WEIBULL([.$R38];[.W$1];6;FALSE())" office:value-type="float" office:value="0.110804811786986">
            <text:p>0,11</text:p>
          </table:table-cell>
          <table:table-cell table:style-name="ce2" table:formula="of:=WEIBULL([.$R38];[.X$1];6;FALSE())" office:value-type="float" office:value="0.114773144346867">
            <text:p>0,11</text:p>
          </table:table-cell>
          <table:table-cell table:style-name="ce2" table:formula="of:=WEIBULL([.$R38];[.Y$1];6;TRUE())" office:value-type="float" office:value="0">
            <text:p>Err :502</text:p>
          </table:table-cell>
          <table:table-cell table:style-name="ce2" table:formula="of:=WEIBULL([.$R38];[.Z$1];6;TRUE())" office:value-type="float" office:value="0.71349520313981">
            <text:p>0,71</text:p>
          </table:table-cell>
          <table:table-cell table:style-name="ce2" table:formula="of:=WEIBULL([.$R38];[.AA$1];6;TRUE())" office:value-type="float" office:value="0.752796275295522">
            <text:p>0,75</text:p>
          </table:table-cell>
          <table:table-cell table:style-name="ce2" table:formula="of:=WEIBULL([.$R38];[.AB$1];6;TRUE())" office:value-type="float" office:value="0.790388612848902">
            <text:p>0,79</text:p>
          </table:table-cell>
          <table:table-cell table:style-name="ce2" table:formula="of:=WEIBULL([.$R38];[.AC$1];6;TRUE())" office:value-type="float" office:value="0.858169840912657">
            <text:p>0,86</text:p>
          </table:table-cell>
          <table:table-cell table:style-name="ce2" table:formula="of:=WEIBULL([.$R38];[.AD$1];6;TRUE())" office:value-type="float" office:value="0.887371460278423">
            <text:p>0,89</text:p>
          </table:table-cell>
          <table:table-cell table:style-name="ce2" table:formula="of:=([.S38]/(1-[.Y38]))" office:value-type="float" office:value="0">
            <text:p>Err :502</text:p>
          </table:table-cell>
          <table:table-cell table:style-name="ce2" table:formula="of:=([.T38]/(1-[.Z38]))" office:value-type="float" office:value="0.166666666666667">
            <text:p>0,17</text:p>
          </table:table-cell>
          <table:table-cell table:style-name="ce2" table:formula="of:=([.U38]/(1-[.AA38]))" office:value-type="float" office:value="0.279508497187474">
            <text:p>0,28</text:p>
          </table:table-cell>
          <table:table-cell table:style-name="ce2" table:formula="of:=([.V38]/(1-[.AB38]))" office:value-type="float" office:value="0.416666666666667">
            <text:p>0,42</text:p>
          </table:table-cell>
          <table:table-cell table:style-name="ce2" table:formula="of:=([.W38]/(1-[.AC38]))" office:value-type="float" office:value="0.78125">
            <text:p>0,78</text:p>
          </table:table-cell>
          <table:table-cell table:style-name="ce2" table:formula="of:=([.X38]/(1-[.AD38]))" office:value-type="float" office:value="1.019041395996">
            <text:p>1,02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7.7">
            <text:p>7,7</text:p>
          </table:table-cell>
          <table:table-cell table:style-name="ce2" table:formula="of:=WEIBULL([.$R39];[.S$1];6;FALSE())" office:value-type="float" office:value="0">
            <text:p>Err :502</text:p>
          </table:table-cell>
          <table:table-cell table:style-name="ce2" table:formula="of:=WEIBULL([.$R39];[.T$1];6;FALSE())" office:value-type="float" office:value="0.0461853420647504">
            <text:p>0,05</text:p>
          </table:table-cell>
          <table:table-cell table:style-name="ce2" table:formula="of:=WEIBULL([.$R39];[.U$1];6;FALSE())" office:value-type="float" office:value="0.0661798558478148">
            <text:p>0,07</text:p>
          </table:table-cell>
          <table:table-cell table:style-name="ce2" table:formula="of:=WEIBULL([.$R39];[.V$1];6;FALSE())" office:value-type="float" office:value="0.0824060952368902">
            <text:p>0,08</text:p>
          </table:table-cell>
          <table:table-cell table:style-name="ce2" table:formula="of:=WEIBULL([.$R39];[.W$1];6;FALSE())" office:value-type="float" office:value="0.0994794523687282">
            <text:p>0,10</text:p>
          </table:table-cell>
          <table:table-cell table:style-name="ce2" table:formula="of:=WEIBULL([.$R39];[.X$1];6;FALSE())" office:value-type="float" office:value="0.0992913067547736">
            <text:p>0,10</text:p>
          </table:table-cell>
          <table:table-cell table:style-name="ce2" table:formula="of:=WEIBULL([.$R39];[.Y$1];6;TRUE())" office:value-type="float" office:value="0">
            <text:p>Err :502</text:p>
          </table:table-cell>
          <table:table-cell table:style-name="ce2" table:formula="of:=WEIBULL([.$R39];[.Z$1];6;TRUE())" office:value-type="float" office:value="0.722887947611498">
            <text:p>0,72</text:p>
          </table:table-cell>
          <table:table-cell table:style-name="ce2" table:formula="of:=WEIBULL([.$R39];[.AA$1];6;TRUE())" office:value-type="float" office:value="0.766322944926121">
            <text:p>0,77</text:p>
          </table:table-cell>
          <table:table-cell table:style-name="ce2" table:formula="of:=WEIBULL([.$R39];[.AB$1];6;TRUE())" office:value-type="float" office:value="0.807362374770906">
            <text:p>0,81</text:p>
          </table:table-cell>
          <table:table-cell table:style-name="ce2" table:formula="of:=WEIBULL([.$R39];[.AC$1];6;TRUE())" office:value-type="float" office:value="0.879195132896805">
            <text:p>0,88</text:p>
          </table:table-cell>
          <table:table-cell table:style-name="ce2" table:formula="of:=WEIBULL([.$R39];[.AD$1];6;TRUE())" office:value-type="float" office:value="0.908768304634713">
            <text:p>0,91</text:p>
          </table:table-cell>
          <table:table-cell table:style-name="ce2" table:formula="of:=([.S39]/(1-[.Y39]))" office:value-type="float" office:value="0">
            <text:p>Err :502</text:p>
          </table:table-cell>
          <table:table-cell table:style-name="ce2" table:formula="of:=([.T39]/(1-[.Z39]))" office:value-type="float" office:value="0.166666666666667">
            <text:p>0,17</text:p>
          </table:table-cell>
          <table:table-cell table:style-name="ce2" table:formula="of:=([.U39]/(1-[.AA39]))" office:value-type="float" office:value="0.28321075779944">
            <text:p>0,28</text:p>
          </table:table-cell>
          <table:table-cell table:style-name="ce2" table:formula="of:=([.V39]/(1-[.AB39]))" office:value-type="float" office:value="0.427777777777778">
            <text:p>0,43</text:p>
          </table:table-cell>
          <table:table-cell table:style-name="ce2" table:formula="of:=([.W39]/(1-[.AC39]))" office:value-type="float" office:value="0.823472222222222">
            <text:p>0,82</text:p>
          </table:table-cell>
          <table:table-cell table:style-name="ce2" table:formula="of:=([.X39]/(1-[.AD39]))" office:value-type="float" office:value="1.08834222971761">
            <text:p>1,09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7.9">
            <text:p>7,9</text:p>
          </table:table-cell>
          <table:table-cell table:style-name="ce2" table:formula="of:=WEIBULL([.$R40];[.S$1];6;FALSE())" office:value-type="float" office:value="0">
            <text:p>Err :502</text:p>
          </table:table-cell>
          <table:table-cell table:style-name="ce2" table:formula="of:=WEIBULL([.$R40];[.T$1];6;FALSE())" office:value-type="float" office:value="0.0446712064512954">
            <text:p>0,04</text:p>
          </table:table-cell>
          <table:table-cell table:style-name="ce2" table:formula="of:=WEIBULL([.$R40];[.U$1];6;FALSE())" office:value-type="float" office:value="0.063319222674949">
            <text:p>0,06</text:p>
          </table:table-cell>
          <table:table-cell table:style-name="ce2" table:formula="of:=WEIBULL([.$R40];[.V$1];6;FALSE())" office:value-type="float" office:value="0.0775276905100503">
            <text:p>0,08</text:p>
          </table:table-cell>
          <table:table-cell table:style-name="ce2" table:formula="of:=WEIBULL([.$R40];[.W$1];6;FALSE())" office:value-type="float" office:value="0.088431365136408">
            <text:p>0,09</text:p>
          </table:table-cell>
          <table:table-cell table:style-name="ce2" table:formula="of:=WEIBULL([.$R40];[.X$1];6;FALSE())" office:value-type="float" office:value="0.0845494370149511">
            <text:p>0,08</text:p>
          </table:table-cell>
          <table:table-cell table:style-name="ce2" table:formula="of:=WEIBULL([.$R40];[.Y$1];6;TRUE())" office:value-type="float" office:value="0">
            <text:p>Err :502</text:p>
          </table:table-cell>
          <table:table-cell table:style-name="ce2" table:formula="of:=WEIBULL([.$R40];[.Z$1];6;TRUE())" office:value-type="float" office:value="0.731972761292227">
            <text:p>0,73</text:p>
          </table:table-cell>
          <table:table-cell table:style-name="ce2" table:formula="of:=WEIBULL([.$R40];[.AA$1];6;TRUE())" office:value-type="float" office:value="0.779271889519319">
            <text:p>0,78</text:p>
          </table:table-cell>
          <table:table-cell table:style-name="ce2" table:formula="of:=WEIBULL([.$R40];[.AB$1];6;TRUE())" office:value-type="float" office:value="0.823354629217607">
            <text:p>0,82</text:p>
          </table:table-cell>
          <table:table-cell table:style-name="ce2" table:formula="of:=WEIBULL([.$R40];[.AC$1];6;TRUE())" office:value-type="float" office:value="0.897980158791518">
            <text:p>0,90</text:p>
          </table:table-cell>
          <table:table-cell table:style-name="ce2" table:formula="of:=WEIBULL([.$R40];[.AD$1];6;TRUE())" office:value-type="float" office:value="0.92713745712287">
            <text:p>0,93</text:p>
          </table:table-cell>
          <table:table-cell table:style-name="ce2" table:formula="of:=([.S40]/(1-[.Y40]))" office:value-type="float" office:value="0">
            <text:p>Err :502</text:p>
          </table:table-cell>
          <table:table-cell table:style-name="ce2" table:formula="of:=([.T40]/(1-[.Z40]))" office:value-type="float" office:value="0.166666666666667">
            <text:p>0,17</text:p>
          </table:table-cell>
          <table:table-cell table:style-name="ce2" table:formula="of:=([.U40]/(1-[.AA40]))" office:value-type="float" office:value="0.286865241300975">
            <text:p>0,29</text:p>
          </table:table-cell>
          <table:table-cell table:style-name="ce2" table:formula="of:=([.V40]/(1-[.AB40]))" office:value-type="float" office:value="0.438888888888889">
            <text:p>0,44</text:p>
          </table:table-cell>
          <table:table-cell table:style-name="ce2" table:formula="of:=([.W40]/(1-[.AC40]))" office:value-type="float" office:value="0.866805555555556">
            <text:p>0,87</text:p>
          </table:table-cell>
          <table:table-cell table:style-name="ce2" table:formula="of:=([.X40]/(1-[.AD40]))" office:value-type="float" office:value="1.16039646265886">
            <text:p>1,16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8.1">
            <text:p>8,1</text:p>
          </table:table-cell>
          <table:table-cell table:style-name="ce2" table:formula="of:=WEIBULL([.$R41];[.S$1];6;FALSE())" office:value-type="float" office:value="0">
            <text:p>Err :502</text:p>
          </table:table-cell>
          <table:table-cell table:style-name="ce2" table:formula="of:=WEIBULL([.$R41];[.T$1];6;FALSE())" office:value-type="float" office:value="0.0432067101076486">
            <text:p>0,04</text:p>
          </table:table-cell>
          <table:table-cell table:style-name="ce2" table:formula="of:=WEIBULL([.$R41];[.U$1];6;FALSE())" office:value-type="float" office:value="0.0605188543644146">
            <text:p>0,06</text:p>
          </table:table-cell>
          <table:table-cell table:style-name="ce2" table:formula="of:=WEIBULL([.$R41];[.V$1];6;FALSE())" office:value-type="float" office:value="0.0727295366094027">
            <text:p>0,07</text:p>
          </table:table-cell>
          <table:table-cell table:style-name="ce2" table:formula="of:=WEIBULL([.$R41];[.W$1];6;FALSE())" office:value-type="float" office:value="0.0778234098176474">
            <text:p>0,08</text:p>
          </table:table-cell>
          <table:table-cell table:style-name="ce2" table:formula="of:=WEIBULL([.$R41];[.X$1];6;FALSE())" office:value-type="float" office:value="0.0708328473865586">
            <text:p>0,07</text:p>
          </table:table-cell>
          <table:table-cell table:style-name="ce2" table:formula="of:=WEIBULL([.$R41];[.Y$1];6;TRUE())" office:value-type="float" office:value="0">
            <text:p>Err :502</text:p>
          </table:table-cell>
          <table:table-cell table:style-name="ce2" table:formula="of:=WEIBULL([.$R41];[.Z$1];6;TRUE())" office:value-type="float" office:value="0.740759739354108">
            <text:p>0,74</text:p>
          </table:table-cell>
          <table:table-cell table:style-name="ce2" table:formula="of:=WEIBULL([.$R41];[.AA$1];6;TRUE())" office:value-type="float" office:value="0.79165465325784">
            <text:p>0,79</text:p>
          </table:table-cell>
          <table:table-cell table:style-name="ce2" table:formula="of:=WEIBULL([.$R41];[.AB$1];6;TRUE())" office:value-type="float" office:value="0.838378807534661">
            <text:p>0,84</text:p>
          </table:table-cell>
          <table:table-cell table:style-name="ce2" table:formula="of:=WEIBULL([.$R41];[.AC$1];6;TRUE())" office:value-type="float" office:value="0.914597081132897">
            <text:p>0,91</text:p>
          </table:table-cell>
          <table:table-cell table:style-name="ce2" table:formula="of:=WEIBULL([.$R41];[.AD$1];6;TRUE())" office:value-type="float" office:value="0.942656593994624">
            <text:p>0,94</text:p>
          </table:table-cell>
          <table:table-cell table:style-name="ce2" table:formula="of:=([.S41]/(1-[.Y41]))" office:value-type="float" office:value="0">
            <text:p>Err :502</text:p>
          </table:table-cell>
          <table:table-cell table:style-name="ce2" table:formula="of:=([.T41]/(1-[.Z41]))" office:value-type="float" office:value="0.166666666666667">
            <text:p>0,17</text:p>
          </table:table-cell>
          <table:table-cell table:style-name="ce2" table:formula="of:=([.U41]/(1-[.AA41]))" office:value-type="float" office:value="0.290473750965556">
            <text:p>0,29</text:p>
          </table:table-cell>
          <table:table-cell table:style-name="ce2" table:formula="of:=([.V41]/(1-[.AB41]))" office:value-type="float" office:value="0.45">
            <text:p>0,45</text:p>
          </table:table-cell>
          <table:table-cell table:style-name="ce2" table:formula="of:=([.W41]/(1-[.AC41]))" office:value-type="float" office:value="0.91125">
            <text:p>0,91</text:p>
          </table:table-cell>
          <table:table-cell table:style-name="ce2" table:formula="of:=([.X41]/(1-[.AD41]))" office:value-type="float" office:value="1.23523962598103">
            <text:p>1,24</text:p>
          </table:table-cell>
          <table:table-cell table:number-columns-repeated="988"/>
        </table:table-row>
        <table:table-row table:style-name="ro1">
          <table:table-cell/>
          <table:table-cell>
            <draw:frame table:end-cell-address="Cours.P71" table:end-x="0.086cm" table:end-y="0.291cm" draw:z-index="8" draw:name="Chart 59" draw:style-name="gr10" svg:width="26.457cm" svg:height="13.44cm" svg:x="0.274cm" svg:y="0.156cm">
              <draw:object draw:notify-on-update-of-ranges="Cours.R2:Cours.R61 Cours.Y1:Cours.Y1 Cours.Y2:Cours.Y61 Cours.R2:Cours.R61 Cours.Z1:Cours.Z1 Cours.Z2:Cours.Z61 Cours.R2:Cours.R61 Cours.AA1:Cours.AA1 Cours.AA2:Cours.AA61 Cours.R2:Cours.R61 Cours.AB1:Cours.AB1 Cours.AB2:Cours.AB61 Cours.R2:Cours.R61 Cours.AC1:Cours.AC1 Cours.AC2:Cours.AC61 Cours.R2:Cours.R61 Cours.AD1:Cours.AD1 Cours.AD2:Cours.AD6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5"/>
          <table:table-cell office:value-type="float" office:value="8.3">
            <text:p>8,3</text:p>
          </table:table-cell>
          <table:table-cell table:style-name="ce2" table:formula="of:=WEIBULL([.$R42];[.S$1];6;FALSE())" office:value-type="float" office:value="0">
            <text:p>Err :502</text:p>
          </table:table-cell>
          <table:table-cell table:style-name="ce2" table:formula="of:=WEIBULL([.$R42];[.T$1];6;FALSE())" office:value-type="float" office:value="0.0417902256649763">
            <text:p>0,04</text:p>
          </table:table-cell>
          <table:table-cell table:style-name="ce2" table:formula="of:=WEIBULL([.$R42];[.U$1];6;FALSE())" office:value-type="float" office:value="0.0577832411384674">
            <text:p>0,06</text:p>
          </table:table-cell>
          <table:table-cell table:style-name="ce2" table:formula="of:=WEIBULL([.$R42];[.V$1];6;FALSE())" office:value-type="float" office:value="0.0680353841358514">
            <text:p>0,07</text:p>
          </table:table-cell>
          <table:table-cell table:style-name="ce2" table:formula="of:=WEIBULL([.$R42];[.W$1];6;FALSE())" office:value-type="float" office:value="0.0677915904460342">
            <text:p>0,07</text:p>
          </table:table-cell>
          <table:table-cell table:style-name="ce2" table:formula="of:=WEIBULL([.$R42];[.X$1];6;FALSE())" office:value-type="float" office:value="0.0583543663379183">
            <text:p>0,06</text:p>
          </table:table-cell>
          <table:table-cell table:style-name="ce2" table:formula="of:=WEIBULL([.$R42];[.Y$1];6;TRUE())" office:value-type="float" office:value="0">
            <text:p>Err :502</text:p>
          </table:table-cell>
          <table:table-cell table:style-name="ce2" table:formula="of:=WEIBULL([.$R42];[.Z$1];6;TRUE())" office:value-type="float" office:value="0.749258646010142">
            <text:p>0,75</text:p>
          </table:table-cell>
          <table:table-cell table:style-name="ce2" table:formula="of:=WEIBULL([.$R42];[.AA$1];6;TRUE())" office:value-type="float" office:value="0.803483749768852">
            <text:p>0,80</text:p>
          </table:table-cell>
          <table:table-cell table:style-name="ce2" table:formula="of:=WEIBULL([.$R42];[.AB$1];6;TRUE())" office:value-type="float" office:value="0.852453383801768">
            <text:p>0,85</text:p>
          </table:table-cell>
          <table:table-cell table:style-name="ce2" table:formula="of:=WEIBULL([.$R42];[.AC$1];6;TRUE())" office:value-type="float" office:value="0.929147996630651">
            <text:p>0,93</text:p>
          </table:table-cell>
          <table:table-cell table:style-name="ce2" table:formula="of:=WEIBULL([.$R42];[.AD$1];6;TRUE())" office:value-type="float" office:value="0.955553306472662">
            <text:p>0,96</text:p>
          </table:table-cell>
          <table:table-cell table:style-name="ce2" table:formula="of:=([.S42]/(1-[.Y42]))" office:value-type="float" office:value="0">
            <text:p>Err :502</text:p>
          </table:table-cell>
          <table:table-cell table:style-name="ce2" table:formula="of:=([.T42]/(1-[.Z42]))" office:value-type="float" office:value="0.166666666666667">
            <text:p>0,17</text:p>
          </table:table-cell>
          <table:table-cell table:style-name="ce2" table:formula="of:=([.U42]/(1-[.AA42]))" office:value-type="float" office:value="0.294037979406289">
            <text:p>0,29</text:p>
          </table:table-cell>
          <table:table-cell table:style-name="ce2" table:formula="of:=([.V42]/(1-[.AB42]))" office:value-type="float" office:value="0.461111111111111">
            <text:p>0,46</text:p>
          </table:table-cell>
          <table:table-cell table:style-name="ce2" table:formula="of:=([.W42]/(1-[.AC42]))" office:value-type="float" office:value="0.956805555555555">
            <text:p>0,96</text:p>
          </table:table-cell>
          <table:table-cell table:style-name="ce2" table:formula="of:=([.X42]/(1-[.AD42]))" office:value-type="float" office:value="1.31290680378791">
            <text:p>1,31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8.5">
            <text:p>8,5</text:p>
          </table:table-cell>
          <table:table-cell table:style-name="ce2" table:formula="of:=WEIBULL([.$R43];[.S$1];6;FALSE())" office:value-type="float" office:value="0">
            <text:p>Err :502</text:p>
          </table:table-cell>
          <table:table-cell table:style-name="ce2" table:formula="of:=WEIBULL([.$R43];[.T$1];6;FALSE())" office:value-type="float" office:value="0.0404201791059414">
            <text:p>0,04</text:p>
          </table:table-cell>
          <table:table-cell table:style-name="ce2" table:formula="of:=WEIBULL([.$R43];[.U$1];6;FALSE())" office:value-type="float" office:value="0.0551161988964192">
            <text:p>0,06</text:p>
          </table:table-cell>
          <table:table-cell table:style-name="ce2" table:formula="of:=WEIBULL([.$R43];[.V$1];6;FALSE())" office:value-type="float" office:value="0.0634660577988612">
            <text:p>0,06</text:p>
          </table:table-cell>
          <table:table-cell table:style-name="ce2" table:formula="of:=WEIBULL([.$R43];[.W$1];6;FALSE())" office:value-type="float" office:value="0.0584428989167912">
            <text:p>0,06</text:p>
          </table:table-cell>
          <table:table-cell table:style-name="ce2" table:formula="of:=WEIBULL([.$R43];[.X$1];6;FALSE())" office:value-type="float" office:value="0.0472510461052706">
            <text:p>0,05</text:p>
          </table:table-cell>
          <table:table-cell table:style-name="ce2" table:formula="of:=WEIBULL([.$R43];[.Y$1];6;TRUE())" office:value-type="float" office:value="0">
            <text:p>Err :502</text:p>
          </table:table-cell>
          <table:table-cell table:style-name="ce2" table:formula="of:=WEIBULL([.$R43];[.Z$1];6;TRUE())" office:value-type="float" office:value="0.757478925364351">
            <text:p>0,76</text:p>
          </table:table-cell>
          <table:table-cell table:style-name="ce2" table:formula="of:=WEIBULL([.$R43];[.AA$1];6;TRUE())" office:value-type="float" office:value="0.814772522507242">
            <text:p>0,81</text:p>
          </table:table-cell>
          <table:table-cell table:style-name="ce2" table:formula="of:=WEIBULL([.$R43];[.AB$1];6;TRUE())" office:value-type="float" office:value="0.865601289367118">
            <text:p>0,87</text:p>
          </table:table-cell>
          <table:table-cell table:style-name="ce2" table:formula="of:=WEIBULL([.$R43];[.AC$1];6;TRUE())" office:value-type="float" office:value="0.941759325646935">
            <text:p>0,94</text:p>
          </table:table-cell>
          <table:table-cell table:style-name="ce2" table:formula="of:=WEIBULL([.$R43];[.AD$1];6;TRUE())" office:value-type="float" office:value="0.966090183031669">
            <text:p>0,97</text:p>
          </table:table-cell>
          <table:table-cell table:style-name="ce2" table:formula="of:=([.S43]/(1-[.Y43]))" office:value-type="float" office:value="0">
            <text:p>Err :502</text:p>
          </table:table-cell>
          <table:table-cell table:style-name="ce2" table:formula="of:=([.T43]/(1-[.Z43]))" office:value-type="float" office:value="0.166666666666667">
            <text:p>0,17</text:p>
          </table:table-cell>
          <table:table-cell table:style-name="ce2" table:formula="of:=([.U43]/(1-[.AA43]))" office:value-type="float" office:value="0.297559517855952">
            <text:p>0,30</text:p>
          </table:table-cell>
          <table:table-cell table:style-name="ce2" table:formula="of:=([.V43]/(1-[.AB43]))" office:value-type="float" office:value="0.472222222222222">
            <text:p>0,47</text:p>
          </table:table-cell>
          <table:table-cell table:style-name="ce2" table:formula="of:=([.W43]/(1-[.AC43]))" office:value-type="float" office:value="1.00347222222222">
            <text:p>1,00</text:p>
          </table:table-cell>
          <table:table-cell table:style-name="ce2" table:formula="of:=([.X43]/(1-[.AD43]))" office:value-type="float" office:value="1.39343264958933">
            <text:p>1,39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8.7">
            <text:p>8,7</text:p>
          </table:table-cell>
          <table:table-cell table:style-name="ce2" table:formula="of:=WEIBULL([.$R44];[.S$1];6;FALSE())" office:value-type="float" office:value="0">
            <text:p>Err :502</text:p>
          </table:table-cell>
          <table:table-cell table:style-name="ce2" table:formula="of:=WEIBULL([.$R44];[.T$1];6;FALSE())" office:value-type="float" office:value="0.0390950480156329">
            <text:p>0,04</text:p>
          </table:table-cell>
          <table:table-cell table:style-name="ce2" table:formula="of:=WEIBULL([.$R44];[.U$1];6;FALSE())" office:value-type="float" office:value="0.0525209155743828">
            <text:p>0,05</text:p>
          </table:table-cell>
          <table:table-cell table:style-name="ce2" table:formula="of:=WEIBULL([.$R44];[.V$1];6;FALSE())" office:value-type="float" office:value="0.0590394902776618">
            <text:p>0,06</text:p>
          </table:table-cell>
          <table:table-cell table:style-name="ce2" table:formula="of:=WEIBULL([.$R44];[.W$1];6;FALSE())" office:value-type="float" office:value="0.0498545721963996">
            <text:p>0,05</text:p>
          </table:table-cell>
          <table:table-cell table:style-name="ce2" table:formula="of:=WEIBULL([.$R44];[.X$1];6;FALSE())" office:value-type="float" office:value="0.0375862030182897">
            <text:p>0,04</text:p>
          </table:table-cell>
          <table:table-cell table:style-name="ce2" table:formula="of:=WEIBULL([.$R44];[.Y$1];6;TRUE())" office:value-type="float" office:value="0">
            <text:p>Err :502</text:p>
          </table:table-cell>
          <table:table-cell table:style-name="ce2" table:formula="of:=WEIBULL([.$R44];[.Z$1];6;TRUE())" office:value-type="float" office:value="0.765429711906202">
            <text:p>0,77</text:p>
          </table:table-cell>
          <table:table-cell table:style-name="ce2" table:formula="of:=WEIBULL([.$R44];[.AA$1];6;TRUE())" office:value-type="float" office:value="0.825535014550704">
            <text:p>0,83</text:p>
          </table:table-cell>
          <table:table-cell table:style-name="ce2" table:formula="of:=WEIBULL([.$R44];[.AB$1];6;TRUE())" office:value-type="float" office:value="0.87784933046001">
            <text:p>0,88</text:p>
          </table:table-cell>
          <table:table-cell table:style-name="ce2" table:formula="of:=WEIBULL([.$R44];[.AC$1];6;TRUE())" office:value-type="float" office:value="0.952575912298312">
            <text:p>0,95</text:p>
          </table:table-cell>
          <table:table-cell table:style-name="ce2" table:formula="of:=WEIBULL([.$R44];[.AD$1];6;TRUE())" office:value-type="float" office:value="0.974549773272358">
            <text:p>0,97</text:p>
          </table:table-cell>
          <table:table-cell table:style-name="ce2" table:formula="of:=([.S44]/(1-[.Y44]))" office:value-type="float" office:value="0">
            <text:p>Err :502</text:p>
          </table:table-cell>
          <table:table-cell table:style-name="ce2" table:formula="of:=([.T44]/(1-[.Z44]))" office:value-type="float" office:value="0.166666666666667">
            <text:p>0,17</text:p>
          </table:table-cell>
          <table:table-cell table:style-name="ce2" table:formula="of:=([.U44]/(1-[.AA44]))" office:value-type="float" office:value="0.301039864469807">
            <text:p>0,30</text:p>
          </table:table-cell>
          <table:table-cell table:style-name="ce2" table:formula="of:=([.V44]/(1-[.AB44]))" office:value-type="float" office:value="0.483333333333333">
            <text:p>0,48</text:p>
          </table:table-cell>
          <table:table-cell table:style-name="ce2" table:formula="of:=([.W44]/(1-[.AC44]))" office:value-type="float" office:value="1.05125">
            <text:p>1,05</text:p>
          </table:table-cell>
          <table:table-cell table:style-name="ce2" table:formula="of:=([.X44]/(1-[.AD44]))" office:value-type="float" office:value="1.47685140177813">
            <text:p>1,48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8.9">
            <text:p>8,9</text:p>
          </table:table-cell>
          <table:table-cell table:style-name="ce2" table:formula="of:=WEIBULL([.$R45];[.S$1];6;FALSE())" office:value-type="float" office:value="0">
            <text:p>Err :502</text:p>
          </table:table-cell>
          <table:table-cell table:style-name="ce2" table:formula="of:=WEIBULL([.$R45];[.T$1];6;FALSE())" office:value-type="float" office:value="0.0378133598898373">
            <text:p>0,04</text:p>
          </table:table-cell>
          <table:table-cell table:style-name="ce2" table:formula="of:=WEIBULL([.$R45];[.U$1];6;FALSE())" office:value-type="float" office:value="0.0499999960498109">
            <text:p>0,05</text:p>
          </table:table-cell>
          <table:table-cell table:style-name="ce2" table:formula="of:=WEIBULL([.$R45];[.V$1];6;FALSE())" office:value-type="float" office:value="0.0547707898575939">
            <text:p>0,05</text:p>
          </table:table-cell>
          <table:table-cell table:style-name="ce2" table:formula="of:=WEIBULL([.$R45];[.W$1];6;FALSE())" office:value-type="float" office:value="0.0420746887721669">
            <text:p>0,04</text:p>
          </table:table-cell>
          <table:table-cell table:style-name="ce2" table:formula="of:=WEIBULL([.$R45];[.X$1];6;FALSE())" office:value-type="float" office:value="0.0293561451381126">
            <text:p>0,03</text:p>
          </table:table-cell>
          <table:table-cell table:style-name="ce2" table:formula="of:=WEIBULL([.$R45];[.Y$1];6;TRUE())" office:value-type="float" office:value="0">
            <text:p>Err :502</text:p>
          </table:table-cell>
          <table:table-cell table:style-name="ce2" table:formula="of:=WEIBULL([.$R45];[.Z$1];6;TRUE())" office:value-type="float" office:value="0.773119840660976">
            <text:p>0,77</text:p>
          </table:table-cell>
          <table:table-cell table:style-name="ce2" table:formula="of:=WEIBULL([.$R45];[.AA$1];6;TRUE())" office:value-type="float" office:value="0.835785847522348">
            <text:p>0,84</text:p>
          </table:table-cell>
          <table:table-cell table:style-name="ce2" table:formula="of:=WEIBULL([.$R45];[.AB$1];6;TRUE())" office:value-type="float" office:value="0.889227616018349">
            <text:p>0,89</text:p>
          </table:table-cell>
          <table:table-cell table:style-name="ce2" table:formula="of:=WEIBULL([.$R45];[.AC$1];6;TRUE())" office:value-type="float" office:value="0.961755111834415">
            <text:p>0,96</text:p>
          </table:table-cell>
          <table:table-cell table:style-name="ce2" table:formula="of:=WEIBULL([.$R45];[.AD$1];6;TRUE())" office:value-type="float" office:value="0.981220443072856">
            <text:p>0,98</text:p>
          </table:table-cell>
          <table:table-cell table:style-name="ce2" table:formula="of:=([.S45]/(1-[.Y45]))" office:value-type="float" office:value="0">
            <text:p>Err :502</text:p>
          </table:table-cell>
          <table:table-cell table:style-name="ce2" table:formula="of:=([.T45]/(1-[.Z45]))" office:value-type="float" office:value="0.166666666666667">
            <text:p>0,17</text:p>
          </table:table-cell>
          <table:table-cell table:style-name="ce2" table:formula="of:=([.U45]/(1-[.AA45]))" office:value-type="float" office:value="0.304480431774085">
            <text:p>0,30</text:p>
          </table:table-cell>
          <table:table-cell table:style-name="ce2" table:formula="of:=([.V45]/(1-[.AB45]))" office:value-type="float" office:value="0.494444444444445">
            <text:p>0,49</text:p>
          </table:table-cell>
          <table:table-cell table:style-name="ce2" table:formula="of:=([.W45]/(1-[.AC45]))" office:value-type="float" office:value="1.10013888888889">
            <text:p>1,10</text:p>
          </table:table-cell>
          <table:table-cell table:style-name="ce2" table:formula="of:=([.X45]/(1-[.AD45]))" office:value-type="float" office:value="1.56319689820163">
            <text:p>1,56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9.1">
            <text:p>9,1</text:p>
          </table:table-cell>
          <table:table-cell table:style-name="ce2" table:formula="of:=WEIBULL([.$R46];[.S$1];6;FALSE())" office:value-type="float" office:value="0">
            <text:p>Err :502</text:p>
          </table:table-cell>
          <table:table-cell table:style-name="ce2" table:formula="of:=WEIBULL([.$R46];[.T$1];6;FALSE())" office:value-type="float" office:value="0.0365736904987711">
            <text:p>0,04</text:p>
          </table:table-cell>
          <table:table-cell table:style-name="ce2" table:formula="of:=WEIBULL([.$R46];[.U$1];6;FALSE())" office:value-type="float" office:value="0.0475555055278626">
            <text:p>0,05</text:p>
          </table:table-cell>
          <table:table-cell table:style-name="ce2" table:formula="of:=WEIBULL([.$R46];[.V$1];6;FALSE())" office:value-type="float" office:value="0.0506723378331093">
            <text:p>0,05</text:p>
          </table:table-cell>
          <table:table-cell table:style-name="ce2" table:formula="of:=WEIBULL([.$R46];[.W$1];6;FALSE())" office:value-type="float" office:value="0.0351239543347663">
            <text:p>0,04</text:p>
          </table:table-cell>
          <table:table-cell table:style-name="ce2" table:formula="of:=WEIBULL([.$R46];[.X$1];6;FALSE())" office:value-type="float" office:value="0.0225005421673423">
            <text:p>0,02</text:p>
          </table:table-cell>
          <table:table-cell table:style-name="ce2" table:formula="of:=WEIBULL([.$R46];[.Y$1];6;TRUE())" office:value-type="float" office:value="0">
            <text:p>Err :502</text:p>
          </table:table-cell>
          <table:table-cell table:style-name="ce2" table:formula="of:=WEIBULL([.$R46];[.Z$1];6;TRUE())" office:value-type="float" office:value="0.780557857007373">
            <text:p>0,78</text:p>
          </table:table-cell>
          <table:table-cell table:style-name="ce2" table:formula="of:=WEIBULL([.$R46];[.AA$1];6;TRUE())" office:value-type="float" office:value="0.845540109343396">
            <text:p>0,85</text:p>
          </table:table-cell>
          <table:table-cell table:style-name="ce2" table:formula="of:=WEIBULL([.$R46];[.AB$1];6;TRUE())" office:value-type="float" office:value="0.899769002088355">
            <text:p>0,90</text:p>
          </table:table-cell>
          <table:table-cell table:style-name="ce2" table:formula="of:=WEIBULL([.$R46];[.AC$1];6;TRUE())" office:value-type="float" office:value="0.969461119283865">
            <text:p>0,97</text:p>
          </table:table-cell>
          <table:table-cell table:style-name="ce2" table:formula="of:=WEIBULL([.$R46];[.AD$1];6;TRUE())" office:value-type="float" office:value="0.986383959513973">
            <text:p>0,99</text:p>
          </table:table-cell>
          <table:table-cell table:style-name="ce2" table:formula="of:=([.S46]/(1-[.Y46]))" office:value-type="float" office:value="0">
            <text:p>Err :502</text:p>
          </table:table-cell>
          <table:table-cell table:style-name="ce2" table:formula="of:=([.T46]/(1-[.Z46]))" office:value-type="float" office:value="0.166666666666667">
            <text:p>0,17</text:p>
          </table:table-cell>
          <table:table-cell table:style-name="ce2" table:formula="of:=([.U46]/(1-[.AA46]))" office:value-type="float" office:value="0.307882553365186">
            <text:p>0,31</text:p>
          </table:table-cell>
          <table:table-cell table:style-name="ce2" table:formula="of:=([.V46]/(1-[.AB46]))" office:value-type="float" office:value="0.505555555555555">
            <text:p>0,51</text:p>
          </table:table-cell>
          <table:table-cell table:style-name="ce2" table:formula="of:=([.W46]/(1-[.AC46]))" office:value-type="float" office:value="1.15013888888889">
            <text:p>1,15</text:p>
          </table:table-cell>
          <table:table-cell table:style-name="ce2" table:formula="of:=([.X46]/(1-[.AD46]))" office:value-type="float" office:value="1.65250258989998">
            <text:p>1,65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9.3">
            <text:p>9,3</text:p>
          </table:table-cell>
          <table:table-cell table:style-name="ce2" table:formula="of:=WEIBULL([.$R47];[.S$1];6;FALSE())" office:value-type="float" office:value="0">
            <text:p>Err :502</text:p>
          </table:table-cell>
          <table:table-cell table:style-name="ce2" table:formula="of:=WEIBULL([.$R47];[.T$1];6;FALSE())" office:value-type="float" office:value="0.0353746623044572">
            <text:p>0,04</text:p>
          </table:table-cell>
          <table:table-cell table:style-name="ce2" table:formula="of:=WEIBULL([.$R47];[.U$1];6;FALSE())" office:value-type="float" office:value="0.045189011353773">
            <text:p>0,05</text:p>
          </table:table-cell>
          <table:table-cell table:style-name="ce2" table:formula="of:=WEIBULL([.$R47];[.V$1];6;FALSE())" office:value-type="float" office:value="0.0467539115262429">
            <text:p>0,05</text:p>
          </table:table-cell>
          <table:table-cell table:style-name="ce2" table:formula="of:=WEIBULL([.$R47];[.W$1];6;FALSE())" office:value-type="float" office:value="0.0289984668191726">
            <text:p>0,03</text:p>
          </table:table-cell>
          <table:table-cell table:style-name="ce2" table:formula="of:=WEIBULL([.$R47];[.X$1];6;FALSE())" office:value-type="float" office:value="0.016915140679234">
            <text:p>0,02</text:p>
          </table:table-cell>
          <table:table-cell table:style-name="ce2" table:formula="of:=WEIBULL([.$R47];[.Y$1];6;TRUE())" office:value-type="float" office:value="0">
            <text:p>Err :502</text:p>
          </table:table-cell>
          <table:table-cell table:style-name="ce2" table:formula="of:=WEIBULL([.$R47];[.Z$1];6;TRUE())" office:value-type="float" office:value="0.787752026173257">
            <text:p>0,79</text:p>
          </table:table-cell>
          <table:table-cell table:style-name="ce2" table:formula="of:=WEIBULL([.$R47];[.AA$1];6;TRUE())" office:value-type="float" office:value="0.85481325050662">
            <text:p>0,85</text:p>
          </table:table-cell>
          <table:table-cell table:style-name="ce2" table:formula="of:=WEIBULL([.$R47];[.AB$1];6;TRUE())" office:value-type="float" office:value="0.909508558336304">
            <text:p>0,91</text:p>
          </table:table-cell>
          <table:table-cell table:style-name="ce2" table:formula="of:=WEIBULL([.$R47];[.AC$1];6;TRUE())" office:value-type="float" office:value="0.975859757070408">
            <text:p>0,98</text:p>
          </table:table-cell>
          <table:table-cell table:style-name="ce2" table:formula="of:=WEIBULL([.$R47];[.AD$1];6;TRUE())" office:value-type="float" office:value="0.990305407145177">
            <text:p>0,99</text:p>
          </table:table-cell>
          <table:table-cell table:style-name="ce2" table:formula="of:=([.S47]/(1-[.Y47]))" office:value-type="float" office:value="0">
            <text:p>Err :502</text:p>
          </table:table-cell>
          <table:table-cell table:style-name="ce2" table:formula="of:=([.T47]/(1-[.Z47]))" office:value-type="float" office:value="0.166666666666667">
            <text:p>0,17</text:p>
          </table:table-cell>
          <table:table-cell table:style-name="ce2" table:formula="of:=([.U47]/(1-[.AA47]))" office:value-type="float" office:value="0.311247489949718">
            <text:p>0,31</text:p>
          </table:table-cell>
          <table:table-cell table:style-name="ce2" table:formula="of:=([.V47]/(1-[.AB47]))" office:value-type="float" office:value="0.516666666666666">
            <text:p>0,52</text:p>
          </table:table-cell>
          <table:table-cell table:style-name="ce2" table:formula="of:=([.W47]/(1-[.AC47]))" office:value-type="float" office:value="1.20125">
            <text:p>1,20</text:p>
          </table:table-cell>
          <table:table-cell table:style-name="ce2" table:formula="of:=([.X47]/(1-[.AD47]))" office:value-type="float" office:value="1.74480155407647">
            <text:p>1,74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9.5">
            <text:p>9,5</text:p>
          </table:table-cell>
          <table:table-cell table:style-name="ce2" table:formula="of:=WEIBULL([.$R48];[.S$1];6;FALSE())" office:value-type="float" office:value="0">
            <text:p>Err :502</text:p>
          </table:table-cell>
          <table:table-cell table:style-name="ce2" table:formula="of:=WEIBULL([.$R48];[.T$1];6;FALSE())" office:value-type="float" office:value="0.0342149429299849">
            <text:p>0,03</text:p>
          </table:table-cell>
          <table:table-cell table:style-name="ce2" table:formula="of:=WEIBULL([.$R48];[.U$1];6;FALSE())" office:value-type="float" office:value="0.0429016232036373">
            <text:p>0,04</text:p>
          </table:table-cell>
          <table:table-cell table:style-name="ce2" table:formula="of:=WEIBULL([.$R48];[.V$1];6;FALSE())" office:value-type="float" office:value="0.0430228287185862">
            <text:p>0,04</text:p>
          </table:table-cell>
          <table:table-cell table:style-name="ce2" table:formula="of:=WEIBULL([.$R48];[.W$1];6;FALSE())" office:value-type="float" office:value="0.0236732105786245">
            <text:p>0,02</text:p>
          </table:table-cell>
          <table:table-cell table:style-name="ce2" table:formula="of:=WEIBULL([.$R48];[.X$1];6;FALSE())" office:value-type="float" office:value="0.0124654462055195">
            <text:p>0,01</text:p>
          </table:table-cell>
          <table:table-cell table:style-name="ce2" table:formula="of:=WEIBULL([.$R48];[.Y$1];6;TRUE())" office:value-type="float" office:value="0">
            <text:p>Err :502</text:p>
          </table:table-cell>
          <table:table-cell table:style-name="ce2" table:formula="of:=WEIBULL([.$R48];[.Z$1];6;TRUE())" office:value-type="float" office:value="0.794710342420091">
            <text:p>0,79</text:p>
          </table:table-cell>
          <table:table-cell table:style-name="ce2" table:formula="of:=WEIBULL([.$R48];[.AA$1];6;TRUE())" office:value-type="float" office:value="0.863620988550808">
            <text:p>0,86</text:p>
          </table:table-cell>
          <table:table-cell table:style-name="ce2" table:formula="of:=WEIBULL([.$R48];[.AB$1];6;TRUE())" office:value-type="float" office:value="0.91848306137531">
            <text:p>0,92</text:p>
          </table:table-cell>
          <table:table-cell table:style-name="ce2" table:formula="of:=WEIBULL([.$R48];[.AC$1];6;TRUE())" office:value-type="float" office:value="0.981113892945585">
            <text:p>0,98</text:p>
          </table:table-cell>
          <table:table-cell table:style-name="ce2" table:formula="of:=WEIBULL([.$R48];[.AD$1];6;TRUE())" office:value-type="float" office:value="0.99322576672721">
            <text:p>0,99</text:p>
          </table:table-cell>
          <table:table-cell table:style-name="ce2" table:formula="of:=([.S48]/(1-[.Y48]))" office:value-type="float" office:value="0">
            <text:p>Err :502</text:p>
          </table:table-cell>
          <table:table-cell table:style-name="ce2" table:formula="of:=([.T48]/(1-[.Z48]))" office:value-type="float" office:value="0.166666666666667">
            <text:p>0,17</text:p>
          </table:table-cell>
          <table:table-cell table:style-name="ce2" table:formula="of:=([.U48]/(1-[.AA48]))" office:value-type="float" office:value="0.314576434802948">
            <text:p>0,31</text:p>
          </table:table-cell>
          <table:table-cell table:style-name="ce2" table:formula="of:=([.V48]/(1-[.AB48]))" office:value-type="float" office:value="0.527777777777778">
            <text:p>0,53</text:p>
          </table:table-cell>
          <table:table-cell table:style-name="ce2" table:formula="of:=([.W48]/(1-[.AC48]))" office:value-type="float" office:value="1.25347222222222">
            <text:p>1,25</text:p>
          </table:table-cell>
          <table:table-cell table:style-name="ce2" table:formula="of:=([.X48]/(1-[.AD48]))" office:value-type="float" office:value="1.8401265063589">
            <text:p>1,84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9.7">
            <text:p>9,7</text:p>
          </table:table-cell>
          <table:table-cell table:style-name="ce2" table:formula="of:=WEIBULL([.$R49];[.S$1];6;FALSE())" office:value-type="float" office:value="0">
            <text:p>Err :502</text:p>
          </table:table-cell>
          <table:table-cell table:style-name="ce2" table:formula="of:=WEIBULL([.$R49];[.T$1];6;FALSE())" office:value-type="float" office:value="0.0330932436789544">
            <text:p>0,03</text:p>
          </table:table-cell>
          <table:table-cell table:style-name="ce2" table:formula="of:=WEIBULL([.$R49];[.U$1];6;FALSE())" office:value-type="float" office:value="0.0406940316149311">
            <text:p>0,04</text:p>
          </table:table-cell>
          <table:table-cell table:style-name="ce2" table:formula="of:=WEIBULL([.$R49];[.V$1];6;FALSE())" office:value-type="float" office:value="0.0394841093285265">
            <text:p>0,04</text:p>
          </table:table-cell>
          <table:table-cell table:style-name="ce2" table:formula="of:=WEIBULL([.$R49];[.W$1];6;FALSE())" office:value-type="float" office:value="0.0191060104352029">
            <text:p>0,02</text:p>
          </table:table-cell>
          <table:table-cell table:style-name="ce2" table:formula="of:=WEIBULL([.$R49];[.X$1];6;FALSE())" office:value-type="float" office:value="0.0090000788540508">
            <text:p>0,01</text:p>
          </table:table-cell>
          <table:table-cell table:style-name="ce2" table:formula="of:=WEIBULL([.$R49];[.Y$1];6;TRUE())" office:value-type="float" office:value="0">
            <text:p>Err :502</text:p>
          </table:table-cell>
          <table:table-cell table:style-name="ce2" table:formula="of:=WEIBULL([.$R49];[.Z$1];6;TRUE())" office:value-type="float" office:value="0.801440537926274">
            <text:p>0,80</text:p>
          </table:table-cell>
          <table:table-cell table:style-name="ce2" table:formula="of:=WEIBULL([.$R49];[.AA$1];6;TRUE())" office:value-type="float" office:value="0.871979220407935">
            <text:p>0,87</text:p>
          </table:table-cell>
          <table:table-cell table:style-name="ce2" table:formula="of:=WEIBULL([.$R49];[.AB$1];6;TRUE())" office:value-type="float" office:value="0.926730518771806">
            <text:p>0,93</text:p>
          </table:table-cell>
          <table:table-cell table:style-name="ce2" table:formula="of:=WEIBULL([.$R49];[.AC$1];6;TRUE())" office:value-type="float" office:value="0.985379607276707">
            <text:p>0,99</text:p>
          </table:table-cell>
          <table:table-cell table:style-name="ce2" table:formula="of:=WEIBULL([.$R49];[.AD$1];6;TRUE())" office:value-type="float" office:value="0.995357217798714">
            <text:p>1,00</text:p>
          </table:table-cell>
          <table:table-cell table:style-name="ce2" table:formula="of:=([.S49]/(1-[.Y49]))" office:value-type="float" office:value="0">
            <text:p>Err :502</text:p>
          </table:table-cell>
          <table:table-cell table:style-name="ce2" table:formula="of:=([.T49]/(1-[.Z49]))" office:value-type="float" office:value="0.166666666666667">
            <text:p>0,17</text:p>
          </table:table-cell>
          <table:table-cell table:style-name="ce2" table:formula="of:=([.U49]/(1-[.AA49]))" office:value-type="float" office:value="0.317870518712677">
            <text:p>0,32</text:p>
          </table:table-cell>
          <table:table-cell table:style-name="ce2" table:formula="of:=([.V49]/(1-[.AB49]))" office:value-type="float" office:value="0.538888888888889">
            <text:p>0,54</text:p>
          </table:table-cell>
          <table:table-cell table:style-name="ce2" table:formula="of:=([.W49]/(1-[.AC49]))" office:value-type="float" office:value="1.30680555555556">
            <text:p>1,31</text:p>
          </table:table-cell>
          <table:table-cell table:style-name="ce2" table:formula="of:=([.X49]/(1-[.AD49]))" office:value-type="float" office:value="1.93850981240493">
            <text:p>1,94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9.9">
            <text:p>9,9</text:p>
          </table:table-cell>
          <table:table-cell table:style-name="ce2" table:formula="of:=WEIBULL([.$R50];[.S$1];6;FALSE())" office:value-type="float" office:value="0">
            <text:p>Err :502</text:p>
          </table:table-cell>
          <table:table-cell table:style-name="ce2" table:formula="of:=WEIBULL([.$R50];[.T$1];6;FALSE())" office:value-type="float" office:value="0.032008318103459">
            <text:p>0,03</text:p>
          </table:table-cell>
          <table:table-cell table:style-name="ce2" table:formula="of:=WEIBULL([.$R50];[.U$1];6;FALSE())" office:value-type="float" office:value="0.0385665448273244">
            <text:p>0,04</text:p>
          </table:table-cell>
          <table:table-cell table:style-name="ce2" table:formula="of:=WEIBULL([.$R50];[.V$1];6;FALSE())" office:value-type="float" office:value="0.0361406502751266">
            <text:p>0,04</text:p>
          </table:table-cell>
          <table:table-cell table:style-name="ce2" table:formula="of:=WEIBULL([.$R50];[.W$1];6;FALSE())" office:value-type="float" office:value="0.0152416783820007">
            <text:p>0,02</text:p>
          </table:table-cell>
          <table:table-cell table:style-name="ce2" table:formula="of:=WEIBULL([.$R50];[.X$1];6;FALSE())" office:value-type="float" office:value="0.00636273272166734">
            <text:p>0,01</text:p>
          </table:table-cell>
          <table:table-cell table:style-name="ce2" table:formula="of:=WEIBULL([.$R50];[.Y$1];6;TRUE())" office:value-type="float" office:value="0">
            <text:p>Err :502</text:p>
          </table:table-cell>
          <table:table-cell table:style-name="ce2" table:formula="of:=WEIBULL([.$R50];[.Z$1];6;TRUE())" office:value-type="float" office:value="0.807950091379246">
            <text:p>0,81</text:p>
          </table:table-cell>
          <table:table-cell table:style-name="ce2" table:formula="of:=WEIBULL([.$R50];[.AA$1];6;TRUE())" office:value-type="float" office:value="0.87990394228788">
            <text:p>0,88</text:p>
          </table:table-cell>
          <table:table-cell table:style-name="ce2" table:formula="of:=WEIBULL([.$R50];[.AB$1];6;TRUE())" office:value-type="float" office:value="0.934289726772497">
            <text:p>0,93</text:p>
          </table:table-cell>
          <table:table-cell table:style-name="ce2" table:formula="of:=WEIBULL([.$R50];[.AC$1];6;TRUE())" office:value-type="float" office:value="0.988803174742332">
            <text:p>0,99</text:p>
          </table:table-cell>
          <table:table-cell table:style-name="ce2" table:formula="of:=WEIBULL([.$R50];[.AD$1];6;TRUE())" office:value-type="float" office:value="0.996880988142747">
            <text:p>1,00</text:p>
          </table:table-cell>
          <table:table-cell table:style-name="ce2" table:formula="of:=([.S50]/(1-[.Y50]))" office:value-type="float" office:value="0">
            <text:p>Err :502</text:p>
          </table:table-cell>
          <table:table-cell table:style-name="ce2" table:formula="of:=([.T50]/(1-[.Z50]))" office:value-type="float" office:value="0.166666666666667">
            <text:p>0,17</text:p>
          </table:table-cell>
          <table:table-cell table:style-name="ce2" table:formula="of:=([.U50]/(1-[.AA50]))" office:value-type="float" office:value="0.321130814466628">
            <text:p>0,32</text:p>
          </table:table-cell>
          <table:table-cell table:style-name="ce2" table:formula="of:=([.V50]/(1-[.AB50]))" office:value-type="float" office:value="0.55">
            <text:p>0,55</text:p>
          </table:table-cell>
          <table:table-cell table:style-name="ce2" table:formula="of:=([.W50]/(1-[.AC50]))" office:value-type="float" office:value="1.36125">
            <text:p>1,36</text:p>
          </table:table-cell>
          <table:table-cell table:style-name="ce2" table:formula="of:=([.X50]/(1-[.AD50]))" office:value-type="float" office:value="2.03998349889925">
            <text:p>2,04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10.1">
            <text:p>10,1</text:p>
          </table:table-cell>
          <table:table-cell table:style-name="ce2" table:formula="of:=WEIBULL([.$R51];[.S$1];6;FALSE())" office:value-type="float" office:value="0">
            <text:p>Err :502</text:p>
          </table:table-cell>
          <table:table-cell table:style-name="ce2" table:formula="of:=WEIBULL([.$R51];[.T$1];6;FALSE())" office:value-type="float" office:value="0.0309589606190152">
            <text:p>0,03</text:p>
          </table:table-cell>
          <table:table-cell table:style-name="ce2" table:formula="of:=WEIBULL([.$R51];[.U$1];6;FALSE())" office:value-type="float" office:value="0.0365191239136304">
            <text:p>0,04</text:p>
          </table:table-cell>
          <table:table-cell table:style-name="ce2" table:formula="of:=WEIBULL([.$R51];[.V$1];6;FALSE())" office:value-type="float" office:value="0.0329934096458945">
            <text:p>0,03</text:p>
          </table:table-cell>
          <table:table-cell table:style-name="ce2" table:formula="of:=WEIBULL([.$R51];[.W$1];6;FALSE())" office:value-type="float" office:value="0.0120161066497032">
            <text:p>0,01</text:p>
          </table:table-cell>
          <table:table-cell table:style-name="ce2" table:formula="of:=WEIBULL([.$R51];[.X$1];6;FALSE())" office:value-type="float" office:value="0.00440198530948925">
            <text:p>0,00</text:p>
          </table:table-cell>
          <table:table-cell table:style-name="ce2" table:formula="of:=WEIBULL([.$R51];[.Y$1];6;TRUE())" office:value-type="float" office:value="0">
            <text:p>Err :502</text:p>
          </table:table-cell>
          <table:table-cell table:style-name="ce2" table:formula="of:=WEIBULL([.$R51];[.Z$1];6;TRUE())" office:value-type="float" office:value="0.814246236285909">
            <text:p>0,81</text:p>
          </table:table-cell>
          <table:table-cell table:style-name="ce2" table:formula="of:=WEIBULL([.$R51];[.AA$1];6;TRUE())" office:value-type="float" office:value="0.887411176760573">
            <text:p>0,89</text:p>
          </table:table-cell>
          <table:table-cell table:style-name="ce2" table:formula="of:=WEIBULL([.$R51];[.AB$1];6;TRUE())" office:value-type="float" office:value="0.941199863997416">
            <text:p>0,94</text:p>
          </table:table-cell>
          <table:table-cell table:style-name="ce2" table:formula="of:=WEIBULL([.$R51];[.AC$1];6;TRUE())" office:value-type="float" office:value="0.991518873847871">
            <text:p>0,99</text:p>
          </table:table-cell>
          <table:table-cell table:style-name="ce2" table:formula="of:=WEIBULL([.$R51];[.AD$1];6;TRUE())" office:value-type="float" office:value="0.997947389782504">
            <text:p>1,00</text:p>
          </table:table-cell>
          <table:table-cell table:style-name="ce2" table:formula="of:=([.S51]/(1-[.Y51]))" office:value-type="float" office:value="0">
            <text:p>Err :502</text:p>
          </table:table-cell>
          <table:table-cell table:style-name="ce2" table:formula="of:=([.T51]/(1-[.Z51]))" office:value-type="float" office:value="0.166666666666667">
            <text:p>0,17</text:p>
          </table:table-cell>
          <table:table-cell table:style-name="ce2" table:formula="of:=([.U51]/(1-[.AA51]))" office:value-type="float" office:value="0.324358340933809">
            <text:p>0,32</text:p>
          </table:table-cell>
          <table:table-cell table:style-name="ce2" table:formula="of:=([.V51]/(1-[.AB51]))" office:value-type="float" office:value="0.561111111111111">
            <text:p>0,56</text:p>
          </table:table-cell>
          <table:table-cell table:style-name="ce2" table:formula="of:=([.W51]/(1-[.AC51]))" office:value-type="float" office:value="1.41680555555555">
            <text:p>1,42</text:p>
          </table:table-cell>
          <table:table-cell table:style-name="ce2" table:formula="of:=([.X51]/(1-[.AD51]))" office:value-type="float" office:value="2.14457926398706">
            <text:p>2,14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10.3">
            <text:p>10,3</text:p>
          </table:table-cell>
          <table:table-cell table:style-name="ce2" table:formula="of:=WEIBULL([.$R52];[.S$1];6;FALSE())" office:value-type="float" office:value="0">
            <text:p>Err :502</text:p>
          </table:table-cell>
          <table:table-cell table:style-name="ce2" table:formula="of:=WEIBULL([.$R52];[.T$1];6;FALSE())" office:value-type="float" office:value="0.0299440051648999">
            <text:p>0,03</text:p>
          </table:table-cell>
          <table:table-cell table:style-name="ce2" table:formula="of:=WEIBULL([.$R52];[.U$1];6;FALSE())" office:value-type="float" office:value="0.034551416189862">
            <text:p>0,03</text:p>
          </table:table-cell>
          <table:table-cell table:style-name="ce2" table:formula="of:=WEIBULL([.$R52];[.V$1];6;FALSE())" office:value-type="float" office:value="0.0300415965176578">
            <text:p>0,03</text:p>
          </table:table-cell>
          <table:table-cell table:style-name="ce2" table:formula="of:=WEIBULL([.$R52];[.W$1];6;FALSE())" office:value-type="float" office:value="0.00936009700428036">
            <text:p>0,01</text:p>
          </table:table-cell>
          <table:table-cell table:style-name="ce2" table:formula="of:=WEIBULL([.$R52];[.X$1];6;FALSE())" office:value-type="float" office:value="0.00297855673684227">
            <text:p>0,00</text:p>
          </table:table-cell>
          <table:table-cell table:style-name="ce2" table:formula="of:=WEIBULL([.$R52];[.Y$1];6;TRUE())" office:value-type="float" office:value="0">
            <text:p>Err :502</text:p>
          </table:table-cell>
          <table:table-cell table:style-name="ce2" table:formula="of:=WEIBULL([.$R52];[.Z$1];6;TRUE())" office:value-type="float" office:value="0.820335969010601">
            <text:p>0,82</text:p>
          </table:table-cell>
          <table:table-cell table:style-name="ce2" table:formula="of:=WEIBULL([.$R52];[.AA$1];6;TRUE())" office:value-type="float" office:value="0.894516906692361">
            <text:p>0,89</text:p>
          </table:table-cell>
          <table:table-cell table:style-name="ce2" table:formula="of:=WEIBULL([.$R52];[.AB$1];6;TRUE())" office:value-type="float" office:value="0.947500122590501">
            <text:p>0,95</text:p>
          </table:table-cell>
          <table:table-cell table:style-name="ce2" table:formula="of:=WEIBULL([.$R52];[.AC$1];6;TRUE())" office:value-type="float" office:value="0.993647591815363">
            <text:p>0,99</text:p>
          </table:table-cell>
          <table:table-cell table:style-name="ce2" table:formula="of:=WEIBULL([.$R52];[.AD$1];6;TRUE())" office:value-type="float" office:value="0.998677565571011">
            <text:p>1,00</text:p>
          </table:table-cell>
          <table:table-cell table:style-name="ce2" table:formula="of:=([.S52]/(1-[.Y52]))" office:value-type="float" office:value="0">
            <text:p>Err :502</text:p>
          </table:table-cell>
          <table:table-cell table:style-name="ce2" table:formula="of:=([.T52]/(1-[.Z52]))" office:value-type="float" office:value="0.166666666666667">
            <text:p>0,17</text:p>
          </table:table-cell>
          <table:table-cell table:style-name="ce2" table:formula="of:=([.U52]/(1-[.AA52]))" office:value-type="float" office:value="0.327554066783892">
            <text:p>0,33</text:p>
          </table:table-cell>
          <table:table-cell table:style-name="ce2" table:formula="of:=([.V52]/(1-[.AB52]))" office:value-type="float" office:value="0.572222222222222">
            <text:p>0,57</text:p>
          </table:table-cell>
          <table:table-cell table:style-name="ce2" table:formula="of:=([.W52]/(1-[.AC52]))" office:value-type="float" office:value="1.47347222222222">
            <text:p>1,47</text:p>
          </table:table-cell>
          <table:table-cell table:style-name="ce2" table:formula="of:=([.X52]/(1-[.AD52]))" office:value-type="float" office:value="2.25232848718255">
            <text:p>2,25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10.5">
            <text:p>10,5</text:p>
          </table:table-cell>
          <table:table-cell table:style-name="ce2" table:formula="of:=WEIBULL([.$R53];[.S$1];6;FALSE())" office:value-type="float" office:value="0">
            <text:p>Err :502</text:p>
          </table:table-cell>
          <table:table-cell table:style-name="ce2" table:formula="of:=WEIBULL([.$R53];[.T$1];6;FALSE())" office:value-type="float" office:value="0.0289623239084075">
            <text:p>0,03</text:p>
          </table:table-cell>
          <table:table-cell table:style-name="ce2" table:formula="of:=WEIBULL([.$R53];[.U$1];6;FALSE())" office:value-type="float" office:value="0.0326627869021834">
            <text:p>0,03</text:p>
          </table:table-cell>
          <table:table-cell table:style-name="ce2" table:formula="of:=WEIBULL([.$R53];[.V$1];6;FALSE())" office:value-type="float" office:value="0.0272828630573094">
            <text:p>0,03</text:p>
          </table:table-cell>
          <table:table-cell table:style-name="ce2" table:formula="of:=WEIBULL([.$R53];[.W$1];6;FALSE())" office:value-type="float" office:value="0.00720276279748875">
            <text:p>0,01</text:p>
          </table:table-cell>
          <table:table-cell table:style-name="ce2" table:formula="of:=WEIBULL([.$R53];[.X$1];6;FALSE())" office:value-type="float" office:value="0.00196995663874755">
            <text:p>0,00</text:p>
          </table:table-cell>
          <table:table-cell table:style-name="ce2" table:formula="of:=WEIBULL([.$R53];[.Y$1];6;TRUE())" office:value-type="float" office:value="0">
            <text:p>Err :502</text:p>
          </table:table-cell>
          <table:table-cell table:style-name="ce2" table:formula="of:=WEIBULL([.$R53];[.Z$1];6;TRUE())" office:value-type="float" office:value="0.826226056549555">
            <text:p>0,83</text:p>
          </table:table-cell>
          <table:table-cell table:style-name="ce2" table:formula="of:=WEIBULL([.$R53];[.AA$1];6;TRUE())" office:value-type="float" office:value="0.901237015692029">
            <text:p>0,90</text:p>
          </table:table-cell>
          <table:table-cell table:style-name="ce2" table:formula="of:=WEIBULL([.$R53];[.AB$1];6;TRUE())" office:value-type="float" office:value="0.953229377616041">
            <text:p>0,95</text:p>
          </table:table-cell>
          <table:table-cell table:style-name="ce2" table:formula="of:=WEIBULL([.$R53];[.AC$1];6;TRUE())" office:value-type="float" office:value="0.995296154907762">
            <text:p>1,00</text:p>
          </table:table-cell>
          <table:table-cell table:style-name="ce2" table:formula="of:=WEIBULL([.$R53];[.AD$1];6;TRUE())" office:value-type="float" office:value="0.99916642486542">
            <text:p>1,00</text:p>
          </table:table-cell>
          <table:table-cell table:style-name="ce2" table:formula="of:=([.S53]/(1-[.Y53]))" office:value-type="float" office:value="0">
            <text:p>Err :502</text:p>
          </table:table-cell>
          <table:table-cell table:style-name="ce2" table:formula="of:=([.T53]/(1-[.Z53]))" office:value-type="float" office:value="0.166666666666667">
            <text:p>0,17</text:p>
          </table:table-cell>
          <table:table-cell table:style-name="ce2" table:formula="of:=([.U53]/(1-[.AA53]))" office:value-type="float" office:value="0.330718913883074">
            <text:p>0,33</text:p>
          </table:table-cell>
          <table:table-cell table:style-name="ce2" table:formula="of:=([.V53]/(1-[.AB53]))" office:value-type="float" office:value="0.583333333333333">
            <text:p>0,58</text:p>
          </table:table-cell>
          <table:table-cell table:style-name="ce2" table:formula="of:=([.W53]/(1-[.AC53]))" office:value-type="float" office:value="1.53125000000001">
            <text:p>1,53</text:p>
          </table:table-cell>
          <table:table-cell table:style-name="ce2" table:formula="of:=([.X53]/(1-[.AD53]))" office:value-type="float" office:value="2.36326223878934">
            <text:p>2,36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10.7">
            <text:p>10,7</text:p>
          </table:table-cell>
          <table:table-cell table:style-name="ce2" table:formula="of:=WEIBULL([.$R54];[.S$1];6;FALSE())" office:value-type="float" office:value="0">
            <text:p>Err :502</text:p>
          </table:table-cell>
          <table:table-cell table:style-name="ce2" table:formula="of:=WEIBULL([.$R54];[.T$1];6;FALSE())" office:value-type="float" office:value="0.0280128259915867">
            <text:p>0,03</text:p>
          </table:table-cell>
          <table:table-cell table:style-name="ce2" table:formula="of:=WEIBULL([.$R54];[.U$1];6;FALSE())" office:value-type="float" office:value="0.0308523491969195">
            <text:p>0,03</text:p>
          </table:table-cell>
          <table:table-cell table:style-name="ce2" table:formula="of:=WEIBULL([.$R54];[.V$1];6;FALSE())" office:value-type="float" office:value="0.0247134958418669">
            <text:p>0,02</text:p>
          </table:table-cell>
          <table:table-cell table:style-name="ce2" table:formula="of:=WEIBULL([.$R54];[.W$1];6;FALSE())" office:value-type="float" office:value="0.00547439229136747">
            <text:p>0,01</text:p>
          </table:table-cell>
          <table:table-cell table:style-name="ce2" table:formula="of:=WEIBULL([.$R54];[.X$1];6;FALSE())" office:value-type="float" office:value="0.00127273640594118">
            <text:p>0,00</text:p>
          </table:table-cell>
          <table:table-cell table:style-name="ce2" table:formula="of:=WEIBULL([.$R54];[.Y$1];6;TRUE())" office:value-type="float" office:value="0">
            <text:p>Err :502</text:p>
          </table:table-cell>
          <table:table-cell table:style-name="ce2" table:formula="of:=WEIBULL([.$R54];[.Z$1];6;TRUE())" office:value-type="float" office:value="0.83192304405048">
            <text:p>0,83</text:p>
          </table:table-cell>
          <table:table-cell table:style-name="ce2" table:formula="of:=WEIBULL([.$R54];[.AA$1];6;TRUE())" office:value-type="float" office:value="0.907587234722356">
            <text:p>0,91</text:p>
          </table:table-cell>
          <table:table-cell table:style-name="ce2" table:formula="of:=WEIBULL([.$R54];[.AB$1];6;TRUE())" office:value-type="float" office:value="0.958425894845457">
            <text:p>0,96</text:p>
          </table:table-cell>
          <table:table-cell table:style-name="ce2" table:formula="of:=WEIBULL([.$R54];[.AC$1];6;TRUE())" office:value-type="float" office:value="0.996557286706451">
            <text:p>1,00</text:p>
          </table:table-cell>
          <table:table-cell table:style-name="ce2" table:formula="of:=WEIBULL([.$R54];[.AD$1];6;TRUE())" office:value-type="float" office:value="0.999486263580189">
            <text:p>1,00</text:p>
          </table:table-cell>
          <table:table-cell table:style-name="ce2" table:formula="of:=([.S54]/(1-[.Y54]))" office:value-type="float" office:value="0">
            <text:p>Err :502</text:p>
          </table:table-cell>
          <table:table-cell table:style-name="ce2" table:formula="of:=([.T54]/(1-[.Z54]))" office:value-type="float" office:value="0.166666666666667">
            <text:p>0,17</text:p>
          </table:table-cell>
          <table:table-cell table:style-name="ce2" table:formula="of:=([.U54]/(1-[.AA54]))" office:value-type="float" office:value="0.333853760400169">
            <text:p>0,33</text:p>
          </table:table-cell>
          <table:table-cell table:style-name="ce2" table:formula="of:=([.V54]/(1-[.AB54]))" office:value-type="float" office:value="0.594444444444444">
            <text:p>0,59</text:p>
          </table:table-cell>
          <table:table-cell table:style-name="ce2" table:formula="of:=([.W54]/(1-[.AC54]))" office:value-type="float" office:value="1.59013888888889">
            <text:p>1,59</text:p>
          </table:table-cell>
          <table:table-cell table:style-name="ce2" table:formula="of:=([.X54]/(1-[.AD54]))" office:value-type="float" office:value="2.47741128886559">
            <text:p>2,48</text:p>
          </table:table-cell>
          <table:table-cell table:number-columns-repeated="988"/>
        </table:table-row>
        <table:table-row table:style-name="ro2">
          <table:table-cell table:number-columns-repeated="17"/>
          <table:table-cell office:value-type="float" office:value="10.9">
            <text:p>10,9</text:p>
          </table:table-cell>
          <table:table-cell table:style-name="ce2" table:formula="of:=WEIBULL([.$R55];[.S$1];6;FALSE())" office:value-type="float" office:value="0">
            <text:p>Err :502</text:p>
          </table:table-cell>
          <table:table-cell table:style-name="ce2" table:formula="of:=WEIBULL([.$R55];[.T$1];6;FALSE())" office:value-type="float" office:value="0.0270944563190635">
            <text:p>0,03</text:p>
          </table:table-cell>
          <table:table-cell table:style-name="ce2" table:formula="of:=WEIBULL([.$R55];[.U$1];6;FALSE())" office:value-type="float" office:value="0.0291189923876368">
            <text:p>0,03</text:p>
          </table:table-cell>
          <table:table-cell table:style-name="ce2" table:formula="of:=WEIBULL([.$R55];[.V$1];6;FALSE())" office:value-type="float" office:value="0.022328603674874">
            <text:p>0,02</text:p>
          </table:table-cell>
          <table:table-cell table:style-name="ce2" table:formula="of:=WEIBULL([.$R55];[.W$1];6;FALSE())" office:value-type="float" office:value="0.00410871410122888">
            <text:p>0,00</text:p>
          </table:table-cell>
          <table:table-cell table:style-name="ce2" table:formula="of:=WEIBULL([.$R55];[.X$1];6;FALSE())" office:value-type="float" office:value="0.000802759156711075">
            <text:p>0,00</text:p>
          </table:table-cell>
          <table:table-cell table:style-name="ce2" table:formula="of:=WEIBULL([.$R55];[.Y$1];6;TRUE())" office:value-type="float" office:value="0">
            <text:p>Err :502</text:p>
          </table:table-cell>
          <table:table-cell table:style-name="ce2" table:formula="of:=WEIBULL([.$R55];[.Z$1];6;TRUE())" office:value-type="float" office:value="0.837433262085619">
            <text:p>0,84</text:p>
          </table:table-cell>
          <table:table-cell table:style-name="ce2" table:formula="of:=WEIBULL([.$R55];[.AA$1];6;TRUE())" office:value-type="float" office:value="0.913583094535085">
            <text:p>0,91</text:p>
          </table:table-cell>
          <table:table-cell table:style-name="ce2" table:formula="of:=WEIBULL([.$R55];[.AB$1];6;TRUE())" office:value-type="float" office:value="0.963127076500208">
            <text:p>0,96</text:p>
          </table:table-cell>
          <table:table-cell table:style-name="ce2" table:formula="of:=WEIBULL([.$R55];[.AC$1];6;TRUE())" office:value-type="float" office:value="0.997510079830919">
            <text:p>1,00</text:p>
          </table:table-cell>
          <table:table-cell table:style-name="ce2" table:formula="of:=WEIBULL([.$R55];[.AD$1];6;TRUE())" office:value-type="float" office:value="0.999690628462823">
            <text:p>1,00</text:p>
          </table:table-cell>
          <table:table-cell table:style-name="ce2" table:formula="of:=([.S55]/(1-[.Y55]))" office:value-type="float" office:value="0">
            <text:p>Err :502</text:p>
          </table:table-cell>
          <table:table-cell table:style-name="ce2" table:formula="of:=([.T55]/(1-[.Z55]))" office:value-type="float" office:value="0.166666666666667">
            <text:p>0,17</text:p>
          </table:table-cell>
          <table:table-cell table:style-name="ce2" table:formula="of:=([.U55]/(1-[.AA55]))" office:value-type="float" office:value="0.336959443652595">
            <text:p>0,34</text:p>
          </table:table-cell>
          <table:table-cell table:style-name="ce2" table:formula="of:=([.V55]/(1-[.AB55]))" office:value-type="float" office:value="0.605555555555555">
            <text:p>0,61</text:p>
          </table:table-cell>
          <table:table-cell table:style-name="ce2" table:formula="of:=([.W55]/(1-[.AC55]))" office:value-type="float" office:value="1.65013888888891">
            <text:p>1,65</text:p>
          </table:table-cell>
          <table:table-cell table:style-name="ce2" table:formula="of:=([.X55]/(1-[.AD55]))" office:value-type="float" office:value="2.59480611576477">
            <text:p>2,59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11.1">
            <text:p>11,1</text:p>
          </table:table-cell>
          <table:table-cell table:style-name="ce2" table:formula="of:=WEIBULL([.$R56];[.S$1];6;FALSE())" office:value-type="float" office:value="0">
            <text:p>Err :502</text:p>
          </table:table-cell>
          <table:table-cell table:style-name="ce2" table:formula="of:=WEIBULL([.$R56];[.T$1];6;FALSE())" office:value-type="float" office:value="0.0262061943856046">
            <text:p>0,03</text:p>
          </table:table-cell>
          <table:table-cell table:style-name="ce2" table:formula="of:=WEIBULL([.$R56];[.U$1];6;FALSE())" office:value-type="float" office:value="0.0274614085405715">
            <text:p>0,03</text:p>
          </table:table-cell>
          <table:table-cell table:style-name="ce2" table:formula="of:=WEIBULL([.$R56];[.V$1];6;FALSE())" office:value-type="float" office:value="0.0201222995289526">
            <text:p>0,02</text:p>
          </table:table-cell>
          <table:table-cell table:style-name="ce2" table:formula="of:=WEIBULL([.$R56];[.W$1];6;FALSE())" office:value-type="float" office:value="0.00304455386540287">
            <text:p>0,00</text:p>
          </table:table-cell>
          <table:table-cell table:style-name="ce2" table:formula="of:=WEIBULL([.$R56];[.X$1];6;FALSE())" office:value-type="float" office:value="0.000494000773990936">
            <text:p>0,00</text:p>
          </table:table-cell>
          <table:table-cell table:style-name="ce2" table:formula="of:=WEIBULL([.$R56];[.Y$1];6;TRUE())" office:value-type="float" office:value="0">
            <text:p>Err :502</text:p>
          </table:table-cell>
          <table:table-cell table:style-name="ce2" table:formula="of:=WEIBULL([.$R56];[.Z$1];6;TRUE())" office:value-type="float" office:value="0.842762833686372">
            <text:p>0,84</text:p>
          </table:table-cell>
          <table:table-cell table:style-name="ce2" table:formula="of:=WEIBULL([.$R56];[.AA$1];6;TRUE())" office:value-type="float" office:value="0.91923988359072">
            <text:p>0,92</text:p>
          </table:table-cell>
          <table:table-cell table:style-name="ce2" table:formula="of:=WEIBULL([.$R56];[.AB$1];6;TRUE())" office:value-type="float" office:value="0.967369244007104">
            <text:p>0,97</text:p>
          </table:table-cell>
          <table:table-cell table:style-name="ce2" table:formula="of:=WEIBULL([.$R56];[.AC$1];6;TRUE())" office:value-type="float" office:value="0.998220859684206">
            <text:p>1,00</text:p>
          </table:table-cell>
          <table:table-cell table:style-name="ce2" table:formula="of:=WEIBULL([.$R56];[.AD$1];6;TRUE())" office:value-type="float" office:value="0.999818079553027">
            <text:p>1,00</text:p>
          </table:table-cell>
          <table:table-cell table:style-name="ce2" table:formula="of:=([.S56]/(1-[.Y56]))" office:value-type="float" office:value="0">
            <text:p>Err :502</text:p>
          </table:table-cell>
          <table:table-cell table:style-name="ce2" table:formula="of:=([.T56]/(1-[.Z56]))" office:value-type="float" office:value="0.166666666666667">
            <text:p>0,17</text:p>
          </table:table-cell>
          <table:table-cell table:style-name="ce2" table:formula="of:=([.U56]/(1-[.AA56]))" office:value-type="float" office:value="0.340036762718386">
            <text:p>0,34</text:p>
          </table:table-cell>
          <table:table-cell table:style-name="ce2" table:formula="of:=([.V56]/(1-[.AB56]))" office:value-type="float" office:value="0.616666666666667">
            <text:p>0,62</text:p>
          </table:table-cell>
          <table:table-cell table:style-name="ce2" table:formula="of:=([.W56]/(1-[.AC56]))" office:value-type="float" office:value="1.71125000000004">
            <text:p>1,71</text:p>
          </table:table-cell>
          <table:table-cell table:style-name="ce2" table:formula="of:=([.X56]/(1-[.AD56]))" office:value-type="float" office:value="2.71547691427536">
            <text:p>2,72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11.3">
            <text:p>11,3</text:p>
          </table:table-cell>
          <table:table-cell table:style-name="ce2" table:formula="of:=WEIBULL([.$R57];[.S$1];6;FALSE())" office:value-type="float" office:value="0">
            <text:p>Err :502</text:p>
          </table:table-cell>
          <table:table-cell table:style-name="ce2" table:formula="of:=WEIBULL([.$R57];[.T$1];6;FALSE())" office:value-type="float" office:value="0.0253470531421179">
            <text:p>0,03</text:p>
          </table:table-cell>
          <table:table-cell table:style-name="ce2" table:formula="of:=WEIBULL([.$R57];[.U$1];6;FALSE())" office:value-type="float" office:value="0.0258781174063154">
            <text:p>0,03</text:p>
          </table:table-cell>
          <table:table-cell table:style-name="ce2" table:formula="of:=WEIBULL([.$R57];[.V$1];6;FALSE())" office:value-type="float" office:value="0.0180878746032792">
            <text:p>0,02</text:p>
          </table:table-cell>
          <table:table-cell table:style-name="ce2" table:formula="of:=WEIBULL([.$R57];[.W$1];6;FALSE())" office:value-type="float" office:value="0.00222691207849227">
            <text:p>0,00</text:p>
          </table:table-cell>
          <table:table-cell table:style-name="ce2" table:formula="of:=WEIBULL([.$R57];[.X$1];6;FALSE())" office:value-type="float" office:value="0.000296409937971101">
            <text:p>0,00</text:p>
          </table:table-cell>
          <table:table-cell table:style-name="ce2" table:formula="of:=WEIBULL([.$R57];[.Y$1];6;TRUE())" office:value-type="float" office:value="0">
            <text:p>Err :502</text:p>
          </table:table-cell>
          <table:table-cell table:style-name="ce2" table:formula="of:=WEIBULL([.$R57];[.Z$1];6;TRUE())" office:value-type="float" office:value="0.847917681147293">
            <text:p>0,85</text:p>
          </table:table-cell>
          <table:table-cell table:style-name="ce2" table:formula="of:=WEIBULL([.$R57];[.AA$1];6;TRUE())" office:value-type="float" office:value="0.924572611129535">
            <text:p>0,92</text:p>
          </table:table-cell>
          <table:table-cell table:style-name="ce2" table:formula="of:=WEIBULL([.$R57];[.AB$1];6;TRUE())" office:value-type="float" office:value="0.971187456384157">
            <text:p>0,97</text:p>
          </table:table-cell>
          <table:table-cell table:style-name="ce2" table:formula="of:=WEIBULL([.$R57];[.AC$1];6;TRUE())" office:value-type="float" office:value="0.998744320857926">
            <text:p>1,00</text:p>
          </table:table-cell>
          <table:table-cell table:style-name="ce2" table:formula="of:=WEIBULL([.$R57];[.AD$1];6;TRUE())" office:value-type="float" office:value="0.999895610219651">
            <text:p>1,00</text:p>
          </table:table-cell>
          <table:table-cell table:style-name="ce2" table:formula="of:=([.S57]/(1-[.Y57]))" office:value-type="float" office:value="0">
            <text:p>Err :502</text:p>
          </table:table-cell>
          <table:table-cell table:style-name="ce2" table:formula="of:=([.T57]/(1-[.Z57]))" office:value-type="float" office:value="0.166666666666667">
            <text:p>0,17</text:p>
          </table:table-cell>
          <table:table-cell table:style-name="ce2" table:formula="of:=([.U57]/(1-[.AA57]))" office:value-type="float" office:value="0.343086480837315">
            <text:p>0,34</text:p>
          </table:table-cell>
          <table:table-cell table:style-name="ce2" table:formula="of:=([.V57]/(1-[.AB57]))" office:value-type="float" office:value="0.627777777777777">
            <text:p>0,63</text:p>
          </table:table-cell>
          <table:table-cell table:style-name="ce2" table:formula="of:=([.W57]/(1-[.AC57]))" office:value-type="float" office:value="1.77347222222218">
            <text:p>1,77</text:p>
          </table:table-cell>
          <table:table-cell table:style-name="ce2" table:formula="of:=([.X57]/(1-[.AD57]))" office:value-type="float" office:value="2.83945360339776">
            <text:p>2,84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11.5">
            <text:p>11,5</text:p>
          </table:table-cell>
          <table:table-cell table:style-name="ce2" table:formula="of:=WEIBULL([.$R58];[.S$1];6;FALSE())" office:value-type="float" office:value="0">
            <text:p>Err :502</text:p>
          </table:table-cell>
          <table:table-cell table:style-name="ce2" table:formula="of:=WEIBULL([.$R58];[.T$1];6;FALSE())" office:value-type="float" office:value="0.0245160778988295">
            <text:p>0,02</text:p>
          </table:table-cell>
          <table:table-cell table:style-name="ce2" table:formula="of:=WEIBULL([.$R58];[.U$1];6;FALSE())" office:value-type="float" office:value="0.0243674897316537">
            <text:p>0,02</text:p>
          </table:table-cell>
          <table:table-cell table:style-name="ce2" table:formula="of:=WEIBULL([.$R58];[.V$1];6;FALSE())" office:value-type="float" office:value="0.0162179628417129">
            <text:p>0,02</text:p>
          </table:table-cell>
          <table:table-cell table:style-name="ce2" table:formula="of:=WEIBULL([.$R58];[.W$1];6;FALSE())" office:value-type="float" office:value="0.00160752425834165">
            <text:p>0,00</text:p>
          </table:table-cell>
          <table:table-cell table:style-name="ce2" table:formula="of:=WEIBULL([.$R58];[.X$1];6;FALSE())" office:value-type="float" office:value="0.000173302407763858">
            <text:p>0,00</text:p>
          </table:table-cell>
          <table:table-cell table:style-name="ce2" table:formula="of:=WEIBULL([.$R58];[.Y$1];6;TRUE())" office:value-type="float" office:value="0">
            <text:p>Err :502</text:p>
          </table:table-cell>
          <table:table-cell table:style-name="ce2" table:formula="of:=WEIBULL([.$R58];[.Z$1];6;TRUE())" office:value-type="float" office:value="0.852903532607023">
            <text:p>0,85</text:p>
          </table:table-cell>
          <table:table-cell table:style-name="ce2" table:formula="of:=WEIBULL([.$R58];[.AA$1];6;TRUE())" office:value-type="float" office:value="0.929595975066307">
            <text:p>0,93</text:p>
          </table:table-cell>
          <table:table-cell table:style-name="ce2" table:formula="of:=WEIBULL([.$R58];[.AB$1];6;TRUE())" office:value-type="float" office:value="0.974615362508623">
            <text:p>0,97</text:p>
          </table:table-cell>
          <table:table-cell table:style-name="ce2" table:formula="of:=WEIBULL([.$R58];[.AC$1];6;TRUE())" office:value-type="float" office:value="0.999124826112661">
            <text:p>1,00</text:p>
          </table:table-cell>
          <table:table-cell table:style-name="ce2" table:formula="of:=WEIBULL([.$R58];[.AD$1];6;TRUE())" office:value-type="float" office:value="0.999941585410688">
            <text:p>1,00</text:p>
          </table:table-cell>
          <table:table-cell table:style-name="ce2" table:formula="of:=([.S58]/(1-[.Y58]))" office:value-type="float" office:value="0">
            <text:p>Err :502</text:p>
          </table:table-cell>
          <table:table-cell table:style-name="ce2" table:formula="of:=([.T58]/(1-[.Z58]))" office:value-type="float" office:value="0.166666666666667">
            <text:p>0,17</text:p>
          </table:table-cell>
          <table:table-cell table:style-name="ce2" table:formula="of:=([.U58]/(1-[.AA58]))" office:value-type="float" office:value="0.346109327621586">
            <text:p>0,35</text:p>
          </table:table-cell>
          <table:table-cell table:style-name="ce2" table:formula="of:=([.V58]/(1-[.AB58]))" office:value-type="float" office:value="0.63888888888889">
            <text:p>0,64</text:p>
          </table:table-cell>
          <table:table-cell table:style-name="ce2" table:formula="of:=([.W58]/(1-[.AC58]))" office:value-type="float" office:value="1.83680555555549">
            <text:p>1,84</text:p>
          </table:table-cell>
          <table:table-cell table:style-name="ce2" table:formula="of:=([.X58]/(1-[.AD58]))" office:value-type="float" office:value="2.96676583375846">
            <text:p>2,97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11.7">
            <text:p>11,7</text:p>
          </table:table-cell>
          <table:table-cell table:style-name="ce2" table:formula="of:=WEIBULL([.$R59];[.S$1];6;FALSE())" office:value-type="float" office:value="0">
            <text:p>Err :502</text:p>
          </table:table-cell>
          <table:table-cell table:style-name="ce2" table:formula="of:=WEIBULL([.$R59];[.T$1];6;FALSE())" office:value-type="float" office:value="0.0237123452644189">
            <text:p>0,02</text:p>
          </table:table-cell>
          <table:table-cell table:style-name="ce2" table:formula="of:=WEIBULL([.$R59];[.U$1];6;FALSE())" office:value-type="float" office:value="0.0229277689907719">
            <text:p>0,02</text:p>
          </table:table-cell>
          <table:table-cell table:style-name="ce2" table:formula="of:=WEIBULL([.$R59];[.V$1];6;FALSE())" office:value-type="float" office:value="0.0145046946050282">
            <text:p>0,01</text:p>
          </table:table-cell>
          <table:table-cell table:style-name="ce2" table:formula="of:=WEIBULL([.$R59];[.W$1];6;FALSE())" office:value-type="float" office:value="0.00114498535161326">
            <text:p>0,00</text:p>
          </table:table-cell>
          <table:table-cell table:style-name="ce2" table:formula="of:=WEIBULL([.$R59];[.X$1];6;FALSE())" office:value-type="float" office:value="0.0000986697138917054">
            <text:p>0,00</text:p>
          </table:table-cell>
          <table:table-cell table:style-name="ce2" table:formula="of:=WEIBULL([.$R59];[.Y$1];6;TRUE())" office:value-type="float" office:value="0">
            <text:p>Err :502</text:p>
          </table:table-cell>
          <table:table-cell table:style-name="ce2" table:formula="of:=WEIBULL([.$R59];[.Z$1];6;TRUE())" office:value-type="float" office:value="0.857725928413486">
            <text:p>0,86</text:p>
          </table:table-cell>
          <table:table-cell table:style-name="ce2" table:formula="of:=WEIBULL([.$R59];[.AA$1];6;TRUE())" office:value-type="float" office:value="0.934324334388673">
            <text:p>0,93</text:p>
          </table:table-cell>
          <table:table-cell table:style-name="ce2" table:formula="of:=WEIBULL([.$R59];[.AB$1];6;TRUE())" office:value-type="float" office:value="0.977685085223034">
            <text:p>0,98</text:p>
          </table:table-cell>
          <table:table-cell table:style-name="ce2" table:formula="of:=WEIBULL([.$R59];[.AC$1];6;TRUE())" office:value-type="float" office:value="0.999397772333142">
            <text:p>1,00</text:p>
          </table:table-cell>
          <table:table-cell table:style-name="ce2" table:formula="of:=WEIBULL([.$R59];[.AD$1];6;TRUE())" office:value-type="float" office:value="0.999968144784566">
            <text:p>1,00</text:p>
          </table:table-cell>
          <table:table-cell table:style-name="ce2" table:formula="of:=([.S59]/(1-[.Y59]))" office:value-type="float" office:value="0">
            <text:p>Err :502</text:p>
          </table:table-cell>
          <table:table-cell table:style-name="ce2" table:formula="of:=([.T59]/(1-[.Z59]))" office:value-type="float" office:value="0.166666666666667">
            <text:p>0,17</text:p>
          </table:table-cell>
          <table:table-cell table:style-name="ce2" table:formula="of:=([.U59]/(1-[.AA59]))" office:value-type="float" office:value="0.349106001094224">
            <text:p>0,35</text:p>
          </table:table-cell>
          <table:table-cell table:style-name="ce2" table:formula="of:=([.V59]/(1-[.AB59]))" office:value-type="float" office:value="0.649999999999999">
            <text:p>0,65</text:p>
          </table:table-cell>
          <table:table-cell table:style-name="ce2" table:formula="of:=([.W59]/(1-[.AC59]))" office:value-type="float" office:value="1.90125000000013">
            <text:p>1,90</text:p>
          </table:table-cell>
          <table:table-cell table:style-name="ce2" table:formula="of:=([.X59]/(1-[.AD59]))" office:value-type="float" office:value="3.09744299470707">
            <text:p>3,10</text:p>
          </table:table-cell>
          <table:table-cell table:number-columns-repeated="988"/>
        </table:table-row>
        <table:table-row table:style-name="ro1">
          <table:table-cell table:number-columns-repeated="16"/>
          <table:table-cell>
            <draw:frame table:end-cell-address="Cours.AM90" table:end-x="1.517cm" table:end-y="0.157cm" draw:z-index="9" draw:name="Chart 60" draw:style-name="gr10" svg:width="27.477cm" svg:height="13.679cm" svg:x="1.122cm" svg:y="0.027cm">
              <draw:object draw:notify-on-update-of-ranges="Cours.R2:Cours.R61 Cours.AE1:Cours.AE1 Cours.AE2:Cours.AE61 Cours.R2:Cours.R61 Cours.AF1:Cours.AF1 Cours.AF2:Cours.AF61 Cours.R2:Cours.R61 Cours.AG1:Cours.AG1 Cours.AG2:Cours.AG61 Cours.R2:Cours.R61 Cours.AH1:Cours.AH1 Cours.AH2:Cours.AH61 Cours.R2:Cours.R61 Cours.AI1:Cours.AI1 Cours.AI2:Cours.AI61 Cours.R2:Cours.R61 Cours.AJ1:Cours.AJ1 Cours.AJ2:Cours.AJ6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11.9">
            <text:p>11,9</text:p>
          </table:table-cell>
          <table:table-cell table:style-name="ce2" table:formula="of:=WEIBULL([.$R60];[.S$1];6;FALSE())" office:value-type="float" office:value="0">
            <text:p>Err :502</text:p>
          </table:table-cell>
          <table:table-cell table:style-name="ce2" table:formula="of:=WEIBULL([.$R60];[.T$1];6;FALSE())" office:value-type="float" office:value="0.0229349621199342">
            <text:p>0,02</text:p>
          </table:table-cell>
          <table:table-cell table:style-name="ce2" table:formula="of:=WEIBULL([.$R60];[.U$1];6;FALSE())" office:value-type="float" office:value="0.0215570915797213">
            <text:p>0,02</text:p>
          </table:table-cell>
          <table:table-cell table:style-name="ce2" table:formula="of:=WEIBULL([.$R60];[.V$1];6;FALSE())" office:value-type="float" office:value="0.012939838523001">
            <text:p>0,01</text:p>
          </table:table-cell>
          <table:table-cell table:style-name="ce2" table:formula="of:=WEIBULL([.$R60];[.W$1];6;FALSE())" office:value-type="float" office:value="0.000804530761219765">
            <text:p>0,00</text:p>
          </table:table-cell>
          <table:table-cell table:style-name="ce2" table:formula="of:=WEIBULL([.$R60];[.X$1];6;FALSE())" office:value-type="float" office:value="0.000054669886272359">
            <text:p>0,00</text:p>
          </table:table-cell>
          <table:table-cell table:style-name="ce2" table:formula="of:=WEIBULL([.$R60];[.Y$1];6;TRUE())" office:value-type="float" office:value="0">
            <text:p>Err :502</text:p>
          </table:table-cell>
          <table:table-cell table:style-name="ce2" table:formula="of:=WEIBULL([.$R60];[.Z$1];6;TRUE())" office:value-type="float" office:value="0.862390227280395">
            <text:p>0,86</text:p>
          </table:table-cell>
          <table:table-cell table:style-name="ce2" table:formula="of:=WEIBULL([.$R60];[.AA$1];6;TRUE())" office:value-type="float" office:value="0.938771685747274">
            <text:p>0,94</text:p>
          </table:table-cell>
          <table:table-cell table:style-name="ce2" table:formula="of:=WEIBULL([.$R60];[.AB$1];6;TRUE())" office:value-type="float" office:value="0.980427135007225">
            <text:p>0,98</text:p>
          </table:table-cell>
          <table:table-cell table:style-name="ce2" table:formula="of:=WEIBULL([.$R60];[.AC$1];6;TRUE())" office:value-type="float" office:value="0.999590945450125">
            <text:p>1,00</text:p>
          </table:table-cell>
          <table:table-cell table:style-name="ce2" table:formula="of:=WEIBULL([.$R60];[.AD$1];6;TRUE())" office:value-type="float" office:value="0.999983082269632">
            <text:p>1,00</text:p>
          </table:table-cell>
          <table:table-cell table:style-name="ce2" table:formula="of:=([.S60]/(1-[.Y60]))" office:value-type="float" office:value="0">
            <text:p>Err :502</text:p>
          </table:table-cell>
          <table:table-cell table:style-name="ce2" table:formula="of:=([.T60]/(1-[.Z60]))" office:value-type="float" office:value="0.166666666666667">
            <text:p>0,17</text:p>
          </table:table-cell>
          <table:table-cell table:style-name="ce2" table:formula="of:=([.U60]/(1-[.AA60]))" office:value-type="float" office:value="0.352077169571294">
            <text:p>0,35</text:p>
          </table:table-cell>
          <table:table-cell table:style-name="ce2" table:formula="of:=([.V60]/(1-[.AB60]))" office:value-type="float" office:value="0.661111111111111">
            <text:p>0,66</text:p>
          </table:table-cell>
          <table:table-cell table:style-name="ce2" table:formula="of:=([.W60]/(1-[.AC60]))" office:value-type="float" office:value="1.96680555555559">
            <text:p>1,97</text:p>
          </table:table-cell>
          <table:table-cell table:style-name="ce2" table:formula="of:=([.X60]/(1-[.AD60]))" office:value-type="float" office:value="3.23151422112066">
            <text:p>3,2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float" office:value="12.1">
            <text:p>12,1</text:p>
          </table:table-cell>
          <table:table-cell table:style-name="ce2" table:formula="of:=WEIBULL([.$R61];[.S$1];6;FALSE())" office:value-type="float" office:value="0">
            <text:p>Err :502</text:p>
          </table:table-cell>
          <table:table-cell table:style-name="ce2" table:formula="of:=WEIBULL([.$R61];[.T$1];6;FALSE())" office:value-type="float" office:value="0.0221830646263453">
            <text:p>0,02</text:p>
          </table:table-cell>
          <table:table-cell table:style-name="ce2" table:formula="of:=WEIBULL([.$R61];[.U$1];6;FALSE())" office:value-type="float" office:value="0.0202535055220556">
            <text:p>0,02</text:p>
          </table:table-cell>
          <table:table-cell table:style-name="ce2" table:formula="of:=WEIBULL([.$R61];[.V$1];6;FALSE())" office:value-type="float" office:value="0.0115149308638202">
            <text:p>0,01</text:p>
          </table:table-cell>
          <table:table-cell table:style-name="ce2" table:formula="of:=WEIBULL([.$R61];[.W$1];6;FALSE())" office:value-type="float" office:value="0.000557567765189756">
            <text:p>0,00</text:p>
          </table:table-cell>
          <table:table-cell table:style-name="ce2" table:formula="of:=WEIBULL([.$R61];[.X$1];6;FALSE())" office:value-type="float" office:value="0.0000294585941838413">
            <text:p>0,00</text:p>
          </table:table-cell>
          <table:table-cell table:style-name="ce2" table:formula="of:=WEIBULL([.$R61];[.Y$1];6;TRUE())" office:value-type="float" office:value="0">
            <text:p>Err :502</text:p>
          </table:table-cell>
          <table:table-cell table:style-name="ce2" table:formula="of:=WEIBULL([.$R61];[.Z$1];6;TRUE())" office:value-type="float" office:value="0.866901612241928">
            <text:p>0,87</text:p>
          </table:table-cell>
          <table:table-cell table:style-name="ce2" table:formula="of:=WEIBULL([.$R61];[.AA$1];6;TRUE())" office:value-type="float" office:value="0.942951643935097">
            <text:p>0,94</text:p>
          </table:table-cell>
          <table:table-cell table:style-name="ce2" table:formula="of:=WEIBULL([.$R61];[.AB$1];6;TRUE())" office:value-type="float" office:value="0.982870350781094">
            <text:p>0,98</text:p>
          </table:table-cell>
          <table:table-cell table:style-name="ce2" table:formula="of:=WEIBULL([.$R61];[.AC$1];6;TRUE())" office:value-type="float" office:value="0.99972580507415">
            <text:p>1,00</text:p>
          </table:table-cell>
          <table:table-cell table:style-name="ce2" table:formula="of:=WEIBULL([.$R61];[.AD$1];6;TRUE())" office:value-type="float" office:value="0.999991256004531">
            <text:p>1,00</text:p>
          </table:table-cell>
          <table:table-cell table:style-name="ce2" table:formula="of:=([.S61]/(1-[.Y61]))" office:value-type="float" office:value="0">
            <text:p>Err :502</text:p>
          </table:table-cell>
          <table:table-cell table:style-name="ce2" table:formula="of:=([.T61]/(1-[.Z61]))" office:value-type="float" office:value="0.166666666666667">
            <text:p>0,17</text:p>
          </table:table-cell>
          <table:table-cell table:style-name="ce2" table:formula="of:=([.U61]/(1-[.AA61]))" office:value-type="float" office:value="0.355023473402347">
            <text:p>0,36</text:p>
          </table:table-cell>
          <table:table-cell table:style-name="ce2" table:formula="of:=([.V61]/(1-[.AB61]))" office:value-type="float" office:value="0.672222222222222">
            <text:p>0,67</text:p>
          </table:table-cell>
          <table:table-cell table:style-name="ce2" table:formula="of:=([.W61]/(1-[.AC61]))" office:value-type="float" office:value="2.03347222222194">
            <text:p>2,03</text:p>
          </table:table-cell>
          <table:table-cell table:style-name="ce2" table:formula="of:=([.X61]/(1-[.AD61]))" office:value-type="float" office:value="3.36900839986079">
            <text:p>3,37</text:p>
          </table:table-cell>
          <table:table-cell table:number-columns-repeated="98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Cours.AM94" table:end-x="2.22cm" table:end-y="0.105cm" draw:z-index="7" draw:name="Chart 58" draw:style-name="gr10" svg:width="27.778cm" svg:height="12.431cm" svg:x="1.524cm" svg:y="0.319cm">
              <draw:object draw:notify-on-update-of-ranges="Cours.R2:Cours.R61 Cours.S1:Cours.S1 Cours.S2:Cours.S61 Cours.R2:Cours.R61 Cours.T1:Cours.T1 Cours.T2:Cours.T61 Cours.R2:Cours.R61 Cours.U1:Cours.U1 Cours.U2:Cours.U61 Cours.R2:Cours.R61 Cours.V1:Cours.V1 Cours.V2:Cours.V61 Cours.R2:Cours.R61 Cours.W1:Cours.W1 Cours.W2:Cours.W61 Cours.R2:Cours.R61 Cours.X1:Cours.X1 Cours.X2:Cours.X6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48">
          <table:table-cell table:number-columns-repeated="1024"/>
        </table:table-row>
        <table:table-row table:style-name="ro1" table:number-rows-repeated="24">
          <table:table-cell table:style-name="Default" table:number-columns-repeated="6"/>
          <table:table-cell table:number-columns-repeated="1018"/>
        </table:table-row>
        <table:table-row table:style-name="ro1" table:number-rows-repeated="65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FONC" table:style-name="ta2" table:print="false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19" table:default-cell-style-name="ce4"/>
        <table:table-column table:style-name="co20" table:number-columns-repeated="1021" table:default-cell-style-name="Default"/>
        <table:table-row table:style-name="ro1">
          <table:table-cell/>
          <table:table-cell office:value-type="string">
            <text:p>Bnom</text:p>
          </table:table-cell>
          <table:table-cell office:value-type="string">
            <text:p>Définir BNom com nom de commande</text:p>
          </table:table-cell>
          <table:table-cell table:number-columns-repeated="1021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office:value-type="string">
            <text:p>Le type de donnée renvoyé par la fonction est numérique (1)</text:p>
          </table:table-cell>
          <table:table-cell table:number-columns-repeated="1021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office:value-type="string">
            <text:p>Le premier arguement est une cellule(8) ou une valeur numérique (1) 9=8+1</text:p>
          </table:table-cell>
          <table:table-cell table:number-columns-repeated="1021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office:value-type="string">
            <text:p>idem</text:p>
          </table:table-cell>
          <table:table-cell table:number-columns-repeated="1021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office:value-type="string">
            <text:p>idem</text:p>
          </table:table-cell>
          <table:table-cell table:number-columns-repeated="1021"/>
        </table:table-row>
        <table:table-row table:style-name="ro1">
          <table:table-cell office:value-type="string">
            <text:p>Combi</text:p>
          </table:table-cell>
          <table:table-cell table:formula="of:=FACT(NTent_2)/FACT(NTent_2-NSuc_2)/FACT(NSuc_2)" office:value-type="float" office:value="0">
            <text:p>#NOM ?</text:p>
          </table:table-cell>
          <table:table-cell office:value-type="string">
            <text:p>Combinaison (n,p) et affectation à la variable combi (définir le nom combi)</text:p>
          </table:table-cell>
          <table:table-cell table:number-columns-repeated="1021"/>
        </table:table-row>
        <table:table-row table:style-name="ro1">
          <table:table-cell office:value-type="string">
            <text:p>Proba</text:p>
          </table:table-cell>
          <table:table-cell table:formula="of:=Combi_2*(Taux_2^NSuc_2)*((1-Taux_2)^(NTent_2-NSuc_2))" office:value-type="float" office:value="0">
            <text:p>#NOM ?</text:p>
          </table:table-cell>
          <table:table-cell office:value-type="string">
            <text:p>Cacul de la probabilité, définir proba comme nom</text:p>
          </table:table-cell>
          <table:table-cell table:number-columns-repeated="1021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office:value-type="string">
            <text:p>Renvoie comme résultat de la fonction la variable prob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nor</text:p>
          </table:table-cell>
          <table:table-cell office:value-type="string">
            <text:p>Ditibution LNCR de t</text:p>
          </table:table-cell>
          <table:table-cell table:number-columns-repeated="1021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office:value-type="string">
            <text:p>Ve</text:p>
          </table:table-cell>
          <table:table-cell table:formula="of:=EXP(-Treduit_2*Treduit_2/2)*0.39894228" office:value-type="float" office:value="2.04035986445182E-021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Cst</text:p>
          </table:table-cell>
          <table:table-cell table:formula="of:=0.2316419" office:value-type="float" office:value="0.2316419">
            <text:p>0,23</text:p>
          </table:table-cell>
          <table:table-cell table:number-columns-repeated="1022"/>
        </table:table-row>
        <table:table-row table:style-name="ro1">
          <table:table-cell office:value-type="string">
            <text:p><text:s/></text:p>
          </table:table-cell>
          <table:table-cell table:formula="of:=0.3194/(1+Cst_2*ABS(Treduit_2))^1" office:value-type="float" office:value="0.0986044405072187">
            <text:p>0,1</text:p>
          </table:table-cell>
          <table:table-cell table:number-columns-repeated="1022"/>
        </table:table-row>
        <table:table-row table:style-name="ro1">
          <table:table-cell/>
          <table:table-cell table:formula="of:=-0.3566/(1+Cst_2*ABS(Treduit_2))^2" office:value-type="float" office:value="-0.0339863449965149">
            <text:p>-0,03</text:p>
          </table:table-cell>
          <table:table-cell table:number-columns-repeated="1022"/>
        </table:table-row>
        <table:table-row table:style-name="ro1">
          <table:table-cell/>
          <table:table-cell table:formula="of:=1.7815/(1+Cst_2*ABS(Treduit_2))^3" office:value-type="float" office:value="0.0524168008160155">
            <text:p>0,05</text:p>
          </table:table-cell>
          <table:table-cell table:number-columns-repeated="1022"/>
        </table:table-row>
        <table:table-row table:style-name="ro1">
          <table:table-cell/>
          <table:table-cell table:formula="of:=-1.8213/(1+Cst_2*ABS(Treduit_2))^4" office:value-type="float" office:value="-0.016543512852773">
            <text:p>-0,02</text:p>
          </table:table-cell>
          <table:table-cell table:number-columns-repeated="1022"/>
        </table:table-row>
        <table:table-row table:style-name="ro1">
          <table:table-cell/>
          <table:table-cell table:formula="of:=1.3303/(1+Cst_2*ABS(Treduit_2))^5" office:value-type="float" office:value="0.00373041714158836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Fres</text:p>
          </table:table-cell>
          <table:table-cell table:formula="of:=Ve_2*SUM([.B15:.B19])" office:value-type="float" office:value="2.12649978976837E-022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IF(Treduit_2&gt;0)" office:value-type="boolean" office:boolean-value="true">
            <text:p>VRAI</text:p>
          </table:table-cell>
          <table:table-cell table:number-columns-repeated="1022"/>
        </table:table-row>
        <table:table-row table:style-name="ro1">
          <table:table-cell/>
          <table:table-cell table:formula="of:=1-Fres_2"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y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office:value-type="string">
            <text:p>SomE</text:p>
          </table:table-cell>
          <table:table-cell table:formula="of:=SUM(Lni_2)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SomP</text:p>
          </table:table-cell>
          <table:table-cell table:formula="of:=SUMPRODUCT(Lxi_2;Lni_2)" office:value-type="float" office:value="508000">
            <text:p>508000</text:p>
          </table:table-cell>
          <table:table-cell table:number-columns-repeated="1022"/>
        </table:table-row>
        <table:table-row table:style-name="ro1">
          <table:table-cell office:value-type="string">
            <text:p>MoyC</text:p>
          </table:table-cell>
          <table:table-cell table:formula="of:=SomP_2/SomE_2" office:value-type="float" office:value="5080">
            <text:p>5080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car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office:value-type="string">
            <text:p>Argument matrice ou plage de cellules</text:p>
          </table:table-cell>
          <table:table-cell table:number-columns-repeated="1021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office:value-type="string">
            <text:p>SomEff</text:p>
          </table:table-cell>
          <table:table-cell table:formula="of:=SUM(Tni_2)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SomMoy</text:p>
          </table:table-cell>
          <table:table-cell table:formula="of:=SUMPRODUCT(Txi_2;Tni_2)" office:value-type="float" office:value="508000">
            <text:p>508000</text:p>
          </table:table-cell>
          <table:table-cell table:number-columns-repeated="1022"/>
        </table:table-row>
        <table:table-row table:style-name="ro1">
          <table:table-cell office:value-type="string">
            <text:p>MoyD</text:p>
          </table:table-cell>
          <table:table-cell table:formula="of:=SomMoy_2/SomEff_2" office:value-type="float" office:value="5080">
            <text:p>5080</text:p>
          </table:table-cell>
          <table:table-cell table:number-columns-repeated="1022"/>
        </table:table-row>
        <table:table-row table:style-name="ro1">
          <table:table-cell office:value-type="string">
            <text:p>SomC</text:p>
          </table:table-cell>
          <table:table-cell table:formula="of:=SUMPRODUCT(Txi_2;Tni_2;Txi_2)" office:value-type="float" office:value="2610450000">
            <text:p>2610450000</text:p>
          </table:table-cell>
          <table:table-cell table:number-columns-repeated="1022"/>
        </table:table-row>
        <table:table-row table:style-name="ro1">
          <table:table-cell office:value-type="string">
            <text:p>EcarC</text:p>
          </table:table-cell>
          <table:table-cell table:formula="of:=SQRT((SomC_2/SomEff_2)-MoyD_2^2)" office:value-type="float" office:value="545.985347788748">
            <text:p>545,99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ois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(EXP(-la_2)*la_2^xxx_2)/FACT(xxx_2)" office:value-type="float" office:value="0">
            <text:p>#NOM ?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Weib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(temps_2-gamaw_2)/etaw_2" office:value-type="float" office:value="0.0000929279608649592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[.B61]^betaw_2" office:value-type="float" office:value="0.00963991498224747">
            <text:p>0,01</text:p>
          </table:table-cell>
          <table:table-cell table:number-columns-repeated="1022"/>
        </table:table-row>
        <table:table-row table:style-name="ro1">
          <table:table-cell/>
          <table:table-cell table:formula="of:=EXP(-[.B62])" office:value-type="float" office:value="0.990406400054369">
            <text:p>0,99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rep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IF(Ncomp_2&lt;20)" office:value-type="float" office:value="0">
            <text:p>#NOM ?</text:p>
          </table:table-cell>
          <table:table-cell table:number-columns-repeated="1022"/>
        </table:table-row>
        <table:table-row table:style-name="ro1">
          <table:table-cell/>
          <table:table-cell table:formula="of:=(Irg_2-0.3)/(Ncomp_2+0.4)" office:value-type="float" office:value="0">
            <text:p>#NOM ?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Irg_2/(Ncomp_2+1)" office:value-type="float" office:value="0">
            <text:p>#NOM ?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po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EXP(-laexp_2*tpsexp_2)" office:value-type="float" office:value="0">
            <text:p>#NOM ?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nsWeib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>
          <table:table-cell office:value-type="string">
            <text:p>weibf</text:p>
          </table:table-cell>
          <table:table-cell table:formula="of:=(Tpf_2-gamaf_2)/etaf_2" office:value-type="float" office:value="0.0000929279608649592">
            <text:p>0</text:p>
          </table:table-cell>
          <table:table-cell table:number-columns-repeated="1022"/>
        </table:table-row>
        <table:table-row table:style-name="ro1">
          <table:table-cell/>
          <table:table-cell table:formula="of:=(betaf_2/etaf_2)*((weibf_2)^(betaf_2-1))*EXP(-(weibf_2^betaf_2))" office:value-type="float" office:value="8.56167993423063">
            <text:p>8,56</text:p>
          </table:table-cell>
          <table:table-cell table:number-columns-repeated="1022"/>
        </table:table-row>
        <table:table-row table:style-name="ro1">
          <table:table-cell/>
          <table:table-cell table:formula="of:=#name!()" office:value-type="string" office:string-value="Err :511">
            <text:p>Err :511</text:p>
          </table:table-cell>
          <table:table-cell table:number-columns-repeated="1022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1" table:base-cell-address="$Cours.$A$1" table:cell-range-address="$Cours.$Q$9"/>
        <table:named-range table:name="B2" table:base-cell-address="$Cours.$A$1" table:cell-range-address="$Cours.$Q$10"/>
        <table:named-range table:name="B3" table:base-cell-address="$Cours.$A$1" table:cell-range-address="$Cours.$Q$11"/>
        <table:named-range table:name="B4" table:base-cell-address="$Cours.$A$1" table:cell-range-address="$Cours.$Q$12"/>
        <table:named-range table:name="B5" table:base-cell-address="$Cours.$A$1" table:cell-range-address="$Cours.$Q$13"/>
        <table:named-range table:name="B6" table:base-cell-address="$Cours.$A$1" table:cell-range-address="$Cours.$Q$14"/>
        <table:named-range table:name="B7" table:base-cell-address="$Cours.$A$1" table:cell-range-address="$Cours.$Q$15"/>
        <table:named-range table:name="betaf_2" table:base-cell-address="$Cours.$A$1" table:cell-range-address="$Cours.$Q$9"/>
        <table:named-range table:name="betaw_2" table:base-cell-address="$Cours.$A$1" table:cell-range-address="$Cours.$Q$9"/>
        <table:named-range table:name="Bnom_2" table:base-cell-address="$Cours.$A$1" table:cell-range-address="$STATFONC.$B$1"/>
        <table:named-expression table:name="Bnom" table:base-cell-address="$Cours.$A$1" table:expression="'file:///C:/_fo_sys/at_opale/5_stat/Windows/Temp/LOIEXPO.XLS'#$EXPO.$B$1"/>
        <table:named-range table:name="Combi_2" table:base-cell-address="$Cours.$A$1" table:cell-range-address="$STATFONC.$B$6"/>
        <table:named-range table:name="Cst_2" table:base-cell-address="$Cours.$A$1" table:cell-range-address="$STATFONC.$B$14"/>
        <table:named-range table:name="densWeib_2" table:base-cell-address="$Cours.$A$1" table:cell-range-address="$STATFONC.$B$85"/>
        <table:named-expression table:name="densWeib" table:base-cell-address="$Cours.$A$1" table:expression="'file:///C:/_fo_sys/at_opale/5_stat/Windows/Temp/LOIEXPO.XLS'#$EXPO.$B$85"/>
        <table:named-range table:name="Ecar_2" table:base-cell-address="$Cours.$A$1" table:cell-range-address="$STATFONC.$B$37"/>
        <table:named-expression table:name="Ecar" table:base-cell-address="$Cours.$A$1" table:expression="'file:///C:/_fo_sys/at_opale/5_stat/Windows/Temp/LOIEXPO.XLS'#$EXPO.$B$37"/>
        <table:named-range table:name="EcarC_2" table:base-cell-address="$Cours.$A$1" table:cell-range-address="$STATFONC.$B$45"/>
        <table:named-expression table:name="etaf_2" table:base-cell-address="$Cours.$A$1" table:expression="6"/>
        <table:named-expression table:name="etaw_2" table:base-cell-address="$Cours.$A$1" table:expression="6"/>
        <table:named-range table:name="Expo_2" table:base-cell-address="$Cours.$A$1" table:cell-range-address="$STATFONC.$B$78"/>
        <table:named-expression table:name="Expo" table:base-cell-address="$Cours.$A$1" table:expression="'file:///C:/_fo_sys/at_opale/5_stat/Windows/Temp/LOIEXPO.XLS'#$EXPO.$B$78"/>
        <table:named-expression table:name="F.E" table:base-cell-address="$Cours.$A$1" table:expression="'file:///C:/_fo_sys/at_opale/5_stat/Chap%207%20LOIWEIB.xls/at_opale/5_stat/Chap%207%20LOIWEIB.xls/Fiabilit%C3%A9%20TP%20Corrig%C3%A9.xls'#$'N &gt; 50'.$C$115:$C$129"/>
        <table:named-expression table:name="F.T" table:base-cell-address="$Cours.$A$1" table:expression="'file:///C:/_fo_sys/at_opale/5_stat/Chap%207%20LOIWEIB.xls/at_opale/5_stat/Chap%207%20LOIWEIB.xls/Fiabilit%C3%A9%20TP%20Corrig%C3%A9.xls'#$'N &gt; 50'.$D$115:$D$120"/>
        <table:named-expression table:name="FiT" table:base-cell-address="$Cours.$A$1" table:expression="'file:///C:/_fo_sys/at_opale/5_stat/Chap%207%20LOIWEIB.xls/at_opale/5_stat/Chap%207%20LOIWEIB.xls/Fiabilit%C3%A9%20TP%20Corrig%C3%A9.xls'#$'N&lt;20 (G &gt;0)'.$F$114:$F$134"/>
        <table:named-range table:name="fnor_2" table:base-cell-address="$Cours.$A$1" table:cell-range-address="$STATFONC.$B$10"/>
        <table:named-expression table:name="fnor" table:base-cell-address="$Cours.$A$1" table:expression="'file:///C:/_fo_sys/at_opale/5_stat/Windows/Temp/LOIEXPO.XLS'#$EXPO.$B$10"/>
        <table:named-range table:name="Frep_2" table:base-cell-address="$Cours.$A$1" table:cell-range-address="$STATFONC.$B$66"/>
        <table:named-expression table:name="Frep" table:base-cell-address="$Cours.$A$1" table:expression="'file:///C:/_fo_sys/at_opale/5_stat/Windows/Temp/LOIEXPO.XLS'#$EXPO.$B$66"/>
        <table:named-range table:name="Fres_2" table:base-cell-address="$Cours.$A$1" table:cell-range-address="$STATFONC.$B$20"/>
        <table:named-expression table:name="gamaf_2" table:base-cell-address="$Cours.$A$1" table:expression="0"/>
        <table:named-expression table:name="gamaw_2" table:base-cell-address="$Cours.$A$1" table:expression="0"/>
        <table:named-expression table:name="Irg_2" table:base-cell-address="$Cours.$A$1" table:expression="'file:///C:/_fo_sys/at_opale/5_stat/Chap%207%20LOIWEIB.xls/at_opale/5_stat/Chap%207%20LOIWEIB.xls/Fiabilit%C3%A9%20TP%20Corrig%C3%A9.xls'#$'N&lt;20 (G &gt;0)'.$A$114"/>
        <table:named-expression table:name="IT" table:base-cell-address="$Cours.$A$1" table:expression="'file:///C:/_fo_sys/at_opale/5_stat/Chap%207%20LOIWEIB.xls/at_opale/5_stat/Chap%207%20LOIWEIB.xls/Fiabilit%C3%A9%20TP%20Corrig%C3%A9.xls'#$'N &gt; 50'.$A$115:$A$130"/>
        <table:named-expression table:name="KO" table:base-cell-address="$Cours.$A$1" table:expression="'file:///C:/_fo_sys/at_opale/5_stat/Chap%207%20LOIWEIB.xls/at_opale/5_stat/Chap%207%20LOIWEIB.xls/Fiabilit%C3%A9%20TP%20Corrig%C3%A9.xls'#$'N&lt;20 (G &gt;0)'.$L$13"/>
        <table:named-expression table:name="KS" table:base-cell-address="$Cours.$A$1" table:expression="'file:///C:/_fo_sys/at_opale/5_stat/Chap%207%20LOIWEIB.xls/at_opale/5_stat/Chap%207%20LOIWEIB.xls/Fiabilit%C3%A9%20TP%20Corrig%C3%A9.xls'#$'N&lt;20 (G &gt;0)'.$L$13"/>
        <table:named-expression table:name="la_2" table:base-cell-address="$Cours.$A$1" table:expression="'file:///C:/_fo_sys/at_opale/5_stat/Windows/Temp/CORTS93.XLS'#$CORTS93.$E$140"/>
        <table:named-expression table:name="La.E" table:base-cell-address="$Cours.$A$1" table:expression="'file:///C:/_fo_sys/at_opale/5_stat/Chap%207%20LOIWEIB.xls/at_opale/5_stat/Chap%207%20LOIWEIB.xls/Fiabilit%C3%A9%20TP%20Corrig%C3%A9.xls'#$'N &gt; 50'.$E$116:$E$160"/>
        <table:named-expression table:name="laexp_2" table:base-cell-address="$Cours.$A$1" table:expression="'file:///C:/_fo_sys/at_opale/5_stat/Chap%207%20LOIWEIB.xls/at_opale/5_stat/Chap%207%20LOIWEIB.xls/Class1'#$''.$E$9"/>
        <table:named-expression table:name="Lni_2" table:base-cell-address="$Cours.$A$1" table:expression="{5|19|35|29|10|2}"/>
        <table:named-expression table:name="Lxi_2" table:base-cell-address="$Cours.$A$1" table:expression="{3950|4450|4950|5450|5950|6450}"/>
        <table:named-range table:name="M" table:base-cell-address="$Cours.$A$1" table:cell-range-address="$Cours.$D$137"/>
        <table:named-range table:name="m1" table:base-cell-address="$Cours.$A$1" table:cell-range-address="$Cours.$Q$2"/>
        <table:named-range table:name="m2" table:base-cell-address="$Cours.$A$1" table:cell-range-address="$Cours.$Q$3"/>
        <table:named-range table:name="Moy_2" table:base-cell-address="$Cours.$A$1" table:cell-range-address="$STATFONC.$B$28"/>
        <table:named-expression table:name="Moy" table:base-cell-address="$Cours.$A$1" table:expression="'file:///C:/_fo_sys/at_opale/5_stat/Windows/Temp/LOIEXPO.XLS'#$EXPO.$B$28"/>
        <table:named-range table:name="MoyC_2" table:base-cell-address="$Cours.$A$1" table:cell-range-address="$STATFONC.$B$34"/>
        <table:named-range table:name="MoyD_2" table:base-cell-address="$Cours.$A$1" table:cell-range-address="$STATFONC.$B$43"/>
        <table:named-expression table:name="NbC" table:base-cell-address="$Cours.$A$1" table:expression="'file:///C:/_fo_sys/at_opale/5_stat/Chap%207%20LOIWEIB.xls/at_opale/5_stat/Chap%207%20LOIWEIB.xls/Fiabilit%C3%A9%20TP%20Corrig%C3%A9.xls'#$'N &gt; 50'.$J$112"/>
        <table:named-expression table:name="Ncomp_2" table:base-cell-address="$Cours.$A$1" table:expression="'file:///C:/_fo_sys/at_opale/5_stat/Chap%207%20LOIWEIB.xls/at_opale/5_stat/Chap%207%20LOIWEIB.xls/Fiabilit%C3%A9%20TP%20Corrig%C3%A9.xls'#$'N&lt;20 (G &gt;0)'.$E$5"/>
        <table:named-expression table:name="Ni.E" table:base-cell-address="$Cours.$A$1" table:expression="'file:///C:/_fo_sys/at_opale/5_stat/Chap%207%20LOIWEIB.xls/at_opale/5_stat/Chap%207%20LOIWEIB.xls/Fiabilit%C3%A9%20TP%20Corrig%C3%A9.xls'#$'N &gt; 50'.$A$116:$A$160"/>
        <table:named-expression table:name="Ni.T" table:base-cell-address="$Cours.$A$1" table:expression="'file:///C:/_fo_sys/at_opale/5_stat/Chap%207%20LOIWEIB.xls/at_opale/5_stat/Chap%207%20LOIWEIB.xls/Fiabilit%C3%A9%20TP%20Corrig%C3%A9.xls'#$'N &gt; 50'.$A$116:$A$160"/>
        <table:named-expression table:name="NSuc_2" table:base-cell-address="$Cours.$A$1" table:expression="'file:///C:/_fo_sys/at_opale/5_stat/Windows/Temp/CORTS93.XLS'#$CORTS93.$I$134"/>
        <table:named-expression table:name="NTent_2" table:base-cell-address="$Cours.$A$1" table:expression="45"/>
        <table:named-range table:name="Pois_2" table:base-cell-address="$Cours.$A$1" table:cell-range-address="$STATFONC.$B$48"/>
        <table:named-expression table:name="Pois" table:base-cell-address="$Cours.$A$1" table:expression="'file:///C:/_fo_sys/at_opale/5_stat/Windows/Temp/LOIEXPO.XLS'#$EXPO.$B$48"/>
        <table:named-range table:name="Proba_2" table:base-cell-address="$Cours.$A$1" table:cell-range-address="$STATFONC.$B$7"/>
        <table:named-range table:name="S" table:base-cell-address="$Cours.$A$1" table:cell-range-address="$Cours.$D$138"/>
        <table:named-expression table:name="S.Ni.E" table:base-cell-address="$Cours.$A$1" table:expression="'file:///C:/_fo_sys/at_opale/5_stat/Chap%207%20LOIWEIB.xls/at_opale/5_stat/Chap%207%20LOIWEIB.xls/Fiabilit%C3%A9%20TP%20Corrig%C3%A9.xls'#$'N &gt; 50'.$C$116:$C$160"/>
        <table:named-expression table:name="S.Ni.T" table:base-cell-address="$Cours.$A$1" table:expression="'file:///C:/_fo_sys/at_opale/5_stat/Chap%207%20LOIWEIB.xls/at_opale/5_stat/Chap%207%20LOIWEIB.xls/Fiabilit%C3%A9%20TP%20Corrig%C3%A9.xls'#$'N &gt; 50'.$C$116:$C$160"/>
        <table:named-range table:name="s1" table:base-cell-address="$Cours.$A$1" table:cell-range-address="$Cours.$Q$4"/>
        <table:named-range table:name="s2" table:base-cell-address="$Cours.$A$1" table:cell-range-address="$Cours.$Q$5"/>
        <table:named-range table:name="s3" table:base-cell-address="$Cours.$A$1" table:cell-range-address="$Cours.$Q$6"/>
        <table:named-expression table:name="SIGMA" table:base-cell-address="$Cours.$A$1" table:expression="'file:///C:/_fo_sys/at_opale/5_stat/Chap%207%20LOIWEIB.xls/at_opale/5_stat/Chap%207%20LOIWEIB.xls/Fiabilit%C3%A9%20TP%20Corrig%C3%A9.xls'#$'N&lt;20 (G &gt;0)'.$E$17"/>
        <table:named-range table:name="SomC_2" table:base-cell-address="$Cours.$A$1" table:cell-range-address="$STATFONC.$B$44"/>
        <table:named-range table:name="SomE_2" table:base-cell-address="$Cours.$A$1" table:cell-range-address="$STATFONC.$B$32"/>
        <table:named-range table:name="SomEff_2" table:base-cell-address="$Cours.$A$1" table:cell-range-address="$STATFONC.$B$41"/>
        <table:named-range table:name="SomMoy_2" table:base-cell-address="$Cours.$A$1" table:cell-range-address="$STATFONC.$B$42"/>
        <table:named-range table:name="SomP_2" table:base-cell-address="$Cours.$A$1" table:cell-range-address="$STATFONC.$B$33"/>
        <table:named-expression table:name="Talpha" table:base-cell-address="$Cours.$A$1" table:expression="'file:///C:/_fo_sys/at_opale/5_stat/Chap%207%20LOIWEIB.xls/at_opale/5_stat/Chap%207%20LOIWEIB.xls/Fiabilit%C3%A9%20TP%20Corrig%C3%A9.xls'#$'N&lt;20 (G &gt;0)'.$L$15"/>
        <table:named-expression table:name="Taux_2" table:base-cell-address="$Cours.$A$1" table:expression="0.1"/>
        <table:named-range table:name="temps_2" table:base-cell-address="$Cours.$A$1" table:cell-range-address="$Cours.$W$61"/>
        <table:named-expression table:name="Tni_2" table:base-cell-address="$Cours.$A$1" table:expression="{5|19|35|29|10|2}"/>
        <table:named-range table:name="Tpf_2" table:base-cell-address="$Cours.$A$1" table:cell-range-address="$Cours.$W$61"/>
        <table:named-expression table:name="tpsexp_2" table:base-cell-address="$Cours.$A$1" table:expression="'file:///C:/_fo_sys/at_opale/5_stat/Chap%207%20LOIWEIB.xls/at_opale/5_stat/Chap%207%20LOIWEIB.xls/Class1'#$''.$B$118"/>
        <table:named-expression table:name="Treduit_2" table:base-cell-address="$Cours.$A$1" table:expression="9.66666666666667"/>
        <table:named-expression table:name="Txi_2" table:base-cell-address="$Cours.$A$1" table:expression="{3950|4450|4950|5450|5950|6450}"/>
        <table:named-range table:name="Ve_2" table:base-cell-address="$Cours.$A$1" table:cell-range-address="$STATFONC.$B$13"/>
        <table:named-range table:name="Weib_2" table:base-cell-address="$Cours.$A$1" table:cell-range-address="$STATFONC.$B$55"/>
        <table:named-expression table:name="Weib" table:base-cell-address="$Cours.$A$1" table:expression="'file:///C:/_fo_sys/at_opale/5_stat/Windows/Temp/LOIEXPO.XLS'#$EXPO.$B$55"/>
        <table:named-range table:name="weibf_2" table:base-cell-address="$Cours.$A$1" table:cell-range-address="$STATFONC.$B$91"/>
        <table:named-range table:name="X" table:base-cell-address="$Cours.$A$1" table:cell-range-address="$Cours.$A$116:.$A$136"/>
        <table:named-range table:name="xx" table:base-cell-address="$Cours.$A$1" table:cell-range-address="$Cours.$R$2:.$R$61"/>
        <table:named-expression table:name="xxx_2" table:base-cell-address="$Cours.$A$1" table:expression="'file:///C:/_fo_sys/at_opale/5_stat/Windows/Temp/CORTS93.XLS'#$CORTS93.$I$1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S Sans Serif" svg:font-family="'MS Sans Serif'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F </number:text>
    </number:number-style>
    <number:number-style style:name="N121P1" style:volatile="true">
      <number:text>-</number:text>
      <number:number number:decimal-places="0" number:min-integer-digits="1" number:grouping="true"/>
      <number:text> F </number:text>
    </number:number-style>
    <number:number-style style:name="N121P2" style:volatile="true">
      <number:text> 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F </number:text>
    </number:number-style>
    <number:number-style style:name="N129P1" style:volatile="true">
      <number:text>-</number:text>
      <number:number number:decimal-places="2" number:min-integer-digits="1" number:grouping="true"/>
      <number:text> F </number:text>
    </number:number-style>
    <number:number-style style:name="N129P2" style:volatile="true">
      <number:text> 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39P0" style:volatile="true">
      <number:number number:decimal-places="1" number:min-integer-digits="1" number:grouping="true"/>
    </number:number-style>
    <number:number-style style:name="N139">
      <style:text-properties fo:color="#ff0000"/>
      <number:text>-</number:text>
      <number:number number:decimal-places="1" number:min-integer-digits="1" number:grouping="true"/>
      <style:map style:condition="value()&gt;=0" style:apply-style-name="N139P0"/>
    </number:number-style>
    <number:number-style style:name="N141P0" style:volatile="true">
      <number:number number:decimal-places="3" number:min-integer-digits="1" number:grouping="true"/>
    </number:number-style>
    <number:number-style style:name="N141">
      <style:text-properties fo:color="#ff0000"/>
      <number:text>-</number:text>
      <number:number number:decimal-places="3" number:min-integer-digits="1" number:grouping="true"/>
      <style:map style:condition="value()&gt;=0" style:apply-style-name="N141P0"/>
    </number:number-style>
    <number:number-style style:name="N143P0" style:volatile="true">
      <number:number number:decimal-places="4" number:min-integer-digits="1" number:grouping="true"/>
    </number:number-style>
    <number:number-style style:name="N143">
      <style:text-properties fo:color="#ff0000"/>
      <number:text>-</number:text>
      <number:number number:decimal-places="4" number:min-integer-digits="1" number:grouping="true"/>
      <style:map style:condition="value()&gt;=0" style:apply-style-name="N143P0"/>
    </number:number-style>
    <number:number-style style:name="N145P0" style:volatile="true">
      <number:number number:decimal-places="5" number:min-integer-digits="1" number:grouping="true"/>
    </number:number-style>
    <number:number-style style:name="N145">
      <style:text-properties fo:color="#ff0000"/>
      <number:text>-</number:text>
      <number:number number:decimal-places="5" number:min-integer-digits="1" number:grouping="true"/>
      <style:map style:condition="value()&gt;=0" style:apply-style-name="N145P0"/>
    </number:number-style>
    <number:number-style style:name="N147P0" style:volatile="true">
      <number:number number:decimal-places="6" number:min-integer-digits="1" number:grouping="true"/>
    </number:number-style>
    <number:number-style style:name="N147">
      <style:text-properties fo:color="#ff0000"/>
      <number:text>-</number:text>
      <number:number number:decimal-places="6" number:min-integer-digits="1" number:grouping="true"/>
      <style:map style:condition="value()&gt;=0" style:apply-style-name="N147P0"/>
    </number:number-style>
    <number:number-style style:name="N149P0" style:volatile="true">
      <number:number number:decimal-places="7" number:min-integer-digits="1" number:grouping="true"/>
    </number:number-style>
    <number:number-style style:name="N149">
      <style:text-properties fo:color="#ff0000"/>
      <number:text>-</number:text>
      <number:number number:decimal-places="7" number:min-integer-digits="1" number:grouping="true"/>
      <style:map style:condition="value()&gt;=0" style:apply-style-name="N149P0"/>
    </number:number-style>
    <number:number-style style:name="N150">
      <number:number number:decimal-places="4" number:min-integer-digits="1"/>
    </number:number-style>
    <number:number-style style:name="N151">
      <number:number number:decimal-places="3" number:min-integer-digits="1"/>
    </number:number-style>
    <number:number-style style:name="N152">
      <number:number number:decimal-places="1" number:min-integer-digits="1"/>
    </number:number-style>
    <number:percentage-style style:name="N153">
      <number:number number:decimal-places="3" number:min-integer-digits="1"/>
      <number:text>%</number:text>
    </number:percentage-style>
    <number:percentage-style style:name="N154">
      <number:number number:decimal-places="4" number:min-integer-digits="1"/>
      <number:text>%</number:text>
    </number:percentage-style>
    <number:percentage-style style:name="N155">
      <number:number number:decimal-places="1" number:min-integer-digits="1"/>
      <number:text>%</number:text>
    </number:percentage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MS Sans Serif" style:font-name-asian="SimSun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itmape_20_1" draw:display-name="Bitmape 1" xlink:href="Pictures/1000000000000008000000080C9BB2D9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.251cm" fo:margin-left="1cm" fo:margin-right="1cm" style:first-page-number="continue" style:scale-to="100%" style:table-centering="horizontal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.545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00%" style:writing-mode="lr-tb" style:print="charts drawings grid objects zero-values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30/11/2010</text:date>, <text:time>12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rs" style:display-name="PageStyle_Cours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.(Franck OURION)</text:span></text:p>
        </style:region-left>
        <style:region-center>
          <text:p><text:span text:style-name="MT1">Page </text:span><text:span text:style-name="MT1"><text:page-number>1</text:page-number></text:span></text:p>
        </style:region-center>
        <style:region-right>
          <text:p><text:span text:style-name="MT1">STATISTIQUES</text:span></text:p>
          <text:p><text:span text:style-name="MT1">MAINTENANCE. QUALITE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text:span text:style-name="MT1">.(Franck OURION)</text:span></text:p>
        </style:region-left>
        <style:region-center>
          <text:p><text:span text:style-name="MT1">Page </text:span><text:span text:style-name="MT1"><text:page-number>1</text:page-number></text:span></text:p>
        </style:region-center>
        <style:region-right>
          <text:p><text:span text:style-name="MT1">STATISTIQUES</text:span></text:p>
          <text:p><text:span text:style-name="MT1">MAINTENANCE. QUALITE</text:span></text:p>
        </style:region-right>
      </style:footer-left>
    </style:master-page>
    <style:master-page style:name="PageStyle_5f_STATFONC" style:display-name="PageStyle_STATFON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.OURION</meta:initial-creator>
    <dc:date>2010-11-30T12:44:21.90</dc:date>
    <meta:print-date>2001-11-07T14:31:58</meta:print-date>
    <meta:generator>OpenOffice.org/3.2$Win32 OpenOffice.org_project/320m18$Build-9502</meta:generator>
    <meta:editing-duration>PT03H12M22S</meta:editing-duration>
    <meta:editing-cycles>1</meta:editing-cycles>
    <meta:document-statistic meta:table-count="2" meta:cell-count="1286" meta:object-count="15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'MS Sans Serif'" fo:font-size="10pt" style:font-size-asian="10pt" style:font-family-complex="'MS Sans Serif'" style:font-size-complex="10pt"/>
    </style:style>
    <style:style style:name="ch3" style:family="chart">
      <style:chart-properties chart:symbol-type="automatic" chart:auto-position="true" chart:auto-size="true" chart:treat-empty-cells="leave-gap" chart:spline-order="3"/>
    </style:style>
    <style:style style:name="ch4" style:family="chart" style:data-style-name="N0">
      <style:chart-properties chart:display-label="true" chart:tick-marks-major-inner="true" chart:tick-marks-major-outer="true" chart:logarithmic="false" chart:maximum="10" chart:interval-major="0.5" chart:interval-minor-divisor="5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5" style:family="chart" style:data-style-name="N2">
      <style:chart-properties chart:display-label="true" chart:tick-marks-major-inner="true" chart:tick-marks-major-outer="true" chart:logarithmic="false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6" style:family="chart" style:data-style-name="N2">
      <style:chart-properties chart:symbol-type="named-symbol" chart:symbol-name="arrow-right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7" style:family="chart" style:data-style-name="N2">
      <style:chart-properties chart:symbol-type="named-symbol" chart:symbol-name="hourglass" chart:symbol-width="0.176cm" chart:symbol-height="0.176cm"/>
      <style:graphic-properties svg:stroke-width="0.035cm" svg:stroke-color="#ff00ff" draw:fill-color="#ff00ff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bow-tie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up" chart:symbol-width="0.176cm" chart:symbol-height="0.176cm"/>
      <style:graphic-properties svg:stroke-width="0.035cm" svg:stroke-color="#00ffff" draw:fill-color="#00ffff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diamond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11" style:family="chart" style:data-style-name="N2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7.779cm" svg:height="12.432cm" xlink:href=".." chart:class="chart:scatter" chart:style-name="ch1">
        <chart:legend chart:legend-position="end" svg:x="25.962cm" svg:y="4.617cm" chart:style-name="ch2"/>
        <chart:plot-area chart:style-name="ch3" table:cell-range-address="Cours.R1:Cours.X61" chart:data-source-has-labels="row" svg:x="0.555cm" svg:y="0.248cm" svg:width="24.853cm" svg:height="11.688cm">
          <chart:axis chart:dimension="x" chart:name="primary-x" chart:style-name="ch4"/>
          <chart:axis chart:dimension="y" chart:name="primary-y" chart:style-name="ch5"/>
          <chart:series chart:style-name="ch6" chart:values-cell-range-address="Cours.S2:Cours.S61" chart:label-cell-address="Cours.S1:Cours.S1" chart:class="chart:scatter">
            <chart:domain table:cell-range-address="Cours.R2:Cours.R61"/>
            <chart:data-point chart:repeated="60"/>
          </chart:series>
          <chart:series chart:style-name="ch7" chart:values-cell-range-address="Cours.T2:Cours.T61" chart:label-cell-address="Cours.T1:Cours.T1" chart:class="chart:scatter">
            <chart:data-point chart:repeated="60"/>
          </chart:series>
          <chart:series chart:style-name="ch8" chart:values-cell-range-address="Cours.U2:Cours.U61" chart:label-cell-address="Cours.U1:Cours.U1" chart:class="chart:scatter">
            <chart:data-point chart:repeated="60"/>
          </chart:series>
          <chart:series chart:style-name="ch9" chart:values-cell-range-address="Cours.V2:Cours.V61" chart:label-cell-address="Cours.V1:Cours.V1" chart:class="chart:scatter">
            <chart:data-point chart:repeated="60"/>
          </chart:series>
          <chart:series chart:style-name="ch10" chart:values-cell-range-address="Cours.W2:Cours.W61" chart:label-cell-address="Cours.W1:Cours.W1" chart:class="chart:scatter">
            <chart:data-point chart:repeated="60"/>
          </chart:series>
          <chart:series chart:style-name="ch11" chart:values-cell-range-address="Cours.X2:Cours.X61" chart:label-cell-address="Cours.X1:Cours.X1" chart:class="chart:scatte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 text:id="Cours.S1:Cours.S1">0</text:p>
              </table:table-cell>
              <table:table-cell office:value-type="string">
                <text:p text:id="Cours.T1:Cours.T1">1</text:p>
              </table:table-cell>
              <table:table-cell office:value-type="string">
                <text:p text:id="Cours.U1:Cours.U1">1,5</text:p>
              </table:table-cell>
              <table:table-cell office:value-type="string">
                <text:p text:id="Cours.V1:Cours.V1">2</text:p>
              </table:table-cell>
              <table:table-cell office:value-type="string">
                <text:p text:id="Cours.W1:Cours.W1">3</text:p>
              </table:table-cell>
              <table:table-cell office:value-type="string">
                <text:p text:id="Cours.X1:Cours.X1">3,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 text:id="Cours.R2:Cours.R61">0.3</text:p>
              </table:table-cell>
              <table:table-cell office:value-type="float" office:value="1.#NAN">
                <text:p text:id="Cours.S2:Cours.S61">1.#NAN</text:p>
              </table:table-cell>
              <table:table-cell office:value-type="float" office:value="0.158538237416786">
                <text:p text:id="Cours.T2:Cours.T61">0.158538237416786</text:p>
              </table:table-cell>
              <table:table-cell office:value-type="float" office:value="0.0552801803091894">
                <text:p text:id="Cours.U2:Cours.U61">0.0552801803091894</text:p>
              </table:table-cell>
              <table:table-cell office:value-type="float" office:value="0.0166250520399577">
                <text:p text:id="Cours.V2:Cours.V61">0.0166250520399577</text:p>
              </table:table-cell>
              <table:table-cell office:value-type="float" office:value="0.00124984375976522">
                <text:p text:id="Cours.W2:Cours.W61">0.00124984375976522</text:p>
              </table:table-cell>
              <table:table-cell office:value-type="float" office:value="0.000326084132262765">
                <text:p text:id="Cours.X2:Cours.X61">0.0003260841322627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.153340735771554">
                <text:p>0.153340735771554</text:p>
              </table:table-cell>
              <table:table-cell office:value-type="float" office:value="0.0704533882620218">
                <text:p>0.0704533882620218</text:p>
              </table:table-cell>
              <table:table-cell office:value-type="float" office:value="0.0275855447913977">
                <text:p>0.0275855447913977</text:p>
              </table:table-cell>
              <table:table-cell office:value-type="float" office:value="0.0034702134156701">
                <text:p>0.0034702134156701</text:p>
              </table:table-cell>
              <table:table-cell office:value-type="float" office:value="0.00116920624606424">
                <text:p>0.00116920624606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0.148313628498004">
                <text:p>0.148313628498004</text:p>
              </table:table-cell>
              <table:table-cell office:value-type="float" office:value="0.0820553860014566">
                <text:p>0.0820553860014566</text:p>
              </table:table-cell>
              <table:table-cell office:value-type="float" office:value="0.0383631539362117">
                <text:p>0.0383631539362117</text:p>
              </table:table-cell>
              <table:table-cell office:value-type="float" office:value="0.00679475716138508">
                <text:p>0.00679475716138508</text:p>
              </table:table-cell>
              <table:table-cell office:value-type="float" office:value="0.00271049250006836">
                <text:p>0.00271049250006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0.143451329404176">
                <text:p>0.143451329404176</text:p>
              </table:table-cell>
              <table:table-cell office:value-type="float" office:value="0.0913598565026503">
                <text:p>0.0913598565026503</text:p>
              </table:table-cell>
              <table:table-cell office:value-type="float" office:value="0.0488875618596668">
                <text:p>0.0488875618596668</text:p>
              </table:table-cell>
              <table:table-cell office:value-type="float" office:value="0.0112120952502451">
                <text:p>0.0112120952502451</text:p>
              </table:table-cell>
              <table:table-cell office:value-type="float" office:value="0.00507665045139503">
                <text:p>0.00507665045139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0.138748435435267">
                <text:p>0.138748435435267</text:p>
              </table:table-cell>
              <table:table-cell office:value-type="float" office:value="0.0989621673991297">
                <text:p>0.0989621673991297</text:p>
              </table:table-cell>
              <table:table-cell office:value-type="float" office:value="0.0590912340733589">
                <text:p>0.0590912340733589</text:p>
              </table:table-cell>
              <table:table-cell office:value-type="float" office:value="0.0167023175048086">
                <text:p>0.0167023175048086</text:p>
              </table:table-cell>
              <table:table-cell office:value-type="float" office:value="0.00837287344170388">
                <text:p>0.00837287344170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0.134199720669678">
                <text:p>0.134199720669678</text:p>
              </table:table-cell>
              <table:table-cell office:value-type="float" office:value="0.105204962444992">
                <text:p>0.105204962444992</text:p>
              </table:table-cell>
              <table:table-cell office:value-type="float" office:value="0.0689101402829795">
                <text:p>0.0689101402829795</text:p>
              </table:table-cell>
              <table:table-cell office:value-type="float" office:value="0.0232346893517026">
                <text:p>0.0232346893517026</text:p>
              </table:table-cell>
              <table:table-cell office:value-type="float" office:value="0.0126864727192129">
                <text:p>0.0126864727192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0.129800130511901">
                <text:p>0.129800130511901</text:p>
              </table:table-cell>
              <table:table-cell office:value-type="float" office:value="0.110312112823074">
                <text:p>0.110312112823074</text:p>
              </table:table-cell>
              <table:table-cell office:value-type="float" office:value="0.078284421901123">
                <text:p>0.078284421901123</text:p>
              </table:table-cell>
              <table:table-cell office:value-type="float" office:value="0.030765513656419">
                <text:p>0.030765513656419</text:p>
              </table:table-cell>
              <table:table-cell office:value-type="float" office:value="0.0180873061662024">
                <text:p>0.018087306166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0.125544776075776">
                <text:p>0.125544776075776</text:p>
              </table:table-cell>
              <table:table-cell office:value-type="float" office:value="0.114443313905491">
                <text:p>0.114443313905491</text:p>
              </table:table-cell>
              <table:table-cell office:value-type="float" office:value="0.0871589962968395">
                <text:p>0.0871589962968395</text:p>
              </table:table-cell>
              <table:table-cell office:value-type="float" office:value="0.0392362196836846">
                <text:p>0.0392362196836846</text:p>
              </table:table-cell>
              <table:table-cell office:value-type="float" office:value="0.0246265119686262">
                <text:p>0.0246265119686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0.121428928751899">
                <text:p>0.121428928751899</text:p>
              </table:table-cell>
              <table:table-cell office:value-type="float" office:value="0.117720107781729">
                <text:p>0.117720107781729</text:p>
              </table:table-cell>
              <table:table-cell office:value-type="float" office:value="0.0954840893059588">
                <text:p>0.0954840893059588</text:p>
              </table:table-cell>
              <table:table-cell office:value-type="float" office:value="0.0485717605158426">
                <text:p>0.0485717605158426</text:p>
              </table:table-cell>
              <table:table-cell office:value-type="float" office:value="0.0323341999594856">
                <text:p>0.0323341999594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0.117448014953119">
                <text:p>0.117448014953119</text:p>
              </table:table-cell>
              <table:table-cell office:value-type="float" office:value="0.120239677487859">
                <text:p>0.120239677487859</text:p>
              </table:table-cell>
              <table:table-cell office:value-type="float" office:value="0.103215688910073">
                <text:p>0.103215688910073</text:p>
              </table:table-cell>
              <table:table-cell office:value-type="float" office:value="0.0586794071090805">
                <text:p>0.0586794071090805</text:p>
              </table:table-cell>
              <table:table-cell office:value-type="float" office:value="0.0412164840621279">
                <text:p>0.0412164840621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0.113597611032308">
                <text:p>0.113597611032308</text:p>
              </table:table-cell>
              <table:table-cell office:value-type="float" office:value="0.122082745450022">
                <text:p>0.122082745450022</text:p>
              </table:table-cell>
              <table:table-cell office:value-type="float" office:value="0.110315914494875">
                <text:p>0.110315914494875</text:p>
              </table:table-cell>
              <table:table-cell office:value-type="float" office:value="0.0694480299350862">
                <text:p>0.0694480299350862</text:p>
              </table:table-cell>
              <table:table-cell office:value-type="float" office:value="0.0512521518616026">
                <text:p>0.0512521518616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0.109873438366741">
                <text:p>0.109873438366741</text:p>
              </table:table-cell>
              <table:table-cell office:value-type="float" office:value="0.123318368406713">
                <text:p>0.123318368406713</text:p>
              </table:table-cell>
              <table:table-cell office:value-type="float" office:value="0.116753297685348">
                <text:p>0.116753297685348</text:p>
              </table:table-cell>
              <table:table-cell office:value-type="float" office:value="0.0807479569417257">
                <text:p>0.0807479569417257</text:p>
              </table:table-cell>
              <table:table-cell office:value-type="float" office:value="0.0623892497293851">
                <text:p>0.0623892497293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">
                <text:p>2.7</text:p>
              </table:table-cell>
              <table:table-cell office:value-type="float" office:value="1.#NAN">
                <text:p>1.#NAN</text:p>
              </table:table-cell>
              <table:table-cell office:value-type="float" office:value="0.106271358603629">
                <text:p>0.106271358603629</text:p>
              </table:table-cell>
              <table:table-cell office:value-type="float" office:value="0.12400698476776">
                <text:p>0.12400698476776</text:p>
              </table:table-cell>
              <table:table-cell office:value-type="float" office:value="0.122502972389717">
                <text:p>0.122502972389717</text:p>
              </table:table-cell>
              <table:table-cell office:value-type="float" office:value="0.0924314885703283">
                <text:p>0.0924314885703283</text:p>
              </table:table-cell>
              <table:table-cell office:value-type="float" office:value="0.0745418736102257">
                <text:p>0.0745418736102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1.#NAN">
                <text:p>1.#NAN</text:p>
              </table:table-cell>
              <table:table-cell office:value-type="float" office:value="0.102787369061527">
                <text:p>0.102787369061527</text:p>
              </table:table-cell>
              <table:table-cell office:value-type="float" office:value="0.124202424215651">
                <text:p>0.124202424215651</text:p>
              </table:table-cell>
              <table:table-cell office:value-type="float" office:value="0.127546773329315">
                <text:p>0.127546773329315</text:p>
              </table:table-cell>
              <table:table-cell office:value-type="float" office:value="0.104334136185789">
                <text:p>0.104334136185789</text:p>
              </table:table-cell>
              <table:table-cell office:value-type="float" office:value="0.0875874777338296">
                <text:p>0.0875874777338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1.#NAN">
                <text:p>1.#NAN</text:p>
              </table:table-cell>
              <table:table-cell office:value-type="float" office:value="0.0994175982824947">
                <text:p>0.0994175982824947</text:p>
              </table:table-cell>
              <table:table-cell office:value-type="float" office:value="0.123953274160756">
                <text:p>0.123953274160756</text:p>
              </table:table-cell>
              <table:table-cell office:value-type="float" office:value="0.131873243951307">
                <text:p>0.131873243951307</text:p>
              </table:table-cell>
              <table:table-cell office:value-type="float" office:value="0.11627662920344">
                <text:p>0.11627662920344</text:p>
              </table:table-cell>
              <table:table-cell office:value-type="float" office:value="0.101365034670405">
                <text:p>0.101365034670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1.#NAN">
                <text:p>1.#NAN</text:p>
              </table:table-cell>
              <table:table-cell office:value-type="float" office:value="0.0961583017300811">
                <text:p>0.0961583017300811</text:p>
              </table:table-cell>
              <table:table-cell office:value-type="float" office:value="0.123303833521187">
                <text:p>0.123303833521187</text:p>
              </table:table-cell>
              <table:table-cell office:value-type="float" office:value="0.135477556180806">
                <text:p>0.135477556180806</text:p>
              </table:table-cell>
              <table:table-cell office:value-type="float" office:value="0.128067708524564">
                <text:p>0.128067708524564</text:p>
              </table:table-cell>
              <table:table-cell office:value-type="float" office:value="0.115674391462989">
                <text:p>0.115674391462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">
                <text:p>3.5</text:p>
              </table:table-cell>
              <table:table-cell office:value-type="float" office:value="1.#NAN">
                <text:p>1.#NAN</text:p>
              </table:table-cell>
              <table:table-cell office:value-type="float" office:value="0.0930058576283412">
                <text:p>0.0930058576283412</text:p>
              </table:table-cell>
              <table:table-cell office:value-type="float" office:value="0.122294794073465">
                <text:p>0.122294794073465</text:p>
              </table:table-cell>
              <table:table-cell office:value-type="float" office:value="0.138361345935905">
                <text:p>0.138361345935905</text:p>
              </table:table-cell>
              <table:table-cell office:value-type="float" office:value="0.139507690194802">
                <text:p>0.139507690194802</text:p>
              </table:table-cell>
              <table:table-cell office:value-type="float" office:value="0.130277160279523">
                <text:p>0.130277160279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0.0899567629372688">
                <text:p>0.0899567629372688</text:p>
              </table:table-cell>
              <table:table-cell office:value-type="float" office:value="0.120963737717777">
                <text:p>0.120963737717777</text:p>
              </table:table-cell>
              <table:table-cell office:value-type="float" office:value="0.14053246967424">
                <text:p>0.14053246967424</text:p>
              </table:table-cell>
              <table:table-cell office:value-type="float" office:value="0.150392744596418">
                <text:p>0.150392744596418</text:p>
              </table:table-cell>
              <table:table-cell office:value-type="float" office:value="0.144899451199425">
                <text:p>0.144899451199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">
                <text:p>3.9</text:p>
              </table:table-cell>
              <table:table-cell office:value-type="float" office:value="1.#NAN">
                <text:p>1.#NAN</text:p>
              </table:table-cell>
              <table:table-cell office:value-type="float" office:value="0.0870076294601693">
                <text:p>0.0870076294601693</text:p>
              </table:table-cell>
              <table:table-cell office:value-type="float" office:value="0.119345506961883">
                <text:p>0.119345506961883</text:p>
              </table:table-cell>
              <table:table-cell office:value-type="float" office:value="0.142004688437482">
                <text:p>0.142004688437482</text:p>
              </table:table-cell>
              <table:table-cell office:value-type="float" office:value="0.160519794669138">
                <text:p>0.160519794669138</text:p>
              </table:table-cell>
              <table:table-cell office:value-type="float" office:value="0.159236693650374">
                <text:p>0.159236693650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">
                <text:p>4.1</text:p>
              </table:table-cell>
              <table:table-cell office:value-type="float" office:value="1.#NAN">
                <text:p>1.#NAN</text:p>
              </table:table-cell>
              <table:table-cell office:value-type="float" office:value="0.0841551800786483">
                <text:p>0.0841551800786483</text:p>
              </table:table-cell>
              <table:table-cell office:value-type="float" office:value="0.117472486731479">
                <text:p>0.117472486731479</text:p>
              </table:table-cell>
              <table:table-cell office:value-type="float" office:value="0.142797286889507">
                <text:p>0.142797286889507</text:p>
              </table:table-cell>
              <table:table-cell office:value-type="float" office:value="0.169691893869441">
                <text:p>0.169691893869441</text:p>
              </table:table-cell>
              <table:table-cell office:value-type="float" office:value="0.172960697841906">
                <text:p>0.172960697841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">
                <text:p>4.3</text:p>
              </table:table-cell>
              <table:table-cell office:value-type="float" office:value="1.#NAN">
                <text:p>1.#NAN</text:p>
              </table:table-cell>
              <table:table-cell office:value-type="float" office:value="0.0813962451110312">
                <text:p>0.0813962451110312</text:p>
              </table:table-cell>
              <table:table-cell office:value-type="float" office:value="0.115374823390732">
                <text:p>0.115374823390732</text:p>
              </table:table-cell>
              <table:table-cell office:value-type="float" office:value="0.142934635688611">
                <text:p>0.142934635688611</text:p>
              </table:table-cell>
              <table:table-cell office:value-type="float" office:value="0.177723903544387">
                <text:p>0.177723903544387</text:p>
              </table:table-cell>
              <table:table-cell office:value-type="float" office:value="0.185728977352763">
                <text:p>0.1857289773527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0.0787277587901691">
                <text:p>0.0787277587901691</text:p>
              </table:table-cell>
              <table:table-cell office:value-type="float" office:value="0.113080598870172">
                <text:p>0.113080598870172</text:p>
              </table:table-cell>
              <table:table-cell office:value-type="float" office:value="0.142445706182731">
                <text:p>0.142445706182731</text:p>
              </table:table-cell>
              <table:table-cell office:value-type="float" office:value="0.18444825317011">
                <text:p>0.18444825317011</text:p>
              </table:table-cell>
              <table:table-cell office:value-type="float" office:value="0.197196191657111">
                <text:p>0.197196191657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">
                <text:p>4.7</text:p>
              </table:table-cell>
              <table:table-cell office:value-type="float" office:value="1.#NAN">
                <text:p>1.#NAN</text:p>
              </table:table-cell>
              <table:table-cell office:value-type="float" office:value="0.0761467558567153">
                <text:p>0.0761467558567153</text:p>
              </table:table-cell>
              <table:table-cell office:value-type="float" office:value="0.110615972461829">
                <text:p>0.110615972461829</text:p>
              </table:table-cell>
              <table:table-cell office:value-type="float" office:value="0.141363546862941">
                <text:p>0.141363546862941</text:p>
              </table:table-cell>
              <table:table-cell office:value-type="float" office:value="0.189720538682567">
                <text:p>0.189720538682567</text:p>
              </table:table-cell>
              <table:table-cell office:value-type="float" office:value="0.207027380229337">
                <text:p>0.207027380229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1.#NAN">
                <text:p>1.#NAN</text:p>
              </table:table-cell>
              <table:table-cell office:value-type="float" office:value="0.0736503682640875">
                <text:p>0.0736503682640875</text:p>
              </table:table-cell>
              <table:table-cell office:value-type="float" office:value="0.108005299202742">
                <text:p>0.108005299202742</text:p>
              </table:table-cell>
              <table:table-cell office:value-type="float" office:value="0.139724731253521">
                <text:p>0.139724731253521</text:p>
              </table:table-cell>
              <table:table-cell office:value-type="float" office:value="0.193424696993675">
                <text:p>0.193424696993675</text:p>
              </table:table-cell>
              <table:table-cell office:value-type="float" office:value="0.21491246034689">
                <text:p>0.21491246034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1">
                <text:p>5.1</text:p>
              </table:table-cell>
              <table:table-cell office:value-type="float" office:value="1.#NAN">
                <text:p>1.#NAN</text:p>
              </table:table-cell>
              <table:table-cell office:value-type="float" office:value="0.0712358219914545">
                <text:p>0.0712358219914545</text:p>
              </table:table-cell>
              <table:table-cell office:value-type="float" office:value="0.105271231243039">
                <text:p>0.105271231243039</text:p>
              </table:table-cell>
              <table:table-cell office:value-type="float" office:value="0.137568786960322">
                <text:p>0.137568786960322</text:p>
              </table:table-cell>
              <table:table-cell office:value-type="float" office:value="0.195477491426082">
                <text:p>0.195477491426082</text:p>
              </table:table-cell>
              <table:table-cell office:value-type="float" office:value="0.220581266054199">
                <text:p>0.220581266054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3">
                <text:p>5.3</text:p>
              </table:table-cell>
              <table:table-cell office:value-type="float" office:value="1.#NAN">
                <text:p>1.#NAN</text:p>
              </table:table-cell>
              <table:table-cell office:value-type="float" office:value="0.0689004339612049">
                <text:p>0.0689004339612049</text:p>
              </table:table-cell>
              <table:table-cell office:value-type="float" office:value="0.102434806815544">
                <text:p>0.102434806815544</text:p>
              </table:table-cell>
              <table:table-cell office:value-type="float" office:value="0.134937615451393">
                <text:p>0.134937615451393</text:p>
              </table:table-cell>
              <table:table-cell office:value-type="float" office:value="0.195832055204163">
                <text:p>0.195832055204163</text:p>
              </table:table-cell>
              <table:table-cell office:value-type="float" office:value="0.223818237136752">
                <text:p>0.223818237136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">
                <text:p>5.5</text:p>
              </table:table-cell>
              <table:table-cell office:value-type="float" office:value="1.#NAN">
                <text:p>1.#NAN</text:p>
              </table:table-cell>
              <table:table-cell office:value-type="float" office:value="0.0666416090574746">
                <text:p>0.0666416090574746</text:p>
              </table:table-cell>
              <table:table-cell office:value-type="float" office:value="0.0995155301529398">
                <text:p>0.0995155301529398</text:p>
              </table:table-cell>
              <table:table-cell office:value-type="float" office:value="0.131874911817365">
                <text:p>0.131874911817365</text:p>
              </table:table-cell>
              <table:table-cell office:value-type="float" office:value="0.194480269317147">
                <text:p>0.194480269317147</text:p>
              </table:table-cell>
              <table:table-cell office:value-type="float" office:value="0.224475747746838">
                <text:p>0.224475747746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">
                <text:p>5.7</text:p>
              </table:table-cell>
              <table:table-cell office:value-type="float" office:value="1.#NAN">
                <text:p>1.#NAN</text:p>
              </table:table-cell>
              <table:table-cell office:value-type="float" office:value="0.0644568372424169">
                <text:p>0.0644568372424169</text:p>
              </table:table-cell>
              <table:table-cell office:value-type="float" office:value="0.0965314447802543">
                <text:p>0.0965314447802543</text:p>
              </table:table-cell>
              <table:table-cell office:value-type="float" office:value="0.128425593270051">
                <text:p>0.128425593270051</text:p>
              </table:table-cell>
              <table:table-cell office:value-type="float" office:value="0.191453796821168">
                <text:p>0.191453796821168</text:p>
              </table:table-cell>
              <table:table-cell office:value-type="float" office:value="0.222485017473772">
                <text:p>0.2224850174737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">
                <text:p>5.9</text:p>
              </table:table-cell>
              <table:table-cell office:value-type="float" office:value="1.#NAN">
                <text:p>1.#NAN</text:p>
              </table:table-cell>
              <table:table-cell office:value-type="float" office:value="0.0623436907670138">
                <text:p>0.0623436907670138</text:p>
              </table:table-cell>
              <table:table-cell office:value-type="float" office:value="0.0934992019404417">
                <text:p>0.0934992019404417</text:p>
              </table:table-cell>
              <table:table-cell office:value-type="float" office:value="0.124635244505213">
                <text:p>0.124635244505213</text:p>
              </table:table-cell>
              <table:table-cell office:value-type="float" office:value="0.186823656409757">
                <text:p>0.186823656409757</text:p>
              </table:table-cell>
              <table:table-cell office:value-type="float" office:value="0.217863592440952">
                <text:p>0.217863592440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">
                <text:p>6.1</text:p>
              </table:table-cell>
              <table:table-cell office:value-type="float" office:value="1.#NAN">
                <text:p>1.#NAN</text:p>
              </table:table-cell>
              <table:table-cell office:value-type="float" office:value="0.0602998214733271">
                <text:p>0.0602998214733271</text:p>
              </table:table-cell>
              <table:table-cell office:value-type="float" office:value="0.0904341254181993">
                <text:p>0.0904341254181993</text:p>
              </table:table-cell>
              <table:table-cell office:value-type="float" office:value="0.12054958730103">
                <text:p>0.12054958730103</text:p>
              </table:table-cell>
              <table:table-cell office:value-type="float" office:value="0.180698290904741">
                <text:p>0.180698290904741</text:p>
              </table:table-cell>
              <table:table-cell office:value-type="float" office:value="0.210718532475809">
                <text:p>0.210718532475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">
                <text:p>6.3</text:p>
              </table:table-cell>
              <table:table-cell office:value-type="float" office:value="1.#NAN">
                <text:p>1.#NAN</text:p>
              </table:table-cell>
              <table:table-cell office:value-type="float" office:value="0.0583229581851926">
                <text:p>0.0583229581851926</text:p>
              </table:table-cell>
              <table:table-cell office:value-type="float" office:value="0.0873502736628372">
                <text:p>0.0873502736628372</text:p>
              </table:table-cell>
              <table:table-cell office:value-type="float" office:value="0.116213980870631">
                <text:p>0.116213980870631</text:p>
              </table:table-cell>
              <table:table-cell office:value-type="float" office:value="0.17322016695959">
                <text:p>0.17322016695959</text:p>
              </table:table-cell>
              <table:table-cell office:value-type="float" office:value="0.201244693978853">
                <text:p>0.201244693978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0.056410904184457">
                <text:p>0.056410904184457</text:p>
              </table:table-cell>
              <table:table-cell office:value-type="float" office:value="0.0842604998405647">
                <text:p>0.0842604998405647</text:p>
              </table:table-cell>
              <table:table-cell office:value-type="float" office:value="0.111672958559263">
                <text:p>0.111672958559263</text:p>
              </table:table-cell>
              <table:table-cell office:value-type="float" office:value="0.164561025440326">
                <text:p>0.164561025440326</text:p>
              </table:table-cell>
              <table:table-cell office:value-type="float" office:value="0.189717845175878">
                <text:p>0.1897178451758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">
                <text:p>6.7</text:p>
              </table:table-cell>
              <table:table-cell office:value-type="float" office:value="1.#NAN">
                <text:p>1.#NAN</text:p>
              </table:table-cell>
              <table:table-cell office:value-type="float" office:value="0.0545615347699546">
                <text:p>0.0545615347699546</text:p>
              </table:table-cell>
              <table:table-cell office:value-type="float" office:value="0.0811765102455311">
                <text:p>0.0811765102455311</text:p>
              </table:table-cell>
              <table:table-cell office:value-type="float" office:value="0.106969805498809">
                <text:p>0.106969805498809</text:p>
              </table:table-cell>
              <table:table-cell office:value-type="float" office:value="0.154915981708815">
                <text:p>0.154915981708815</text:p>
              </table:table-cell>
              <table:table-cell office:value-type="float" office:value="0.176482765290303">
                <text:p>0.17648276529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">
                <text:p>6.9</text:p>
              </table:table-cell>
              <table:table-cell office:value-type="float" office:value="1.#NAN">
                <text:p>1.#NAN</text:p>
              </table:table-cell>
              <table:table-cell office:value-type="float" office:value="0.0527727948965089">
                <text:p>0.0527727948965089</text:p>
              </table:table-cell>
              <table:table-cell office:value-type="float" office:value="0.0781089213497309">
                <text:p>0.0781089213497309</text:p>
              </table:table-cell>
              <table:table-cell office:value-type="float" office:value="0.102146180828518">
                <text:p>0.102146180828518</text:p>
              </table:table-cell>
              <table:table-cell office:value-type="float" office:value="0.144496745263749">
                <text:p>0.144496745263749</text:p>
              </table:table-cell>
              <table:table-cell office:value-type="float" office:value="0.161936923195467">
                <text:p>0.161936923195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">
                <text:p>7.1</text:p>
              </table:table-cell>
              <table:table-cell office:value-type="float" office:value="1.#NAN">
                <text:p>1.#NAN</text:p>
              </table:table-cell>
              <table:table-cell office:value-type="float" office:value="0.051042696891338">
                <text:p>0.051042696891338</text:p>
              </table:table-cell>
              <table:table-cell office:value-type="float" office:value="0.0750673156616129">
                <text:p>0.0750673156616129</text:p>
              </table:table-cell>
              <table:table-cell office:value-type="float" office:value="0.0972417870841507">
                <text:p>0.0972417870841507</text:p>
              </table:table-cell>
              <table:table-cell office:value-type="float" office:value="0.13352428316821">
                <text:p>0.13352428316821</text:p>
              </table:table-cell>
              <table:table-cell office:value-type="float" office:value="0.14651075617107">
                <text:p>0.14651075617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">
                <text:p>7.3</text:p>
              </table:table-cell>
              <table:table-cell office:value-type="float" office:value="1.#NAN">
                <text:p>1.#NAN</text:p>
              </table:table-cell>
              <table:table-cell office:value-type="float" office:value="0.049369318245325">
                <text:p>0.049369318245325</text:p>
              </table:table-cell>
              <table:table-cell office:value-type="float" office:value="0.0720602964824625">
                <text:p>0.0720602964824625</text:p>
              </table:table-cell>
              <table:table-cell office:value-type="float" office:value="0.0922940883700517">
                <text:p>0.0922940883700517</text:p>
              </table:table-cell>
              <table:table-cell office:value-type="float" office:value="0.122221286638513">
                <text:p>0.122221286638513</text:p>
              </table:table-cell>
              <table:table-cell office:value-type="float" office:value="0.130645923512188">
                <text:p>0.130645923512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">
                <text:p>7.5</text:p>
              </table:table-cell>
              <table:table-cell office:value-type="float" office:value="1.#NAN">
                <text:p>1.#NAN</text:p>
              </table:table-cell>
              <table:table-cell office:value-type="float" office:value="0.0477507994766983">
                <text:p>0.0477507994766983</text:p>
              </table:table-cell>
              <table:table-cell office:value-type="float" office:value="0.0690955415912945">
                <text:p>0.0690955415912945</text:p>
              </table:table-cell>
              <table:table-cell office:value-type="float" office:value="0.0873380779796241">
                <text:p>0.0873380779796241</text:p>
              </table:table-cell>
              <table:table-cell office:value-type="float" office:value="0.110804811786986">
                <text:p>0.110804811786986</text:p>
              </table:table-cell>
              <table:table-cell office:value-type="float" office:value="0.114773144346867">
                <text:p>0.114773144346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7">
                <text:p>7.7</text:p>
              </table:table-cell>
              <table:table-cell office:value-type="float" office:value="1.#NAN">
                <text:p>1.#NAN</text:p>
              </table:table-cell>
              <table:table-cell office:value-type="float" office:value="0.0461853420647504">
                <text:p>0.0461853420647504</text:p>
              </table:table-cell>
              <table:table-cell office:value-type="float" office:value="0.0661798558478148">
                <text:p>0.0661798558478148</text:p>
              </table:table-cell>
              <table:table-cell office:value-type="float" office:value="0.0824060952368902">
                <text:p>0.0824060952368902</text:p>
              </table:table-cell>
              <table:table-cell office:value-type="float" office:value="0.0994794523687282">
                <text:p>0.0994794523687282</text:p>
              </table:table-cell>
              <table:table-cell office:value-type="float" office:value="0.0992913067547736">
                <text:p>0.0992913067547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1.#NAN">
                <text:p>1.#NAN</text:p>
              </table:table-cell>
              <table:table-cell office:value-type="float" office:value="0.0446712064512954">
                <text:p>0.0446712064512954</text:p>
              </table:table-cell>
              <table:table-cell office:value-type="float" office:value="0.063319222674949">
                <text:p>0.063319222674949</text:p>
              </table:table-cell>
              <table:table-cell office:value-type="float" office:value="0.0775276905100503">
                <text:p>0.0775276905100503</text:p>
              </table:table-cell>
              <table:table-cell office:value-type="float" office:value="0.088431365136408">
                <text:p>0.088431365136408</text:p>
              </table:table-cell>
              <table:table-cell office:value-type="float" office:value="0.0845494370149511">
                <text:p>0.0845494370149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1.#NAN">
                <text:p>1.#NAN</text:p>
              </table:table-cell>
              <table:table-cell office:value-type="float" office:value="0.0432067101076486">
                <text:p>0.0432067101076486</text:p>
              </table:table-cell>
              <table:table-cell office:value-type="float" office:value="0.0605188543644146">
                <text:p>0.0605188543644146</text:p>
              </table:table-cell>
              <table:table-cell office:value-type="float" office:value="0.0727295366094027">
                <text:p>0.0727295366094027</text:p>
              </table:table-cell>
              <table:table-cell office:value-type="float" office:value="0.0778234098176474">
                <text:p>0.0778234098176474</text:p>
              </table:table-cell>
              <table:table-cell office:value-type="float" office:value="0.0708328473865586">
                <text:p>0.0708328473865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3">
                <text:p>8.3</text:p>
              </table:table-cell>
              <table:table-cell office:value-type="float" office:value="1.#NAN">
                <text:p>1.#NAN</text:p>
              </table:table-cell>
              <table:table-cell office:value-type="float" office:value="0.0417902256649763">
                <text:p>0.0417902256649763</text:p>
              </table:table-cell>
              <table:table-cell office:value-type="float" office:value="0.0577832411384674">
                <text:p>0.0577832411384674</text:p>
              </table:table-cell>
              <table:table-cell office:value-type="float" office:value="0.0680353841358514">
                <text:p>0.0680353841358514</text:p>
              </table:table-cell>
              <table:table-cell office:value-type="float" office:value="0.0677915904460342">
                <text:p>0.0677915904460342</text:p>
              </table:table-cell>
              <table:table-cell office:value-type="float" office:value="0.0583543663379183">
                <text:p>0.0583543663379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5">
                <text:p>8.5</text:p>
              </table:table-cell>
              <table:table-cell office:value-type="float" office:value="1.#NAN">
                <text:p>1.#NAN</text:p>
              </table:table-cell>
              <table:table-cell office:value-type="float" office:value="0.0404201791059414">
                <text:p>0.0404201791059414</text:p>
              </table:table-cell>
              <table:table-cell office:value-type="float" office:value="0.0551161988964192">
                <text:p>0.0551161988964192</text:p>
              </table:table-cell>
              <table:table-cell office:value-type="float" office:value="0.0634660577988612">
                <text:p>0.0634660577988612</text:p>
              </table:table-cell>
              <table:table-cell office:value-type="float" office:value="0.0584428989167912">
                <text:p>0.0584428989167912</text:p>
              </table:table-cell>
              <table:table-cell office:value-type="float" office:value="0.0472510461052706">
                <text:p>0.0472510461052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">
                <text:p>8.7</text:p>
              </table:table-cell>
              <table:table-cell office:value-type="float" office:value="1.#NAN">
                <text:p>1.#NAN</text:p>
              </table:table-cell>
              <table:table-cell office:value-type="float" office:value="0.0390950480156329">
                <text:p>0.0390950480156329</text:p>
              </table:table-cell>
              <table:table-cell office:value-type="float" office:value="0.0525209155743828">
                <text:p>0.0525209155743828</text:p>
              </table:table-cell>
              <table:table-cell office:value-type="float" office:value="0.0590394902776618">
                <text:p>0.0590394902776618</text:p>
              </table:table-cell>
              <table:table-cell office:value-type="float" office:value="0.0498545721963996">
                <text:p>0.0498545721963996</text:p>
              </table:table-cell>
              <table:table-cell office:value-type="float" office:value="0.0375862030182897">
                <text:p>0.03758620301828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1.#NAN">
                <text:p>1.#NAN</text:p>
              </table:table-cell>
              <table:table-cell office:value-type="float" office:value="0.0378133598898373">
                <text:p>0.0378133598898373</text:p>
              </table:table-cell>
              <table:table-cell office:value-type="float" office:value="0.0499999960498109">
                <text:p>0.0499999960498109</text:p>
              </table:table-cell>
              <table:table-cell office:value-type="float" office:value="0.0547707898575939">
                <text:p>0.0547707898575939</text:p>
              </table:table-cell>
              <table:table-cell office:value-type="float" office:value="0.0420746887721669">
                <text:p>0.0420746887721669</text:p>
              </table:table-cell>
              <table:table-cell office:value-type="float" office:value="0.0293561451381126">
                <text:p>0.0293561451381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1">
                <text:p>9.1</text:p>
              </table:table-cell>
              <table:table-cell office:value-type="float" office:value="1.#NAN">
                <text:p>1.#NAN</text:p>
              </table:table-cell>
              <table:table-cell office:value-type="float" office:value="0.0365736904987711">
                <text:p>0.0365736904987711</text:p>
              </table:table-cell>
              <table:table-cell office:value-type="float" office:value="0.0475555055278626">
                <text:p>0.0475555055278626</text:p>
              </table:table-cell>
              <table:table-cell office:value-type="float" office:value="0.0506723378331093">
                <text:p>0.0506723378331093</text:p>
              </table:table-cell>
              <table:table-cell office:value-type="float" office:value="0.0351239543347663">
                <text:p>0.0351239543347663</text:p>
              </table:table-cell>
              <table:table-cell office:value-type="float" office:value="0.0225005421673423">
                <text:p>0.0225005421673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">
                <text:p>9.3</text:p>
              </table:table-cell>
              <table:table-cell office:value-type="float" office:value="1.#NAN">
                <text:p>1.#NAN</text:p>
              </table:table-cell>
              <table:table-cell office:value-type="float" office:value="0.0353746623044572">
                <text:p>0.0353746623044572</text:p>
              </table:table-cell>
              <table:table-cell office:value-type="float" office:value="0.045189011353773">
                <text:p>0.045189011353773</text:p>
              </table:table-cell>
              <table:table-cell office:value-type="float" office:value="0.0467539115262429">
                <text:p>0.0467539115262429</text:p>
              </table:table-cell>
              <table:table-cell office:value-type="float" office:value="0.0289984668191726">
                <text:p>0.0289984668191726</text:p>
              </table:table-cell>
              <table:table-cell office:value-type="float" office:value="0.016915140679234">
                <text:p>0.016915140679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5">
                <text:p>9.5</text:p>
              </table:table-cell>
              <table:table-cell office:value-type="float" office:value="1.#NAN">
                <text:p>1.#NAN</text:p>
              </table:table-cell>
              <table:table-cell office:value-type="float" office:value="0.0342149429299849">
                <text:p>0.0342149429299849</text:p>
              </table:table-cell>
              <table:table-cell office:value-type="float" office:value="0.0429016232036373">
                <text:p>0.0429016232036373</text:p>
              </table:table-cell>
              <table:table-cell office:value-type="float" office:value="0.0430228287185862">
                <text:p>0.0430228287185862</text:p>
              </table:table-cell>
              <table:table-cell office:value-type="float" office:value="0.0236732105786245">
                <text:p>0.0236732105786245</text:p>
              </table:table-cell>
              <table:table-cell office:value-type="float" office:value="0.0124654462055195">
                <text:p>0.0124654462055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1.#NAN">
                <text:p>1.#NAN</text:p>
              </table:table-cell>
              <table:table-cell office:value-type="float" office:value="0.0330932436789544">
                <text:p>0.0330932436789544</text:p>
              </table:table-cell>
              <table:table-cell office:value-type="float" office:value="0.0406940316149311">
                <text:p>0.0406940316149311</text:p>
              </table:table-cell>
              <table:table-cell office:value-type="float" office:value="0.0394841093285265">
                <text:p>0.0394841093285265</text:p>
              </table:table-cell>
              <table:table-cell office:value-type="float" office:value="0.0191060104352029">
                <text:p>0.0191060104352029</text:p>
              </table:table-cell>
              <table:table-cell office:value-type="float" office:value="0.0090000788540508">
                <text:p>0.00900007885405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">
                <text:p>9.9</text:p>
              </table:table-cell>
              <table:table-cell office:value-type="float" office:value="1.#NAN">
                <text:p>1.#NAN</text:p>
              </table:table-cell>
              <table:table-cell office:value-type="float" office:value="0.032008318103459">
                <text:p>0.032008318103459</text:p>
              </table:table-cell>
              <table:table-cell office:value-type="float" office:value="0.0385665448273244">
                <text:p>0.0385665448273244</text:p>
              </table:table-cell>
              <table:table-cell office:value-type="float" office:value="0.0361406502751266">
                <text:p>0.0361406502751266</text:p>
              </table:table-cell>
              <table:table-cell office:value-type="float" office:value="0.0152416783820007">
                <text:p>0.0152416783820007</text:p>
              </table:table-cell>
              <table:table-cell office:value-type="float" office:value="0.00636273272166734">
                <text:p>0.00636273272166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1">
                <text:p>10.1</text:p>
              </table:table-cell>
              <table:table-cell office:value-type="float" office:value="1.#NAN">
                <text:p>1.#NAN</text:p>
              </table:table-cell>
              <table:table-cell office:value-type="float" office:value="0.0309589606190152">
                <text:p>0.0309589606190152</text:p>
              </table:table-cell>
              <table:table-cell office:value-type="float" office:value="0.0365191239136304">
                <text:p>0.0365191239136304</text:p>
              </table:table-cell>
              <table:table-cell office:value-type="float" office:value="0.0329934096458945">
                <text:p>0.0329934096458945</text:p>
              </table:table-cell>
              <table:table-cell office:value-type="float" office:value="0.0120161066497032">
                <text:p>0.0120161066497032</text:p>
              </table:table-cell>
              <table:table-cell office:value-type="float" office:value="0.00440198530948925">
                <text:p>0.00440198530948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3">
                <text:p>10.3</text:p>
              </table:table-cell>
              <table:table-cell office:value-type="float" office:value="1.#NAN">
                <text:p>1.#NAN</text:p>
              </table:table-cell>
              <table:table-cell office:value-type="float" office:value="0.0299440051648999">
                <text:p>0.0299440051648999</text:p>
              </table:table-cell>
              <table:table-cell office:value-type="float" office:value="0.034551416189862">
                <text:p>0.034551416189862</text:p>
              </table:table-cell>
              <table:table-cell office:value-type="float" office:value="0.0300415965176578">
                <text:p>0.0300415965176578</text:p>
              </table:table-cell>
              <table:table-cell office:value-type="float" office:value="0.00936009700428036">
                <text:p>0.00936009700428036</text:p>
              </table:table-cell>
              <table:table-cell office:value-type="float" office:value="0.00297855673684227">
                <text:p>0.00297855673684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">
                <text:p>10.5</text:p>
              </table:table-cell>
              <table:table-cell office:value-type="float" office:value="1.#NAN">
                <text:p>1.#NAN</text:p>
              </table:table-cell>
              <table:table-cell office:value-type="float" office:value="0.0289623239084075">
                <text:p>0.0289623239084075</text:p>
              </table:table-cell>
              <table:table-cell office:value-type="float" office:value="0.0326627869021834">
                <text:p>0.0326627869021834</text:p>
              </table:table-cell>
              <table:table-cell office:value-type="float" office:value="0.0272828630573094">
                <text:p>0.0272828630573094</text:p>
              </table:table-cell>
              <table:table-cell office:value-type="float" office:value="0.00720276279748875">
                <text:p>0.00720276279748875</text:p>
              </table:table-cell>
              <table:table-cell office:value-type="float" office:value="0.00196995663874755">
                <text:p>0.00196995663874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7">
                <text:p>10.7</text:p>
              </table:table-cell>
              <table:table-cell office:value-type="float" office:value="1.#NAN">
                <text:p>1.#NAN</text:p>
              </table:table-cell>
              <table:table-cell office:value-type="float" office:value="0.0280128259915867">
                <text:p>0.0280128259915867</text:p>
              </table:table-cell>
              <table:table-cell office:value-type="float" office:value="0.0308523491969195">
                <text:p>0.0308523491969195</text:p>
              </table:table-cell>
              <table:table-cell office:value-type="float" office:value="0.0247134958418669">
                <text:p>0.0247134958418669</text:p>
              </table:table-cell>
              <table:table-cell office:value-type="float" office:value="0.00547439229136747">
                <text:p>0.00547439229136747</text:p>
              </table:table-cell>
              <table:table-cell office:value-type="float" office:value="0.00127273640594118">
                <text:p>0.00127273640594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">
                <text:p>10.9</text:p>
              </table:table-cell>
              <table:table-cell office:value-type="float" office:value="1.#NAN">
                <text:p>1.#NAN</text:p>
              </table:table-cell>
              <table:table-cell office:value-type="float" office:value="0.0270944563190635">
                <text:p>0.0270944563190635</text:p>
              </table:table-cell>
              <table:table-cell office:value-type="float" office:value="0.0291189923876368">
                <text:p>0.0291189923876368</text:p>
              </table:table-cell>
              <table:table-cell office:value-type="float" office:value="0.022328603674874">
                <text:p>0.022328603674874</text:p>
              </table:table-cell>
              <table:table-cell office:value-type="float" office:value="0.00410871410122888">
                <text:p>0.00410871410122888</text:p>
              </table:table-cell>
              <table:table-cell office:value-type="float" office:value="0.000802759156711075">
                <text:p>0.000802759156711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1">
                <text:p>11.1</text:p>
              </table:table-cell>
              <table:table-cell office:value-type="float" office:value="1.#NAN">
                <text:p>1.#NAN</text:p>
              </table:table-cell>
              <table:table-cell office:value-type="float" office:value="0.0262061943856046">
                <text:p>0.0262061943856046</text:p>
              </table:table-cell>
              <table:table-cell office:value-type="float" office:value="0.0274614085405715">
                <text:p>0.0274614085405715</text:p>
              </table:table-cell>
              <table:table-cell office:value-type="float" office:value="0.0201222995289526">
                <text:p>0.0201222995289526</text:p>
              </table:table-cell>
              <table:table-cell office:value-type="float" office:value="0.00304455386540287">
                <text:p>0.00304455386540287</text:p>
              </table:table-cell>
              <table:table-cell office:value-type="float" office:value="0.000494000773990936">
                <text:p>0.000494000773990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0.0253470531421179">
                <text:p>0.0253470531421179</text:p>
              </table:table-cell>
              <table:table-cell office:value-type="float" office:value="0.0258781174063154">
                <text:p>0.0258781174063154</text:p>
              </table:table-cell>
              <table:table-cell office:value-type="float" office:value="0.0180878746032792">
                <text:p>0.0180878746032792</text:p>
              </table:table-cell>
              <table:table-cell office:value-type="float" office:value="0.00222691207849227">
                <text:p>0.00222691207849227</text:p>
              </table:table-cell>
              <table:table-cell office:value-type="float" office:value="0.000296409937971101">
                <text:p>0.000296409937971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0.0245160778988295">
                <text:p>0.0245160778988295</text:p>
              </table:table-cell>
              <table:table-cell office:value-type="float" office:value="0.0243674897316537">
                <text:p>0.0243674897316537</text:p>
              </table:table-cell>
              <table:table-cell office:value-type="float" office:value="0.0162179628417129">
                <text:p>0.0162179628417129</text:p>
              </table:table-cell>
              <table:table-cell office:value-type="float" office:value="0.00160752425834165">
                <text:p>0.00160752425834165</text:p>
              </table:table-cell>
              <table:table-cell office:value-type="float" office:value="0.000173302407763858">
                <text:p>0.0001733024077638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7">
                <text:p>11.7</text:p>
              </table:table-cell>
              <table:table-cell office:value-type="float" office:value="1.#NAN">
                <text:p>1.#NAN</text:p>
              </table:table-cell>
              <table:table-cell office:value-type="float" office:value="0.0237123452644189">
                <text:p>0.0237123452644189</text:p>
              </table:table-cell>
              <table:table-cell office:value-type="float" office:value="0.0229277689907719">
                <text:p>0.0229277689907719</text:p>
              </table:table-cell>
              <table:table-cell office:value-type="float" office:value="0.0145046946050282">
                <text:p>0.0145046946050282</text:p>
              </table:table-cell>
              <table:table-cell office:value-type="float" office:value="0.00114498535161326">
                <text:p>0.00114498535161326</text:p>
              </table:table-cell>
              <table:table-cell office:value-type="float" office:value="0.0000986697138917054">
                <text:p>0.00009866971389170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9">
                <text:p>11.9</text:p>
              </table:table-cell>
              <table:table-cell office:value-type="float" office:value="1.#NAN">
                <text:p>1.#NAN</text:p>
              </table:table-cell>
              <table:table-cell office:value-type="float" office:value="0.0229349621199342">
                <text:p>0.0229349621199342</text:p>
              </table:table-cell>
              <table:table-cell office:value-type="float" office:value="0.0215570915797213">
                <text:p>0.0215570915797213</text:p>
              </table:table-cell>
              <table:table-cell office:value-type="float" office:value="0.012939838523001">
                <text:p>0.012939838523001</text:p>
              </table:table-cell>
              <table:table-cell office:value-type="float" office:value="0.000804530761219765">
                <text:p>0.000804530761219765</text:p>
              </table:table-cell>
              <table:table-cell office:value-type="float" office:value="0.000054669886272359">
                <text:p>0.000054669886272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1">
                <text:p>12.1</text:p>
              </table:table-cell>
              <table:table-cell office:value-type="float" office:value="1.#NAN">
                <text:p>1.#NAN</text:p>
              </table:table-cell>
              <table:table-cell office:value-type="float" office:value="0.0221830646263453">
                <text:p>0.0221830646263453</text:p>
              </table:table-cell>
              <table:table-cell office:value-type="float" office:value="0.0202535055220556">
                <text:p>0.0202535055220556</text:p>
              </table:table-cell>
              <table:table-cell office:value-type="float" office:value="0.0115149308638202">
                <text:p>0.0115149308638202</text:p>
              </table:table-cell>
              <table:table-cell office:value-type="float" office:value="0.000557567765189756">
                <text:p>0.000557567765189756</text:p>
              </table:table-cell>
              <table:table-cell office:value-type="float" office:value="0.0000294585941838413">
                <text:p>0.0000294585941838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'MS Sans Serif'" fo:font-size="10pt" style:font-size-asian="10pt" style:font-family-complex="'MS Sans Serif'" style:font-size-complex="10pt"/>
    </style:style>
    <style:style style:name="ch3" style:family="chart">
      <style:chart-properties chart:symbol-type="automatic" chart:auto-position="true" chart:auto-size="true" chart:treat-empty-cells="leave-gap" chart:spline-order="3"/>
    </style:style>
    <style:style style:name="ch4" style:family="chart" style:data-style-name="N0">
      <style:chart-properties chart:display-label="true" chart:tick-marks-major-inner="true" chart:tick-marks-major-outer="true" chart:logarithmic="false" chart:maximum="10" chart:interval-major="0.5" chart:interval-minor-divisor="5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5" style:family="chart" style:data-style-name="N2">
      <style:chart-properties chart:display-label="true" chart:tick-marks-major-inner="true" chart:tick-marks-major-outer="true" chart:logarithmic="false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6" style:family="chart" style:data-style-name="N2">
      <style:chart-properties chart:symbol-type="named-symbol" chart:symbol-name="arrow-right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7" style:family="chart" style:data-style-name="N2">
      <style:chart-properties chart:symbol-type="named-symbol" chart:symbol-name="hourglass" chart:symbol-width="0.176cm" chart:symbol-height="0.176cm"/>
      <style:graphic-properties svg:stroke-width="0.035cm" svg:stroke-color="#ff00ff" draw:fill-color="#ff00ff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bow-tie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up" chart:symbol-width="0.176cm" chart:symbol-height="0.176cm"/>
      <style:graphic-properties svg:stroke-width="0.035cm" svg:stroke-color="#00ffff" draw:fill-color="#00ffff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diamond" chart:symbol-width="0.176cm" chart:symbol-height="0.176cm"/>
      <style:graphic-properties draw:stroke="none" svg:stroke-color="#ff00ff" draw:fill-color="#ff00ff"/>
      <style:text-properties fo:font-size="6pt" style:font-size-asian="6pt" style:font-size-complex="6pt"/>
    </style:style>
    <style:style style:name="ch11" style:family="chart" style:data-style-name="N2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6.458cm" svg:height="13.441cm" xlink:href=".." chart:class="chart:scatter" chart:column-mapping="1 2 3 4 5" chart:style-name="ch1">
        <chart:legend chart:legend-position="end" svg:x="24.667cm" svg:y="5.121cm" chart:style-name="ch2"/>
        <chart:plot-area chart:style-name="ch3" table:cell-range-address="Cours.R2:Cours.R61 Cours.Y1:Cours.AD61" chart:data-source-has-labels="row" svg:x="0.529cm" svg:y="0.268cm" svg:width="23.61cm" svg:height="12.637cm">
          <chart:axis chart:dimension="x" chart:name="primary-x" chart:style-name="ch4"/>
          <chart:axis chart:dimension="y" chart:name="primary-y" chart:style-name="ch5"/>
          <chart:series chart:style-name="ch6" chart:values-cell-range-address="Cours.Y2:Cours.Y61" chart:label-cell-address="Cours.Y1:Cours.Y1" chart:class="chart:scatter">
            <chart:domain table:cell-range-address="Cours.R2:Cours.R61"/>
            <chart:data-point chart:repeated="60"/>
          </chart:series>
          <chart:series chart:style-name="ch7" chart:values-cell-range-address="Cours.Z2:Cours.Z61" chart:label-cell-address="Cours.Z1:Cours.Z1" chart:class="chart:scatter">
            <chart:data-point chart:repeated="60"/>
          </chart:series>
          <chart:series chart:style-name="ch8" chart:values-cell-range-address="Cours.AA2:Cours.AA61" chart:label-cell-address="Cours.AA1:Cours.AA1" chart:class="chart:scatter">
            <chart:data-point chart:repeated="60"/>
          </chart:series>
          <chart:series chart:style-name="ch9" chart:values-cell-range-address="Cours.AB2:Cours.AB61" chart:label-cell-address="Cours.AB1:Cours.AB1" chart:class="chart:scatter">
            <chart:data-point chart:repeated="60"/>
          </chart:series>
          <chart:series chart:style-name="ch10" chart:values-cell-range-address="Cours.AC2:Cours.AC61" chart:label-cell-address="Cours.AC1:Cours.AC1" chart:class="chart:scatter">
            <chart:data-point chart:repeated="60"/>
          </chart:series>
          <chart:series chart:style-name="ch11" chart:values-cell-range-address="Cours.AD2:Cours.AD61" chart:label-cell-address="Cours.AD1:Cours.AD1" chart:class="chart:scatte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 text:id="Cours.Y1:Cours.Y1">0</text:p>
              </table:table-cell>
              <table:table-cell office:value-type="string">
                <text:p text:id="Cours.Z1:Cours.Z1">1</text:p>
              </table:table-cell>
              <table:table-cell office:value-type="string">
                <text:p text:id="Cours.AA1:Cours.AA1">1,5</text:p>
              </table:table-cell>
              <table:table-cell office:value-type="string">
                <text:p text:id="Cours.AB1:Cours.AB1">2</text:p>
              </table:table-cell>
              <table:table-cell office:value-type="string">
                <text:p text:id="Cours.AC1:Cours.AC1">3</text:p>
              </table:table-cell>
              <table:table-cell office:value-type="string">
                <text:p text:id="Cours.AD1:Cours.AD1">3,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 text:id="Cours.R2:Cours.R61">0.3</text:p>
              </table:table-cell>
              <table:table-cell office:value-type="float" office:value="1.#NAN">
                <text:p text:id="Cours.Y2:Cours.Y61">1.#NAN</text:p>
              </table:table-cell>
              <table:table-cell office:value-type="float" office:value="0.048770575499286">
                <text:p text:id="Cours.Z2:Cours.Z61">0.048770575499286</text:p>
              </table:table-cell>
              <table:table-cell office:value-type="float" office:value="0.0111180721616581">
                <text:p text:id="Cours.AA2:Cours.AA61">0.0111180721616581</text:p>
              </table:table-cell>
              <table:table-cell office:value-type="float" office:value="0.00249687760253992">
                <text:p text:id="Cours.AB2:Cours.AB61">0.00249687760253992</text:p>
              </table:table-cell>
              <table:table-cell office:value-type="float" office:value="0.000124992187825468">
                <text:p text:id="Cours.AC2:Cours.AC61">0.000124992187825468</text:p>
              </table:table-cell>
              <table:table-cell office:value-type="float" office:value="0.0000279504590974255">
                <text:p text:id="Cours.AD2:Cours.AD61">0.00002795045909742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.0799555853706767">
                <text:p>0.0799555853706767</text:p>
              </table:table-cell>
              <table:table-cell office:value-type="float" office:value="0.0237692157184124">
                <text:p>0.0237692157184124</text:p>
              </table:table-cell>
              <table:table-cell office:value-type="float" office:value="0.00692038750968393">
                <text:p>0.00692038750968393</text:p>
              </table:table-cell>
              <table:table-cell office:value-type="float" office:value="0.000578536287011766">
                <text:p>0.000578536287011766</text:p>
              </table:table-cell>
              <table:table-cell office:value-type="float" office:value="0.000167043416251844">
                <text:p>0.000167043416251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0.110118229011976">
                <text:p>0.110118229011976</text:p>
              </table:table-cell>
              <table:table-cell office:value-type="float" office:value="0.0390657137843012">
                <text:p>0.0390657137843012</text:p>
              </table:table-cell>
              <table:table-cell office:value-type="float" office:value="0.0135188987831287">
                <text:p>0.0135188987831287</text:p>
              </table:table-cell>
              <table:table-cell office:value-type="float" office:value="0.00158670281688711">
                <text:p>0.00158670281688711</text:p>
              </table:table-cell>
              <table:table-cell office:value-type="float" office:value="0.000542245541707342">
                <text:p>0.000542245541707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0.139292023574942">
                <text:p>0.139292023574942</text:p>
              </table:table-cell>
              <table:table-cell office:value-type="float" office:value="0.0564394593422288">
                <text:p>0.0564394593422288</text:p>
              </table:table-cell>
              <table:table-cell office:value-type="float" office:value="0.0222487628066637">
                <text:p>0.0222487628066637</text:p>
              </table:table-cell>
              <table:table-cell office:value-type="float" office:value="0.00336931108932415">
                <text:p>0.00336931108932415</text:p>
              </table:table-cell>
              <table:table-cell office:value-type="float" office:value="0.00130627795457461">
                <text:p>0.00130627795457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0.167509387388397">
                <text:p>0.167509387388397</text:p>
              </table:table-cell>
              <table:table-cell office:value-type="float" office:value="0.0754966860140993">
                <text:p>0.0754966860140993</text:p>
              </table:table-cell>
              <table:table-cell office:value-type="float" office:value="0.0330525333450358">
                <text:p>0.0330525333450358</text:p>
              </table:table-cell>
              <table:table-cell office:value-type="float" office:value="0.00614309062295793">
                <text:p>0.00614309062295793</text:p>
              </table:table-cell>
              <table:table-cell office:value-type="float" office:value="0.00263494904155503">
                <text:p>0.00263494904155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0.194801675981929">
                <text:p>0.194801675981929</text:p>
              </table:table-cell>
              <table:table-cell office:value-type="float" office:value="0.0959339388445746">
                <text:p>0.0959339388445746</text:p>
              </table:table-cell>
              <table:table-cell office:value-type="float" office:value="0.0458595960818228">
                <text:p>0.0458595960818228</text:p>
              </table:table-cell>
              <table:table-cell office:value-type="float" office:value="0.0101197435961017">
                <text:p>0.0101197435961017</text:p>
              </table:table-cell>
              <table:table-cell office:value-type="float" office:value="0.00472329078041378">
                <text:p>0.00472329078041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0.221199216928595">
                <text:p>0.221199216928595</text:p>
              </table:table-cell>
              <table:table-cell office:value-type="float" office:value="0.117503097415405">
                <text:p>0.117503097415405</text:p>
              </table:table-cell>
              <table:table-cell office:value-type="float" office:value="0.0605869371865242">
                <text:p>0.0605869371865242</text:p>
              </table:table-cell>
              <table:table-cell office:value-type="float" office:value="0.0155035629945915">
                <text:p>0.0155035629945915</text:p>
              </table:table-cell>
              <table:table-cell office:value-type="float" office:value="0.00778206173975649">
                <text:p>0.00778206173975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0.246731343545343">
                <text:p>0.246731343545343</text:p>
              </table:table-cell>
              <table:table-cell office:value-type="float" office:value="0.13999380256118">
                <text:p>0.13999380256118</text:p>
              </table:table-cell>
              <table:table-cell office:value-type="float" office:value="0.0771400392099346">
                <text:p>0.0771400392099346</text:p>
              </table:table-cell>
              <table:table-cell office:value-type="float" office:value="0.0224886445587231">
                <text:p>0.0224886445587231</text:p>
              </table:table-cell>
              <table:table-cell office:value-type="float" office:value="0.0120341512955525">
                <text:p>0.0120341512955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0.271426427488607">
                <text:p>0.271426427488607</text:p>
              </table:table-cell>
              <table:table-cell office:value-type="float" office:value="0.163223515189763">
                <text:p>0.163223515189763</text:p>
              </table:table-cell>
              <table:table-cell office:value-type="float" office:value="0.0954138907856536">
                <text:p>0.0954138907856536</text:p>
              </table:table-cell>
              <table:table-cell office:value-type="float" office:value="0.0312557459444135">
                <text:p>0.0312557459444135</text:p>
              </table:table-cell>
              <table:table-cell office:value-type="float" office:value="0.0177106185684908">
                <text:p>0.0177106185684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0.295311910281287">
                <text:p>0.295311910281287</text:p>
              </table:table-cell>
              <table:table-cell office:value-type="float" office:value="0.18703139987161">
                <text:p>0.18703139987161</text:p>
              </table:table-cell>
              <table:table-cell office:value-type="float" office:value="0.115294095056516">
                <text:p>0.115294095056516</text:p>
              </table:table-cell>
              <table:table-cell office:value-type="float" office:value="0.0419688635252165">
                <text:p>0.0419688635252165</text:p>
              </table:table-cell>
              <table:table-cell office:value-type="float" office:value="0.0250461983890631">
                <text:p>0.0250461983890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0.318414333806152">
                <text:p>0.318414333806152</text:p>
              </table:table-cell>
              <table:table-cell office:value-type="float" office:value="0.211274311553614">
                <text:p>0.211274311553614</text:p>
              </table:table-cell>
              <table:table-cell office:value-type="float" office:value="0.136658060474889">
                <text:p>0.136658060474889</text:p>
              </table:table-cell>
              <table:table-cell office:value-type="float" office:value="0.0547716152502443">
                <text:p>0.0547716152502443</text:p>
              </table:table-cell>
              <table:table-cell office:value-type="float" office:value="0.034274172807039">
                <text:p>0.034274172807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0.340759369799556">
                <text:p>0.340759369799556</text:p>
              </table:table-cell>
              <table:table-cell office:value-type="float" office:value="0.235824020606925">
                <text:p>0.235824020606925</text:p>
              </table:table-cell>
              <table:table-cell office:value-type="float" office:value="0.159376256665495">
                <text:p>0.159376256665495</text:p>
              </table:table-cell>
              <table:table-cell office:value-type="float" office:value="0.0697835360313198">
                <text:p>0.0697835360313198</text:p>
              </table:table-cell>
              <table:table-cell office:value-type="float" office:value="0.0456205633864158">
                <text:p>0.0456205633864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">
                <text:p>2.7</text:p>
              </table:table-cell>
              <table:table-cell office:value-type="float" office:value="1.#NAN">
                <text:p>1.#NAN</text:p>
              </table:table-cell>
              <table:table-cell office:value-type="float" office:value="0.362371848378227">
                <text:p>0.362371848378227</text:p>
              </table:table-cell>
              <table:table-cell office:value-type="float" office:value="0.260565206332021">
                <text:p>0.260565206332021</text:p>
              </table:table-cell>
              <table:table-cell office:value-type="float" office:value="0.183313517401889">
                <text:p>0.183313517401889</text:p>
              </table:table-cell>
              <table:table-cell office:value-type="float" office:value="0.0870964091819429">
                <text:p>0.0870964091819429</text:p>
              </table:table-cell>
              <table:table-cell office:value-type="float" office:value="0.0592976560837404">
                <text:p>0.0592976560837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1.#NAN">
                <text:p>1.#NAN</text:p>
              </table:table-cell>
              <table:table-cell office:value-type="float" office:value="0.383275785630839">
                <text:p>0.383275785630839</text:p>
              </table:table-cell>
              <table:table-cell office:value-type="float" office:value="0.285393947596908">
                <text:p>0.285393947596908</text:p>
              </table:table-cell>
              <table:table-cell office:value-type="float" office:value="0.208330372438734">
                <text:p>0.208330372438734</text:p>
              </table:table-cell>
              <table:table-cell office:value-type="float" office:value="0.106770772250078">
                <text:p>0.106770772250078</text:p>
              </table:table-cell>
              <table:table-cell office:value-type="float" office:value="0.0754969306781175">
                <text:p>0.0754969306781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1.#NAN">
                <text:p>1.#NAN</text:p>
              </table:table-cell>
              <table:table-cell office:value-type="float" office:value="0.403494410305032">
                <text:p>0.403494410305032</text:p>
              </table:table-cell>
              <table:table-cell office:value-type="float" office:value="0.310216546178001">
                <text:p>0.310216546178001</text:p>
              </table:table-cell>
              <table:table-cell office:value-type="float" office:value="0.234284389960151">
                <text:p>0.234284389960151</text:p>
              </table:table-cell>
              <table:table-cell office:value-type="float" office:value="0.128832746862887">
                <text:p>0.128832746862887</text:p>
              </table:table-cell>
              <table:table-cell office:value-type="float" office:value="0.0943815313842532">
                <text:p>0.0943815313842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1.#NAN">
                <text:p>1.#NAN</text:p>
              </table:table-cell>
              <table:table-cell office:value-type="float" office:value="0.423050189619513">
                <text:p>0.423050189619513</text:p>
              </table:table-cell>
              <table:table-cell office:value-type="float" office:value="0.334948579190603">
                <text:p>0.334948579190603</text:p>
              </table:table-cell>
              <table:table-cell office:value-type="float" office:value="0.261031511741056">
                <text:p>0.261031511741056</text:p>
              </table:table-cell>
              <table:table-cell office:value-type="float" office:value="0.153271348597927">
                <text:p>0.153271348597927</text:p>
              </table:table-cell>
              <table:table-cell office:value-type="float" office:value="0.11607848332619">
                <text:p>0.11607848332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">
                <text:p>3.5</text:p>
              </table:table-cell>
              <table:table-cell office:value-type="float" office:value="1.#NAN">
                <text:p>1.#NAN</text:p>
              </table:table-cell>
              <table:table-cell office:value-type="float" office:value="0.441964854229953">
                <text:p>0.441964854229953</text:p>
              </table:table-cell>
              <table:table-cell office:value-type="float" office:value="0.359514113210641">
                <text:p>0.359514113210641</text:p>
              </table:table-cell>
              <table:table-cell office:value-type="float" office:value="0.288427363758203">
                <text:p>0.288427363758203</text:p>
              </table:table-cell>
              <table:table-cell office:value-type="float" office:value="0.180036433140758">
                <text:p>0.180036433140758</text:p>
              </table:table-cell>
              <table:table-cell office:value-type="float" office:value="0.140670928220981">
                <text:p>0.140670928220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0.460259422376387">
                <text:p>0.460259422376387</text:p>
              </table:table-cell>
              <table:table-cell office:value-type="float" office:value="0.383845035090683">
                <text:p>0.383845035090683</text:p>
              </table:table-cell>
              <table:table-cell office:value-type="float" office:value="0.316328525909104">
                <text:p>0.316328525909104</text:p>
              </table:table-cell>
              <table:table-cell office:value-type="float" office:value="0.209037427980858">
                <text:p>0.209037427980858</text:p>
              </table:table-cell>
              <table:table-cell office:value-type="float" office:value="0.168190717688675">
                <text:p>0.168190717688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">
                <text:p>3.9</text:p>
              </table:table-cell>
              <table:table-cell office:value-type="float" office:value="1.#NAN">
                <text:p>1.#NAN</text:p>
              </table:table-cell>
              <table:table-cell office:value-type="float" office:value="0.477954223238984">
                <text:p>0.477954223238984</text:p>
              </table:table-cell>
              <table:table-cell office:value-type="float" office:value="0.407880468782734">
                <text:p>0.407880468782734</text:p>
              </table:table-cell>
              <table:table-cell office:value-type="float" office:value="0.344593745673159">
                <text:p>0.344593745673159</text:p>
              </table:table-cell>
              <table:table-cell office:value-type="float" office:value="0.240142983814731">
                <text:p>0.240142983814731</text:p>
              </table:table-cell>
              <table:table-cell office:value-type="float" office:value="0.198611758561466">
                <text:p>0.198611758561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">
                <text:p>4.1</text:p>
              </table:table-cell>
              <table:table-cell office:value-type="float" office:value="1.#NAN">
                <text:p>1.#NAN</text:p>
              </table:table-cell>
              <table:table-cell office:value-type="float" office:value="0.49506891952811">
                <text:p>0.49506891952811</text:p>
              </table:table-cell>
              <table:table-cell office:value-type="float" office:value="0.431566256873383">
                <text:p>0.431566256873383</text:p>
              </table:table-cell>
              <table:table-cell office:value-type="float" office:value="0.373085081948508">
                <text:p>0.373085081948508</text:p>
              </table:table-cell>
              <table:table-cell office:value-type="float" office:value="0.27318165624035">
                <text:p>0.27318165624035</text:p>
              </table:table-cell>
              <table:table-cell office:value-type="float" office:value="0.231844544936997">
                <text:p>0.231844544936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">
                <text:p>4.3</text:p>
              </table:table-cell>
              <table:table-cell office:value-type="float" office:value="1.#NAN">
                <text:p>1.#NAN</text:p>
              </table:table-cell>
              <table:table-cell office:value-type="float" office:value="0.511622529333813">
                <text:p>0.511622529333813</text:p>
              </table:table-cell>
              <table:table-cell office:value-type="float" office:value="0.45485449184719">
                <text:p>0.45485449184719</text:p>
              </table:table-cell>
              <table:table-cell office:value-type="float" office:value="0.401668966884886">
                <text:p>0.401668966884886</text:p>
              </table:table-cell>
              <table:table-cell office:value-type="float" office:value="0.307943696311745">
                <text:p>0.307943696311745</text:p>
              </table:table-cell>
              <table:table-cell office:value-type="float" office:value="0.267732329544149">
                <text:p>0.267732329544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0.527633447258985">
                <text:p>0.527633447258985</text:p>
              </table:table-cell>
              <table:table-cell office:value-type="float" office:value="0.477703086417459">
                <text:p>0.477703086417459</text:p>
              </table:table-cell>
              <table:table-cell office:value-type="float" office:value="0.430217175269077">
                <text:p>0.430217175269077</text:p>
              </table:table-cell>
              <table:table-cell office:value-type="float" office:value="0.344183988728498">
                <text:p>0.344183988728498</text:p>
              </table:table-cell>
              <table:table-cell office:value-type="float" office:value="0.30604937547336">
                <text:p>0.30604937547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">
                <text:p>4.7</text:p>
              </table:table-cell>
              <table:table-cell office:value-type="float" office:value="1.#NAN">
                <text:p>1.#NAN</text:p>
              </table:table-cell>
              <table:table-cell office:value-type="float" office:value="0.543119464859708">
                <text:p>0.543119464859708</text:p>
              </table:table-cell>
              <table:table-cell office:value-type="float" office:value="0.500075375274431">
                <text:p>0.500075375274431</text:p>
              </table:table-cell>
              <table:table-cell office:value-type="float" office:value="0.458607692865332">
                <text:p>0.458607692865332</text:p>
              </table:table-cell>
              <table:table-cell office:value-type="float" office:value="0.381626130142832">
                <text:p>0.381626130142832</text:p>
              </table:table-cell>
              <table:table-cell office:value-type="float" office:value="0.346501682691017">
                <text:p>0.346501682691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1.#NAN">
                <text:p>1.#NAN</text:p>
              </table:table-cell>
              <table:table-cell office:value-type="float" office:value="0.558097790415475">
                <text:p>0.558097790415475</text:p>
              </table:table-cell>
              <table:table-cell office:value-type="float" office:value="0.521939742726437">
                <text:p>0.521939742726437</text:p>
              </table:table-cell>
              <table:table-cell office:value-type="float" office:value="0.486725477027881">
                <text:p>0.486725477027881</text:p>
              </table:table-cell>
              <table:table-cell office:value-type="float" office:value="0.419967589190146">
                <text:p>0.419967589190146</text:p>
              </table:table-cell>
              <table:table-cell office:value-type="float" office:value="0.388730498209934">
                <text:p>0.388730498209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1">
                <text:p>5.1</text:p>
              </table:table-cell>
              <table:table-cell office:value-type="float" office:value="1.#NAN">
                <text:p>1.#NAN</text:p>
              </table:table-cell>
              <table:table-cell office:value-type="float" office:value="0.572585068051273">
                <text:p>0.572585068051273</text:p>
              </table:table-cell>
              <table:table-cell office:value-type="float" office:value="0.543269272226278">
                <text:p>0.543269272226278</text:p>
              </table:table-cell>
              <table:table-cell office:value-type="float" office:value="0.514463104845921">
                <text:p>0.514463104845921</text:p>
              </table:table-cell>
              <table:table-cell office:value-type="float" office:value="0.458885836882817">
                <text:p>0.458885836882817</text:p>
              </table:table-cell>
              <table:table-cell office:value-type="float" office:value="0.432318793498492">
                <text:p>0.432318793498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3">
                <text:p>5.3</text:p>
              </table:table-cell>
              <table:table-cell office:value-type="float" office:value="1.#NAN">
                <text:p>1.#NAN</text:p>
              </table:table-cell>
              <table:table-cell office:value-type="float" office:value="0.586597396232771">
                <text:p>0.586597396232771</text:p>
              </table:table-cell>
              <table:table-cell office:value-type="float" office:value="0.564041414866297">
                <text:p>0.564041414866297</text:p>
              </table:table-cell>
              <table:table-cell office:value-type="float" office:value="0.541721306014137">
                <text:p>0.541721306014137</text:p>
              </table:table-cell>
              <table:table-cell office:value-type="float" office:value="0.498045283919555">
                <text:p>0.498045283919555</text:p>
              </table:table-cell>
              <table:table-cell office:value-type="float" office:value="0.476800730716744">
                <text:p>0.476800730716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">
                <text:p>5.5</text:p>
              </table:table-cell>
              <table:table-cell office:value-type="float" office:value="1.#NAN">
                <text:p>1.#NAN</text:p>
              </table:table-cell>
              <table:table-cell office:value-type="float" office:value="0.600150345655153">
                <text:p>0.600150345655153</text:p>
              </table:table-cell>
              <table:table-cell office:value-type="float" office:value="0.584237674714904">
                <text:p>0.584237674714904</text:p>
              </table:table-cell>
              <table:table-cell office:value-type="float" office:value="0.568409379506805">
                <text:p>0.568409379506805</text:p>
              </table:table-cell>
              <table:table-cell office:value-type="float" office:value="0.537104813526129">
                <text:p>0.537104813526129</text:p>
              </table:table-cell>
              <table:table-cell office:value-type="float" office:value="0.521673948196204">
                <text:p>0.521673948196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">
                <text:p>5.7</text:p>
              </table:table-cell>
              <table:table-cell office:value-type="float" office:value="1.#NAN">
                <text:p>1.#NAN</text:p>
              </table:table-cell>
              <table:table-cell office:value-type="float" office:value="0.613258976545499">
                <text:p>0.613258976545499</text:p>
              </table:table-cell>
              <table:table-cell office:value-type="float" office:value="0.603843309439823">
                <text:p>0.603843309439823</text:p>
              </table:table-cell>
              <table:table-cell office:value-type="float" office:value="0.59444549493668">
                <text:p>0.59444549493668</text:p>
              </table:table-cell>
              <table:table-cell office:value-type="float" office:value="0.575725658014033">
                <text:p>0.575725658014033</text:p>
              </table:table-cell>
              <table:table-cell office:value-type="float" office:value="0.566414287440201">
                <text:p>0.566414287440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">
                <text:p>5.9</text:p>
              </table:table-cell>
              <table:table-cell office:value-type="float" office:value="1.#NAN">
                <text:p>1.#NAN</text:p>
              </table:table-cell>
              <table:table-cell office:value-type="float" office:value="0.625937855397917">
                <text:p>0.625937855397917</text:p>
              </table:table-cell>
              <table:table-cell office:value-type="float" office:value="0.622847045078401">
                <text:p>0.622847045078401</text:p>
              </table:table-cell>
              <table:table-cell office:value-type="float" office:value="0.619756881170537">
                <text:p>0.619756881170537</text:p>
              </table:table-cell>
              <table:table-cell office:value-type="float" office:value="0.61357933750352">
                <text:p>0.61357933750352</text:p>
              </table:table-cell>
              <table:table-cell office:value-type="float" office:value="0.610492375304026">
                <text:p>0.610492375304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">
                <text:p>6.1</text:p>
              </table:table-cell>
              <table:table-cell office:value-type="float" office:value="1.#NAN">
                <text:p>1.#NAN</text:p>
              </table:table-cell>
              <table:table-cell office:value-type="float" office:value="0.638201071160037">
                <text:p>0.638201071160037</text:p>
              </table:table-cell>
              <table:table-cell office:value-type="float" office:value="0.641240804115154">
                <text:p>0.641240804115154</text:p>
              </table:table-cell>
              <table:table-cell office:value-type="float" office:value="0.64427990632483">
                <text:p>0.64427990632483</text:p>
              </table:table-cell>
              <table:table-cell office:value-type="float" office:value="0.650355362936271">
                <text:p>0.650355362936271</text:p>
              </table:table-cell>
              <table:table-cell office:value-type="float" office:value="0.653391285600066">
                <text:p>0.65339128560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">
                <text:p>6.3</text:p>
              </table:table-cell>
              <table:table-cell office:value-type="float" office:value="1.#NAN">
                <text:p>1.#NAN</text:p>
              </table:table-cell>
              <table:table-cell office:value-type="float" office:value="0.650062250888845">
                <text:p>0.650062250888845</text:p>
              </table:table-cell>
              <table:table-cell office:value-type="float" office:value="0.659019446241451">
                <text:p>0.659019446241451</text:p>
              </table:table-cell>
              <table:table-cell office:value-type="float" office:value="0.667960054655339">
                <text:p>0.667960054655339</text:p>
              </table:table-cell>
              <table:table-cell office:value-type="float" office:value="0.685768404608453">
                <text:p>0.685768404608453</text:p>
              </table:table-cell>
              <table:table-cell office:value-type="float" office:value="0.69462435524281">
                <text:p>0.69462435524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0.661534574893258">
                <text:p>0.661534574893258</text:p>
              </table:table-cell>
              <table:table-cell office:value-type="float" office:value="0.676180521324077">
                <text:p>0.676180521324077</text:p>
              </table:table-cell>
              <table:table-cell office:value-type="float" office:value="0.690751807066656">
                <text:p>0.690751807066656</text:p>
              </table:table-cell>
              <table:table-cell office:value-type="float" office:value="0.719564643036604">
                <text:p>0.719564643036604</text:p>
              </table:table-cell>
              <table:table-cell office:value-type="float" office:value="0.733752141293032">
                <text:p>0.733752141293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">
                <text:p>6.7</text:p>
              </table:table-cell>
              <table:table-cell office:value-type="float" office:value="1.#NAN">
                <text:p>1.#NAN</text:p>
              </table:table-cell>
              <table:table-cell office:value-type="float" office:value="0.672630791380272">
                <text:p>0.672630791380272</text:p>
              </table:table-cell>
              <table:table-cell office:value-type="float" office:value="0.692724034214342">
                <text:p>0.692724034214342</text:p>
              </table:table-cell>
              <table:table-cell office:value-type="float" office:value="0.712618432988274">
                <text:p>0.712618432988274</text:p>
              </table:table-cell>
              <table:table-cell office:value-type="float" office:value="0.751527050945986">
                <text:p>0.751527050945986</text:p>
              </table:table-cell>
              <table:table-cell office:value-type="float" office:value="0.770397493238717">
                <text:p>0.770397493238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">
                <text:p>6.9</text:p>
              </table:table-cell>
              <table:table-cell office:value-type="float" office:value="1.#NAN">
                <text:p>1.#NAN</text:p>
              </table:table-cell>
              <table:table-cell office:value-type="float" office:value="0.683363230620947">
                <text:p>0.683363230620947</text:p>
              </table:table-cell>
              <table:table-cell office:value-type="float" office:value="0.708652221099646">
                <text:p>0.708652221099646</text:p>
              </table:table-cell>
              <table:table-cell office:value-type="float" office:value="0.733531702186476">
                <text:p>0.733531702186476</text:p>
              </table:table-cell>
              <table:table-cell office:value-type="float" office:value="0.781479402247639">
                <text:p>0.781479402247639</text:p>
              </table:table-cell>
              <table:table-cell office:value-type="float" office:value="0.804257789453202">
                <text:p>0.804257789453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">
                <text:p>7.1</text:p>
              </table:table-cell>
              <table:table-cell office:value-type="float" office:value="1.#NAN">
                <text:p>1.#NAN</text:p>
              </table:table-cell>
              <table:table-cell office:value-type="float" office:value="0.693743818651972">
                <text:p>0.693743818651972</text:p>
              </table:table-cell>
              <table:table-cell office:value-type="float" office:value="0.723969337143814">
                <text:p>0.723969337143814</text:p>
              </table:table-cell>
              <table:table-cell office:value-type="float" office:value="0.753471525702153">
                <text:p>0.753471525702153</text:p>
              </table:table-cell>
              <table:table-cell office:value-type="float" office:value="0.809288863556613">
                <text:p>0.809288863556613</text:p>
              </table:table-cell>
              <table:table-cell office:value-type="float" office:value="0.835113549137162">
                <text:p>0.835113549137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">
                <text:p>7.3</text:p>
              </table:table-cell>
              <table:table-cell office:value-type="float" office:value="1.#NAN">
                <text:p>1.#NAN</text:p>
              </table:table-cell>
              <table:table-cell office:value-type="float" office:value="0.70378409052805">
                <text:p>0.70378409052805</text:p>
              </table:table-cell>
              <table:table-cell office:value-type="float" office:value="0.738681455187987">
                <text:p>0.738681455187987</text:p>
              </table:table-cell>
              <table:table-cell office:value-type="float" office:value="0.7724255355259">
                <text:p>0.7724255355259</text:p>
              </table:table-cell>
              <table:table-cell office:value-type="float" office:value="0.834867092550705">
                <text:p>0.834867092550705</text:p>
              </table:table-cell>
              <table:table-cell office:value-type="float" office:value="0.862832872197814">
                <text:p>0.862832872197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">
                <text:p>7.5</text:p>
              </table:table-cell>
              <table:table-cell office:value-type="float" office:value="1.#NAN">
                <text:p>1.#NAN</text:p>
              </table:table-cell>
              <table:table-cell office:value-type="float" office:value="0.71349520313981">
                <text:p>0.71349520313981</text:p>
              </table:table-cell>
              <table:table-cell office:value-type="float" office:value="0.752796275295522">
                <text:p>0.752796275295522</text:p>
              </table:table-cell>
              <table:table-cell office:value-type="float" office:value="0.790388612848902">
                <text:p>0.790388612848902</text:p>
              </table:table-cell>
              <table:table-cell office:value-type="float" office:value="0.858169840912657">
                <text:p>0.858169840912657</text:p>
              </table:table-cell>
              <table:table-cell office:value-type="float" office:value="0.887371460278423">
                <text:p>0.887371460278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7">
                <text:p>7.7</text:p>
              </table:table-cell>
              <table:table-cell office:value-type="float" office:value="1.#NAN">
                <text:p>1.#NAN</text:p>
              </table:table-cell>
              <table:table-cell office:value-type="float" office:value="0.722887947611498">
                <text:p>0.722887947611498</text:p>
              </table:table-cell>
              <table:table-cell office:value-type="float" office:value="0.766322944926121">
                <text:p>0.766322944926121</text:p>
              </table:table-cell>
              <table:table-cell office:value-type="float" office:value="0.807362374770906">
                <text:p>0.807362374770906</text:p>
              </table:table-cell>
              <table:table-cell office:value-type="float" office:value="0.879195132896805">
                <text:p>0.879195132896805</text:p>
              </table:table-cell>
              <table:table-cell office:value-type="float" office:value="0.908768304634713">
                <text:p>0.9087683046347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1.#NAN">
                <text:p>1.#NAN</text:p>
              </table:table-cell>
              <table:table-cell office:value-type="float" office:value="0.731972761292227">
                <text:p>0.731972761292227</text:p>
              </table:table-cell>
              <table:table-cell office:value-type="float" office:value="0.779271889519319">
                <text:p>0.779271889519319</text:p>
              </table:table-cell>
              <table:table-cell office:value-type="float" office:value="0.823354629217607">
                <text:p>0.823354629217607</text:p>
              </table:table-cell>
              <table:table-cell office:value-type="float" office:value="0.897980158791518">
                <text:p>0.897980158791518</text:p>
              </table:table-cell>
              <table:table-cell office:value-type="float" office:value="0.92713745712287">
                <text:p>0.927137457122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1.#NAN">
                <text:p>1.#NAN</text:p>
              </table:table-cell>
              <table:table-cell office:value-type="float" office:value="0.740759739354108">
                <text:p>0.740759739354108</text:p>
              </table:table-cell>
              <table:table-cell office:value-type="float" office:value="0.79165465325784">
                <text:p>0.79165465325784</text:p>
              </table:table-cell>
              <table:table-cell office:value-type="float" office:value="0.838378807534661">
                <text:p>0.838378807534661</text:p>
              </table:table-cell>
              <table:table-cell office:value-type="float" office:value="0.914597081132897">
                <text:p>0.914597081132897</text:p>
              </table:table-cell>
              <table:table-cell office:value-type="float" office:value="0.942656593994624">
                <text:p>0.942656593994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3">
                <text:p>8.3</text:p>
              </table:table-cell>
              <table:table-cell office:value-type="float" office:value="1.#NAN">
                <text:p>1.#NAN</text:p>
              </table:table-cell>
              <table:table-cell office:value-type="float" office:value="0.749258646010142">
                <text:p>0.749258646010142</text:p>
              </table:table-cell>
              <table:table-cell office:value-type="float" office:value="0.803483749768852">
                <text:p>0.803483749768852</text:p>
              </table:table-cell>
              <table:table-cell office:value-type="float" office:value="0.852453383801768">
                <text:p>0.852453383801768</text:p>
              </table:table-cell>
              <table:table-cell office:value-type="float" office:value="0.929147996630651">
                <text:p>0.929147996630651</text:p>
              </table:table-cell>
              <table:table-cell office:value-type="float" office:value="0.955553306472662">
                <text:p>0.955553306472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5">
                <text:p>8.5</text:p>
              </table:table-cell>
              <table:table-cell office:value-type="float" office:value="1.#NAN">
                <text:p>1.#NAN</text:p>
              </table:table-cell>
              <table:table-cell office:value-type="float" office:value="0.757478925364351">
                <text:p>0.757478925364351</text:p>
              </table:table-cell>
              <table:table-cell office:value-type="float" office:value="0.814772522507242">
                <text:p>0.814772522507242</text:p>
              </table:table-cell>
              <table:table-cell office:value-type="float" office:value="0.865601289367118">
                <text:p>0.865601289367118</text:p>
              </table:table-cell>
              <table:table-cell office:value-type="float" office:value="0.941759325646935">
                <text:p>0.941759325646935</text:p>
              </table:table-cell>
              <table:table-cell office:value-type="float" office:value="0.966090183031669">
                <text:p>0.966090183031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">
                <text:p>8.7</text:p>
              </table:table-cell>
              <table:table-cell office:value-type="float" office:value="1.#NAN">
                <text:p>1.#NAN</text:p>
              </table:table-cell>
              <table:table-cell office:value-type="float" office:value="0.765429711906202">
                <text:p>0.765429711906202</text:p>
              </table:table-cell>
              <table:table-cell office:value-type="float" office:value="0.825535014550704">
                <text:p>0.825535014550704</text:p>
              </table:table-cell>
              <table:table-cell office:value-type="float" office:value="0.87784933046001">
                <text:p>0.87784933046001</text:p>
              </table:table-cell>
              <table:table-cell office:value-type="float" office:value="0.952575912298312">
                <text:p>0.952575912298312</text:p>
              </table:table-cell>
              <table:table-cell office:value-type="float" office:value="0.974549773272358">
                <text:p>0.9745497732723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1.#NAN">
                <text:p>1.#NAN</text:p>
              </table:table-cell>
              <table:table-cell office:value-type="float" office:value="0.773119840660976">
                <text:p>0.773119840660976</text:p>
              </table:table-cell>
              <table:table-cell office:value-type="float" office:value="0.835785847522348">
                <text:p>0.835785847522348</text:p>
              </table:table-cell>
              <table:table-cell office:value-type="float" office:value="0.889227616018349">
                <text:p>0.889227616018349</text:p>
              </table:table-cell>
              <table:table-cell office:value-type="float" office:value="0.961755111834415">
                <text:p>0.961755111834415</text:p>
              </table:table-cell>
              <table:table-cell office:value-type="float" office:value="0.981220443072856">
                <text:p>0.981220443072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1">
                <text:p>9.1</text:p>
              </table:table-cell>
              <table:table-cell office:value-type="float" office:value="1.#NAN">
                <text:p>1.#NAN</text:p>
              </table:table-cell>
              <table:table-cell office:value-type="float" office:value="0.780557857007373">
                <text:p>0.780557857007373</text:p>
              </table:table-cell>
              <table:table-cell office:value-type="float" office:value="0.845540109343396">
                <text:p>0.845540109343396</text:p>
              </table:table-cell>
              <table:table-cell office:value-type="float" office:value="0.899769002088355">
                <text:p>0.899769002088355</text:p>
              </table:table-cell>
              <table:table-cell office:value-type="float" office:value="0.969461119283865">
                <text:p>0.969461119283865</text:p>
              </table:table-cell>
              <table:table-cell office:value-type="float" office:value="0.986383959513973">
                <text:p>0.986383959513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">
                <text:p>9.3</text:p>
              </table:table-cell>
              <table:table-cell office:value-type="float" office:value="1.#NAN">
                <text:p>1.#NAN</text:p>
              </table:table-cell>
              <table:table-cell office:value-type="float" office:value="0.787752026173257">
                <text:p>0.787752026173257</text:p>
              </table:table-cell>
              <table:table-cell office:value-type="float" office:value="0.85481325050662">
                <text:p>0.85481325050662</text:p>
              </table:table-cell>
              <table:table-cell office:value-type="float" office:value="0.909508558336304">
                <text:p>0.909508558336304</text:p>
              </table:table-cell>
              <table:table-cell office:value-type="float" office:value="0.975859757070408">
                <text:p>0.975859757070408</text:p>
              </table:table-cell>
              <table:table-cell office:value-type="float" office:value="0.990305407145177">
                <text:p>0.990305407145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5">
                <text:p>9.5</text:p>
              </table:table-cell>
              <table:table-cell office:value-type="float" office:value="1.#NAN">
                <text:p>1.#NAN</text:p>
              </table:table-cell>
              <table:table-cell office:value-type="float" office:value="0.794710342420091">
                <text:p>0.794710342420091</text:p>
              </table:table-cell>
              <table:table-cell office:value-type="float" office:value="0.863620988550808">
                <text:p>0.863620988550808</text:p>
              </table:table-cell>
              <table:table-cell office:value-type="float" office:value="0.91848306137531">
                <text:p>0.91848306137531</text:p>
              </table:table-cell>
              <table:table-cell office:value-type="float" office:value="0.981113892945585">
                <text:p>0.981113892945585</text:p>
              </table:table-cell>
              <table:table-cell office:value-type="float" office:value="0.99322576672721">
                <text:p>0.993225766727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1.#NAN">
                <text:p>1.#NAN</text:p>
              </table:table-cell>
              <table:table-cell office:value-type="float" office:value="0.801440537926274">
                <text:p>0.801440537926274</text:p>
              </table:table-cell>
              <table:table-cell office:value-type="float" office:value="0.871979220407935">
                <text:p>0.871979220407935</text:p>
              </table:table-cell>
              <table:table-cell office:value-type="float" office:value="0.926730518771806">
                <text:p>0.926730518771806</text:p>
              </table:table-cell>
              <table:table-cell office:value-type="float" office:value="0.985379607276707">
                <text:p>0.985379607276707</text:p>
              </table:table-cell>
              <table:table-cell office:value-type="float" office:value="0.995357217798714">
                <text:p>0.995357217798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">
                <text:p>9.9</text:p>
              </table:table-cell>
              <table:table-cell office:value-type="float" office:value="1.#NAN">
                <text:p>1.#NAN</text:p>
              </table:table-cell>
              <table:table-cell office:value-type="float" office:value="0.807950091379246">
                <text:p>0.807950091379246</text:p>
              </table:table-cell>
              <table:table-cell office:value-type="float" office:value="0.87990394228788">
                <text:p>0.87990394228788</text:p>
              </table:table-cell>
              <table:table-cell office:value-type="float" office:value="0.934289726772497">
                <text:p>0.934289726772497</text:p>
              </table:table-cell>
              <table:table-cell office:value-type="float" office:value="0.988803174742332">
                <text:p>0.988803174742332</text:p>
              </table:table-cell>
              <table:table-cell office:value-type="float" office:value="0.996880988142747">
                <text:p>0.996880988142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1">
                <text:p>10.1</text:p>
              </table:table-cell>
              <table:table-cell office:value-type="float" office:value="1.#NAN">
                <text:p>1.#NAN</text:p>
              </table:table-cell>
              <table:table-cell office:value-type="float" office:value="0.814246236285909">
                <text:p>0.814246236285909</text:p>
              </table:table-cell>
              <table:table-cell office:value-type="float" office:value="0.887411176760573">
                <text:p>0.887411176760573</text:p>
              </table:table-cell>
              <table:table-cell office:value-type="float" office:value="0.941199863997416">
                <text:p>0.941199863997416</text:p>
              </table:table-cell>
              <table:table-cell office:value-type="float" office:value="0.991518873847871">
                <text:p>0.991518873847871</text:p>
              </table:table-cell>
              <table:table-cell office:value-type="float" office:value="0.997947389782504">
                <text:p>0.9979473897825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3">
                <text:p>10.3</text:p>
              </table:table-cell>
              <table:table-cell office:value-type="float" office:value="1.#NAN">
                <text:p>1.#NAN</text:p>
              </table:table-cell>
              <table:table-cell office:value-type="float" office:value="0.820335969010601">
                <text:p>0.820335969010601</text:p>
              </table:table-cell>
              <table:table-cell office:value-type="float" office:value="0.894516906692361">
                <text:p>0.894516906692361</text:p>
              </table:table-cell>
              <table:table-cell office:value-type="float" office:value="0.947500122590501">
                <text:p>0.947500122590501</text:p>
              </table:table-cell>
              <table:table-cell office:value-type="float" office:value="0.993647591815363">
                <text:p>0.993647591815363</text:p>
              </table:table-cell>
              <table:table-cell office:value-type="float" office:value="0.998677565571011">
                <text:p>0.9986775655710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">
                <text:p>10.5</text:p>
              </table:table-cell>
              <table:table-cell office:value-type="float" office:value="1.#NAN">
                <text:p>1.#NAN</text:p>
              </table:table-cell>
              <table:table-cell office:value-type="float" office:value="0.826226056549555">
                <text:p>0.826226056549555</text:p>
              </table:table-cell>
              <table:table-cell office:value-type="float" office:value="0.901237015692029">
                <text:p>0.901237015692029</text:p>
              </table:table-cell>
              <table:table-cell office:value-type="float" office:value="0.953229377616041">
                <text:p>0.953229377616041</text:p>
              </table:table-cell>
              <table:table-cell office:value-type="float" office:value="0.995296154907762">
                <text:p>0.995296154907762</text:p>
              </table:table-cell>
              <table:table-cell office:value-type="float" office:value="0.99916642486542">
                <text:p>0.999166424865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7">
                <text:p>10.7</text:p>
              </table:table-cell>
              <table:table-cell office:value-type="float" office:value="1.#NAN">
                <text:p>1.#NAN</text:p>
              </table:table-cell>
              <table:table-cell office:value-type="float" office:value="0.83192304405048">
                <text:p>0.83192304405048</text:p>
              </table:table-cell>
              <table:table-cell office:value-type="float" office:value="0.907587234722356">
                <text:p>0.907587234722356</text:p>
              </table:table-cell>
              <table:table-cell office:value-type="float" office:value="0.958425894845457">
                <text:p>0.958425894845457</text:p>
              </table:table-cell>
              <table:table-cell office:value-type="float" office:value="0.996557286706451">
                <text:p>0.996557286706451</text:p>
              </table:table-cell>
              <table:table-cell office:value-type="float" office:value="0.999486263580189">
                <text:p>0.9994862635801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">
                <text:p>10.9</text:p>
              </table:table-cell>
              <table:table-cell office:value-type="float" office:value="1.#NAN">
                <text:p>1.#NAN</text:p>
              </table:table-cell>
              <table:table-cell office:value-type="float" office:value="0.837433262085619">
                <text:p>0.837433262085619</text:p>
              </table:table-cell>
              <table:table-cell office:value-type="float" office:value="0.913583094535085">
                <text:p>0.913583094535085</text:p>
              </table:table-cell>
              <table:table-cell office:value-type="float" office:value="0.963127076500208">
                <text:p>0.963127076500208</text:p>
              </table:table-cell>
              <table:table-cell office:value-type="float" office:value="0.997510079830919">
                <text:p>0.997510079830919</text:p>
              </table:table-cell>
              <table:table-cell office:value-type="float" office:value="0.999690628462823">
                <text:p>0.999690628462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1">
                <text:p>11.1</text:p>
              </table:table-cell>
              <table:table-cell office:value-type="float" office:value="1.#NAN">
                <text:p>1.#NAN</text:p>
              </table:table-cell>
              <table:table-cell office:value-type="float" office:value="0.842762833686372">
                <text:p>0.842762833686372</text:p>
              </table:table-cell>
              <table:table-cell office:value-type="float" office:value="0.91923988359072">
                <text:p>0.91923988359072</text:p>
              </table:table-cell>
              <table:table-cell office:value-type="float" office:value="0.967369244007104">
                <text:p>0.967369244007104</text:p>
              </table:table-cell>
              <table:table-cell office:value-type="float" office:value="0.998220859684206">
                <text:p>0.998220859684206</text:p>
              </table:table-cell>
              <table:table-cell office:value-type="float" office:value="0.999818079553027">
                <text:p>0.9998180795530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0.847917681147293">
                <text:p>0.847917681147293</text:p>
              </table:table-cell>
              <table:table-cell office:value-type="float" office:value="0.924572611129535">
                <text:p>0.924572611129535</text:p>
              </table:table-cell>
              <table:table-cell office:value-type="float" office:value="0.971187456384157">
                <text:p>0.971187456384157</text:p>
              </table:table-cell>
              <table:table-cell office:value-type="float" office:value="0.998744320857926">
                <text:p>0.998744320857926</text:p>
              </table:table-cell>
              <table:table-cell office:value-type="float" office:value="0.999895610219651">
                <text:p>0.999895610219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0.852903532607023">
                <text:p>0.852903532607023</text:p>
              </table:table-cell>
              <table:table-cell office:value-type="float" office:value="0.929595975066307">
                <text:p>0.929595975066307</text:p>
              </table:table-cell>
              <table:table-cell office:value-type="float" office:value="0.974615362508623">
                <text:p>0.974615362508623</text:p>
              </table:table-cell>
              <table:table-cell office:value-type="float" office:value="0.999124826112661">
                <text:p>0.999124826112661</text:p>
              </table:table-cell>
              <table:table-cell office:value-type="float" office:value="0.999941585410688">
                <text:p>0.9999415854106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7">
                <text:p>11.7</text:p>
              </table:table-cell>
              <table:table-cell office:value-type="float" office:value="1.#NAN">
                <text:p>1.#NAN</text:p>
              </table:table-cell>
              <table:table-cell office:value-type="float" office:value="0.857725928413486">
                <text:p>0.857725928413486</text:p>
              </table:table-cell>
              <table:table-cell office:value-type="float" office:value="0.934324334388673">
                <text:p>0.934324334388673</text:p>
              </table:table-cell>
              <table:table-cell office:value-type="float" office:value="0.977685085223034">
                <text:p>0.977685085223034</text:p>
              </table:table-cell>
              <table:table-cell office:value-type="float" office:value="0.999397772333142">
                <text:p>0.999397772333142</text:p>
              </table:table-cell>
              <table:table-cell office:value-type="float" office:value="0.999968144784566">
                <text:p>0.999968144784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9">
                <text:p>11.9</text:p>
              </table:table-cell>
              <table:table-cell office:value-type="float" office:value="1.#NAN">
                <text:p>1.#NAN</text:p>
              </table:table-cell>
              <table:table-cell office:value-type="float" office:value="0.862390227280395">
                <text:p>0.862390227280395</text:p>
              </table:table-cell>
              <table:table-cell office:value-type="float" office:value="0.938771685747274">
                <text:p>0.938771685747274</text:p>
              </table:table-cell>
              <table:table-cell office:value-type="float" office:value="0.980427135007225">
                <text:p>0.980427135007225</text:p>
              </table:table-cell>
              <table:table-cell office:value-type="float" office:value="0.999590945450125">
                <text:p>0.999590945450125</text:p>
              </table:table-cell>
              <table:table-cell office:value-type="float" office:value="0.999983082269632">
                <text:p>0.999983082269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1">
                <text:p>12.1</text:p>
              </table:table-cell>
              <table:table-cell office:value-type="float" office:value="1.#NAN">
                <text:p>1.#NAN</text:p>
              </table:table-cell>
              <table:table-cell office:value-type="float" office:value="0.866901612241928">
                <text:p>0.866901612241928</text:p>
              </table:table-cell>
              <table:table-cell office:value-type="float" office:value="0.942951643935097">
                <text:p>0.942951643935097</text:p>
              </table:table-cell>
              <table:table-cell office:value-type="float" office:value="0.982870350781094">
                <text:p>0.982870350781094</text:p>
              </table:table-cell>
              <table:table-cell office:value-type="float" office:value="0.99972580507415">
                <text:p>0.99972580507415</text:p>
              </table:table-cell>
              <table:table-cell office:value-type="float" office:value="0.999991256004531">
                <text:p>0.999991256004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'MS Sans Serif'" fo:font-size="10pt" style:font-size-asian="10pt" style:font-family-complex="'MS Sans Serif'" style:font-size-complex="10pt"/>
    </style:style>
    <style:style style:name="ch3" style:family="chart">
      <style:chart-properties chart:symbol-type="automatic" chart:auto-position="true" chart:auto-size="true" chart:treat-empty-cells="leave-gap" chart:spline-order="3"/>
    </style:style>
    <style:style style:name="ch4" style:family="chart" style:data-style-name="N0">
      <style:chart-properties chart:display-label="true" chart:tick-marks-major-inner="true" chart:tick-marks-major-outer="true" chart:logarithmic="false" chart:maximum="10" chart:interval-major="0.5" chart:interval-minor-divisor="5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5" style:family="chart" style:data-style-name="N2">
      <style:chart-properties chart:display-label="true" chart:tick-marks-major-inner="true" chart:tick-marks-major-outer="true" chart:logarithmic="false" chart:maximum="2.5" chart:reverse-direction="false" text:line-break="false" chart:axis-position="0" chart:tick-mark-position="at-axis"/>
      <style:graphic-properties svg:stroke-color="#b3b3b3"/>
      <style:text-properties fo:color="#000000" fo:font-family="'MS Sans Serif'" fo:font-size="10pt" style:font-size-asian="10pt" style:font-family-complex="'MS Sans Serif'" style:font-size-complex="10pt"/>
    </style:style>
    <style:style style:name="ch6" style:family="chart" style:data-style-name="N2">
      <style:chart-properties chart:symbol-type="named-symbol" chart:symbol-name="arrow-right" chart:symbol-width="0.176cm" chart:symbol-height="0.176cm"/>
      <style:graphic-properties svg:stroke-width="0.035cm" svg:stroke-color="#000080" draw:fill-color="#000080"/>
      <style:text-properties fo:font-size="6pt" style:font-size-asian="6pt" style:font-size-complex="6pt"/>
    </style:style>
    <style:style style:name="ch7" style:family="chart" style:data-style-name="N2">
      <style:chart-properties chart:symbol-type="named-symbol" chart:symbol-name="hourglass" chart:symbol-width="0.176cm" chart:symbol-height="0.176cm"/>
      <style:graphic-properties svg:stroke-width="0.035cm" svg:stroke-color="#ff00ff" draw:fill-color="#ff00ff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bow-tie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up" chart:symbol-width="0.176cm" chart:symbol-height="0.176cm"/>
      <style:graphic-properties svg:stroke-width="0.035cm" svg:stroke-color="#00ffff" draw:fill-color="#00ffff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diamond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11" style:family="chart" style:data-style-name="N2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7.478cm" svg:height="13.68cm" xlink:href=".." chart:class="chart:scatter" chart:column-mapping="1 2 3 4 5" chart:style-name="ch1">
        <chart:legend chart:legend-position="end" svg:x="25.667cm" svg:y="5.241cm" chart:style-name="ch2"/>
        <chart:plot-area chart:style-name="ch3" table:cell-range-address="Cours.R2:Cours.R61 Cours.AE1:Cours.AJ61" chart:data-source-has-labels="row" svg:x="0.549cm" svg:y="0.273cm" svg:width="24.57cm" svg:height="12.861cm">
          <chart:axis chart:dimension="x" chart:name="primary-x" chart:style-name="ch4"/>
          <chart:axis chart:dimension="y" chart:name="primary-y" chart:style-name="ch5"/>
          <chart:series chart:style-name="ch6" chart:values-cell-range-address="Cours.AE2:Cours.AE61" chart:label-cell-address="Cours.AE1:Cours.AE1" chart:class="chart:scatter">
            <chart:domain table:cell-range-address="Cours.R2:Cours.R61"/>
            <chart:data-point chart:repeated="60"/>
          </chart:series>
          <chart:series chart:style-name="ch7" chart:values-cell-range-address="Cours.AF2:Cours.AF61" chart:label-cell-address="Cours.AF1:Cours.AF1" chart:class="chart:scatter">
            <chart:data-point chart:repeated="60"/>
          </chart:series>
          <chart:series chart:style-name="ch8" chart:values-cell-range-address="Cours.AG2:Cours.AG61" chart:label-cell-address="Cours.AG1:Cours.AG1" chart:class="chart:scatter">
            <chart:data-point chart:repeated="60"/>
          </chart:series>
          <chart:series chart:style-name="ch9" chart:values-cell-range-address="Cours.AH2:Cours.AH61" chart:label-cell-address="Cours.AH1:Cours.AH1" chart:class="chart:scatter">
            <chart:data-point chart:repeated="60"/>
          </chart:series>
          <chart:series chart:style-name="ch10" chart:values-cell-range-address="Cours.AI2:Cours.AI61" chart:label-cell-address="Cours.AI1:Cours.AI1" chart:class="chart:scatter">
            <chart:data-point chart:repeated="60"/>
          </chart:series>
          <chart:series chart:style-name="ch11" chart:values-cell-range-address="Cours.AJ2:Cours.AJ61" chart:label-cell-address="Cours.AJ1:Cours.AJ1" chart:class="chart:scatte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 text:id="Cours.AE1:Cours.AE1">0</text:p>
              </table:table-cell>
              <table:table-cell office:value-type="string">
                <text:p text:id="Cours.AF1:Cours.AF1">1</text:p>
              </table:table-cell>
              <table:table-cell office:value-type="string">
                <text:p text:id="Cours.AG1:Cours.AG1">1,5</text:p>
              </table:table-cell>
              <table:table-cell office:value-type="string">
                <text:p text:id="Cours.AH1:Cours.AH1">2</text:p>
              </table:table-cell>
              <table:table-cell office:value-type="string">
                <text:p text:id="Cours.AI1:Cours.AI1">3</text:p>
              </table:table-cell>
              <table:table-cell office:value-type="string">
                <text:p text:id="Cours.AJ1:Cours.AJ1">3,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 text:id="Cours.R2:Cours.R61">0.3</text:p>
              </table:table-cell>
              <table:table-cell office:value-type="float" office:value="1.#NAN">
                <text:p text:id="Cours.AE2:Cours.AE61">1.#NAN</text:p>
              </table:table-cell>
              <table:table-cell office:value-type="float" office:value="0.166666666666667">
                <text:p text:id="Cours.AF2:Cours.AF61">0.166666666666667</text:p>
              </table:table-cell>
              <table:table-cell office:value-type="float" office:value="0.0559016994374947">
                <text:p text:id="Cours.AG2:Cours.AG61">0.0559016994374947</text:p>
              </table:table-cell>
              <table:table-cell office:value-type="float" office:value="0.0166666666666667">
                <text:p text:id="Cours.AH2:Cours.AH61">0.0166666666666667</text:p>
              </table:table-cell>
              <table:table-cell office:value-type="float" office:value="0.00125">
                <text:p text:id="Cours.AI2:Cours.AI61">0.00125</text:p>
              </table:table-cell>
              <table:table-cell office:value-type="float" office:value="0.000326093246718719">
                <text:p text:id="Cours.AJ2:Cours.AJ61">0.0003260932467187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721687836487032">
                <text:p>0.072168783648703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116940158690028">
                <text:p>0.00116940158690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53912563829966">
                <text:p>0.0853912563829966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0.00680555555555556">
                <text:p>0.00680555555555556</text:p>
              </table:table-cell>
              <table:table-cell office:value-type="float" office:value="0.00271196304994147">
                <text:p>0.00271196304994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968245836551854">
                <text:p>0.0968245836551854</text:p>
              </table:table-cell>
              <table:table-cell office:value-type="float" office:value="0.05">
                <text:p>0.05</text:p>
              </table:table-cell>
              <table:table-cell office:value-type="float" office:value="0.01125">
                <text:p>0.01125</text:p>
              </table:table-cell>
              <table:table-cell office:value-type="float" office:value="0.00508329064189724">
                <text:p>0.00508329064189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7043604822209">
                <text:p>0.107043604822209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0168055555555556">
                <text:p>0.0168055555555556</text:p>
              </table:table-cell>
              <table:table-cell office:value-type="float" office:value="0.00839499382263068">
                <text:p>0.00839499382263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16368667031408">
                <text:p>0.116368667031408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234722222222222">
                <text:p>0.0234722222222222</text:p>
              </table:table-cell>
              <table:table-cell office:value-type="float" office:value="0.01274667899057">
                <text:p>0.01274667899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25">
                <text:p>0.1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25">
                <text:p>0.03125</text:p>
              </table:table-cell>
              <table:table-cell office:value-type="float" office:value="0.0182291666666667">
                <text:p>0.018229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33072661855594">
                <text:p>0.133072661855594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0.0401388888888889">
                <text:p>0.0401388888888889</text:p>
              </table:table-cell>
              <table:table-cell office:value-type="float" office:value="0.0249264810123951">
                <text:p>0.0249264810123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0682858467784">
                <text:p>0.140682858467784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0.0501388888888889">
                <text:p>0.0501388888888889</text:p>
              </table:table-cell>
              <table:table-cell office:value-type="float" office:value="0.0329171836433418">
                <text:p>0.0329171836433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790199457749">
                <text:p>0.1479019945774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06125">
                <text:p>0.06125</text:p>
              </table:table-cell>
              <table:table-cell office:value-type="float" office:value="0.0422753201167327">
                <text:p>0.0422753201167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4784796841723">
                <text:p>0.154784796841723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0.0734722222222222">
                <text:p>0.0734722222222222</text:p>
              </table:table-cell>
              <table:table-cell office:value-type="float" office:value="0.0530711206208239">
                <text:p>0.0530711206208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1374306091976">
                <text:p>0.161374306091976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0868055555555556">
                <text:p>0.0868055555555556</text:p>
              </table:table-cell>
              <table:table-cell office:value-type="float" office:value="0.0653715360326291">
                <text:p>0.0653715360326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">
                <text:p>2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7705098312484">
                <text:p>0.167705098312484</text:p>
              </table:table-cell>
              <table:table-cell office:value-type="float" office:value="0.15">
                <text:p>0.15</text:p>
              </table:table-cell>
              <table:table-cell office:value-type="float" office:value="0.10125">
                <text:p>0.10125</text:p>
              </table:table-cell>
              <table:table-cell office:value-type="float" office:value="0.0792406589526488">
                <text:p>0.0792406589526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73805446788452">
                <text:p>0.173805446788452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0.116805555555556">
                <text:p>0.116805555555556</text:p>
              </table:table-cell>
              <table:table-cell office:value-type="float" office:value="0.0947400615966311">
                <text:p>0.0947400615966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79698822107065">
                <text:p>0.179698822107065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0.133472222222222">
                <text:p>0.133472222222222</text:p>
              </table:table-cell>
              <table:table-cell office:value-type="float" office:value="0.111929071880947">
                <text:p>0.111929071880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85404962177392">
                <text:p>0.185404962177392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15125">
                <text:p>0.15125</text:p>
              </table:table-cell>
              <table:table-cell office:value-type="float" office:value="0.130865002470209">
                <text:p>0.130865002470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">
                <text:p>3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90940653956493">
                <text:p>0.19094065395649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70138888888889">
                <text:p>0.170138888888889</text:p>
              </table:table-cell>
              <table:table-cell office:value-type="float" office:value="0.151603343303419">
                <text:p>0.151603343303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96320316489829">
                <text:p>0.196320316489829</text:p>
              </table:table-cell>
              <table:table-cell office:value-type="float" office:value="0.205555555555555">
                <text:p>0.205555555555555</text:p>
              </table:table-cell>
              <table:table-cell office:value-type="float" office:value="0.190138888888889">
                <text:p>0.190138888888889</text:p>
              </table:table-cell>
              <table:table-cell office:value-type="float" office:value="0.174197925270559">
                <text:p>0.1741979252705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">
                <text:p>3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1556443707464">
                <text:p>0.201556443707464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21125">
                <text:p>0.21125</text:p>
              </table:table-cell>
              <table:table-cell office:value-type="float" office:value="0.198701060754941">
                <text:p>0.198701060754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">
                <text:p>4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6659946127287">
                <text:p>0.206659946127287</text:p>
              </table:table-cell>
              <table:table-cell office:value-type="float" office:value="0.227777777777778">
                <text:p>0.227777777777778</text:p>
              </table:table-cell>
              <table:table-cell office:value-type="float" office:value="0.233472222222222">
                <text:p>0.233472222222222</text:p>
              </table:table-cell>
              <table:table-cell office:value-type="float" office:value="0.225163665377758">
                <text:p>0.225163665377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">
                <text:p>4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11640418320005">
                <text:p>0.211640418320005</text:p>
              </table:table-cell>
              <table:table-cell office:value-type="float" office:value="0.238888888888889">
                <text:p>0.238888888888889</text:p>
              </table:table-cell>
              <table:table-cell office:value-type="float" office:value="0.256805555555555">
                <text:p>0.256805555555555</text:p>
              </table:table-cell>
              <table:table-cell office:value-type="float" office:value="0.253635364288502">
                <text:p>0.2536353642885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1650635094611">
                <text:p>0.21650635094611</text:p>
              </table:table-cell>
              <table:table-cell office:value-type="float" office:value="0.25">
                <text:p>0.25</text:p>
              </table:table-cell>
              <table:table-cell office:value-type="float" office:value="0.28125">
                <text:p>0.28125</text:p>
              </table:table-cell>
              <table:table-cell office:value-type="float" office:value="0.284164585616769">
                <text:p>0.284164585616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">
                <text:p>4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21265300789196">
                <text:p>0.221265300789196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306805555555556">
                <text:p>0.306805555555556</text:p>
              </table:table-cell>
              <table:table-cell office:value-type="float" office:value="0.316798643157716">
                <text:p>0.316798643157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25924028528766">
                <text:p>0.225924028528766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333472222222222">
                <text:p>0.333472222222222</text:p>
              </table:table-cell>
              <table:table-cell office:value-type="float" office:value="0.351583809952127">
                <text:p>0.351583809952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1">
                <text:p>5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0488611432322">
                <text:p>0.230488611432322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36125">
                <text:p>0.36125</text:p>
              </table:table-cell>
              <table:table-cell office:value-type="float" office:value="0.388565384106323">
                <text:p>0.388565384106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3">
                <text:p>5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4964536331195">
                <text:p>0.234964536331195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390138888888889">
                <text:p>0.390138888888889</text:p>
              </table:table-cell>
              <table:table-cell office:value-type="float" office:value="0.427787747951878">
                <text:p>0.427787747951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">
                <text:p>5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9356776939085">
                <text:p>0.239356776939085</text:p>
              </table:table-cell>
              <table:table-cell office:value-type="float" office:value="0.305555555555555">
                <text:p>0.305555555555555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469294421452326">
                <text:p>0.469294421452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">
                <text:p>5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3669858620224">
                <text:p>0.243669858620224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45125">
                <text:p>0.45125</text:p>
              </table:table-cell>
              <table:table-cell office:value-type="float" office:value="0.513128110611089">
                <text:p>0.513128110611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">
                <text:p>5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7907913010725">
                <text:p>0.247907913010725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483472222222222">
                <text:p>0.483472222222222</text:p>
              </table:table-cell>
              <table:table-cell office:value-type="float" office:value="0.559330751512254">
                <text:p>0.559330751512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">
                <text:p>6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2074724370903">
                <text:p>0.252074724370903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516805555555555">
                <text:p>0.516805555555555</text:p>
              </table:table-cell>
              <table:table-cell office:value-type="float" office:value="0.607943550526751">
                <text:p>0.607943550526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">
                <text:p>6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617376914899">
                <text:p>0.25617376914899</text:p>
              </table:table-cell>
              <table:table-cell office:value-type="float" office:value="0.35">
                <text:p>0.35</text:p>
              </table:table-cell>
              <table:table-cell office:value-type="float" office:value="0.55125">
                <text:p>0.55125</text:p>
              </table:table-cell>
              <table:table-cell office:value-type="float" office:value="0.659007021135777">
                <text:p>0.659007021135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60208249933267">
                <text:p>0.26020824993326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586805555555556">
                <text:p>0.586805555555556</text:p>
              </table:table-cell>
              <table:table-cell office:value-type="float" office:value="0.712561017757071">
                <text:p>0.7125610177570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">
                <text:p>6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64181124735789">
                <text:p>0.264181124735789</text:p>
              </table:table-cell>
              <table:table-cell office:value-type="float" office:value="0.372222222222222">
                <text:p>0.372222222222222</text:p>
              </table:table-cell>
              <table:table-cell office:value-type="float" office:value="0.623472222222222">
                <text:p>0.623472222222222</text:p>
              </table:table-cell>
              <table:table-cell office:value-type="float" office:value="0.76864476690488">
                <text:p>0.768644766904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">
                <text:p>6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6809513236909">
                <text:p>0.26809513236909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66125">
                <text:p>0.66125</text:p>
              </table:table-cell>
              <table:table-cell office:value-type="float" office:value="0.827296895968951">
                <text:p>0.827296895968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">
                <text:p>7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71952814534679">
                <text:p>0.271952814534679</text:p>
              </table:table-cell>
              <table:table-cell office:value-type="float" office:value="0.394444444444444">
                <text:p>0.394444444444444</text:p>
              </table:table-cell>
              <table:table-cell office:value-type="float" office:value="0.700138888888889">
                <text:p>0.700138888888889</text:p>
              </table:table-cell>
              <table:table-cell office:value-type="float" office:value="0.888555459859741">
                <text:p>0.888555459859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">
                <text:p>7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75756535129572">
                <text:p>0.275756535129572</text:p>
              </table:table-cell>
              <table:table-cell office:value-type="float" office:value="0.405555555555556">
                <text:p>0.405555555555556</text:p>
              </table:table-cell>
              <table:table-cell office:value-type="float" office:value="0.740138888888889">
                <text:p>0.740138888888889</text:p>
              </table:table-cell>
              <table:table-cell office:value-type="float" office:value="0.952457965735038">
                <text:p>0.952457965735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">
                <text:p>7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79508497187474">
                <text:p>0.2795084971874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78125">
                <text:p>0.78125</text:p>
              </table:table-cell>
              <table:table-cell office:value-type="float" office:value="1.019041395996">
                <text:p>1.019041395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7">
                <text:p>7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321075779944">
                <text:p>0.28321075779944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0.823472222222222">
                <text:p>0.823472222222222</text:p>
              </table:table-cell>
              <table:table-cell office:value-type="float" office:value="1.08834222971761">
                <text:p>1.08834222971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6865241300975">
                <text:p>0.286865241300975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866805555555556">
                <text:p>0.866805555555556</text:p>
              </table:table-cell>
              <table:table-cell office:value-type="float" office:value="1.16039646265886">
                <text:p>1.16039646265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90473750965556">
                <text:p>0.290473750965556</text:p>
              </table:table-cell>
              <table:table-cell office:value-type="float" office:value="0.45">
                <text:p>0.45</text:p>
              </table:table-cell>
              <table:table-cell office:value-type="float" office:value="0.91125">
                <text:p>0.91125</text:p>
              </table:table-cell>
              <table:table-cell office:value-type="float" office:value="1.23523962598103">
                <text:p>1.23523962598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3">
                <text:p>8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94037979406289">
                <text:p>0.294037979406289</text:p>
              </table:table-cell>
              <table:table-cell office:value-type="float" office:value="0.461111111111111">
                <text:p>0.461111111111111</text:p>
              </table:table-cell>
              <table:table-cell office:value-type="float" office:value="0.956805555555555">
                <text:p>0.956805555555555</text:p>
              </table:table-cell>
              <table:table-cell office:value-type="float" office:value="1.31290680378791">
                <text:p>1.312906803787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5">
                <text:p>8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97559517855952">
                <text:p>0.297559517855952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00347222222222">
                <text:p>1.00347222222222</text:p>
              </table:table-cell>
              <table:table-cell office:value-type="float" office:value="1.39343264958933">
                <text:p>1.39343264958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">
                <text:p>8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01039864469807">
                <text:p>0.301039864469807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1.05125">
                <text:p>1.05125</text:p>
              </table:table-cell>
              <table:table-cell office:value-type="float" office:value="1.47685140177813">
                <text:p>1.47685140177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04480431774085">
                <text:p>0.304480431774085</text:p>
              </table:table-cell>
              <table:table-cell office:value-type="float" office:value="0.494444444444445">
                <text:p>0.494444444444445</text:p>
              </table:table-cell>
              <table:table-cell office:value-type="float" office:value="1.10013888888889">
                <text:p>1.10013888888889</text:p>
              </table:table-cell>
              <table:table-cell office:value-type="float" office:value="1.56319689820163">
                <text:p>1.56319689820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1">
                <text:p>9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07882553365186">
                <text:p>0.307882553365186</text:p>
              </table:table-cell>
              <table:table-cell office:value-type="float" office:value="0.505555555555555">
                <text:p>0.505555555555555</text:p>
              </table:table-cell>
              <table:table-cell office:value-type="float" office:value="1.15013888888889">
                <text:p>1.15013888888889</text:p>
              </table:table-cell>
              <table:table-cell office:value-type="float" office:value="1.65250258989998">
                <text:p>1.6525025898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">
                <text:p>9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11247489949718">
                <text:p>0.311247489949718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1.20125">
                <text:p>1.20125</text:p>
              </table:table-cell>
              <table:table-cell office:value-type="float" office:value="1.74480155407647">
                <text:p>1.74480155407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5">
                <text:p>9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14576434802948">
                <text:p>0.314576434802948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.25347222222222">
                <text:p>1.25347222222222</text:p>
              </table:table-cell>
              <table:table-cell office:value-type="float" office:value="1.8401265063589">
                <text:p>1.8401265063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17870518712677">
                <text:p>0.317870518712677</text:p>
              </table:table-cell>
              <table:table-cell office:value-type="float" office:value="0.538888888888889">
                <text:p>0.538888888888889</text:p>
              </table:table-cell>
              <table:table-cell office:value-type="float" office:value="1.30680555555556">
                <text:p>1.30680555555556</text:p>
              </table:table-cell>
              <table:table-cell office:value-type="float" office:value="1.93850981240493">
                <text:p>1.938509812404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">
                <text:p>9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21130814466628">
                <text:p>0.321130814466628</text:p>
              </table:table-cell>
              <table:table-cell office:value-type="float" office:value="0.55">
                <text:p>0.55</text:p>
              </table:table-cell>
              <table:table-cell office:value-type="float" office:value="1.36125">
                <text:p>1.36125</text:p>
              </table:table-cell>
              <table:table-cell office:value-type="float" office:value="2.03998349889925">
                <text:p>2.03998349889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1">
                <text:p>10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24358340933809">
                <text:p>0.324358340933809</text:p>
              </table:table-cell>
              <table:table-cell office:value-type="float" office:value="0.561111111111111">
                <text:p>0.561111111111111</text:p>
              </table:table-cell>
              <table:table-cell office:value-type="float" office:value="1.41680555555555">
                <text:p>1.41680555555555</text:p>
              </table:table-cell>
              <table:table-cell office:value-type="float" office:value="2.14457926398706">
                <text:p>2.14457926398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3">
                <text:p>10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27554066783892">
                <text:p>0.327554066783892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1.47347222222222">
                <text:p>1.47347222222222</text:p>
              </table:table-cell>
              <table:table-cell office:value-type="float" office:value="2.25232848718255">
                <text:p>2.25232848718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">
                <text:p>10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0718913883074">
                <text:p>0.33071891388307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.53125000000001">
                <text:p>1.53125000000001</text:p>
              </table:table-cell>
              <table:table-cell office:value-type="float" office:value="2.36326223878934">
                <text:p>2.363262238789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7">
                <text:p>10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853760400169">
                <text:p>0.333853760400169</text:p>
              </table:table-cell>
              <table:table-cell office:value-type="float" office:value="0.594444444444444">
                <text:p>0.594444444444444</text:p>
              </table:table-cell>
              <table:table-cell office:value-type="float" office:value="1.59013888888889">
                <text:p>1.59013888888889</text:p>
              </table:table-cell>
              <table:table-cell office:value-type="float" office:value="2.47741128886559">
                <text:p>2.47741128886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">
                <text:p>10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6959443652595">
                <text:p>0.336959443652595</text:p>
              </table:table-cell>
              <table:table-cell office:value-type="float" office:value="0.605555555555555">
                <text:p>0.605555555555555</text:p>
              </table:table-cell>
              <table:table-cell office:value-type="float" office:value="1.65013888888891">
                <text:p>1.65013888888891</text:p>
              </table:table-cell>
              <table:table-cell office:value-type="float" office:value="2.59480611576477">
                <text:p>2.59480611576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1">
                <text:p>11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40036762718386">
                <text:p>0.340036762718386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1.71125000000004">
                <text:p>1.71125000000004</text:p>
              </table:table-cell>
              <table:table-cell office:value-type="float" office:value="2.71547691427536">
                <text:p>2.71547691427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43086480837315">
                <text:p>0.343086480837315</text:p>
              </table:table-cell>
              <table:table-cell office:value-type="float" office:value="0.627777777777777">
                <text:p>0.627777777777777</text:p>
              </table:table-cell>
              <table:table-cell office:value-type="float" office:value="1.77347222222218">
                <text:p>1.77347222222218</text:p>
              </table:table-cell>
              <table:table-cell office:value-type="float" office:value="2.83945360339776">
                <text:p>2.839453603397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46109327621586">
                <text:p>0.346109327621586</text:p>
              </table:table-cell>
              <table:table-cell office:value-type="float" office:value="0.63888888888889">
                <text:p>0.63888888888889</text:p>
              </table:table-cell>
              <table:table-cell office:value-type="float" office:value="1.83680555555549">
                <text:p>1.83680555555549</text:p>
              </table:table-cell>
              <table:table-cell office:value-type="float" office:value="2.96676583375846">
                <text:p>2.96676583375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7">
                <text:p>11.7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49106001094224">
                <text:p>0.349106001094224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1.90125000000013">
                <text:p>1.90125000000013</text:p>
              </table:table-cell>
              <table:table-cell office:value-type="float" office:value="3.09744299470707">
                <text:p>3.09744299470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9">
                <text:p>11.9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52077169571294">
                <text:p>0.352077169571294</text:p>
              </table:table-cell>
              <table:table-cell office:value-type="float" office:value="0.661111111111111">
                <text:p>0.661111111111111</text:p>
              </table:table-cell>
              <table:table-cell office:value-type="float" office:value="1.96680555555559">
                <text:p>1.96680555555559</text:p>
              </table:table-cell>
              <table:table-cell office:value-type="float" office:value="3.23151422112066">
                <text:p>3.23151422112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1">
                <text:p>12.1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55023473402347">
                <text:p>0.355023473402347</text:p>
              </table:table-cell>
              <table:table-cell office:value-type="float" office:value="0.672222222222222">
                <text:p>0.672222222222222</text:p>
              </table:table-cell>
              <table:table-cell office:value-type="float" office:value="2.03347222222194">
                <text:p>2.03347222222194</text:p>
              </table:table-cell>
              <table:table-cell office:value-type="float" office:value="3.36900839986079">
                <text:p>3.369008399860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